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BA0000031C880A592C91E0ED37.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0B0000017A4ED5107EA95FDDDE.png" manifest:media-type="image/png"/>
  <manifest:file-entry manifest:full-path="Pictures/100000010000036D000001EFB931848569727A04.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5EC00000454DF4F05EFDBEA68B9.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2"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1" style:family="paragraph" style:parent-style-name="Standard">
      <style:paragraph-properties fo:margin-left="0cm" fo:margin-right="0cm" fo:margin-top="0cm" fo:margin-bottom="0cm" style:contextual-spacing="false" fo:text-indent="0cm" style:auto-text-indent="false"/>
    </style:style>
    <style:style style:name="P582" style:family="paragraph" style:parent-style-name="Listenabsatz">
      <style:paragraph-properties fo:margin-left="0cm" fo:margin-right="0cm" fo:margin-top="0cm" fo:margin-bottom="0cm" style:contextual-spacing="false" fo:text-indent="0cm" style:auto-text-indent="false"/>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7"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2"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8"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9"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4"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9"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20"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2"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3"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60"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1"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2" style:family="paragraph" style:parent-style-name="Standard">
      <style:paragraph-properties fo:margin-left="1.249cm" fo:margin-right="0cm" fo:margin-top="0cm" fo:margin-bottom="0cm" style:contextual-spacing="false" fo:text-indent="0cm" style:auto-text-indent="false"/>
    </style:style>
    <style:style style:name="P663" style:family="paragraph" style:parent-style-name="Listenabsatz">
      <style:text-properties officeooo:rsid="0054c81a" officeooo:paragraph-rsid="0054c81a"/>
    </style:style>
    <style:style style:name="P664" style:family="paragraph" style:parent-style-name="Verzeichnis_20_3">
      <style:paragraph-properties>
        <style:tab-stops>
          <style:tab-stop style:position="16.002cm" style:type="right" style:leader-style="dotted" style:leader-text="."/>
        </style:tab-stops>
      </style:paragraph-properties>
    </style:style>
    <style:style style:name="P665" style:family="paragraph" style:parent-style-name="Verzeichnis_20_1">
      <style:paragraph-properties>
        <style:tab-stops>
          <style:tab-stop style:position="16.002cm" style:type="right" style:leader-style="dotted" style:leader-text="."/>
        </style:tab-stops>
      </style:paragraph-properties>
    </style:style>
    <style:style style:name="P666" style:family="paragraph" style:parent-style-name="Verzeichnis_20_2">
      <style:paragraph-properties>
        <style:tab-stops>
          <style:tab-stop style:position="16.002cm" style:type="right" style:leader-style="dotted" style:leader-text="."/>
        </style:tab-stops>
      </style:paragraph-properties>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8" style:family="paragraph" style:parent-style-name="Listenabsatz">
      <style:paragraph-properties fo:margin-top="0cm" fo:margin-bottom="0cm" style:contextual-spacing="false"/>
      <style:text-properties officeooo:paragraph-rsid="019b50e6"/>
    </style:style>
    <style:style style:name="P669" style:family="paragraph" style:parent-style-name="Listenabsatz">
      <style:paragraph-properties fo:margin-top="0cm" fo:margin-bottom="0cm" style:contextual-spacing="false"/>
      <style:text-properties officeooo:paragraph-rsid="019d35f3"/>
    </style:style>
    <style:style style:name="P670" style:family="paragraph" style:parent-style-name="Listenabsatz">
      <style:paragraph-properties fo:margin-top="0cm" fo:margin-bottom="0cm" style:contextual-spacing="false"/>
      <style:text-properties officeooo:paragraph-rsid="019d3b7a"/>
    </style:style>
    <style:style style:name="P671"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2" style:family="paragraph" style:parent-style-name="Standard">
      <style:paragraph-properties fo:margin-top="0cm" fo:margin-bottom="0cm" style:contextual-spacing="false"/>
      <style:text-properties officeooo:paragraph-rsid="0228279a"/>
    </style:style>
    <style:style style:name="P673" style:family="paragraph" style:parent-style-name="Standard">
      <style:paragraph-properties fo:margin-top="0cm" fo:margin-bottom="0cm" style:contextual-spacing="false"/>
      <style:text-properties officeooo:paragraph-rsid="022983a6"/>
    </style:style>
    <style:style style:name="P674" style:family="paragraph" style:parent-style-name="Standard">
      <style:paragraph-properties fo:margin-top="0cm" fo:margin-bottom="0cm" style:contextual-spacing="false"/>
      <style:text-properties officeooo:paragraph-rsid="001a5d31"/>
    </style:style>
    <style:style style:name="P675" style:family="paragraph" style:parent-style-name="Standard">
      <style:paragraph-properties fo:margin-top="0cm" fo:margin-bottom="0cm" style:contextual-spacing="false"/>
      <style:text-properties officeooo:paragraph-rsid="04379a38"/>
    </style:style>
    <style:style style:name="P676" style:family="paragraph" style:parent-style-name="Standard">
      <style:text-properties officeooo:paragraph-rsid="043a5fec"/>
    </style:style>
    <style:style style:name="P677" style:family="paragraph" style:parent-style-name="Standard">
      <style:paragraph-properties fo:margin-top="0cm" fo:margin-bottom="0cm" style:contextual-spacing="false"/>
      <style:text-properties officeooo:paragraph-rsid="043a5fec"/>
    </style:style>
    <style:style style:name="P678" style:family="paragraph" style:parent-style-name="Standard">
      <style:text-properties officeooo:paragraph-rsid="045bedac"/>
    </style:style>
    <style:style style:name="P679" style:family="paragraph" style:parent-style-name="Heading_20_1">
      <style:text-properties fo:language="en" fo:country="US"/>
    </style:style>
    <style:style style:name="P680"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1" style:family="paragraph" style:parent-style-name="Heading_20_2">
      <style:text-properties fo:language="en" fo:country="US"/>
    </style:style>
    <style:style style:name="P682" style:family="paragraph" style:parent-style-name="Heading_20_2">
      <style:text-properties fo:language="en" fo:country="US" officeooo:paragraph-rsid="01b09c48"/>
    </style:style>
    <style:style style:name="P683"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4" style:family="paragraph" style:parent-style-name="Heading_20_2">
      <style:text-properties fo:language="en" fo:country="US" officeooo:paragraph-rsid="028c309e"/>
    </style:style>
    <style:style style:name="P685" style:family="paragraph" style:parent-style-name="Heading_20_2">
      <style:text-properties fo:language="en" fo:country="US" officeooo:paragraph-rsid="036928d6"/>
    </style:style>
    <style:style style:name="P686" style:family="paragraph" style:parent-style-name="Heading_20_3">
      <style:text-properties fo:language="en" fo:country="US"/>
    </style:style>
    <style:style style:name="P687" style:family="paragraph" style:parent-style-name="Heading_20_3">
      <style:text-properties fo:language="en" fo:country="US" officeooo:rsid="00abe3bb" officeooo:paragraph-rsid="01b09c48"/>
    </style:style>
    <style:style style:name="P688" style:family="paragraph" style:parent-style-name="Heading_20_3">
      <style:text-properties fo:language="en" fo:country="US" officeooo:paragraph-rsid="02bfcc86"/>
    </style:style>
    <style:style style:name="P689" style:family="paragraph" style:parent-style-name="Heading_20_3">
      <style:text-properties fo:language="en" fo:country="US" officeooo:paragraph-rsid="02ba3400"/>
    </style:style>
    <style:style style:name="P690" style:family="paragraph" style:parent-style-name="Heading_20_3">
      <style:text-properties fo:language="en" fo:country="US" officeooo:paragraph-rsid="00de9f7f"/>
    </style:style>
    <style:style style:name="P691" style:family="paragraph" style:parent-style-name="Heading_20_3">
      <style:text-properties fo:language="en" fo:country="US" officeooo:paragraph-rsid="0029db5c"/>
    </style:style>
    <style:style style:name="P692" style:family="paragraph" style:parent-style-name="Heading_20_3">
      <style:text-properties fo:language="en" fo:country="US" officeooo:rsid="0035b470" officeooo:paragraph-rsid="0035b470"/>
    </style:style>
    <style:style style:name="P693" style:family="paragraph" style:parent-style-name="Heading_20_4">
      <style:paragraph-properties fo:line-height="100%"/>
      <style:text-properties fo:language="en" fo:country="US"/>
    </style:style>
    <style:style style:name="P694" style:family="paragraph" style:parent-style-name="Heading_20_4">
      <style:text-properties fo:language="en" fo:country="US"/>
    </style:style>
    <style:style style:name="P695" style:family="paragraph" style:parent-style-name="Heading_20_4">
      <style:text-properties fo:language="en" fo:country="US" officeooo:paragraph-rsid="00aa0c2e"/>
    </style:style>
    <style:style style:name="P696" style:family="paragraph" style:parent-style-name="Heading_20_4">
      <style:text-properties fo:language="en" fo:country="US" officeooo:rsid="03451406" officeooo:paragraph-rsid="03451406"/>
    </style:style>
    <style:style style:name="P697" style:family="paragraph" style:parent-style-name="Heading_20_4">
      <style:text-properties fo:language="en" fo:country="US" officeooo:rsid="02ba3400"/>
    </style:style>
    <style:style style:name="P698" style:family="paragraph" style:parent-style-name="Heading_20_4">
      <style:text-properties fo:language="en" fo:country="US" officeooo:paragraph-rsid="031cd3ff"/>
    </style:style>
    <style:style style:name="P699" style:family="paragraph" style:parent-style-name="Heading_20_4">
      <style:text-properties fo:language="en" fo:country="US" officeooo:paragraph-rsid="031d8588"/>
    </style:style>
    <style:style style:name="P700" style:family="paragraph" style:parent-style-name="Heading_20_4">
      <style:text-properties fo:language="en" fo:country="US" officeooo:paragraph-rsid="0176b34c"/>
    </style:style>
    <style:style style:name="P701" style:family="paragraph" style:parent-style-name="Heading_20_4">
      <style:text-properties fo:language="en" fo:country="US" officeooo:paragraph-rsid="03ea9f5e"/>
    </style:style>
    <style:style style:name="P702" style:family="paragraph" style:parent-style-name="Heading_20_4">
      <style:text-properties fo:language="en" fo:country="US" officeooo:paragraph-rsid="03eb27d6"/>
    </style:style>
    <style:style style:name="P703"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4" style:family="paragraph" style:parent-style-name="Heading_20_4">
      <style:text-properties fo:language="en" fo:country="US" officeooo:paragraph-rsid="007f78d4"/>
    </style:style>
    <style:style style:name="P705" style:family="paragraph" style:parent-style-name="Heading_20_4">
      <style:text-properties fo:language="en" fo:country="US" officeooo:rsid="008267cf" officeooo:paragraph-rsid="009a90c1"/>
    </style:style>
    <style:style style:name="P706" style:family="paragraph" style:parent-style-name="Heading_20_4">
      <style:text-properties fo:language="en" fo:country="US" officeooo:rsid="0084cb60" officeooo:paragraph-rsid="0084cb60"/>
    </style:style>
    <style:style style:name="P707" style:family="paragraph" style:parent-style-name="Heading_20_4">
      <style:text-properties fo:language="en" fo:country="US" officeooo:rsid="00854889" officeooo:paragraph-rsid="00854889"/>
    </style:style>
    <style:style style:name="P708" style:family="paragraph" style:parent-style-name="Heading_20_4">
      <style:text-properties fo:language="en" fo:country="US" officeooo:rsid="0086d125" officeooo:paragraph-rsid="0086d125"/>
    </style:style>
    <style:style style:name="P709" style:family="paragraph" style:parent-style-name="Heading_20_4">
      <style:text-properties fo:language="en" fo:country="US" officeooo:rsid="00875b60" officeooo:paragraph-rsid="00875b60"/>
    </style:style>
    <style:style style:name="P710" style:family="paragraph" style:parent-style-name="Heading_20_4">
      <style:text-properties fo:language="en" fo:country="US" officeooo:rsid="008a5197" officeooo:paragraph-rsid="01ff6811"/>
    </style:style>
    <style:style style:name="P711" style:family="paragraph" style:parent-style-name="Heading_20_4">
      <style:text-properties fo:language="en" fo:country="US" officeooo:rsid="008a5197" officeooo:paragraph-rsid="008a5197"/>
    </style:style>
    <style:style style:name="P712" style:family="paragraph" style:parent-style-name="Heading_20_4">
      <style:text-properties fo:language="en" fo:country="US" officeooo:rsid="008a5197" officeooo:paragraph-rsid="008b8610"/>
    </style:style>
    <style:style style:name="P713" style:family="paragraph" style:parent-style-name="Heading_20_4">
      <style:text-properties fo:language="en" fo:country="US" officeooo:rsid="011d0ab3" officeooo:paragraph-rsid="02bd950f"/>
    </style:style>
    <style:style style:name="P714" style:family="paragraph" style:parent-style-name="Heading_20_4">
      <style:text-properties fo:language="en" fo:country="US" officeooo:paragraph-rsid="0150b005"/>
    </style:style>
    <style:style style:name="P715" style:family="paragraph" style:parent-style-name="Heading_20_4">
      <style:text-properties fo:language="en" fo:country="US" officeooo:paragraph-rsid="03738e88"/>
    </style:style>
    <style:style style:name="P716" style:family="paragraph" style:parent-style-name="Heading_20_4">
      <style:text-properties fo:language="en" fo:country="US" officeooo:rsid="00911605" officeooo:paragraph-rsid="00911605"/>
    </style:style>
    <style:style style:name="P717" style:family="paragraph" style:parent-style-name="Heading_20_4">
      <style:text-properties fo:language="en" fo:country="US" officeooo:rsid="009235af" officeooo:paragraph-rsid="009235af"/>
    </style:style>
    <style:style style:name="P718" style:family="paragraph" style:parent-style-name="Heading_20_4">
      <style:text-properties fo:language="en" fo:country="US" officeooo:rsid="00926609" officeooo:paragraph-rsid="00926609"/>
    </style:style>
    <style:style style:name="P719" style:family="paragraph" style:parent-style-name="Heading_20_4">
      <style:text-properties fo:language="en" fo:country="US" officeooo:rsid="00926609" officeooo:paragraph-rsid="042e031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6"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7" style:family="paragraph" style:parent-style-name="Heading_20_4">
      <style:text-properties fo:language="en" fo:country="US" officeooo:rsid="013d9545" officeooo:paragraph-rsid="01e37e9b"/>
    </style:style>
    <style:style style:name="P728" style:family="paragraph" style:parent-style-name="Heading_20_4">
      <style:text-properties fo:language="en" fo:country="US" officeooo:rsid="013d9545" officeooo:paragraph-rsid="02bfcc86"/>
    </style:style>
    <style:style style:name="P729" style:family="paragraph" style:parent-style-name="Heading_20_4">
      <style:text-properties fo:language="en" fo:country="US" officeooo:rsid="01f9ea0c" officeooo:paragraph-rsid="01f9ea0c"/>
    </style:style>
    <style:style style:name="P730" style:family="paragraph" style:parent-style-name="Heading_20_4">
      <style:text-properties fo:language="en" fo:country="US" officeooo:rsid="01f9ea0c" officeooo:paragraph-rsid="03fa6f8d"/>
    </style:style>
    <style:style style:name="P731" style:family="paragraph" style:parent-style-name="Heading_20_4">
      <style:text-properties fo:language="en" fo:country="US" officeooo:rsid="0054c81a" officeooo:paragraph-rsid="03b2a3ed"/>
    </style:style>
    <style:style style:name="P732" style:family="paragraph" style:parent-style-name="Heading_20_4">
      <style:text-properties fo:language="en" fo:country="US" officeooo:paragraph-rsid="03b44461"/>
    </style:style>
    <style:style style:name="P733" style:family="paragraph" style:parent-style-name="Heading_20_4">
      <style:text-properties fo:language="en" fo:country="US" officeooo:paragraph-rsid="02bfcc86"/>
    </style:style>
    <style:style style:name="P734" style:family="paragraph" style:parent-style-name="Heading_20_4">
      <style:text-properties fo:language="en" fo:country="US" officeooo:rsid="01bece4a" officeooo:paragraph-rsid="02bfcc86"/>
    </style:style>
    <style:style style:name="P735" style:family="paragraph" style:parent-style-name="Heading_20_4">
      <style:text-properties fo:language="en" fo:country="US" officeooo:rsid="027c66c2"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1" style:family="paragraph" style:parent-style-name="Heading_20_4">
      <style:text-properties fo:language="en" fo:country="US" officeooo:rsid="0284a3f1" officeooo:paragraph-rsid="02bfcc86"/>
    </style:style>
    <style:style style:name="P742" style:family="paragraph" style:parent-style-name="Heading_20_4">
      <style:text-properties fo:language="en" fo:country="US" officeooo:rsid="0284a3f1" officeooo:paragraph-rsid="02f77521"/>
    </style:style>
    <style:style style:name="P743" style:family="paragraph" style:parent-style-name="Heading_20_4">
      <style:text-properties fo:language="en" fo:country="US" officeooo:rsid="0284a3f1" officeooo:paragraph-rsid="02a0b50c"/>
    </style:style>
    <style:style style:name="P744" style:family="paragraph" style:parent-style-name="Heading_20_4">
      <style:text-properties fo:language="en" fo:country="US" officeooo:rsid="0284a3f1" officeooo:paragraph-rsid="02d21d2b"/>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8" style:family="paragraph" style:parent-style-name="Heading_20_4">
      <style:text-properties fo:language="en" fo:country="US" officeooo:rsid="02913156" officeooo:paragraph-rsid="02bfcc86"/>
    </style:style>
    <style:style style:name="P749" style:family="paragraph" style:parent-style-name="Heading_20_4">
      <style:text-properties fo:language="en" fo:country="US" officeooo:rsid="02953a30" officeooo:paragraph-rsid="02bfcc86"/>
    </style:style>
    <style:style style:name="P750" style:family="paragraph" style:parent-style-name="Heading_20_4">
      <style:text-properties fo:language="en" fo:country="US" officeooo:rsid="02953a30" officeooo:paragraph-rsid="02a16251"/>
    </style:style>
    <style:style style:name="P751" style:family="paragraph" style:parent-style-name="Heading_20_4">
      <style:text-properties fo:language="en" fo:country="US" officeooo:paragraph-rsid="02d0bc9d"/>
    </style:style>
    <style:style style:name="P752"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3"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4" style:family="paragraph" style:parent-style-name="Heading_20_4">
      <style:text-properties fo:language="en" fo:country="US" officeooo:paragraph-rsid="02ba3400"/>
    </style:style>
    <style:style style:name="P755" style:family="paragraph" style:parent-style-name="Heading_20_4">
      <style:text-properties fo:language="en" fo:country="US" officeooo:paragraph-rsid="006879ea"/>
    </style:style>
    <style:style style:name="P756" style:family="paragraph" style:parent-style-name="Heading_20_4">
      <style:paragraph-properties fo:margin-top="0cm" fo:margin-bottom="0cm" style:contextual-spacing="false"/>
      <style:text-properties fo:language="en" fo:country="US"/>
    </style:style>
    <style:style style:name="P757" style:family="paragraph" style:parent-style-name="Heading_20_4">
      <style:text-properties fo:language="en" fo:country="US" officeooo:paragraph-rsid="00698dda"/>
    </style:style>
    <style:style style:name="P758" style:family="paragraph" style:parent-style-name="Heading_20_4">
      <style:text-properties fo:language="en" fo:country="US" officeooo:paragraph-rsid="006a0fc7"/>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60" style:family="paragraph" style:parent-style-name="Heading_20_4">
      <style:text-properties fo:language="en" fo:country="US" officeooo:paragraph-rsid="029ba821"/>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3" style:family="paragraph" style:parent-style-name="Heading_20_4">
      <style:text-properties fo:language="en" fo:country="US" officeooo:rsid="029ef39e" officeooo:paragraph-rsid="029ef39e"/>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5"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6" style:family="paragraph" style:parent-style-name="Heading_20_4">
      <style:text-properties fo:language="en" fo:country="US" officeooo:rsid="02d21d2b" officeooo:paragraph-rsid="02d21d2b"/>
    </style:style>
    <style:style style:name="P767" style:family="paragraph" style:parent-style-name="Heading_20_4">
      <style:text-properties fo:language="en" fo:country="US" officeooo:rsid="036928d6" officeooo:paragraph-rsid="036928d6"/>
    </style:style>
    <style:style style:name="P768" style:family="paragraph" style:parent-style-name="Heading_20_4">
      <style:text-properties fo:language="en" fo:country="US" officeooo:rsid="036af869" officeooo:paragraph-rsid="036af869"/>
    </style:style>
    <style:style style:name="P769" style:family="paragraph" style:parent-style-name="Heading_20_4">
      <style:text-properties fo:language="en" fo:country="US" officeooo:rsid="036cb0d3" officeooo:paragraph-rsid="036cb0d3"/>
    </style:style>
    <style:style style:name="P770" style:family="paragraph" style:parent-style-name="Heading_20_4">
      <style:paragraph-properties fo:text-align="justify" style:justify-single-word="false"/>
      <style:text-properties fo:language="en" fo:country="US" officeooo:rsid="036cb0d3" officeooo:paragraph-rsid="036f8ec6"/>
    </style:style>
    <style:style style:name="P771" style:family="paragraph" style:parent-style-name="Heading_20_4">
      <style:text-properties fo:language="en" fo:country="US" officeooo:paragraph-rsid="03710403"/>
    </style:style>
    <style:style style:name="P772" style:family="paragraph" style:parent-style-name="Heading_20_4">
      <style:text-properties fo:language="en" fo:country="US" officeooo:paragraph-rsid="015af7de"/>
    </style:style>
    <style:style style:name="P773" style:family="paragraph" style:parent-style-name="Heading_20_4">
      <style:text-properties fo:language="en" fo:country="US" officeooo:rsid="015c2ca6" officeooo:paragraph-rsid="015c2ca6"/>
    </style:style>
    <style:style style:name="P774" style:family="paragraph" style:parent-style-name="Heading_20_4">
      <style:text-properties fo:language="en" fo:country="US" officeooo:rsid="015c8561" officeooo:paragraph-rsid="015c8561"/>
    </style:style>
    <style:style style:name="P775" style:family="paragraph" style:parent-style-name="Heading_20_4">
      <style:text-properties fo:language="en" fo:country="US" officeooo:rsid="015d776e" officeooo:paragraph-rsid="015d776e"/>
    </style:style>
    <style:style style:name="P776" style:family="paragraph" style:parent-style-name="Heading_20_4">
      <style:text-properties fo:language="en" fo:country="US" officeooo:rsid="015d776e" officeooo:paragraph-rsid="03dd28be"/>
    </style:style>
    <style:style style:name="P777" style:family="paragraph" style:parent-style-name="Heading_20_4">
      <style:text-properties fo:language="en" fo:country="US" officeooo:rsid="015e0ca3" officeooo:paragraph-rsid="015e0ca3"/>
    </style:style>
    <style:style style:name="P778" style:family="paragraph" style:parent-style-name="Heading_20_4">
      <style:text-properties fo:language="en" fo:country="US" officeooo:paragraph-rsid="015fc106"/>
    </style:style>
    <style:style style:name="P779" style:family="paragraph" style:parent-style-name="Heading_20_4">
      <style:text-properties fo:language="en" fo:country="US" officeooo:paragraph-rsid="03295dd2"/>
    </style:style>
    <style:style style:name="P780" style:family="paragraph" style:parent-style-name="Heading_20_4">
      <style:text-properties fo:language="en" fo:country="US" officeooo:paragraph-rsid="02fb9ed8"/>
    </style:style>
    <style:style style:name="P781" style:family="paragraph" style:parent-style-name="Heading_20_4">
      <style:text-properties fo:language="en" fo:country="US" officeooo:paragraph-rsid="03081a34"/>
    </style:style>
    <style:style style:name="P782" style:family="paragraph" style:parent-style-name="Heading_20_4">
      <style:text-properties fo:language="en" fo:country="US" officeooo:paragraph-rsid="0332aac5"/>
    </style:style>
    <style:style style:name="P783" style:family="paragraph" style:parent-style-name="Heading_20_4">
      <style:text-properties fo:language="en" fo:country="US" officeooo:paragraph-rsid="039b6638"/>
    </style:style>
    <style:style style:name="P784" style:family="paragraph" style:parent-style-name="Heading_20_4">
      <style:text-properties fo:language="en" fo:country="US" officeooo:rsid="033494f5" officeooo:paragraph-rsid="033494f5"/>
    </style:style>
    <style:style style:name="P785" style:family="paragraph" style:parent-style-name="Heading_20_4">
      <style:text-properties fo:language="en" fo:country="US" officeooo:rsid="033494f5" officeooo:paragraph-rsid="03380205"/>
    </style:style>
    <style:style style:name="P786" style:family="paragraph" style:parent-style-name="Heading_20_4">
      <style:text-properties fo:language="en" fo:country="US" officeooo:rsid="03350da6" officeooo:paragraph-rsid="03350da6"/>
    </style:style>
    <style:style style:name="P787" style:family="paragraph" style:parent-style-name="Heading_20_4">
      <style:text-properties fo:language="en" fo:country="US" officeooo:rsid="03350da6" officeooo:paragraph-rsid="03380205"/>
    </style:style>
    <style:style style:name="P788" style:family="paragraph" style:parent-style-name="Heading_20_4">
      <style:text-properties fo:language="en" fo:country="US" officeooo:rsid="038078ff" officeooo:paragraph-rsid="038078ff"/>
    </style:style>
    <style:style style:name="P789" style:family="paragraph" style:parent-style-name="Heading_20_4">
      <style:text-properties fo:language="en" fo:country="US" officeooo:rsid="038078ff" officeooo:paragraph-rsid="0381f74b"/>
    </style:style>
    <style:style style:name="P790" style:family="paragraph" style:parent-style-name="Heading_20_4">
      <style:text-properties fo:language="en" fo:country="US" officeooo:rsid="038078ff" officeooo:paragraph-rsid="038351fb"/>
    </style:style>
    <style:style style:name="P791" style:family="paragraph" style:parent-style-name="Heading_20_4">
      <style:text-properties fo:language="en" fo:country="US" officeooo:rsid="032b1943" officeooo:paragraph-rsid="032b1943"/>
    </style:style>
    <style:style style:name="P792" style:family="paragraph" style:parent-style-name="Heading_20_4">
      <style:text-properties fo:language="en" fo:country="US" officeooo:rsid="032b1943" officeooo:paragraph-rsid="032ccecc"/>
    </style:style>
    <style:style style:name="P793" style:family="paragraph" style:parent-style-name="Heading_20_4">
      <style:text-properties fo:language="en" fo:country="US" officeooo:rsid="035026b3" officeooo:paragraph-rsid="035026b3"/>
    </style:style>
    <style:style style:name="P794" style:family="paragraph" style:parent-style-name="Heading_20_4">
      <style:text-properties fo:language="en" fo:country="US" officeooo:rsid="020fc401" officeooo:paragraph-rsid="020fc401"/>
    </style:style>
    <style:style style:name="P795" style:family="paragraph" style:parent-style-name="Heading_20_4">
      <style:text-properties fo:language="en" fo:country="US" officeooo:rsid="020fc401"/>
    </style:style>
    <style:style style:name="P796" style:family="paragraph" style:parent-style-name="Heading_20_4">
      <style:text-properties fo:language="en" fo:country="US" officeooo:rsid="020fc401" officeooo:paragraph-rsid="02106cc0"/>
    </style:style>
    <style:style style:name="P797" style:family="paragraph" style:parent-style-name="Heading_20_4">
      <style:text-properties fo:language="en" fo:country="US" officeooo:paragraph-rsid="01f06d78"/>
    </style:style>
    <style:style style:name="P798" style:family="paragraph" style:parent-style-name="Heading_20_4">
      <style:text-properties fo:language="en" fo:country="US" officeooo:paragraph-rsid="01c94192"/>
    </style:style>
    <style:style style:name="P799" style:family="paragraph" style:parent-style-name="Heading_20_4">
      <style:text-properties fo:language="en" fo:country="US" officeooo:rsid="01c8365c" officeooo:paragraph-rsid="01c94192"/>
    </style:style>
    <style:style style:name="P800" style:family="paragraph" style:parent-style-name="Heading_20_4">
      <style:text-properties fo:language="en" fo:country="US" officeooo:rsid="01c8365c" officeooo:paragraph-rsid="01c8365c"/>
    </style:style>
    <style:style style:name="P801" style:family="paragraph" style:parent-style-name="Heading_20_4">
      <style:text-properties fo:language="en" fo:country="US" officeooo:paragraph-rsid="01c6e085"/>
    </style:style>
    <style:style style:name="P802" style:family="paragraph" style:parent-style-name="Heading_20_4">
      <style:text-properties fo:language="en" fo:country="US" officeooo:paragraph-rsid="01c8365c"/>
    </style:style>
    <style:style style:name="P803" style:family="paragraph" style:parent-style-name="Heading_20_4">
      <style:text-properties fo:language="en" fo:country="US" officeooo:paragraph-rsid="01caa465"/>
    </style:style>
    <style:style style:name="P804" style:family="paragraph" style:parent-style-name="Heading_20_4">
      <style:text-properties fo:language="en" fo:country="US" officeooo:paragraph-rsid="0378334d"/>
    </style:style>
    <style:style style:name="P805" style:family="paragraph" style:parent-style-name="Heading_20_4">
      <style:text-properties fo:language="en" fo:country="US" officeooo:paragraph-rsid="0376390d"/>
    </style:style>
    <style:style style:name="P806" style:family="paragraph" style:parent-style-name="Heading_20_4">
      <style:text-properties fo:language="en" fo:country="US" officeooo:paragraph-rsid="0376a741"/>
    </style:style>
    <style:style style:name="P807" style:family="paragraph" style:parent-style-name="Heading_20_4">
      <style:text-properties fo:language="en" fo:country="US" officeooo:paragraph-rsid="03224bd5"/>
    </style:style>
    <style:style style:name="P808" style:family="paragraph" style:parent-style-name="Heading_20_4">
      <style:text-properties fo:language="en" fo:country="US" officeooo:paragraph-rsid="00f09459"/>
    </style:style>
    <style:style style:name="P809" style:family="paragraph" style:parent-style-name="Heading_20_4">
      <style:paragraph-properties fo:margin-left="0cm" fo:margin-right="0cm" fo:text-indent="0cm" style:auto-text-indent="false"/>
      <style:text-properties fo:language="en" fo:country="US" officeooo:paragraph-rsid="00f09459"/>
    </style:style>
    <style:style style:name="P810" style:family="paragraph" style:parent-style-name="Heading_20_4">
      <style:paragraph-properties fo:margin-left="0cm" fo:margin-right="0cm" fo:text-indent="0cm" style:auto-text-indent="false"/>
      <style:text-properties fo:language="en" fo:country="US" officeooo:paragraph-rsid="01a202d8"/>
    </style:style>
    <style:style style:name="P811" style:family="paragraph" style:parent-style-name="Heading_20_4">
      <style:text-properties fo:language="en" fo:country="US" officeooo:paragraph-rsid="03a3ae27"/>
    </style:style>
    <style:style style:name="P812" style:family="paragraph" style:parent-style-name="Heading_20_4">
      <style:text-properties fo:language="en" fo:country="US" officeooo:paragraph-rsid="03a51446"/>
    </style:style>
    <style:style style:name="P813" style:family="paragraph" style:parent-style-name="Heading_20_4">
      <style:text-properties fo:language="en" fo:country="US" officeooo:paragraph-rsid="03a76ec1"/>
    </style:style>
    <style:style style:name="P814" style:family="paragraph" style:parent-style-name="Heading_20_4">
      <style:text-properties fo:language="en" fo:country="US" officeooo:paragraph-rsid="0338cffc"/>
    </style:style>
    <style:style style:name="P815" style:family="paragraph" style:parent-style-name="Heading_20_4">
      <style:text-properties fo:language="en" fo:country="US" officeooo:paragraph-rsid="03aa144a"/>
    </style:style>
    <style:style style:name="P816" style:family="paragraph" style:parent-style-name="Heading_20_4">
      <style:text-properties fo:language="en" fo:country="US" officeooo:paragraph-rsid="03ac2d43"/>
    </style:style>
    <style:style style:name="P817" style:family="paragraph" style:parent-style-name="Heading_20_4">
      <style:text-properties fo:language="en" fo:country="US" officeooo:paragraph-rsid="0029db5c"/>
    </style:style>
    <style:style style:name="P818" style:family="paragraph" style:parent-style-name="Heading_20_4">
      <style:text-properties fo:language="en" fo:country="US" officeooo:paragraph-rsid="00d8a24f"/>
    </style:style>
    <style:style style:name="P819" style:family="paragraph" style:parent-style-name="Heading_20_4">
      <style:text-properties fo:language="en" fo:country="US" officeooo:paragraph-rsid="001a5d31"/>
    </style:style>
    <style:style style:name="P820" style:family="paragraph" style:parent-style-name="Heading_20_4">
      <style:text-properties fo:language="en" fo:country="US" officeooo:paragraph-rsid="01c622e8"/>
    </style:style>
    <style:style style:name="P821" style:family="paragraph" style:parent-style-name="Heading_20_4">
      <style:text-properties fo:language="en" fo:country="US" officeooo:rsid="01c67655" officeooo:paragraph-rsid="0301ff28"/>
    </style:style>
    <style:style style:name="P822" style:family="paragraph" style:parent-style-name="Heading_20_4">
      <style:text-properties fo:language="en" fo:country="US" officeooo:rsid="01c67655" officeooo:paragraph-rsid="01c67655"/>
    </style:style>
    <style:style style:name="P823" style:family="paragraph" style:parent-style-name="Heading_20_4">
      <style:text-properties fo:language="en" fo:country="US" officeooo:rsid="01c67655" officeooo:paragraph-rsid="01f9f8d1"/>
    </style:style>
    <style:style style:name="P824" style:family="paragraph" style:parent-style-name="Heading_20_4">
      <style:text-properties fo:language="en" fo:country="US" officeooo:rsid="01c67655" officeooo:paragraph-rsid="020ce3ce"/>
    </style:style>
    <style:style style:name="P825" style:family="paragraph" style:parent-style-name="Heading_20_4">
      <style:text-properties fo:language="en" fo:country="US" officeooo:rsid="01c67655" officeooo:paragraph-rsid="038aec1f"/>
    </style:style>
    <style:style style:name="P826" style:family="paragraph" style:parent-style-name="Heading_20_4">
      <style:text-properties fo:language="en" fo:country="US" officeooo:paragraph-rsid="003749a0"/>
    </style:style>
    <style:style style:name="P827" style:family="paragraph" style:parent-style-name="Heading_20_4">
      <style:text-properties fo:language="en" fo:country="US" officeooo:paragraph-rsid="003e7458"/>
    </style:style>
    <style:style style:name="P828" style:family="paragraph" style:parent-style-name="Heading_20_4">
      <style:text-properties fo:language="en" fo:country="US" officeooo:paragraph-rsid="01789679"/>
    </style:style>
    <style:style style:name="P829" style:family="paragraph" style:parent-style-name="Heading_20_4">
      <style:text-properties fo:language="en" fo:country="US" officeooo:paragraph-rsid="041e1085"/>
    </style:style>
    <style:style style:name="P830" style:family="paragraph" style:parent-style-name="Heading_20_4">
      <style:text-properties fo:language="en" fo:country="US" officeooo:paragraph-rsid="03eff23a"/>
    </style:style>
    <style:style style:name="P831" style:family="paragraph" style:parent-style-name="Heading_20_4">
      <style:text-properties fo:language="en" fo:country="US" officeooo:paragraph-rsid="0154fa7f"/>
    </style:style>
    <style:style style:name="P832" style:family="paragraph" style:parent-style-name="Heading_20_4">
      <style:text-properties fo:language="en" fo:country="US" officeooo:paragraph-rsid="0191524b"/>
    </style:style>
    <style:style style:name="P833" style:family="paragraph" style:parent-style-name="Heading_20_4">
      <style:text-properties fo:language="en" fo:country="US" officeooo:paragraph-rsid="01e06d91"/>
    </style:style>
    <style:style style:name="P834" style:family="paragraph" style:parent-style-name="Heading_20_4">
      <style:text-properties fo:language="en" fo:country="US" officeooo:paragraph-rsid="018a6446"/>
    </style:style>
    <style:style style:name="P835" style:family="paragraph" style:parent-style-name="Heading_20_4">
      <style:text-properties fo:language="en" fo:country="US" officeooo:rsid="008c27dd" officeooo:paragraph-rsid="018a6446"/>
    </style:style>
    <style:style style:name="P836" style:family="paragraph" style:parent-style-name="Heading_20_4">
      <style:text-properties fo:language="en" fo:country="US" officeooo:rsid="008c27dd" officeooo:paragraph-rsid="035f7df4"/>
    </style:style>
    <style:style style:name="P837" style:family="paragraph" style:parent-style-name="Heading_20_4">
      <style:text-properties fo:language="en" fo:country="US" officeooo:rsid="008c27dd" officeooo:paragraph-rsid="019b50e6"/>
    </style:style>
    <style:style style:name="P838" style:family="paragraph" style:parent-style-name="Heading_20_4">
      <style:text-properties fo:language="en" fo:country="US" officeooo:rsid="019658f0" officeooo:paragraph-rsid="019658f0"/>
    </style:style>
    <style:style style:name="P839" style:family="paragraph" style:parent-style-name="Heading_20_4">
      <style:text-properties fo:language="en" fo:country="US" officeooo:rsid="019658f0" officeooo:paragraph-rsid="025f05bd"/>
    </style:style>
    <style:style style:name="P840" style:family="paragraph" style:parent-style-name="Heading_20_4">
      <style:text-properties fo:language="en" fo:country="US" officeooo:rsid="0198e463" officeooo:paragraph-rsid="0198e463"/>
    </style:style>
    <style:style style:name="P841" style:family="paragraph" style:parent-style-name="Heading_20_4">
      <style:text-properties fo:language="en" fo:country="US" officeooo:rsid="019b50e6" officeooo:paragraph-rsid="0325eb80"/>
    </style:style>
    <style:style style:name="P842" style:family="paragraph" style:parent-style-name="Heading_20_4">
      <style:text-properties fo:language="en" fo:country="US" officeooo:rsid="019b50e6" officeooo:paragraph-rsid="019d35f3"/>
    </style:style>
    <style:style style:name="P843" style:family="paragraph" style:parent-style-name="Heading_20_4">
      <style:text-properties fo:language="en" fo:country="US" officeooo:rsid="019d3b7a" officeooo:paragraph-rsid="019d3b7a"/>
    </style:style>
    <style:style style:name="P844" style:family="paragraph" style:parent-style-name="Heading_20_4">
      <style:text-properties officeooo:paragraph-rsid="03fa6f8d"/>
    </style:style>
    <style:style style:name="P845"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6"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7" style:family="paragraph" style:parent-style-name="Heading_20_4">
      <style:text-properties officeooo:paragraph-rsid="03e616e2"/>
    </style:style>
    <style:style style:name="P848" style:family="paragraph" style:parent-style-name="Heading_20_4">
      <style:text-properties officeooo:paragraph-rsid="03d321cc"/>
    </style:style>
    <style:style style:name="P849" style:family="paragraph" style:parent-style-name="Heading_20_4">
      <style:text-properties officeooo:paragraph-rsid="03d3e58d"/>
    </style:style>
    <style:style style:name="P850" style:family="paragraph" style:parent-style-name="Heading_20_4">
      <style:text-properties officeooo:paragraph-rsid="04051a8d"/>
    </style:style>
    <style:style style:name="P851" style:family="paragraph" style:parent-style-name="Heading_20_4">
      <style:text-properties officeooo:paragraph-rsid="03fb9015"/>
    </style:style>
    <style:style style:name="P852" style:family="paragraph" style:parent-style-name="Heading_20_5">
      <style:text-properties fo:language="en" fo:country="US"/>
    </style:style>
    <style:style style:name="P853" style:family="paragraph" style:parent-style-name="Heading_20_5">
      <style:text-properties officeooo:paragraph-rsid="0362ab7b"/>
    </style:style>
    <style:style style:name="P854" style:family="paragraph" style:parent-style-name="Listenabsatz" style:list-style-name="L8">
      <style:paragraph-properties fo:margin-top="0cm" fo:margin-bottom="0cm" style:contextual-spacing="false"/>
      <style:text-properties fo:language="en" fo:country="US"/>
    </style:style>
    <style:style style:name="P855"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6"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7" style:family="paragraph" style:parent-style-name="Listenabsatz" style:list-style-name="L9">
      <style:text-properties fo:language="en" fo:country="US"/>
    </style:style>
    <style:style style:name="P858" style:family="paragraph" style:parent-style-name="Listenabsatz" style:list-style-name="L10">
      <style:text-properties fo:language="en" fo:country="US" officeooo:paragraph-rsid="02789215"/>
    </style:style>
    <style:style style:name="P859"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60" style:family="paragraph" style:parent-style-name="Listenabsatz" style:list-style-name="L8">
      <style:paragraph-properties fo:line-height="100%"/>
      <style:text-properties fo:language="en" fo:country="US"/>
    </style:style>
    <style:style style:name="P861" style:family="paragraph" style:parent-style-name="Listenabsatz" style:list-style-name="L11">
      <style:paragraph-properties fo:margin-top="0cm" fo:margin-bottom="0cm" style:contextual-spacing="false"/>
      <style:text-properties fo:language="en" fo:country="US"/>
    </style:style>
    <style:style style:name="P862"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3"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4"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5" style:family="paragraph" style:parent-style-name="Listenabsatz" style:list-style-name="L12">
      <style:paragraph-properties fo:margin-top="0cm" fo:margin-bottom="0cm" style:contextual-spacing="false"/>
      <style:text-properties fo:language="en" fo:country="US"/>
    </style:style>
    <style:style style:name="P866"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7"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8" style:family="paragraph" style:parent-style-name="Listenabsatz" style:list-style-name="L13">
      <style:paragraph-properties fo:margin-top="0cm" fo:margin-bottom="0cm" style:contextual-spacing="false"/>
      <style:text-properties fo:language="en" fo:country="US"/>
    </style:style>
    <style:style style:name="P869" style:family="paragraph" style:parent-style-name="Listenabsatz" style:list-style-name="L14">
      <style:paragraph-properties fo:margin-top="0cm" fo:margin-bottom="0cm" style:contextual-spacing="false"/>
      <style:text-properties fo:language="en" fo:country="US"/>
    </style:style>
    <style:style style:name="P870"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1" style:family="paragraph" style:parent-style-name="Listenabsatz" style:list-style-name="L14">
      <style:paragraph-properties fo:margin-top="0cm" fo:margin-bottom="0cm" style:contextual-spacing="false"/>
      <style:text-properties fo:language="en" fo:country="US" officeooo:paragraph-rsid="01b9563f"/>
    </style:style>
    <style:style style:name="P872" style:family="paragraph" style:parent-style-name="Listenabsatz" style:list-style-name="L14">
      <style:paragraph-properties fo:margin-top="0cm" fo:margin-bottom="0cm" style:contextual-spacing="false"/>
      <style:text-properties fo:language="en" fo:country="US" officeooo:paragraph-rsid="00aa0c2e"/>
    </style:style>
    <style:style style:name="P873"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4"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5"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6" style:family="paragraph" style:parent-style-name="Listenabsatz" style:list-style-name="L33">
      <style:paragraph-properties fo:margin-top="0cm" fo:margin-bottom="0cm" style:contextual-spacing="false"/>
      <style:text-properties fo:language="en" fo:country="US"/>
    </style:style>
    <style:style style:name="P877" style:family="paragraph" style:parent-style-name="Listenabsatz" style:list-style-name="L33">
      <style:paragraph-properties fo:margin-top="0cm" fo:margin-bottom="0cm" style:contextual-spacing="false"/>
      <style:text-properties fo:language="en" fo:country="US" officeooo:paragraph-rsid="03451406"/>
    </style:style>
    <style:style style:name="P878" style:family="paragraph" style:parent-style-name="Listenabsatz" style:list-style-name="L33">
      <style:paragraph-properties fo:margin-top="0cm" fo:margin-bottom="0cm" style:contextual-spacing="false"/>
      <style:text-properties fo:language="en" fo:country="US" officeooo:rsid="02ba3400"/>
    </style:style>
    <style:style style:name="P879" style:family="paragraph" style:parent-style-name="Listenabsatz" style:list-style-name="L34">
      <style:paragraph-properties fo:margin-top="0cm" fo:margin-bottom="0cm" style:contextual-spacing="false"/>
      <style:text-properties fo:language="en" fo:country="US"/>
    </style:style>
    <style:style style:name="P880"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1" style:family="paragraph" style:parent-style-name="Listenabsatz" style:list-style-name="L34">
      <style:paragraph-properties fo:margin-top="0cm" fo:margin-bottom="0cm" style:contextual-spacing="false"/>
      <style:text-properties fo:language="en" fo:country="US" officeooo:paragraph-rsid="031cd3ff"/>
    </style:style>
    <style:style style:name="P882" style:family="paragraph" style:parent-style-name="Listenabsatz" style:list-style-name="L34">
      <style:paragraph-properties fo:margin-top="0cm" fo:margin-bottom="0cm" style:contextual-spacing="false"/>
      <style:text-properties fo:language="en" fo:country="US" officeooo:paragraph-rsid="0320016e"/>
    </style:style>
    <style:style style:name="P883" style:family="paragraph" style:parent-style-name="Listenabsatz" style:list-style-name="L34">
      <style:paragraph-properties fo:margin-top="0cm" fo:margin-bottom="0cm" style:contextual-spacing="false"/>
      <style:text-properties fo:language="en" fo:country="US" officeooo:paragraph-rsid="0362ab7b"/>
    </style:style>
    <style:style style:name="P884" style:family="paragraph" style:parent-style-name="Listenabsatz" style:list-style-name="L34">
      <style:paragraph-properties fo:margin-top="0cm" fo:margin-bottom="0cm" style:contextual-spacing="false"/>
      <style:text-properties fo:language="en" fo:country="US" officeooo:paragraph-rsid="0375445e"/>
    </style:style>
    <style:style style:name="P885"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6"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7" style:family="paragraph" style:parent-style-name="Listenabsatz" style:list-style-name="L35">
      <style:paragraph-properties fo:margin-top="0cm" fo:margin-bottom="0cm" style:contextual-spacing="false"/>
      <style:text-properties fo:language="en" fo:country="US" officeooo:paragraph-rsid="031cd3ff"/>
    </style:style>
    <style:style style:name="P888"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9" style:family="paragraph" style:parent-style-name="Listenabsatz" style:list-style-name="L39">
      <style:paragraph-properties fo:margin-top="0cm" fo:margin-bottom="0cm" style:contextual-spacing="false"/>
      <style:text-properties fo:language="en" fo:country="US" officeooo:paragraph-rsid="01729de3"/>
    </style:style>
    <style:style style:name="P890" style:family="paragraph" style:parent-style-name="Listenabsatz" style:list-style-name="L39">
      <style:paragraph-properties fo:margin-top="0cm" fo:margin-bottom="0cm" style:contextual-spacing="false"/>
      <style:text-properties fo:language="en" fo:country="US" officeooo:paragraph-rsid="03ea9f5e"/>
    </style:style>
    <style:style style:name="P891" style:family="paragraph" style:parent-style-name="Listenabsatz" style:list-style-name="L39">
      <style:paragraph-properties fo:margin-top="0cm" fo:margin-bottom="0cm" style:contextual-spacing="false"/>
      <style:text-properties fo:language="en" fo:country="US" officeooo:paragraph-rsid="03eb27d6"/>
    </style:style>
    <style:style style:name="P892" style:family="paragraph" style:parent-style-name="Listenabsatz" style:list-style-name="L39">
      <style:paragraph-properties fo:margin-top="0cm" fo:margin-bottom="0cm" style:contextual-spacing="false"/>
      <style:text-properties fo:language="en" fo:country="US"/>
    </style:style>
    <style:style style:name="P89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4" style:family="paragraph" style:parent-style-name="Listenabsatz" style:list-style-name="L39">
      <style:paragraph-properties fo:margin-left="0cm" fo:margin-right="0cm" fo:text-indent="0cm" style:auto-text-indent="false"/>
      <style:text-properties fo:language="en" fo:country="US"/>
    </style:style>
    <style:style style:name="P895" style:family="paragraph" style:parent-style-name="Listenabsatz" style:list-style-name="L39">
      <style:paragraph-properties fo:margin-top="0cm" fo:margin-bottom="0cm" style:contextual-spacing="false"/>
      <style:text-properties fo:language="en" fo:country="US" officeooo:paragraph-rsid="007f78d4"/>
    </style:style>
    <style:style style:name="P896" style:family="paragraph" style:parent-style-name="Listenabsatz" style:list-style-name="L39">
      <style:paragraph-properties fo:margin-top="0cm" fo:margin-bottom="0cm" style:contextual-spacing="false"/>
      <style:text-properties fo:language="en" fo:country="US" officeooo:paragraph-rsid="008267cf"/>
    </style:style>
    <style:style style:name="P897" style:family="paragraph" style:parent-style-name="Listenabsatz" style:list-style-name="L39">
      <style:paragraph-properties fo:margin-top="0cm" fo:margin-bottom="0cm" style:contextual-spacing="false"/>
      <style:text-properties fo:language="en" fo:country="US" officeooo:paragraph-rsid="0084cb60"/>
    </style:style>
    <style:style style:name="P898" style:family="paragraph" style:parent-style-name="Listenabsatz" style:list-style-name="L39">
      <style:paragraph-properties fo:margin-top="0cm" fo:margin-bottom="0cm" style:contextual-spacing="false"/>
      <style:text-properties fo:language="en" fo:country="US" officeooo:paragraph-rsid="00854889"/>
    </style:style>
    <style:style style:name="P899" style:family="paragraph" style:parent-style-name="Listenabsatz" style:list-style-name="L39">
      <style:paragraph-properties fo:margin-top="0cm" fo:margin-bottom="0cm" style:contextual-spacing="false"/>
      <style:text-properties fo:language="en" fo:country="US" officeooo:paragraph-rsid="0086d125"/>
    </style:style>
    <style:style style:name="P900" style:family="paragraph" style:parent-style-name="Listenabsatz" style:list-style-name="L39">
      <style:paragraph-properties fo:margin-top="0cm" fo:margin-bottom="0cm" style:contextual-spacing="false"/>
      <style:text-properties fo:language="en" fo:country="US" officeooo:paragraph-rsid="00875b60"/>
    </style:style>
    <style:style style:name="P901" style:family="paragraph" style:parent-style-name="Listenabsatz" style:list-style-name="L39">
      <style:paragraph-properties fo:margin-top="0cm" fo:margin-bottom="0cm" style:contextual-spacing="false"/>
      <style:text-properties fo:language="en" fo:country="US" officeooo:paragraph-rsid="025ab9f4"/>
    </style:style>
    <style:style style:name="P902" style:family="paragraph" style:parent-style-name="Listenabsatz" style:list-style-name="L39">
      <style:paragraph-properties fo:margin-top="0cm" fo:margin-bottom="0cm" style:contextual-spacing="false"/>
      <style:text-properties fo:language="en" fo:country="US" officeooo:paragraph-rsid="01ff6811"/>
    </style:style>
    <style:style style:name="P903" style:family="paragraph" style:parent-style-name="Listenabsatz" style:list-style-name="L39">
      <style:paragraph-properties fo:margin-top="0cm" fo:margin-bottom="0cm" style:contextual-spacing="false"/>
      <style:text-properties fo:language="en" fo:country="US" officeooo:paragraph-rsid="008a5197"/>
    </style:style>
    <style:style style:name="P904" style:family="paragraph" style:parent-style-name="Listenabsatz" style:list-style-name="L39">
      <style:paragraph-properties fo:margin-top="0cm" fo:margin-bottom="0cm" style:contextual-spacing="false"/>
      <style:text-properties fo:language="en" fo:country="US" officeooo:paragraph-rsid="008b8610"/>
    </style:style>
    <style:style style:name="P905" style:family="paragraph" style:parent-style-name="Listenabsatz" style:list-style-name="L39">
      <style:paragraph-properties fo:margin-top="0cm" fo:margin-bottom="0cm" style:contextual-spacing="false"/>
      <style:text-properties fo:language="en" fo:country="US" officeooo:paragraph-rsid="036520ed"/>
    </style:style>
    <style:style style:name="P906" style:family="paragraph" style:parent-style-name="Listenabsatz" style:list-style-name="L39">
      <style:paragraph-properties fo:margin-top="0cm" fo:margin-bottom="0cm" style:contextual-spacing="false"/>
      <style:text-properties fo:language="en" fo:country="US" officeooo:paragraph-rsid="0111ecb1"/>
    </style:style>
    <style:style style:name="P907" style:family="paragraph" style:parent-style-name="Listenabsatz" style:list-style-name="L39">
      <style:paragraph-properties fo:margin-top="0cm" fo:margin-bottom="0cm" style:contextual-spacing="false"/>
      <style:text-properties fo:language="en" fo:country="US" officeooo:paragraph-rsid="012c6d9a"/>
    </style:style>
    <style:style style:name="P908" style:family="paragraph" style:parent-style-name="Listenabsatz" style:list-style-name="L39">
      <style:paragraph-properties fo:margin-top="0cm" fo:margin-bottom="0cm" style:contextual-spacing="false"/>
      <style:text-properties fo:language="en" fo:country="US" officeooo:paragraph-rsid="01e37e9b"/>
    </style:style>
    <style:style style:name="P909" style:family="paragraph" style:parent-style-name="Listenabsatz" style:list-style-name="L39">
      <style:paragraph-properties fo:margin-top="0cm" fo:margin-bottom="0cm" style:contextual-spacing="false"/>
      <style:text-properties fo:language="en" fo:country="US" officeooo:paragraph-rsid="02bfcc86"/>
    </style:style>
    <style:style style:name="P910" style:family="paragraph" style:parent-style-name="Listenabsatz" style:list-style-name="L39">
      <style:paragraph-properties fo:margin-top="0cm" fo:margin-bottom="0cm" style:contextual-spacing="false"/>
      <style:text-properties fo:language="en" fo:country="US" officeooo:paragraph-rsid="044bd489"/>
    </style:style>
    <style:style style:name="P911" style:family="paragraph" style:parent-style-name="Listenabsatz" style:list-style-name="L39">
      <style:paragraph-properties fo:margin-top="0cm" fo:margin-bottom="0cm" style:contextual-spacing="false"/>
      <style:text-properties fo:language="en" fo:country="US" officeooo:paragraph-rsid="044d9e7d"/>
    </style:style>
    <style:style style:name="P912" style:family="paragraph" style:parent-style-name="Listenabsatz" style:list-style-name="L39">
      <style:paragraph-properties fo:margin-top="0cm" fo:margin-bottom="0cm" style:contextual-spacing="false"/>
      <style:text-properties fo:language="en" fo:country="US" officeooo:paragraph-rsid="02d0bc9d"/>
    </style:style>
    <style:style style:name="P913" style:family="paragraph" style:parent-style-name="Listenabsatz" style:list-style-name="L39">
      <style:paragraph-properties fo:margin-top="0cm" fo:margin-bottom="0cm" style:contextual-spacing="false"/>
      <style:text-properties fo:language="en" fo:country="US" officeooo:paragraph-rsid="025b30dd"/>
    </style:style>
    <style:style style:name="P914" style:family="paragraph" style:parent-style-name="Listenabsatz" style:list-style-name="L39">
      <style:paragraph-properties fo:margin-top="0cm" fo:margin-bottom="0cm" style:contextual-spacing="false"/>
      <style:text-properties fo:language="en" fo:country="US" officeooo:paragraph-rsid="006879ea"/>
    </style:style>
    <style:style style:name="P915" style:family="paragraph" style:parent-style-name="Listenabsatz" style:list-style-name="L39">
      <style:paragraph-properties fo:margin-top="0cm" fo:margin-bottom="0cm" style:contextual-spacing="false"/>
      <style:text-properties fo:language="en" fo:country="US" officeooo:paragraph-rsid="025b3859"/>
    </style:style>
    <style:style style:name="P916" style:family="paragraph" style:parent-style-name="Listenabsatz" style:list-style-name="L39">
      <style:paragraph-properties fo:margin-top="0cm" fo:margin-bottom="0cm" style:contextual-spacing="false"/>
      <style:text-properties fo:language="en" fo:country="US" officeooo:paragraph-rsid="00698dda"/>
    </style:style>
    <style:style style:name="P917" style:family="paragraph" style:parent-style-name="Listenabsatz" style:list-style-name="L39">
      <style:paragraph-properties fo:margin-top="0cm" fo:margin-bottom="0cm" style:contextual-spacing="false"/>
      <style:text-properties fo:language="en" fo:country="US" officeooo:paragraph-rsid="025bfb36"/>
    </style:style>
    <style:style style:name="P918" style:family="paragraph" style:parent-style-name="Listenabsatz" style:list-style-name="L39">
      <style:paragraph-properties fo:margin-top="0cm" fo:margin-bottom="0cm" style:contextual-spacing="false"/>
      <style:text-properties fo:language="en" fo:country="US" officeooo:paragraph-rsid="006a0fc7"/>
    </style:style>
    <style:style style:name="P919" style:family="paragraph" style:parent-style-name="Listenabsatz" style:list-style-name="L39">
      <style:paragraph-properties fo:margin-top="0cm" fo:margin-bottom="0cm" style:contextual-spacing="false"/>
      <style:text-properties fo:language="en" fo:country="US" officeooo:paragraph-rsid="04508b8a"/>
    </style:style>
    <style:style style:name="P920" style:family="paragraph" style:parent-style-name="Listenabsatz" style:list-style-name="L39">
      <style:paragraph-properties fo:margin-top="0cm" fo:margin-bottom="0cm" style:contextual-spacing="false"/>
      <style:text-properties fo:language="en" fo:country="US" officeooo:paragraph-rsid="044faaae"/>
    </style:style>
    <style:style style:name="P921" style:family="paragraph" style:parent-style-name="Listenabsatz" style:list-style-name="L39">
      <style:paragraph-properties fo:margin-top="0cm" fo:margin-bottom="0cm" style:contextual-spacing="false"/>
      <style:text-properties fo:language="en" fo:country="US" officeooo:paragraph-rsid="029ba821"/>
    </style:style>
    <style:style style:name="P922" style:family="paragraph" style:parent-style-name="Listenabsatz" style:list-style-name="L39">
      <style:paragraph-properties fo:margin-top="0cm" fo:margin-bottom="0cm" style:contextual-spacing="false"/>
      <style:text-properties fo:language="en" fo:country="US" officeooo:paragraph-rsid="029ef39e"/>
    </style:style>
    <style:style style:name="P923" style:family="paragraph" style:parent-style-name="Listenabsatz" style:list-style-name="L39">
      <style:paragraph-properties fo:margin-top="0cm" fo:margin-bottom="0cm" style:contextual-spacing="false"/>
      <style:text-properties fo:language="en" fo:country="US" officeooo:paragraph-rsid="015c2ca6"/>
    </style:style>
    <style:style style:name="P924" style:family="paragraph" style:parent-style-name="Listenabsatz" style:list-style-name="L39">
      <style:paragraph-properties fo:margin-top="0cm" fo:margin-bottom="0cm" style:contextual-spacing="false"/>
      <style:text-properties fo:language="en" fo:country="US" officeooo:paragraph-rsid="015c8561"/>
    </style:style>
    <style:style style:name="P92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6" style:family="paragraph" style:parent-style-name="Listenabsatz" style:list-style-name="L39">
      <style:paragraph-properties fo:margin-top="0cm" fo:margin-bottom="0cm" style:contextual-spacing="false"/>
      <style:text-properties fo:language="en" fo:country="US" officeooo:paragraph-rsid="033081e6"/>
    </style:style>
    <style:style style:name="P927" style:family="paragraph" style:parent-style-name="Listenabsatz" style:list-style-name="L39">
      <style:paragraph-properties fo:margin-top="0cm" fo:margin-bottom="0cm" style:contextual-spacing="false"/>
      <style:text-properties fo:language="en" fo:country="US" officeooo:paragraph-rsid="0396d2fd"/>
    </style:style>
    <style:style style:name="P928" style:family="paragraph" style:parent-style-name="Listenabsatz" style:list-style-name="L39">
      <style:paragraph-properties fo:margin-top="0cm" fo:margin-bottom="0cm" style:contextual-spacing="false"/>
      <style:text-properties fo:language="en" fo:country="US" officeooo:paragraph-rsid="03970dc4"/>
    </style:style>
    <style:style style:name="P929" style:family="paragraph" style:parent-style-name="Listenabsatz" style:list-style-name="L39">
      <style:paragraph-properties fo:margin-top="0cm" fo:margin-bottom="0cm" style:contextual-spacing="false"/>
      <style:text-properties fo:language="en" fo:country="US" officeooo:paragraph-rsid="02fb9ed8"/>
    </style:style>
    <style:style style:name="P93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1" style:family="paragraph" style:parent-style-name="Listenabsatz" style:list-style-name="L39">
      <style:paragraph-properties fo:margin-top="0cm" fo:margin-bottom="0cm" style:contextual-spacing="false"/>
      <style:text-properties fo:language="en" fo:country="US" officeooo:paragraph-rsid="03081a34"/>
    </style:style>
    <style:style style:name="P932" style:family="paragraph" style:parent-style-name="Listenabsatz" style:list-style-name="L39">
      <style:paragraph-properties fo:margin-top="0cm" fo:margin-bottom="0cm" style:contextual-spacing="false"/>
      <style:text-properties fo:language="en" fo:country="US" officeooo:paragraph-rsid="033494f5"/>
    </style:style>
    <style:style style:name="P933" style:family="paragraph" style:parent-style-name="Listenabsatz" style:list-style-name="L39">
      <style:paragraph-properties fo:margin-top="0cm" fo:margin-bottom="0cm" style:contextual-spacing="false"/>
      <style:text-properties fo:language="en" fo:country="US" officeooo:paragraph-rsid="03350da6"/>
    </style:style>
    <style:style style:name="P934" style:family="paragraph" style:parent-style-name="Listenabsatz" style:list-style-name="L39">
      <style:paragraph-properties fo:margin-top="0cm" fo:margin-bottom="0cm" style:contextual-spacing="false"/>
      <style:text-properties fo:language="en" fo:country="US" officeooo:paragraph-rsid="038078ff"/>
    </style:style>
    <style:style style:name="P935" style:family="paragraph" style:parent-style-name="Listenabsatz" style:list-style-name="L39">
      <style:paragraph-properties fo:margin-top="0cm" fo:margin-bottom="0cm" style:contextual-spacing="false"/>
      <style:text-properties fo:language="en" fo:country="US" officeooo:paragraph-rsid="0381f74b"/>
    </style:style>
    <style:style style:name="P936" style:family="paragraph" style:parent-style-name="Listenabsatz" style:list-style-name="L39">
      <style:paragraph-properties fo:margin-top="0cm" fo:margin-bottom="0cm" style:contextual-spacing="false"/>
      <style:text-properties fo:language="en" fo:country="US" officeooo:paragraph-rsid="035026b3"/>
    </style:style>
    <style:style style:name="P937" style:family="paragraph" style:parent-style-name="Listenabsatz" style:list-style-name="L39">
      <style:paragraph-properties fo:margin-top="0cm" fo:margin-bottom="0cm" style:contextual-spacing="false"/>
      <style:text-properties fo:language="en" fo:country="US" officeooo:paragraph-rsid="01f06d78"/>
    </style:style>
    <style:style style:name="P938" style:family="paragraph" style:parent-style-name="Listenabsatz" style:list-style-name="L39">
      <style:paragraph-properties fo:margin-top="0cm" fo:margin-bottom="0cm" style:contextual-spacing="false"/>
      <style:text-properties fo:language="en" fo:country="US" officeooo:paragraph-rsid="03e616e2"/>
    </style:style>
    <style:style style:name="P939" style:family="paragraph" style:parent-style-name="Listenabsatz" style:list-style-name="L39">
      <style:paragraph-properties fo:margin-top="0cm" fo:margin-bottom="0cm" style:contextual-spacing="false"/>
      <style:text-properties fo:language="en" fo:country="US" officeooo:paragraph-rsid="03e79b7f"/>
    </style:style>
    <style:style style:name="P940" style:family="paragraph" style:parent-style-name="Listenabsatz" style:list-style-name="L39">
      <style:paragraph-properties fo:margin-top="0cm" fo:margin-bottom="0cm" style:contextual-spacing="false"/>
      <style:text-properties fo:language="en" fo:country="US" officeooo:paragraph-rsid="04051a8d"/>
    </style:style>
    <style:style style:name="P941" style:family="paragraph" style:parent-style-name="Listenabsatz" style:list-style-name="L39">
      <style:paragraph-properties fo:margin-top="0cm" fo:margin-bottom="0cm" style:contextual-spacing="false"/>
      <style:text-properties fo:language="en" fo:country="US" officeooo:paragraph-rsid="03fb9015"/>
    </style:style>
    <style:style style:name="P942" style:family="paragraph" style:parent-style-name="Listenabsatz" style:list-style-name="L39">
      <style:text-properties fo:language="en" fo:country="US"/>
    </style:style>
    <style:style style:name="P943" style:family="paragraph" style:parent-style-name="Listenabsatz" style:list-style-name="L39">
      <style:paragraph-properties fo:margin-top="0cm" fo:margin-bottom="0cm" style:contextual-spacing="false"/>
      <style:text-properties fo:language="en" fo:country="US" officeooo:paragraph-rsid="00f09459"/>
    </style:style>
    <style:style style:name="P94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5" style:family="paragraph" style:parent-style-name="Listenabsatz" style:list-style-name="L39">
      <style:paragraph-properties fo:margin-top="0cm" fo:margin-bottom="0cm" style:contextual-spacing="false"/>
      <style:text-properties fo:language="en" fo:country="US" officeooo:paragraph-rsid="01a202d8"/>
    </style:style>
    <style:style style:name="P94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7" style:family="paragraph" style:parent-style-name="Listenabsatz" style:list-style-name="L39">
      <style:paragraph-properties fo:margin-top="0cm" fo:margin-bottom="0cm" style:contextual-spacing="false"/>
      <style:text-properties fo:language="en" fo:country="US" officeooo:paragraph-rsid="03a6377f"/>
    </style:style>
    <style:style style:name="P948" style:family="paragraph" style:parent-style-name="Listenabsatz" style:list-style-name="L39">
      <style:paragraph-properties fo:margin-top="0cm" fo:margin-bottom="0cm" style:contextual-spacing="false"/>
      <style:text-properties fo:language="en" fo:country="US" officeooo:paragraph-rsid="03a8aa8a"/>
    </style:style>
    <style:style style:name="P949" style:family="paragraph" style:parent-style-name="Listenabsatz" style:list-style-name="L39">
      <style:paragraph-properties fo:margin-top="0cm" fo:margin-bottom="0cm" style:contextual-spacing="false"/>
      <style:text-properties fo:language="en" fo:country="US" officeooo:paragraph-rsid="0338cffc"/>
    </style:style>
    <style:style style:name="P950" style:family="paragraph" style:parent-style-name="Listenabsatz" style:list-style-name="L39">
      <style:paragraph-properties fo:margin-top="0cm" fo:margin-bottom="0cm" style:contextual-spacing="false"/>
      <style:text-properties fo:language="en" fo:country="US" officeooo:paragraph-rsid="03aa144a"/>
    </style:style>
    <style:style style:name="P951" style:family="paragraph" style:parent-style-name="Listenabsatz" style:list-style-name="L39">
      <style:paragraph-properties fo:margin-top="0cm" fo:margin-bottom="0cm" style:contextual-spacing="false"/>
      <style:text-properties fo:language="en" fo:country="US" officeooo:paragraph-rsid="03380205"/>
    </style:style>
    <style:style style:name="P952" style:family="paragraph" style:parent-style-name="Listenabsatz" style:list-style-name="L39">
      <style:paragraph-properties fo:margin-top="0cm" fo:margin-bottom="0cm" style:contextual-spacing="false"/>
      <style:text-properties fo:language="en" fo:country="US" officeooo:paragraph-rsid="038351fb"/>
    </style:style>
    <style:style style:name="P953" style:family="paragraph" style:parent-style-name="Listenabsatz" style:list-style-name="L39">
      <style:text-properties fo:language="en" fo:country="US" officeooo:paragraph-rsid="0304ee4f"/>
    </style:style>
    <style:style style:name="P954" style:family="paragraph" style:parent-style-name="Listenabsatz" style:list-style-name="L39">
      <style:paragraph-properties fo:margin-top="0cm" fo:margin-bottom="0cm" style:contextual-spacing="false"/>
      <style:text-properties fo:language="en" fo:country="US" officeooo:paragraph-rsid="0304ee4f"/>
    </style:style>
    <style:style style:name="P955" style:family="paragraph" style:parent-style-name="Listenabsatz" style:list-style-name="L39">
      <style:paragraph-properties fo:margin-top="0cm" fo:margin-bottom="0cm" style:contextual-spacing="false"/>
      <style:text-properties fo:language="en" fo:country="US" officeooo:paragraph-rsid="00d8a24f"/>
    </style:style>
    <style:style style:name="P956" style:family="paragraph" style:parent-style-name="Listenabsatz" style:list-style-name="L39">
      <style:paragraph-properties fo:margin-top="0cm" fo:margin-bottom="0cm" style:contextual-spacing="false"/>
      <style:text-properties fo:language="en" fo:country="US" officeooo:paragraph-rsid="01789679"/>
    </style:style>
    <style:style style:name="P957" style:family="paragraph" style:parent-style-name="Listenabsatz" style:list-style-name="L39">
      <style:paragraph-properties fo:margin-top="0cm" fo:margin-bottom="0cm" style:contextual-spacing="false"/>
      <style:text-properties fo:language="en" fo:country="US" officeooo:paragraph-rsid="03eff23a"/>
    </style:style>
    <style:style style:name="P958" style:family="paragraph" style:parent-style-name="Listenabsatz" style:list-style-name="L39">
      <style:paragraph-properties fo:margin-top="0cm" fo:margin-bottom="0cm" style:contextual-spacing="false"/>
      <style:text-properties fo:language="en" fo:country="US" officeooo:paragraph-rsid="012cbe33"/>
    </style:style>
    <style:style style:name="P959"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60"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1"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2"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3"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4"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5"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6"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7" style:family="paragraph" style:parent-style-name="Listenabsatz" style:list-style-name="L40">
      <style:paragraph-properties fo:margin-top="0cm" fo:margin-bottom="0cm" style:contextual-spacing="false"/>
      <style:text-properties fo:language="en" fo:country="US"/>
    </style:style>
    <style:style style:name="P968"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9" style:family="paragraph" style:parent-style-name="Listenabsatz" style:list-style-name="L40">
      <style:paragraph-properties fo:margin-top="0cm" fo:margin-bottom="0cm" style:contextual-spacing="false"/>
      <style:text-properties fo:language="en" fo:country="US" officeooo:paragraph-rsid="0154fa7f"/>
    </style:style>
    <style:style style:name="P970"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1"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2"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3"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4"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5"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6"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7"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8"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9"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80"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1"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2"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3"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4"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5"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6"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8"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90"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3"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4"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5"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6"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7"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8"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9"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00"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1"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2"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3"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4"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5"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1"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2"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3"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4"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5"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6"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7"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8"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9"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20"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1"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2"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1"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2"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3"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4"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5"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9"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40"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1"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2"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3" style:family="paragraph" style:parent-style-name="Listenabsatz" style:list-style-name="L51">
      <style:paragraph-properties fo:margin-top="0cm" fo:margin-bottom="0cm" style:contextual-spacing="false"/>
      <style:text-properties fo:language="en" fo:country="US"/>
    </style:style>
    <style:style style:name="P1044"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5"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6"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7" style:family="paragraph" style:parent-style-name="Listenabsatz" style:list-style-name="L56">
      <style:paragraph-properties fo:margin-top="0cm" fo:margin-bottom="0cm" style:contextual-spacing="false"/>
      <style:text-properties fo:language="en" fo:country="US"/>
    </style:style>
    <style:style style:name="P1048"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9" style:family="paragraph" style:parent-style-name="Listenabsatz" style:list-style-name="L57">
      <style:paragraph-properties fo:margin-top="0cm" fo:margin-bottom="0cm" style:contextual-spacing="false"/>
      <style:text-properties fo:language="en" fo:country="US"/>
    </style:style>
    <style:style style:name="P1050" style:family="paragraph" style:parent-style-name="Listenabsatz" style:list-style-name="L10"/>
    <style:style style:name="P1051" style:family="paragraph" style:parent-style-name="Listenabsatz" style:list-style-name="L12">
      <style:paragraph-properties fo:margin-left="0cm" fo:margin-right="0cm" fo:margin-top="0cm" fo:margin-bottom="0cm" style:contextual-spacing="false" fo:text-indent="0cm" style:auto-text-indent="false"/>
    </style:style>
    <style:style style:name="P1052" style:family="paragraph" style:parent-style-name="Listenabsatz" style:list-style-name="L14">
      <style:paragraph-properties fo:margin-top="0cm" fo:margin-bottom="0cm" style:contextual-spacing="false"/>
    </style:style>
    <style:style style:name="P1053" style:family="paragraph" style:parent-style-name="Listenabsatz" style:list-style-name="L14">
      <style:paragraph-properties fo:margin-top="0cm" fo:margin-bottom="0cm" style:contextual-spacing="false"/>
      <style:text-properties officeooo:paragraph-rsid="00734d24"/>
    </style:style>
    <style:style style:name="P1054" style:family="paragraph" style:parent-style-name="Listenabsatz" style:list-style-name="L15">
      <style:paragraph-properties fo:margin-top="0cm" fo:margin-bottom="0cm" style:contextual-spacing="false"/>
      <style:text-properties officeooo:paragraph-rsid="02324977"/>
    </style:style>
    <style:style style:name="P1055" style:family="paragraph" style:parent-style-name="Listenabsatz" style:list-style-name="L15">
      <style:paragraph-properties fo:margin-top="0cm" fo:margin-bottom="0cm" style:contextual-spacing="false"/>
      <style:text-properties officeooo:rsid="03554aac" officeooo:paragraph-rsid="03554aac"/>
    </style:style>
    <style:style style:name="P1056" style:family="paragraph" style:parent-style-name="Listenabsatz" style:list-style-name="L21">
      <style:paragraph-properties fo:margin-left="0cm" fo:margin-right="0cm" fo:margin-top="0cm" fo:margin-bottom="0cm" style:contextual-spacing="false" fo:text-indent="0cm" style:auto-text-indent="false"/>
    </style:style>
    <style:style style:name="P1057" style:family="paragraph" style:parent-style-name="Listenabsatz" style:list-style-name="L33">
      <style:paragraph-properties fo:margin-top="0cm" fo:margin-bottom="0cm" style:contextual-spacing="false"/>
    </style:style>
    <style:style style:name="P1058" style:family="paragraph" style:parent-style-name="Listenabsatz" style:list-style-name="L33">
      <style:paragraph-properties fo:margin-top="0cm" fo:margin-bottom="0cm" style:contextual-spacing="false"/>
      <style:text-properties officeooo:paragraph-rsid="03451406"/>
    </style:style>
    <style:style style:name="P1059" style:family="paragraph" style:parent-style-name="Listenabsatz" style:list-style-name="L33">
      <style:paragraph-properties fo:margin-top="0cm" fo:margin-bottom="0cm" style:contextual-spacing="false"/>
      <style:text-properties officeooo:paragraph-rsid="0423f42a"/>
    </style:style>
    <style:style style:name="P1060" style:family="paragraph" style:parent-style-name="Listenabsatz" style:list-style-name="L34">
      <style:paragraph-properties fo:margin-top="0cm" fo:margin-bottom="0cm" style:contextual-spacing="false"/>
      <style:text-properties officeooo:paragraph-rsid="0423f42a"/>
    </style:style>
    <style:style style:name="P1061" style:family="paragraph" style:parent-style-name="Listenabsatz" style:list-style-name="L34">
      <style:paragraph-properties fo:margin-top="0cm" fo:margin-bottom="0cm" style:contextual-spacing="false"/>
      <style:text-properties officeooo:paragraph-rsid="0320016e"/>
    </style:style>
    <style:style style:name="P1062" style:family="paragraph" style:parent-style-name="Listenabsatz" style:list-style-name="L34">
      <style:paragraph-properties fo:margin-top="0cm" fo:margin-bottom="0cm" style:contextual-spacing="false"/>
      <style:text-properties officeooo:paragraph-rsid="03215eb8"/>
    </style:style>
    <style:style style:name="P1063" style:family="paragraph" style:parent-style-name="Listenabsatz" style:list-style-name="L34">
      <style:paragraph-properties fo:margin-top="0cm" fo:margin-bottom="0cm" style:contextual-spacing="false"/>
      <style:text-properties officeooo:paragraph-rsid="0375445e"/>
    </style:style>
    <style:style style:name="P1064" style:family="paragraph" style:parent-style-name="Listenabsatz" style:list-style-name="L34">
      <style:paragraph-properties fo:margin-top="0cm" fo:margin-bottom="0cm" style:contextual-spacing="false"/>
      <style:text-properties officeooo:paragraph-rsid="019b50e6"/>
    </style:style>
    <style:style style:name="P1065" style:family="paragraph" style:parent-style-name="Listenabsatz" style:list-style-name="L34">
      <style:paragraph-properties fo:margin-top="0cm" fo:margin-bottom="0cm" style:contextual-spacing="false"/>
      <style:text-properties officeooo:paragraph-rsid="019d35f3"/>
    </style:style>
    <style:style style:name="P1066" style:family="paragraph" style:parent-style-name="Listenabsatz" style:list-style-name="L34">
      <style:paragraph-properties fo:margin-top="0cm" fo:margin-bottom="0cm" style:contextual-spacing="false"/>
      <style:text-properties officeooo:paragraph-rsid="019d3b7a"/>
    </style:style>
    <style:style style:name="P1067" style:family="paragraph" style:parent-style-name="Listenabsatz" style:list-style-name="L39">
      <style:paragraph-properties fo:margin-top="0cm" fo:margin-bottom="0cm" style:contextual-spacing="false"/>
    </style:style>
    <style:style style:name="P1068" style:family="paragraph" style:parent-style-name="Listenabsatz" style:list-style-name="L39">
      <style:paragraph-properties fo:margin-top="0cm" fo:margin-bottom="0cm" style:contextual-spacing="false"/>
      <style:text-properties officeooo:paragraph-rsid="007f78d4"/>
    </style:style>
    <style:style style:name="P106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70" style:family="paragraph" style:parent-style-name="Listenabsatz" style:list-style-name="L39">
      <style:paragraph-properties fo:margin-top="0cm" fo:margin-bottom="0cm" style:contextual-spacing="false"/>
      <style:text-properties officeooo:paragraph-rsid="01f9ea0c"/>
    </style:style>
    <style:style style:name="P1071" style:family="paragraph" style:parent-style-name="Listenabsatz" style:list-style-name="L39">
      <style:paragraph-properties fo:margin-top="0cm" fo:margin-bottom="0cm" style:contextual-spacing="false"/>
      <style:text-properties officeooo:paragraph-rsid="03fa6f8d"/>
    </style:style>
    <style:style style:name="P1072" style:family="paragraph" style:parent-style-name="Listenabsatz" style:list-style-name="L39">
      <style:paragraph-properties fo:margin-top="0cm" fo:margin-bottom="0cm" style:contextual-spacing="false"/>
      <style:text-properties officeooo:paragraph-rsid="02bfcc86"/>
    </style:style>
    <style:style style:name="P107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4" style:family="paragraph" style:parent-style-name="Listenabsatz" style:list-style-name="L39">
      <style:paragraph-properties fo:margin-top="0cm" fo:margin-bottom="0cm" style:contextual-spacing="false"/>
      <style:text-properties officeooo:paragraph-rsid="044ba2ff"/>
    </style:style>
    <style:style style:name="P1075" style:family="paragraph" style:parent-style-name="Listenabsatz" style:list-style-name="L39">
      <style:paragraph-properties fo:margin-top="0cm" fo:margin-bottom="0cm" style:contextual-spacing="false"/>
      <style:text-properties officeooo:paragraph-rsid="02f77521"/>
    </style:style>
    <style:style style:name="P1076" style:family="paragraph" style:parent-style-name="Listenabsatz" style:list-style-name="L39">
      <style:paragraph-properties fo:margin-top="0cm" fo:margin-bottom="0cm" style:contextual-spacing="false"/>
      <style:text-properties officeooo:paragraph-rsid="044ba3b5"/>
    </style:style>
    <style:style style:name="P1077" style:family="paragraph" style:parent-style-name="Listenabsatz" style:list-style-name="L39">
      <style:paragraph-properties fo:margin-top="0cm" fo:margin-bottom="0cm" style:contextual-spacing="false"/>
      <style:text-properties officeooo:paragraph-rsid="029ba821"/>
    </style:style>
    <style:style style:name="P107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9" style:family="paragraph" style:parent-style-name="Listenabsatz" style:list-style-name="L39">
      <style:paragraph-properties fo:margin-top="0cm" fo:margin-bottom="0cm" style:contextual-spacing="false"/>
      <style:text-properties officeooo:paragraph-rsid="02a0b50c"/>
    </style:style>
    <style:style style:name="P1080" style:family="paragraph" style:parent-style-name="Listenabsatz" style:list-style-name="L39">
      <style:paragraph-properties fo:margin-top="0cm" fo:margin-bottom="0cm" style:contextual-spacing="false"/>
      <style:text-properties officeooo:paragraph-rsid="02d21d2b"/>
    </style:style>
    <style:style style:name="P1081" style:family="paragraph" style:parent-style-name="Listenabsatz" style:list-style-name="L39">
      <style:paragraph-properties fo:margin-top="0cm" fo:margin-bottom="0cm" style:contextual-spacing="false"/>
      <style:text-properties officeooo:paragraph-rsid="02a16251"/>
    </style:style>
    <style:style style:name="P1082" style:family="paragraph" style:parent-style-name="Listenabsatz" style:list-style-name="L39">
      <style:paragraph-properties fo:margin-top="0cm" fo:margin-bottom="0cm" style:contextual-spacing="false"/>
      <style:text-properties officeooo:paragraph-rsid="03dd28be"/>
    </style:style>
    <style:style style:name="P1083" style:family="paragraph" style:parent-style-name="Listenabsatz" style:list-style-name="L39">
      <style:paragraph-properties fo:margin-top="0cm" fo:margin-bottom="0cm" style:contextual-spacing="false"/>
      <style:text-properties officeooo:paragraph-rsid="04051a8d"/>
    </style:style>
    <style:style style:name="P1084" style:family="paragraph" style:parent-style-name="Listenabsatz" style:list-style-name="L39">
      <style:paragraph-properties fo:margin-top="0cm" fo:margin-bottom="0cm" style:contextual-spacing="false"/>
      <style:text-properties officeooo:paragraph-rsid="01f9f8d1"/>
    </style:style>
    <style:style style:name="P1085" style:family="paragraph" style:parent-style-name="Listenabsatz" style:list-style-name="L39">
      <style:paragraph-properties fo:margin-top="0cm" fo:margin-bottom="0cm" style:contextual-spacing="false"/>
      <style:text-properties officeooo:paragraph-rsid="020df501"/>
    </style:style>
    <style:style style:name="P1086" style:family="paragraph" style:parent-style-name="Listenabsatz" style:list-style-name="L39">
      <style:paragraph-properties fo:margin-top="0cm" fo:margin-bottom="0cm" style:contextual-spacing="false"/>
      <style:text-properties officeooo:paragraph-rsid="038aec1f"/>
    </style:style>
    <style:style style:name="P1087"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9" style:family="paragraph" style:parent-style-name="Listenabsatz" style:list-style-name="L39">
      <style:paragraph-properties fo:margin-top="0cm" fo:margin-bottom="0cm" style:contextual-spacing="false"/>
      <style:text-properties officeooo:rsid="02818d38" officeooo:paragraph-rsid="02bfcc86"/>
    </style:style>
    <style:style style:name="P109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1"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2" style:family="paragraph" style:parent-style-name="Listenabsatz" style:list-style-name="L56">
      <style:paragraph-properties fo:margin-top="0cm" fo:margin-bottom="0cm" style:contextual-spacing="false"/>
    </style:style>
    <style:style style:name="P1093"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4" style:family="paragraph" style:parent-style-name="Standard" style:list-style-name="L8">
      <style:paragraph-properties fo:margin-top="0cm" fo:margin-bottom="0cm" style:contextual-spacing="false"/>
      <style:text-properties fo:language="en" fo:country="US"/>
    </style:style>
    <style:style style:name="P1095"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6"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7"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8"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9"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00" style:family="paragraph" style:parent-style-name="Standard" style:list-style-name="L19">
      <style:paragraph-properties fo:margin-top="0cm" fo:margin-bottom="0cm" style:contextual-spacing="false"/>
      <style:text-properties fo:language="en" fo:country="US"/>
    </style:style>
    <style:style style:name="P1101"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2" style:family="paragraph" style:parent-style-name="Standard" style:list-style-name="L20">
      <style:paragraph-properties fo:margin-top="0cm" fo:margin-bottom="0cm" style:contextual-spacing="false"/>
      <style:text-properties fo:language="en" fo:country="US"/>
    </style:style>
    <style:style style:name="P1103"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4"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5" style:family="paragraph" style:parent-style-name="Standard" style:list-style-name="L22">
      <style:paragraph-properties fo:margin-top="0cm" fo:margin-bottom="0cm" style:contextual-spacing="false"/>
      <style:text-properties fo:language="en" fo:country="US" officeooo:paragraph-rsid="01b09c48"/>
    </style:style>
    <style:style style:name="P1106" style:family="paragraph" style:parent-style-name="Standard" style:list-style-name="L23">
      <style:paragraph-properties fo:margin-top="0cm" fo:margin-bottom="0cm" style:contextual-spacing="false"/>
      <style:text-properties fo:language="en" fo:country="US" officeooo:paragraph-rsid="01b09c48"/>
    </style:style>
    <style:style style:name="P1107" style:family="paragraph" style:parent-style-name="Standard" style:list-style-name="L24">
      <style:paragraph-properties fo:margin-top="0cm" fo:margin-bottom="0cm" style:contextual-spacing="false"/>
      <style:text-properties fo:language="en" fo:country="US" officeooo:paragraph-rsid="01b09c48"/>
    </style:style>
    <style:style style:name="P1108"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9" style:family="paragraph" style:parent-style-name="Standard" style:list-style-name="L36">
      <style:paragraph-properties fo:margin-top="0cm" fo:margin-bottom="0cm" style:contextual-spacing="false"/>
      <style:text-properties fo:language="en" fo:country="US" officeooo:paragraph-rsid="031d8588"/>
    </style:style>
    <style:style style:name="P1110" style:family="paragraph" style:parent-style-name="Standard" style:list-style-name="L37">
      <style:paragraph-properties fo:margin-top="0cm" fo:margin-bottom="0cm" style:contextual-spacing="false"/>
      <style:text-properties fo:language="en" fo:country="US" officeooo:paragraph-rsid="031d8588"/>
    </style:style>
    <style:style style:name="P1111" style:family="paragraph" style:parent-style-name="Standard" style:list-style-name="L38">
      <style:paragraph-properties fo:margin-top="0cm" fo:margin-bottom="0cm" style:contextual-spacing="false"/>
      <style:text-properties fo:language="en" fo:country="US" officeooo:paragraph-rsid="031d8588"/>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3"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4"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5"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6"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8"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9"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20"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1"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2" style:family="paragraph" style:parent-style-name="Standard" style:list-style-name="L39">
      <style:paragraph-properties fo:margin-top="0cm" fo:margin-bottom="0cm" style:contextual-spacing="false"/>
      <style:text-properties fo:language="en" fo:country="US"/>
    </style:style>
    <style:style style:name="P1123" style:family="paragraph" style:parent-style-name="Standard" style:list-style-name="L39">
      <style:paragraph-properties fo:margin-top="0cm" fo:margin-bottom="0cm" style:contextual-spacing="false"/>
      <style:text-properties fo:language="en" fo:country="US" officeooo:paragraph-rsid="01caa465"/>
    </style:style>
    <style:style style:name="P1124" style:family="paragraph" style:parent-style-name="Standard" style:list-style-name="L39">
      <style:paragraph-properties fo:margin-top="0cm" fo:margin-bottom="0cm" style:contextual-spacing="false"/>
      <style:text-properties fo:language="en" fo:country="US" officeooo:paragraph-rsid="0378334d"/>
    </style:style>
    <style:style style:name="P1125" style:family="paragraph" style:parent-style-name="Standard" style:list-style-name="L39">
      <style:paragraph-properties fo:margin-top="0cm" fo:margin-bottom="0cm" style:contextual-spacing="false"/>
      <style:text-properties fo:language="en" fo:country="US" officeooo:paragraph-rsid="0376390d"/>
    </style:style>
    <style:style style:name="P1126" style:family="paragraph" style:parent-style-name="Standard" style:list-style-name="L39">
      <style:paragraph-properties fo:margin-top="0cm" fo:margin-bottom="0cm" style:contextual-spacing="false"/>
      <style:text-properties fo:language="en" fo:country="US" officeooo:paragraph-rsid="0376a741"/>
    </style:style>
    <style:style style:name="P1127" style:family="paragraph" style:parent-style-name="Standard" style:list-style-name="L41">
      <style:paragraph-properties fo:margin-top="0cm" fo:margin-bottom="0cm" style:contextual-spacing="false"/>
      <style:text-properties fo:language="en" fo:country="US"/>
    </style:style>
    <style:style style:name="P1128"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9"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30"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1"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2"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3" style:family="paragraph" style:parent-style-name="Standard" style:list-style-name="L48">
      <style:paragraph-properties fo:margin-top="0cm" fo:margin-bottom="0cm" style:contextual-spacing="false"/>
      <style:text-properties fo:language="en" fo:country="US"/>
    </style:style>
    <style:style style:name="P1134" style:family="paragraph" style:parent-style-name="Standard" style:list-style-name="L48">
      <style:paragraph-properties fo:margin-top="0cm" fo:margin-bottom="0cm" style:contextual-spacing="false"/>
      <style:text-properties fo:language="en" fo:country="US" officeooo:rsid="0203650f"/>
    </style:style>
    <style:style style:name="P1135" style:family="paragraph" style:parent-style-name="Standard" style:list-style-name="L49">
      <style:paragraph-properties fo:margin-top="0cm" fo:margin-bottom="0cm" style:contextual-spacing="false" fo:line-height="100%"/>
      <style:text-properties fo:language="en" fo:country="US"/>
    </style:style>
    <style:style style:name="P1136"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7"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8"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9"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40"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1"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2" style:family="paragraph" style:parent-style-name="Standard" style:list-style-name="L52">
      <style:paragraph-properties fo:margin-top="0cm" fo:margin-bottom="0cm" style:contextual-spacing="false"/>
      <style:text-properties fo:language="en" fo:country="US"/>
    </style:style>
    <style:style style:name="P1143" style:family="paragraph" style:parent-style-name="Standard" style:list-style-name="L54">
      <style:paragraph-properties fo:margin-top="0cm" fo:margin-bottom="0cm" style:contextual-spacing="false"/>
      <style:text-properties fo:language="en" fo:country="US"/>
    </style:style>
    <style:style style:name="P1144"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5"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6"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7"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8"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9"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50"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1" style:family="paragraph" style:parent-style-name="Standard" style:list-style-name="L8"/>
    <style:style style:name="P1152"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3"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4"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6"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7"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8"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9"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60"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1"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2"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7"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4"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9"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0"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51"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2" style:family="paragraph" style:parent-style-name="Standard" style:list-style-name="L22">
      <style:paragraph-properties fo:margin-top="0cm" fo:margin-bottom="0cm" style:contextual-spacing="false"/>
      <style:text-properties officeooo:paragraph-rsid="03c72d5d"/>
    </style:style>
    <style:style style:name="P1353" style:family="paragraph" style:parent-style-name="Standard" style:list-style-name="L22">
      <style:paragraph-properties fo:margin-top="0cm" fo:margin-bottom="0cm" style:contextual-spacing="false"/>
      <style:text-properties officeooo:rsid="009eaa36" officeooo:paragraph-rsid="01b09c48"/>
    </style:style>
    <style:style style:name="P1354" style:family="paragraph" style:parent-style-name="Standard" style:list-style-name="L25">
      <style:paragraph-properties fo:margin-top="0cm" fo:margin-bottom="0cm" style:contextual-spacing="false"/>
      <style:text-properties officeooo:paragraph-rsid="03c56348"/>
    </style:style>
    <style:style style:name="P1355"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6"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7" style:family="paragraph" style:parent-style-name="Standard" style:list-style-name="L26">
      <style:paragraph-properties fo:margin-top="0cm" fo:margin-bottom="0cm" style:contextual-spacing="false"/>
      <style:text-properties officeooo:paragraph-rsid="03c56348"/>
    </style:style>
    <style:style style:name="P1358" style:family="paragraph" style:parent-style-name="Standard" style:list-style-name="L27">
      <style:paragraph-properties fo:margin-top="0cm" fo:margin-bottom="0cm" style:contextual-spacing="false"/>
      <style:text-properties officeooo:rsid="00c0f176" officeooo:paragraph-rsid="01b09c48"/>
    </style:style>
    <style:style style:name="P1359" style:family="paragraph" style:parent-style-name="Standard" style:list-style-name="L28">
      <style:paragraph-properties fo:margin-top="0cm" fo:margin-bottom="0cm" style:contextual-spacing="false"/>
      <style:text-properties officeooo:paragraph-rsid="0228279a"/>
    </style:style>
    <style:style style:name="P1360" style:family="paragraph" style:parent-style-name="Standard" style:list-style-name="L29">
      <style:paragraph-properties fo:margin-top="0cm" fo:margin-bottom="0cm" style:contextual-spacing="false"/>
      <style:text-properties officeooo:paragraph-rsid="0228279a"/>
    </style:style>
    <style:style style:name="P1361" style:family="paragraph" style:parent-style-name="Standard" style:list-style-name="L30">
      <style:paragraph-properties fo:margin-top="0cm" fo:margin-bottom="0cm" style:contextual-spacing="false"/>
      <style:text-properties officeooo:paragraph-rsid="023987a3"/>
    </style:style>
    <style:style style:name="P1362" style:family="paragraph" style:parent-style-name="Standard" style:list-style-name="L31">
      <style:paragraph-properties fo:margin-top="0cm" fo:margin-bottom="0cm" style:contextual-spacing="false"/>
    </style:style>
    <style:style style:name="P1363" style:family="paragraph" style:parent-style-name="Standard" style:list-style-name="L32">
      <style:paragraph-properties fo:margin-top="0cm" fo:margin-bottom="0cm" style:contextual-spacing="false"/>
    </style:style>
    <style:style style:name="P1364" style:family="paragraph" style:parent-style-name="Standard" style:list-style-name="L37">
      <style:paragraph-properties fo:margin-top="0cm" fo:margin-bottom="0cm" style:contextual-spacing="false"/>
      <style:text-properties officeooo:paragraph-rsid="031d8588"/>
    </style:style>
    <style:style style:name="P1365" style:family="paragraph" style:parent-style-name="Standard" style:list-style-name="L39">
      <style:paragraph-properties fo:margin-top="0cm" fo:margin-bottom="0cm" style:contextual-spacing="false"/>
    </style:style>
    <style:style style:name="P1366" style:family="paragraph" style:parent-style-name="Standard" style:list-style-name="L39">
      <style:paragraph-properties fo:margin-left="0cm" fo:margin-right="0cm" fo:margin-top="0cm" fo:margin-bottom="0cm" style:contextual-spacing="false" fo:text-indent="0cm" style:auto-text-indent="false"/>
    </style:style>
    <style:style style:name="P1367" style:family="paragraph" style:parent-style-name="Standard" style:list-style-name="L44">
      <style:paragraph-properties fo:margin-top="0cm" fo:margin-bottom="0cm" style:contextual-spacing="false"/>
      <style:text-properties officeooo:paragraph-rsid="02bfcc86"/>
    </style:style>
    <style:style style:name="P1368" style:family="paragraph" style:parent-style-name="Standard" style:list-style-name="L45">
      <style:paragraph-properties fo:margin-top="0cm" fo:margin-bottom="0cm" style:contextual-spacing="false"/>
      <style:text-properties officeooo:paragraph-rsid="02bfcc86"/>
    </style:style>
    <style:style style:name="P1369" style:family="paragraph" style:parent-style-name="Standard" style:list-style-name="L45">
      <style:paragraph-properties fo:margin-top="0cm" fo:margin-bottom="0cm" style:contextual-spacing="false"/>
      <style:text-properties officeooo:paragraph-rsid="02f12614"/>
    </style:style>
    <style:style style:name="P1370" style:family="paragraph" style:parent-style-name="Standard" style:list-style-name="L45">
      <style:paragraph-properties fo:margin-top="0cm" fo:margin-bottom="0cm" style:contextual-spacing="false"/>
      <style:text-properties officeooo:paragraph-rsid="02f16f0f"/>
    </style:style>
    <style:style style:name="P1371" style:family="paragraph" style:parent-style-name="Standard" style:list-style-name="L46">
      <style:paragraph-properties fo:margin-top="0cm" fo:margin-bottom="0cm" style:contextual-spacing="false"/>
      <style:text-properties officeooo:paragraph-rsid="02bfcc86"/>
    </style:style>
    <style:style style:name="P1372" style:family="paragraph" style:parent-style-name="Standard" style:list-style-name="L43">
      <style:paragraph-properties fo:margin-top="0cm" fo:margin-bottom="0cm" style:contextual-spacing="false"/>
      <style:text-properties officeooo:rsid="027c66c2" officeooo:paragraph-rsid="02bfcc86"/>
    </style:style>
    <style:style style:name="P1373" style:family="paragraph" style:parent-style-name="Standard" style:list-style-name="L50">
      <style:text-properties officeooo:paragraph-rsid="02106cc0"/>
    </style:style>
    <style:style style:name="P1374" style:family="paragraph" style:parent-style-name="Standard" style:list-style-name="L50">
      <style:paragraph-properties fo:margin-top="0cm" fo:margin-bottom="0cm" style:contextual-spacing="false"/>
      <style:text-properties officeooo:paragraph-rsid="02106cc0"/>
    </style:style>
    <style:style style:name="P1375" style:family="paragraph" style:parent-style-name="Standard" style:list-style-name="L53">
      <style:paragraph-properties fo:margin-top="0cm" fo:margin-bottom="0cm" style:contextual-spacing="false"/>
    </style:style>
    <style:style style:name="P1376" style:family="paragraph" style:parent-style-name="Standard" style:list-style-name="L54">
      <style:paragraph-properties fo:margin-top="0cm" fo:margin-bottom="0cm" style:contextual-spacing="false"/>
    </style:style>
    <style:style style:name="P1377" style:family="paragraph" style:parent-style-name="Text_20_body" style:list-style-name="L42">
      <style:paragraph-properties fo:margin-top="0cm" fo:margin-bottom="0cm" style:contextual-spacing="false"/>
      <style:text-properties fo:language="en" fo:country="US"/>
    </style:style>
    <style:style style:name="P1378"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2.799cm" svg:y="11.486cm" svg:width="14.905cm" svg:height="9.804cm" draw:z-index="32">
        <draw:image xlink:href="Pictures/10000001000004BA0000031C880A592C91E0ED37.png" xlink:type="simple" xlink:show="embed" xlink:actuate="onLoad" draw:mime-type="image/png"/>
      </draw:frame>
      <text:p text:style-name="P1093"/>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5"><text:a xlink:type="simple" xlink:href="#__RefHeading__11955_1500227590" text:style-name="Line_20_numbering" text:visited-style-name="Line_20_numbering">ScriptCommunicator History<text:tab/>7</text:a></text:p>
          <text:p text:style-name="P665"><text:a xlink:type="simple" xlink:href="#__RefHeading__18460_749916436" text:style-name="Line_20_numbering" text:visited-style-name="Line_20_numbering">GUI documentation<text:tab/>18</text:a></text:p>
          <text:p text:style-name="P666"><text:a xlink:type="simple" xlink:href="#__RefHeading__5894_596565095" text:style-name="Line_20_numbering" text:visited-style-name="Line_20_numbering">Main window<text:tab/>18</text:a></text:p>
          <text:p text:style-name="P666"><text:a xlink:type="simple" xlink:href="#__RefHeading__18462_749916436" text:style-name="Line_20_numbering" text:visited-style-name="Line_20_numbering">Settings dialog<text:tab/>19</text:a></text:p>
          <text:p text:style-name="P666"><text:a xlink:type="simple" xlink:href="#__RefHeading__19794_324193177" text:style-name="Line_20_numbering" text:visited-style-name="Line_20_numbering">Send dialog<text:tab/>20</text:a></text:p>
          <text:p text:style-name="P664"><text:a xlink:type="simple" xlink:href="#__RefHeading__5900_596565095" text:style-name="Line_20_numbering" text:visited-style-name="Line_20_numbering">Single sequence table<text:tab/>20</text:a></text:p>
          <text:p text:style-name="P664"><text:a xlink:type="simple" xlink:href="#__RefHeading__5902_596565095" text:style-name="Line_20_numbering" text:visited-style-name="Line_20_numbering">Cyclic sequence area<text:tab/>20</text:a></text:p>
          <text:p text:style-name="P666"><text:a xlink:type="simple" xlink:href="#__RefHeading__5904_596565095" text:style-name="Line_20_numbering" text:visited-style-name="Line_20_numbering">Scripts dialog<text:tab/>21</text:a></text:p>
          <text:p text:style-name="P666"><text:a xlink:type="simple" xlink:href="#__RefHeading___Toc26705_580090528" text:style-name="Line_20_numbering" text:visited-style-name="Line_20_numbering">Create sce file dialog<text:tab/>24</text:a></text:p>
          <text:p text:style-name="P666"><text:a xlink:type="simple" xlink:href="#__RefHeading__5844_1858286537" text:style-name="Line_20_numbering" text:visited-style-name="Line_20_numbering">Add message dialog<text:tab/>26</text:a></text:p>
          <text:p text:style-name="P666"><text:a xlink:type="simple" xlink:href="#__RefHeading__5846_1858286537" text:style-name="Line_20_numbering" text:visited-style-name="Line_20_numbering">Sending and receiving a file<text:tab/>26</text:a></text:p>
          <text:p text:style-name="P665"><text:a xlink:type="simple" xlink:href="#__RefHeading__18464_749916436" text:style-name="Line_20_numbering" text:visited-style-name="Line_20_numbering">Configuration files<text:tab/>26</text:a></text:p>
          <text:p text:style-name="P666"><text:a xlink:type="simple" xlink:href="#__RefHeading__20288_1662152207" text:style-name="Line_20_numbering" text:visited-style-name="Line_20_numbering">Main configuration file<text:tab/>26</text:a></text:p>
          <text:p text:style-name="P666"><text:a xlink:type="simple" xlink:href="#__RefHeading__20290_1662152207" text:style-name="Line_20_numbering" text:visited-style-name="Line_20_numbering">Sequence configuration file<text:tab/>27</text:a></text:p>
          <text:p text:style-name="P666"><text:a xlink:type="simple" xlink:href="#__RefHeading__20292_1662152207" text:style-name="Line_20_numbering" text:visited-style-name="Line_20_numbering">Script configuration file<text:tab/>27</text:a></text:p>
          <text:p text:style-name="P666"><text:a xlink:type="simple" xlink:href="#__RefHeading___Toc26707_580090528" text:style-name="Line_20_numbering" text:visited-style-name="Line_20_numbering">SCE configuration file<text:tab/>27</text:a></text:p>
          <text:p text:style-name="P665"><text:a xlink:type="simple" xlink:href="#__RefHeading___Toc26655_1604035878" text:style-name="Line_20_numbering" text:visited-style-name="Line_20_numbering">Command-line arguments<text:tab/>27</text:a></text:p>
          <text:p text:style-name="P666"><text:a xlink:type="simple" xlink:href="#__RefHeading___Toc26131_1035592857" text:style-name="Line_20_numbering" text:visited-style-name="Line_20_numbering">Command-line mode<text:tab/>27</text:a></text:p>
          <text:p text:style-name="P664"><text:a xlink:type="simple" xlink:href="#__RefHeading___Toc24451_580090528" text:style-name="Line_20_numbering" text:visited-style-name="Line_20_numbering">SCE files<text:tab/>28</text:a></text:p>
          <text:p text:style-name="P664"><text:a xlink:type="simple" xlink:href="#__RefHeading___Toc24453_580090528" text:style-name="Line_20_numbering" text:visited-style-name="Line_20_numbering">SCEZ files<text:tab/>28</text:a></text:p>
          <text:p text:style-name="P665"><text:a xlink:type="simple" xlink:href="#__RefHeading___Toc28537_1676676238" text:style-name="Line_20_numbering" text:visited-style-name="Line_20_numbering">Self extracting zip (exe) files (only on windows)<text:tab/>29</text:a></text:p>
          <text:p text:style-name="P665"><text:a xlink:type="simple" xlink:href="#__RefHeading__14268_2020384652" text:style-name="Line_20_numbering" text:visited-style-name="Line_20_numbering">Internal architecture<text:tab/>30</text:a></text:p>
          <text:p text:style-name="P665"><text:a xlink:type="simple" xlink:href="#__RefHeading__5906_596565095" text:style-name="Line_20_numbering" text:visited-style-name="Line_20_numbering">Script interface<text:tab/>30</text:a></text:p>
          <text:p text:style-name="P665"><text:a xlink:type="simple" xlink:href="#__RefHeading__14164_479808360" text:style-name="Line_20_numbering" text:visited-style-name="Line_20_numbering">Worker scripts<text:tab/>30</text:a></text:p>
          <text:p text:style-name="P666"><text:a xlink:type="simple" xlink:href="#__RefHeading__12387_269575752" text:style-name="Line_20_numbering" text:visited-style-name="Line_20_numbering">void stopScript(void)<text:tab/>31</text:a></text:p>
          <text:p text:style-name="P666"><text:a xlink:type="simple" xlink:href="#__RefHeading__5910_596565095" text:style-name="Line_20_numbering" text:visited-style-name="Line_20_numbering">The scriptThread object/class<text:tab/>32</text:a></text:p>
          <text:p text:style-name="P664"><text:a xlink:type="simple" xlink:href="#__RefHeading__14793_1904129960" text:style-name="Line_20_numbering" text:visited-style-name="Line_20_numbering">Main interface<text:tab/>32</text:a></text:p>
          <text:p text:style-name="P664"><text:a xlink:type="simple" xlink:href="#__RefHeading__14795_1904129960" text:style-name="Line_20_numbering" text:visited-style-name="Line_20_numbering">Separate interfaces<text:tab/>32</text:a></text:p>
          <text:p text:style-name="P664"><text:a xlink:type="simple" xlink:href="#__RefHeading__14797_1904129960" text:style-name="Line_20_numbering" text:visited-style-name="Line_20_numbering">Standard dialogs<text:tab/>32</text:a></text:p>
          <text:p text:style-name="P664"><text:a xlink:type="simple" xlink:href="#__RefHeading___Toc34491_989418187" text:style-name="Line_20_numbering" text:visited-style-name="Line_20_numbering">Filesystem<text:tab/>39</text:a></text:p>
          <text:p text:style-name="P664"><text:a xlink:type="simple" xlink:href="#__RefHeading___Toc34493_989418187" text:style-name="Line_20_numbering" text:visited-style-name="Line_20_numbering">SQL support<text:tab/>44</text:a></text:p>
          <text:p text:style-name="P664"><text:a xlink:type="simple" xlink:href="#__RefHeading__24575_1329481546" text:style-name="Line_20_numbering" text:visited-style-name="Line_20_numbering">XML support<text:tab/>45</text:a></text:p>
          <text:p text:style-name="P664"><text:a xlink:type="simple" xlink:href="#__RefHeading__14801_1904129960" text:style-name="Line_20_numbering" text:visited-style-name="Line_20_numbering"><text:soft-page-break/>CRC functions<text:tab/>50</text:a></text:p>
          <text:p text:style-name="P664"><text:a xlink:type="simple" xlink:href="#__RefHeading__14128_1927423904" text:style-name="Line_20_numbering" text:visited-style-name="Line_20_numbering">Inter-WorkerScript communication<text:tab/>52</text:a></text:p>
          <text:p text:style-name="P664"><text:a xlink:type="simple" xlink:href="#__RefHeading___Toc23434_517021428" text:style-name="Line_20_numbering" text:visited-style-name="Line_20_numbering">Process<text:tab/>55</text:a></text:p>
          <text:p text:style-name="P664"><text:a xlink:type="simple" xlink:href="#__RefHeading__5912_596565095" text:style-name="Line_20_numbering" text:visited-style-name="Line_20_numbering">Miscellaneous<text:tab/>59</text:a></text:p>
          <text:p text:style-name="P666"><text:a xlink:type="simple" xlink:href="#__RefHeading___Toc28833_1169487438" text:style-name="Line_20_numbering" text:visited-style-name="Line_20_numbering">The scriptInf object/class<text:tab/>69</text:a></text:p>
          <text:p text:style-name="P664"><text:a xlink:type="simple" xlink:href="#__RefHeading___Toc31895_1169487438" text:style-name="Line_20_numbering" text:visited-style-name="Line_20_numbering">Main interface<text:tab/>69</text:a></text:p>
          <text:p text:style-name="P664"><text:a xlink:type="simple" xlink:href="#__RefHeading___Toc30810_1169487438" text:style-name="Line_20_numbering" text:visited-style-name="Line_20_numbering">Separate interfaces<text:tab/>85</text:a></text:p>
          <text:p text:style-name="P666"><text:a xlink:type="simple" xlink:href="#__RefHeading__5964_596565095" text:style-name="Line_20_numbering" text:visited-style-name="Line_20_numbering">Script UDP socket class<text:tab/>85</text:a></text:p>
          <text:p text:style-name="P666"><text:a xlink:type="simple" xlink:href="#__RefHeading__5980_596565095" text:style-name="Line_20_numbering" text:visited-style-name="Line_20_numbering">Script TCP client class<text:tab/>88</text:a></text:p>
          <text:p text:style-name="P666"><text:a xlink:type="simple" xlink:href="#__RefHeading__5992_596565095" text:style-name="Line_20_numbering" text:visited-style-name="Line_20_numbering">Script TCP server class<text:tab/>93</text:a></text:p>
          <text:p text:style-name="P666"><text:a xlink:type="simple" xlink:href="#__RefHeading__6004_596565095" text:style-name="Line_20_numbering" text:visited-style-name="Line_20_numbering">Script serial port class<text:tab/>94</text:a></text:p>
          <text:p text:style-name="P666"><text:a xlink:type="simple" xlink:href="#__RefHeading__11097_1399518882" text:style-name="Line_20_numbering" text:visited-style-name="Line_20_numbering">Script PCAN class<text:tab/>99</text:a></text:p>
          <text:p text:style-name="P666"><text:a xlink:type="simple" xlink:href="#__RefHeading___Toc28805_1340973868" text:style-name="Line_20_numbering" text:visited-style-name="Line_20_numbering">Script Aardvark I2C/SPI class<text:tab/>102</text:a></text:p>
          <text:p text:style-name="P666"><text:a xlink:type="simple" xlink:href="#__RefHeading___Toc32647_1772124358" text:style-name="Line_20_numbering" text:visited-style-name="Line_20_numbering">Script sound class<text:tab/>109</text:a></text:p>
          <text:p text:style-name="P666"><text:a xlink:type="simple" xlink:href="#__RefHeading__6483_254725059" text:style-name="Line_20_numbering" text:visited-style-name="Line_20_numbering">Script timer class<text:tab/>109</text:a></text:p>
          <text:p text:style-name="P666"><text:a xlink:type="simple" xlink:href="#__RefHeading__6012_596565095" text:style-name="Line_20_numbering" text:visited-style-name="Line_20_numbering">Script plot window class<text:tab/>111</text:a></text:p>
          <text:p text:style-name="P666"><text:a xlink:type="simple" xlink:href="#__RefHeading__6018_596565095" text:style-name="Line_20_numbering" text:visited-style-name="Line_20_numbering">User interface classes<text:tab/>117</text:a></text:p>
          <text:p text:style-name="P664"><text:a xlink:type="simple" xlink:href="#__RefHeading__6020_596565095" text:style-name="Line_20_numbering" text:visited-style-name="Line_20_numbering">Script dialog<text:tab/>118</text:a></text:p>
          <text:p text:style-name="P664"><text:a xlink:type="simple" xlink:href="#__RefHeading__6022_596565095" text:style-name="Line_20_numbering" text:visited-style-name="Line_20_numbering">Script main window<text:tab/>119</text:a></text:p>
          <text:p text:style-name="P664"><text:a xlink:type="simple" xlink:href="#__RefHeading__6024_596565095" text:style-name="Line_20_numbering" text:visited-style-name="Line_20_numbering">Script tab widget<text:tab/>119</text:a></text:p>
          <text:p text:style-name="P664"><text:a xlink:type="simple" xlink:href="#__RefHeading__12773_232518582" text:style-name="Line_20_numbering" text:visited-style-name="Line_20_numbering">Script tool box<text:tab/>121</text:a></text:p>
          <text:p text:style-name="P664"><text:a xlink:type="simple" xlink:href="#__RefHeading__6026_596565095" text:style-name="Line_20_numbering" text:visited-style-name="Line_20_numbering">Script group box<text:tab/>122</text:a></text:p>
          <text:p text:style-name="P664"><text:a xlink:type="simple" xlink:href="#__RefHeading__6028_596565095" text:style-name="Line_20_numbering" text:visited-style-name="Line_20_numbering">Script label<text:tab/>123</text:a></text:p>
          <text:p text:style-name="P664"><text:a xlink:type="simple" xlink:href="#__RefHeading__6030_596565095" text:style-name="Line_20_numbering" text:visited-style-name="Line_20_numbering">Script action (menu entry)<text:tab/>123</text:a></text:p>
          <text:p text:style-name="P664"><text:a xlink:type="simple" xlink:href="#__RefHeading__6034_596565095" text:style-name="Line_20_numbering" text:visited-style-name="Line_20_numbering">Script button<text:tab/>124</text:a></text:p>
          <text:p text:style-name="P664"><text:a xlink:type="simple" xlink:href="#__RefHeading__9453_1653467284" text:style-name="Line_20_numbering" text:visited-style-name="Line_20_numbering">Script tool button<text:tab/>125</text:a></text:p>
          <text:p text:style-name="P664"><text:a xlink:type="simple" xlink:href="#__RefHeading__6036_596565095" text:style-name="Line_20_numbering" text:visited-style-name="Line_20_numbering">Script check box<text:tab/>126</text:a></text:p>
          <text:p text:style-name="P664"><text:a xlink:type="simple" xlink:href="#__RefHeading__5856_1858286537" text:style-name="Line_20_numbering" text:visited-style-name="Line_20_numbering">Script radio button<text:tab/>127</text:a></text:p>
          <text:p text:style-name="P664"><text:a xlink:type="simple" xlink:href="#__RefHeading__6038_596565095" text:style-name="Line_20_numbering" text:visited-style-name="Line_20_numbering">Script combo box and font combo box<text:tab/>128</text:a></text:p>
          <text:p text:style-name="P664"><text:a xlink:type="simple" xlink:href="#__RefHeading__6040_596565095" text:style-name="Line_20_numbering" text:visited-style-name="Line_20_numbering">Script line edit<text:tab/>130</text:a></text:p>
          <text:p text:style-name="P664"><text:a xlink:type="simple" xlink:href="#__RefHeading__6042_596565095" text:style-name="Line_20_numbering" text:visited-style-name="Line_20_numbering">Script table widget<text:tab/>131</text:a></text:p>
          <text:p text:style-name="P664"><text:a xlink:type="simple" xlink:href="#__RefHeading__7821_763700208" text:style-name="Line_20_numbering" text:visited-style-name="Line_20_numbering">Script list widget<text:tab/>139</text:a></text:p>
          <text:p text:style-name="P664"><text:a xlink:type="simple" xlink:href="#__RefHeading__9855_1845819620" text:style-name="Line_20_numbering" text:visited-style-name="Line_20_numbering">Script tree widget<text:tab/>141</text:a></text:p>
          <text:p text:style-name="P664"><text:a xlink:type="simple" xlink:href="#__RefHeading__8847_1845819620" text:style-name="Line_20_numbering" text:visited-style-name="Line_20_numbering"><text:soft-page-break/>Script tree widget item<text:tab/>144</text:a></text:p>
          <text:p text:style-name="P664"><text:a xlink:type="simple" xlink:href="#__RefHeading__6044_596565095" text:style-name="Line_20_numbering" text:visited-style-name="Line_20_numbering">Script text edit<text:tab/>146</text:a></text:p>
          <text:p text:style-name="P664"><text:a xlink:type="simple" xlink:href="#__RefHeading__6046_596565095" text:style-name="Line_20_numbering" text:visited-style-name="Line_20_numbering">Script progress bar<text:tab/>148</text:a></text:p>
          <text:p text:style-name="P664"><text:a xlink:type="simple" xlink:href="#__RefHeading__6048_596565095" text:style-name="Line_20_numbering" text:visited-style-name="Line_20_numbering">Script slider<text:tab/>149</text:a></text:p>
          <text:p text:style-name="P664"><text:a xlink:type="simple" xlink:href="#__RefHeading__5858_1858286537" text:style-name="Line_20_numbering" text:visited-style-name="Line_20_numbering">Script spin box<text:tab/>150</text:a></text:p>
          <text:p text:style-name="P664"><text:a xlink:type="simple" xlink:href="#__RefHeading__12494_1820169016" text:style-name="Line_20_numbering" text:visited-style-name="Line_20_numbering">Script double spin box<text:tab/>151</text:a></text:p>
          <text:p text:style-name="P664"><text:a xlink:type="simple" xlink:href="#__RefHeading__5860_1858286537" text:style-name="Line_20_numbering" text:visited-style-name="Line_20_numbering">Script time edit<text:tab/>152</text:a></text:p>
          <text:p text:style-name="P664"><text:a xlink:type="simple" xlink:href="#__RefHeading__5862_1858286537" text:style-name="Line_20_numbering" text:visited-style-name="Line_20_numbering">Script date edit<text:tab/>154</text:a></text:p>
          <text:p text:style-name="P664"><text:a xlink:type="simple" xlink:href="#__RefHeading__13355_711374296" text:style-name="Line_20_numbering" text:visited-style-name="Line_20_numbering">Script date time edit<text:tab/>156</text:a></text:p>
          <text:p text:style-name="P664"><text:a xlink:type="simple" xlink:href="#__RefHeading__13073_443172521" text:style-name="Line_20_numbering" text:visited-style-name="Line_20_numbering">Script calendar widget<text:tab/>157</text:a></text:p>
          <text:p text:style-name="P664"><text:a xlink:type="simple" xlink:href="#__RefHeading__12245_1844571973" text:style-name="Line_20_numbering" text:visited-style-name="Line_20_numbering">Script splitter<text:tab/>158</text:a></text:p>
          <text:p text:style-name="P664"><text:a xlink:type="simple" xlink:href="#__RefHeading__12454_975909755" text:style-name="Line_20_numbering" text:visited-style-name="Line_20_numbering">Script dial<text:tab/>159</text:a></text:p>
          <text:p text:style-name="P664"><text:a xlink:type="simple" xlink:href="#__RefHeading__15672_1003207465" text:style-name="Line_20_numbering" text:visited-style-name="Line_20_numbering">Script plot widget<text:tab/>160</text:a></text:p>
          <text:p text:style-name="P664"><text:a xlink:type="simple" xlink:href="#__RefHeading___Toc23998_1050142399" text:style-name="Line_20_numbering" text:visited-style-name="Line_20_numbering">ScriptWidget class<text:tab/>166</text:a></text:p>
          <text:p text:style-name="P664"><text:a xlink:type="simple" xlink:href="#__RefHeading___Toc22440_34290344" text:style-name="Line_20_numbering" text:visited-style-name="Line_20_numbering">Custom script widget<text:tab/>172</text:a></text:p>
          <text:p text:style-name="P666"><text:a xlink:type="simple" xlink:href="#__RefHeading__6052_596565095" text:style-name="Line_20_numbering" text:visited-style-name="Line_20_numbering">Dynamic link libraries<text:tab/>173</text:a></text:p>
          <text:p text:style-name="P665"><text:a xlink:type="simple" xlink:href="#__RefHeading__14278_479808360" text:style-name="Line_20_numbering" text:visited-style-name="Line_20_numbering">Sequence script<text:tab/>174</text:a></text:p>
          <text:p text:style-name="P665"><text:a xlink:type="simple" xlink:href="#__RefHeading___Toc24520_138078026" text:style-name="Line_20_numbering" text:visited-style-name="Line_20_numbering">Script converter object/class<text:tab/>183</text:a></text:p>
          <text:p text:style-name="P665"><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4234325334" text:style-name="L8">
        <text:list-item>
          <text:p text:style-name="P854">Serial port (RS232, USB to serial)</text:p>
        </text:list-item>
        <text:list-item>
          <text:p text:style-name="P854">UDP</text:p>
        </text:list-item>
        <text:list-item>
          <text:p text:style-name="P854">TCP client/server (network proxy support for TCP clients) </text:p>
        </text:list-item>
        <text:list-item>
          <text:p text:style-name="P854">SPI (<text:span text:style-name="T423">Aardvark</text:span> <text:span text:style-name="T423">I2C/</text:span>SPI)</text:p>
        </text:list-item>
        <text:list-item>
          <text:p text:style-name="P856">I2C (Aardvark I2C/SPI)</text:p>
        </text:list-item>
        <text:list-item>
          <text:p text:style-name="P854">CAN (PCAN-USB, only on windows)</text:p>
          <text:p text:style-name="P854"/>
        </text:list-item>
      </text:list>
      <text:p text:style-name="P288"/>
      <text:p text:style-name="P2">All sent and received data can be shown in a console and can be logged in an html <text:span text:style-name="T469">and </text:span>a text log.</text:p>
      <text:p text:style-name="P676"/>
      <text:p text:style-name="P2"/>
      <text:p text:style-name="P678"><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7">Scripts can send and receive data with the main interface.</text:p>
        </text:list-item>
      </text:list>
      <text:list text:style-name="L10">
        <text:list-item>
          <text:p text:style-name="P858"><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0"><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0"><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1"><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2057358536" text:style-name="L1">
              <text:list-item>
                <text:p text:style-name="P1152">PCAN interface added <text:s/>(only on windows)</text:p>
              </text:list-item>
              <text:list-item>
                <text:p text:style-name="P1152">command-line mode added</text:p>
              </text:list-item>
              <text:list-item>
                <text:p text:style-name="P1152">worker script, changed behavior:</text:p>
                <text:list>
                  <text:list-item>
                    <text:p text:style-name="P1152">loadUserInterfaceFile</text:p>
                  </text:list-item>
                  <text:list-item>
                    <text:p text:style-name="P1152">renameDirectory</text:p>
                  </text:list-item>
                  <text:list-item>
                    <text:p text:style-name="P1152">renameFile</text:p>
                  </text:list-item>
                </text:list>
              </text:list-item>
              <text:list-item>
                <text:p text:style-name="P1152">worker script functions added:</text:p>
                <text:list>
                  <text:list-item>
                    <text:p text:style-name="P1152">isConnectedWithCan, canMessageReceivedSignal, createPcanInterface, sendCanMessage</text:p>
                  </text:list-item>
                  <text:list-item>
                    <text:p text:style-name="P1152">showMultiLineTextInputDialog, showGetItemDialog,showGetIntDialog, showGetDoubleDialog</text:p>
                  </text:list-item>
                  <text:list-item>
                    <text:p text:style-name="P1152">disconnect, connectPcan, connectSocket, connectSerialPort, connectCheetahSpi</text:p>
                  </text:list-item>
                  <text:list-item>
                    <text:p text:style-name="P1152">showReceivedDataInConsoles, showTransmitDataInConsoles</text:p>
                  </text:list-item>
                  <text:list-item>
                    <text:p text:style-name="P1152">addMessageToLogAndConsoles</text:p>
                  </text:list-item>
                </text:list>
              </text:list-item>
              <text:list-item>
                <text:p text:style-name="P1152">ScriptWidget functions added:</text:p>
                <text:list>
                  <text:list-item>
                    <text:p text:style-name="P1152">setAdditionalData</text:p>
                  </text:list-item>
                  <text:list-item>
                    <text:p text:style-name="P1152">getAdditionalData</text:p>
                  </text:list-item>
                </text:list>
              </text:list-item>
              <text:list-item>
                <text:p text:style-name="P1152">ScriptTableWidget function added:</text:p>
                <text:list>
                  <text:list-item>
                    <text:p text:style-name="P1152">insertWidget</text:p>
                  </text:list-item>
                </text:list>
              </text:list-item>
              <text:list-item>
                <text:p text:style-name="P1152">worker script, default parameter added:</text:p>
                <text:list>
                  <text:list-item>
                    <text:p text:style-name="P115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30844494713160" text:continue-numbering="true" text:style-name="L1">
              <text:list-item>
                <text:p text:style-name="P1152">bug fixes:</text:p>
                <text:list>
                  <text:list-item>
                    <text:p text:style-name="P1152">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611497593" text:style-name="L2">
              <text:list-item>
                <text:p text:style-name="P1153">command-line mode: The script window is now invisible per default (it can be made visible by the command line argument -withScriptWindow)</text:p>
              </text:list-item>
              <text:list-item>
                <text:p text:style-name="P1153">send window: remove script menu added</text:p>
              </text:list-item>
              <text:list-item>
                <text:p text:style-name="P1153">ScriptWidget function added:</text:p>
                <text:list>
                  <text:list-item>
                    <text:p text:style-name="P1153"><text:soft-page-break/>blockSignals</text:p>
                  </text:list-item>
                </text:list>
              </text:list-item>
              <text:list-item>
                <text:p text:style-name="P1153">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30844440173403" text:continue-numbering="true" text:style-name="L2">
              <text:list-item>
                <text:p text:style-name="P1153">bug fixes:</text:p>
                <text:list>
                  <text:list-item>
                    <text:p text:style-name="P1153">writeFile and writeBinaryFile: calling this functions with the argument replaceFile=true did not replace an existing file</text:p>
                  </text:list-item>
                </text:list>
              </text:list-item>
              <text:list-item>
                <text:p text:style-name="P1153">the number of sent bytes are now displayed in the main window </text:p>
              </text:list-item>
              <text:list-item>
                <text:p text:style-name="P1153">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30842778238426" text:continue-numbering="true" text:style-name="L2">
              <text:list-item>
                <text:p text:style-name="P1153">ScriptSpinBox functions added:</text:p>
                <text:list>
                  <text:list-item>
                    <text:p text:style-name="P1153">value, setSingleStep, singleStep</text:p>
                  </text:list-item>
                </text:list>
              </text:list-item>
              <text:list-item>
                <text:p text:style-name="P1153">ScriptTabWidget signal added:</text:p>
                <text:list>
                  <text:list-item>
                    <text:p text:style-name="P1153">currentTabChangedSignal</text:p>
                  </text:list-item>
                </text:list>
              </text:list-item>
              <text:list-item>
                <text:p text:style-name="P1153">ScriptTableWidget functions added:</text:p>
                <text:list>
                  <text:list-item>
                    <text:p text:style-name="P1153">verticalScrollBarWidth, isVerticalScrollBarVisible</text:p>
                  </text:list-item>
                </text:list>
              </text:list-item>
              <text:list-item>
                <text:p text:style-name="P1153">script widgets added:</text:p>
                <text:list>
                  <text:list-item>
                    <text:p text:style-name="P1153">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30842740138861" text:continue-numbering="true" text:style-name="L2">
              <text:list-item>
                <text:p text:style-name="P1153">internal improvements</text:p>
              </text:list-item>
              <text:list-item>
                <text:p text:style-name="P1153">ScriptSlider function added:</text:p>
                <text:list>
                  <text:list-item>
                    <text:p text:style-name="P1153">value</text:p>
                  </text:list-item>
                </text:list>
              </text:list-item>
              <text:list-item>
                <text:p text:style-name="P1153">ScriptDial function added:</text:p>
                <text:list>
                  <text:list-item>
                    <text:p text:style-name="P1153">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30842679567676" text:continue-numbering="true" text:style-name="L2">
              <text:list-item>
                <text:p text:style-name="P1153">internal improvements</text:p>
              </text:list-item>
              <text:list-item>
                <text:p text:style-name="P1153">text console's wrapping mode changed</text:p>
              </text:list-item>
              <text:list-item>
                <text:p text:style-name="P1153">new console/log options:</text:p>
                <text:list>
                  <text:list-item>
                    <text:p text:style-name="P1153">new line after x sent/received bytes</text:p>
                  </text:list-item>
                  <text:list-item>
                    <text:p text:style-name="P1153">new line after x milliseconds without sending or receiving data</text:p>
                  </text:list-item>
                </text:list>
              </text:list-item>
              <text:list-item>
                <text:p text:style-name="P1153">the sequence table is now disabled during sending of data with the send window </text:p>
              </text:list-item>
              <text:list-item>
                <text:p text:style-name="P1153">the RTS and the DTR pin (serial port) can manually be set/cleared now (check boxes in the main window)</text:p>
              </text:list-item>
              <text:list-item>
                <text:p text:style-name="P1153">worker script function added:</text:p>
                <text:list>
                  <text:list-item>
                    <text:p text:style-name="P1153">setSerialPortPins</text:p>
                  </text:list-item>
                </text:list>
              </text:list-item>
              <text:list-item>
                <text:p text:style-name="P1153">ScriptSerialPort function added:</text:p>
                <text:list>
                  <text:list-item>
                    <text:p text:style-name="P1153">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30843156292447" text:continue-numbering="true" text:style-name="L2">
              <text:list-item>
                <text:p text:style-name="P1153">Bug fix: no time stamps after running ScriptCommunicator longer then a day </text:p>
              </text:list-item>
              <text:list-item>
                <text:p text:style-name="P1153">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30844693009606" text:continue-numbering="true" text:style-name="L2">
              <text:list-item>
                <text:p text:style-name="P1153">Console send mode: if the send input check box in the main window is checked all text entered in a console will be sent</text:p>
              </text:list-item>
              <text:list-item>
                <text:p text:style-name="P1153">ScriptTableWidget function added:</text:p>
                <text:list>
                  <text:list-item>
                    <text:p text:style-name="P1153">setCellIcon</text:p>
                  </text:list-item>
                </text:list>
              </text:list-item>
              <text:list-item>
                <text:p text:style-name="P1153">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30844535000050" text:continue-numbering="true" text:style-name="L2">
              <text:list-item>
                <text:p text:style-name="P1153">sequence script functions added:</text:p>
                <text:list>
                  <text:list-item>
                    <text:p text:style-name="P1153">calculateCrc8, calculateCrc16, calculateCrc32, calculateCrc64</text:p>
                  </text:list-item>
                </text:list>
              </text:list-item>
              <text:list-item>
                <text:p text:style-name="P1153">new console/log option:</text:p>
                <text:list>
                  <text:list-item>
                    <text:p text:style-name="P1158">new line at byte (CR, LF, none and custom)</text:p>
                  </text:list-item>
                </text:list>
              </text:list-item>
              <text:list-item>
                <text:p text:style-name="P1158">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30844240829775" text:continue-numbering="true" text:style-name="L2">
              <text:list-item>
                <text:p text:style-name="P1153">Bug fixes:</text:p>
                <text:list>
                  <text:list-item>
                    <text:p text:style-name="P1153">error while parsing a sequence or script config file with no entries</text:p>
                  </text:list-item>
                  <text:list-item>
                    <text:p text:style-name="P1153">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30843874155340" text:continue-numbering="true" text:style-name="L2">
              <text:list-item>
                <text:p text:style-name="P1153">improved console speed</text:p>
              </text:list-item>
              <text:list-item>
                <text:p text:style-name="P1158">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30843276386048" text:continue-numbering="true" text:style-name="L2">
              <text:list-item>
                <text:p text:style-name="P1153">socket address input filter removed (no IPv6 addresses could be entered)</text:p>
              </text:list-item>
              <text:list-item>
                <text:p text:style-name="P1153">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30843204823311" text:continue-numbering="true" text:style-name="L2">
              <text:list-item>
                <text:p text:style-name="P1153">bug fixes:</text:p>
                <text:list>
                  <text:list-item>
                    <text:p text:style-name="P1153">scriptThread.calculateCrc64 did not work correctly</text:p>
                  </text:list-item>
                  <text:list-item>
                    <text:p text:style-name="P1153"><text:soft-page-break/>uncaught exceptions in script functions connected to a signal have been ignored</text:p>
                  </text:list-item>
                </text:list>
              </text:list-item>
              <text:list-item>
                <text:p text:style-name="P1153">ScriptComboBox functions added:</text:p>
                <text:list>
                  <text:list-item>
                    <text:p text:style-name="P1153">count, clear</text:p>
                  </text:list-item>
                </text:list>
              </text:list-item>
              <text:list-item>
                <text:p text:style-name="P1153">ScriptTable function added:</text:p>
                <text:list>
                  <text:list-item>
                    <text:p text:style-name="P1153">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30844222527350" text:continue-numbering="true" text:style-name="L2">
              <text:list-item>
                <text:p text:style-name="P1153">fixed some issues in the manual</text:p>
              </text:list-item>
              <text:list-item>
                <text:p text:style-name="P1153">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30843847565305" text:continue-numbering="true" text:style-name="L2">
              <text:list-item>
                <text:p text:style-name="P1153">Script- and sequence-buttons added in the main window</text:p>
              </text:list-item>
              <text:list-item>
                <text:p text:style-name="P1153">Copy button added in the send window</text:p>
              </text:list-item>
              <text:list-item>
                <text:p text:style-name="P1153">worker and sequence script functions added:</text:p>
                <text:list>
                  <text:list-item>
                    <text:p text:style-name="P1153">setGlobalString, getGlobalString</text:p>
                  </text:list-item>
                  <text:list-item>
                    <text:p text:style-name="P1153">setGlobalDataArray, getGlobalDataArray</text:p>
                  </text:list-item>
                  <text:list-item>
                    <text:p text:style-name="P1153">setGlobalUnsignedNumber, getGlobalUnsignedNumber</text:p>
                  </text:list-item>
                  <text:list-item>
                    <text:p text:style-name="P1153">setGlobalSignedNumber, getGlobalSignedNumber</text:p>
                  </text:list-item>
                </text:list>
              </text:list-item>
              <text:list-item>
                <text:p text:style-name="P1153">renamed the sequence script main object: table-&gt;seq</text:p>
              </text:list-item>
              <text:list-item>
                <text:p text:style-name="P1153">sent on enter added (settings dialog-&gt;console tab)</text:p>
              </text:list-item>
              <text:list-item>
                <text:p text:style-name="P1153">the console/log time-stamp format can be adjusted now </text:p>
              </text:list-item>
              <text:list-item>
                <text:p text:style-name="P1153">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30843585070229" text:continue-numbering="true" text:style-name="L2">
              <text:list-item>
                <text:p text:style-name="P1153">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30843347236705" text:continue-numbering="true" text:style-name="L2">
              <text:list-item>
                <text:p text:style-name="P1153">custom console and custom log added</text:p>
              </text:list-item>
              <text:list-item>
                <text:p text:style-name="P1153">new default argument in scriptThread.addMessageToLogAndConsoles</text:p>
              </text:list-item>
              <text:list-item>
                <text:p text:style-name="P1153">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p>
          </table:table-cell>
          <table:table-cell table:style-name="Table1.C2" office:value-type="string">
            <text:list xml:id="list130842877123958" text:continue-numbering="true" text:style-name="L2">
              <text:list-item>
                <text:p text:style-name="P1153">new manual chapter added: Internal architecture</text:p>
              </text:list-item>
              <text:list-item>
                <text:p text:style-name="P1153">new custom console example (exampleScripts\CustomLogConsoleScripts\CustomConsole_QRCode)</text:p>
              </text:list-item>
              <text:list-item>
                <text:p text:style-name="P1153">new main window menus added:</text:p>
                <text:list>
                  <text:list-item>
                    <text:p text:style-name="P1153">Console/print console, Console/save console</text:p>
                  </text:list-item>
                  <text:list-item>
                    <text:p text:style-name="P1153">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30843669890606" text:continue-numbering="true" text:style-name="L2">
              <text:list-item>
                <text:p text:style-name="P1153">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30844012995724" text:continue-numbering="true" text:style-name="L2">
              <text:list-item>
                <text:p text:style-name="P1153">fixed some issues in the manual</text:p>
              </text:list-item>
              <text:list-item>
                <text:p text:style-name="P1153">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1795736673" text:style-name="L3">
              <text:list-item>
                <text:p text:style-name="P1154">the log and the console tab (settings dialog) have been redesigned</text:p>
              </text:list-item>
            </text:list>
            <text:list xml:id="list130843867419123" text:continue-list="list130844012995724" text:style-name="L2">
              <text:list-item>
                <text:p text:style-name="P1153">internal improvements</text:p>
              </text:list-item>
              <text:list-item>
                <text:p text:style-name="P1153">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30843677728793" text:continue-list="list1795736673" text:style-name="L3">
              <text:list-item>
                <text:p text:style-name="P1154">the console mixed mode utilize the width of the console better now</text:p>
              </text:list-item>
              <text:list-item>
                <text:p text:style-name="P1154">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30844815669888" text:continue-numbering="true" text:style-name="L3">
              <text:list-item>
                <text:p text:style-name="P1154">main window: </text:p>
                <text:list>
                  <text:list-item>
                    <text:p text:style-name="P1154">find text in console area added</text:p>
                  </text:list-item>
                  <text:list-item>
                    <text:p text:style-name="P1154">the send and the receive data rates are now displayed</text:p>
                  </text:list-item>
                </text:list>
              </text:list-item>
              <text:list-item>
                <text:p text:style-name="P1154">sending data with the main interface is faster now</text:p>
              </text:list-item>
              <text:list-item>
                <text:p text:style-name="P1154">new example worker scripts:</text:p>
                <text:list>
                  <text:list-item>
                    <text:p text:style-name="P1154">WorkerScripts\CyclicSendReceive\CyclicReceive.js</text:p>
                  </text:list-item>
                  <text:list-item>
                    <text:p text:style-name="P1154">WorkerScripts\CyclicSendReceive\CyclicSend.js</text:p>
                  </text:list-item>
                </text:list>
              </text:list-item>
              <text:list-item>
                <text:p text:style-name="P1154">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30843607061235" text:continue-numbering="true" text:style-name="L3">
              <text:list-item>
                <text:p text:style-name="P1154">new script widget:</text:p>
                <text:list>
                  <text:list-item>
                    <text:p text:style-name="P1154">ScriptPlotWidget</text:p>
                  </text:list-item>
                </text:list>
              </text:list-item>
              <text:list-item>
                <text:p text:style-name="P1154">ScriptPlotWindow:</text:p>
                <text:list>
                  <text:list-item>
                    <text:p text:style-name="P1154">functions added: clearGraphs, removeAllGraphs, showHelperElements, clearButtonPressedSignal</text:p>
                  </text:list-item>
                  <text:list-item>
                    <text:p text:style-name="P1154">function removed: showFromScript (use show instead)</text:p>
                  </text:list-item>
                </text:list>
              </text:list-item>
              <text:list-item>
                <text:p text:style-name="P1154">ScriptGroupBox function added: addPlotWidget</text:p>
              </text:list-item>
              <text:list-item>
                <text:p text:style-name="P1154">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30843750567344" text:continue-numbering="true" text:style-name="L3">
              <text:list-item>
                <text:p text:style-name="P1154">bug fix: possible crash while stopping a script </text:p>
              </text:list-item>
              <text:list-item>
                <text:p text:style-name="P1154">TCP client: connection errors are now displayed </text:p>
              </text:list-item>
              <text:list-item>
                <text:p text:style-name="P1154">ScriptTcpClient functions/signals added:</text:p>
                <text:list>
                  <text:list-item>
                    <text:p text:style-name="P1154"><text:soft-page-break/>errorSignal, getErrorString</text:p>
                  </text:list-item>
                </text:list>
              </text:list-item>
              <text:list-item>
                <text:p text:style-name="P1154">new main window menus added:</text:p>
                <text:list>
                  <text:list-item>
                    <text:p text:style-name="P1154">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30843668135229" text:continue-numbering="true" text:style-name="L3">
              <text:list-item>
                <text:p text:style-name="P1154">worker script functions added: </text:p>
                <text:list>
                  <text:list-item>
                    <text:p text:style-name="P1154">getCurrentVersion</text:p>
                  </text:list-item>
                </text:list>
              </text:list-item>
              <text:list-item>
                <text:p text:style-name="P1154">custom log/console and sequence script function added: getCurrentVersion</text:p>
              </text:list-item>
              <text:list-item>
                <text:p text:style-name="P1154">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30843535100445" text:continue-numbering="true" text:style-name="L3">
              <text:list-item>
                <text:p text:style-name="P1154">network proxy support implemented (only for TCP clients)</text:p>
              </text:list-item>
              <text:list-item>
                <text:p text:style-name="P1154">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30844395240010" text:continue-numbering="true" text:style-name="L3">
              <text:list-item>
                <text:p text:style-name="P1154">bug fix: exceptions in the script function 'stopScript' are displayed now</text:p>
              </text:list-item>
              <text:list-item>
                <text:p text:style-name="P1154">worker script function added: </text:p>
                <text:list>
                  <text:list-header>
                    <text:p text:style-name="P1154">getFileSize</text:p>
                  </text:list-header>
                </text:list>
              </text:list-item>
              <text:list-item>
                <text:p text:style-name="P1154">new arguments in worker script functions:</text:p>
                <text:list>
                  <text:list-item>
                    <text:p text:style-name="P1154">readFile, readBinaryFile, writeFile, <text:span text:style-name="T1">writeBinaryFile</text:span></text:p>
                  </text:list-item>
                </text:list>
              </text:list-item>
              <text:list-item>
                <text:p text:style-name="P1162">ScriptPlotWidget and ScriptPlotWindow function added/changed:</text:p>
                <text:list>
                  <text:list-item>
                    <text:p text:style-name="P1162">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30844031122273" text:continue-numbering="true" text:style-name="L3">
              <text:list-item>
                <text:p text:style-name="P1154">console and log time stamp format extended (now date and time can be created)</text:p>
              </text:list-item>
              <text:list-item>
                <text:p text:style-name="P1154">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30843076822467" text:continue-numbering="true" text:style-name="L3">
              <text:list-item>
                <text:p text:style-name="P1154">command-line option '-<text:span text:style-name="T187">notMinimized' added</text:span></text:p>
              </text:list-item>
              <text:list-item>
                <text:p text:style-name="P1351">worker script function added: exitScriptCommunicator</text:p>
              </text:list-item>
              <text:list-item>
                <text:p text:style-name="P1154">the template scripts have been modified</text:p>
              </text:list-item>
              <text:list-item>
                <text:p text:style-name="P1154">manual chapter 'Worker scripts' has been modified</text:p>
              </text:list-item>
            </text:list>
          </table:table-cell>
        </table:table-row>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30843201578849" text:continue-numbering="true" text:style-name="L3">
              <text:list-item>
                <text:p text:style-name="P115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30844219810268" text:continue-numbering="true" text:style-name="L3">
              <text:list-item>
                <text:p text:style-name="P1162">increased performance at high data rates</text:p>
              </text:list-item>
              <text:list-item>
                <text:p text:style-name="P115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2">sequence script function changed: messageBox</text:p>
              </text:list-item>
              <text:list-item>
                <text:p text:style-name="P1162">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30844399156552" text:continue-numbering="true" text:style-name="L3">
              <text:list-item>
                <text:p text:style-name="P1162">SQL support for worker and custom log/console scripts implemented</text:p>
              </text:list-item>
              <text:list-item>
                <text:p text:style-name="P1162">worker script function removed: deleteObject</text:p>
              </text:list-item>
              <text:list-item>
                <text:p text:style-name="P1162">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30843736349244" text:continue-numbering="true" text:style-name="L3">
              <text:list-item>
                <text:p text:style-name="P1162">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30843708119803" text:continue-numbering="true" text:style-name="L3">
              <text:list-item>
                <text:p text:style-name="P1162">sequence and custom console/log scripts are running in their own thread now</text:p>
              </text:list-item>
              <text:list-item>
                <text:p text:style-name="P1162">worker, sequence and custom console/log script function added: setBlockTime</text:p>
              </text:list-item>
              <text:list-item>
                <text:p text:style-name="P1162">blocked worker scripts are terminated now (after the block-time (can be set with setBlockTime) has elapsed)</text:p>
              </text:list-item>
              <text:list-item>
                <text:p text:style-name="P1162">custom console/log script functions changed: readFile, readBinaryFile</text:p>
              </text:list-item>
              <text:list-item>
                <text:p text:style-name="P116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30844383010993" text:continue-numbering="true" text:style-name="L3">
              <text:list-item>
                <text:p text:style-name="P1162">new send window menus: create script, add script</text:p>
              </text:list-item>
              <text:list-item>
                <text:p text:style-name="P1162">'edit custom console script' button added (console tab)</text:p>
              </text:list-item>
              <text:list-item>
                <text:p text:style-name="P1162">'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30842710173303" text:continue-numbering="true" text:style-name="L3">
              <text:list-item>
                <text:p text:style-name="P1162">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soft-page-break/></text:p>
          </table:table-cell>
          <table:table-cell table:style-name="Table1.C2" office:value-type="string">
            <text:list xml:id="list1839936886" text:style-name="L4">
              <text:list-item>
                <text:p text:style-name="P1163">new send area in the main window</text:p>
              </text:list-item>
              <text:list-item>
                <text:p text:style-name="P1163"><text:soft-page-break/>new option in the settings dialog: target endianess</text:p>
              </text:list-item>
            </text:list>
            <text:list xml:id="list130842880260413" text:continue-list="list130842710173303" text:style-name="L3">
              <text:list-item>
                <text:p text:style-name="P1162">new decimal types for the decimal console and the log (uint8, uint16, uint32, int8, int16 and int32)</text:p>
              </text:list-item>
              <text:list-item>
                <text:p text:style-name="P1162">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30843529355025" text:continue-list="list1839936886" text:style-name="L4">
              <text:list-item>
                <text:p text:style-name="P1163">worker script function added: getScriptFolder</text:p>
              </text:list-item>
              <text:list-item>
                <text:p text:style-name="P1163">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30844361759966" text:continue-numbering="true" text:style-name="L4">
              <text:list-item>
                <text:p text:style-name="P1163">bug fix: sometimes up to 3 extra bytes were written into the log if the 'write decimal into log' option was disabled and then enabled again </text:p>
              </text:list-item>
              <text:list-item>
                <text:p text:style-name="P1163">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30843598296888" text:continue-numbering="true" text:style-name="L4">
              <text:list-item>
                <text:p text:style-name="P1163">the sizes of the tool box pages in the main window (Sequences, Scripts, …) are saved now</text:p>
              </text:list-item>
              <text:list-item>
                <text:p text:style-name="P1163">send history added in the main window <text:s/></text:p>
              </text:list-item>
              <text:list-item>
                <text:p text:style-name="P1163">main window send area: the data can be sent with 'alt+enter' now</text:p>
              </text:list-item>
              <text:list-item>
                <text:p text:style-name="P1163">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30843082242411" text:continue-numbering="true" text:style-name="L4">
              <text:list-item>
                <text:p text:style-name="P1163">bug fix: error while starting the external script editor on Mac OS X</text:p>
              </text:list-item>
              <text:list-item>
                <text:p text:style-name="P1163">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30844293896195" text:continue-numbering="true" text:style-name="L4">
              <text:list-item>
                <text:p text:style-name="P1163">XML support for worker and custom console/log scripts <text:s/>implemented</text:p>
              </text:list-item>
              <text:list-item>
                <text:p text:style-name="P1163">new color dialog for selecting the colors of the consoles (background, receive data …)</text:p>
              </text:list-item>
              <text:list-item>
                <text:p text:style-name="P1163">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p>
          </table:table-cell>
          <table:table-cell table:style-name="Table1.C2" office:value-type="string">
            <text:list xml:id="list130844320384792" text:continue-numbering="true" text:style-name="L4">
              <text:list-item>
                <text:p text:style-name="P1163">bug fix: </text:p>
                <text:list>
                  <text:list-item>
                    <text:p text:style-name="P1163">possible crash while saving the content of a script plot widget/window</text:p>
                  </text:list-item>
                  <text:list-item>
                    <text:p text:style-name="P1163">menu 'Config/create new config' did not work correctly</text:p>
                  </text:list-item>
                </text:list>
              </text:list-item>
              <text:list-item>
                <text:p text:style-name="P1163">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30844784698119" text:continue-numbering="true" text:style-name="L4">
              <text:list-item>
                <text:p text:style-name="P1163">send history: create script button added </text:p>
              </text:list-item>
              <text:list-item>
                <text:p text:style-name="P1163">ScriptTcpClient, ScriptUdpSocket and ScriptSerialPort functions added: canReadLine, readLine, readAllLines</text:p>
              </text:list-item>
              <text:list-item>
                <text:p text:style-name="P1163">ScriptPlotWidget and ScriptPlotWindow: </text:p>
                <text:list>
                  <text:list-item>
                    <text:p text:style-name="P1163">the x-range, y-min and y-max input fields accept floats now</text:p>
                  </text:list-item>
                  <text:list-item>
                    <text:p text:style-name="P1163">function setMaxDataPointsPerGraph added</text:p>
                  </text:list-item>
                  <text:list-item>
                    <text:p text:style-name="P1163">QCustomPlot has been updated to version 1.3.2</text:p>
                  </text:list-item>
                  <text:list-item>
                    <text:p text:style-name="P1163">show legend check box added</text:p>
                  </text:list-item>
                  <text:list-item>
                    <text:p text:style-name="P1163">showHelperElements has new arguments</text:p>
                  </text:list-item>
                  <text:list-item>
                    <text:p text:style-name="P1163">signal plotMousePressSignal added</text:p>
                  </text:list-item>
                </text:list>
              </text:list-item>
              <text:list-item>
                <text:p text:style-name="P116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130842896027122" text:continue-numbering="true" text:style-name="L4">
              <text:list-item>
                <text:p text:style-name="P1163">a simple default script editor is included now</text:p>
              </text:list-item>
              <text:list-item>
                <text:p text:style-name="P1163">the sequences- and worker-scripts in the main window tool box are organized in a list view now</text:p>
              </text:list-item>
              <text:list-item>
                <text:p text:style-name="P1163">ScriptPlotWidget and ScriptPlotWindow: </text:p>
                <text:list>
                  <text:list-item>
                    <text:p text:style-name="P1163">show legend check box added</text:p>
                  </text:list-item>
                  <text:list-item>
                    <text:p text:style-name="P1163">showHelperElements has new arguments</text:p>
                  </text:list-item>
                  <text:list-item>
                    <text:p text:style-name="P1163">signal plotMousePressSignal added</text:p>
                  </text:list-item>
                </text:list>
              </text:list-item>
              <text:list-item>
                <text:p text:style-name="P1163">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130843877150516" text:continue-numbering="true" text:style-name="L4">
              <text:list-item>
                <text:p text:style-name="P1163">bug fix: crash if the start button (main window scripts tab) has been pressed with an empty script list </text:p>
              </text:list-item>
              <text:list-item>
                <text:p text:style-name="P1155"><text:span text:style-name="T1">GUI's of paused worker-scripts are disabled (</text:span><text:span text:style-name="T171">greyed</text:span><text:span text:style-name="T1"> out) now</text:span></text:p>
              </text:list-item>
              <text:list-item>
                <text:p text:style-name="P1163">ScriptThread functions added: currentCpuArchitecture, productType, productVersion</text:p>
              </text:list-item>
              <text:list-item>
                <text:p text:style-name="P1163">new sequences and scripts are inserted at the front of their tables now</text:p>
              </text:list-item>
              <text:list-item>
                <text:p text:style-name="P1163">new menus in the script and the send window: move up/down</text:p>
              </text:list-item>
              <text:list-item>
                <text:p text:style-name="P1163">ScriptPlotWidget and ScriptPlotWindow new function added: setUpdateInterval</text:p>
              </text:list-item>
              <text:list-item>
                <text:p text:style-name="P1163">script editor: </text:p>
                <text:list>
                  <text:list-item>
                    <text:p text:style-name="P1163"><text:soft-page-break/>the line number is displayed now</text:p>
                  </text:list-item>
                  <text:list-item>
                    <text:p text:style-name="P1163">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130842835145435" text:continue-numbering="true" text:style-name="L4">
              <text:list-item>
                <text:p text:style-name="P1166">new features:</text:p>
                <text:list>
                  <text:list-item>
                    <text:p text:style-name="P1167">script debugger (worker-scripts) </text:p>
                  </text:list-item>
                  <text:list-item>
                    <text:p text:style-name="P1168">custom script widget</text:p>
                  </text:list-item>
                </text:list>
              </text:list-item>
              <text:list-item>
                <text:p text:style-name="P1169">new script widget class: ScriptCanvas2D</text:p>
              </text:list-item>
              <text:list-item>
                <text:p text:style-name="P1164">ScriptTableWidget functions changed/added: insertWidget, getWidget, cellSelectionChangedSignal, getAllSelectedCells,, <text:span text:style-name="T228">addCanvas2DWidget</text:span></text:p>
              </text:list-item>
              <text:list-item>
                <text:p text:style-name="P1165">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30844361500909" text:continue-numbering="true" text:style-name="L4">
              <text:list-item>
                <text:p text:style-name="P1171">main window send area: sequence-script<text:span text:style-name="T242">s can be used now</text:span></text:p>
              </text:list-item>
              <text:list-item>
                <text:p text:style-name="P1178">main window 'Top' button added</text:p>
              </text:list-item>
              <text:list-item>
                <text:p text:style-name="P1179">sequence and custom console/log scripts: debug support added</text:p>
              </text:list-item>
              <text:list-item>
                <text:p text:style-name="P1181">new custom script widget: <text:span text:style-name="T243">Script</text:span>WebView</text:p>
              </text:list-item>
              <text:list-item>
                <text:p text:style-name="P1170">ScriptCanvas2D <text:span text:style-name="T243">functions added: print, saveToFile</text:span></text:p>
              </text:list-item>
              <text:list-item>
                <text:p text:style-name="P1181">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30843716029613" text:continue-numbering="true" text:style-name="L4">
              <text:list-item>
                <text:p text:style-name="P1172">ScriptThread function added: <text:span text:style-name="T244">availableSerialPorts</text:span></text:p>
              </text:list-item>
              <text:list-item>
                <text:p text:style-name="P1183">script editor: multi-document support, 'open all included scripts' button added</text:p>
              </text:list-item>
              <text:list-item>
                <text:p text:style-name="P1184">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xml:id="list130844772018042" text:continue-numbering="true" text:style-name="L4">
              <text:list-item>
                <text:p text:style-name="P1185"><text:span text:style-name="T254">n</text:span>ew script editor buttons and menus: new script, edit user interface</text:p>
              </text:list-item>
              <text:list-item>
                <text:p text:style-name="P1156"><text:span text:style-name="T130">script editor auto completion</text:span> and <text:span text:style-name="T255">call tips</text:span> <text:span text:style-name="T256">for several objects/functions added: </text:span></text:p>
                <text:list>
                  <text:list-item>
                    <text:p text:style-name="P1156">scriptThread object</text:p>
                  </text:list-item>
                  <text:list-item>
                    <text:p text:style-name="P1156"><text:span text:style-name="T256">s</text:span>everal QtScript functions and objects</text:p>
                  </text:list-item>
                </text:list>
              </text:list-item>
              <text:list-item>
                <text:p text:style-name="P1186">script window and send window menu: 'edit all scripts'</text:p>
              </text:list-item>
              <text:list-item>
                <text:p text:style-name="P1173">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0">sequence and custom console/log script <text:span text:style-name="T257">functions added: byteArrayToString, byteArrayToHexString, stringToArray, addStringToArray</text:span></text:p>
              </text:list-item>
              <text:list-item>
                <text:p text:style-name="P1187">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30842725961043" text:continue-numbering="true" text:style-name="L4">
              <text:list-item>
                <text:p text:style-name="P1174">ScriptThread function<text:span text:style-name="T257">s</text:span> added: <text:span text:style-name="T264">getScriptCommunicatorFolder, getScriptArguments, zipDirectory, zipFiles, extractZipFile and getUserDocumentsFolder</text:span></text:p>
              </text:list-item>
              <text:list-item>
                <text:p text:style-name="P1175"><text:span text:style-name="T269">new default argument in </text:span>ScriptThread.<text:span text:style-name="T269">ceateProcessAsynchronous</text:span></text:p>
              </text:list-item>
              <text:list-item>
                <text:p text:style-name="P1182">new command-line argument: <text:span text:style-name="T270">-minScVersion'version', -A'argument' and -L'library path'</text:span></text:p>
              </text:list-item>
              <text:list-item>
                <text:p text:style-name="P1188">new main window menu: check for updates</text:p>
              </text:list-item>
              <text:list-item>
                <text:p text:style-name="P1189">new file types: .sce (ScriptCommuncator executable) and .scez (ScriptCommuncator executable, zipped)</text:p>
              </text:list-item>
              <text:list-item>
                <text:p text:style-name="P1190">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2082607029" text:style-name="L5">
              <text:list-item>
                <text:p text:style-name="P1191">bug fix: deleting the scez temporary folder failed in some cases</text:p>
              </text:list-item>
              <text:list-item>
                <text:p text:style-name="P1191">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30844591836148" text:continue-numbering="true" text:style-name="L5">
              <text:list-item>
                <text:p text:style-name="P1192">bug fix<text:span text:style-name="T287">es</text:span>: wrong 'send history button' text after sending the history, <text:span text:style-name="T287">the console message color has not been saved</text:span></text:p>
              </text:list-item>
              <text:list-item>
                <text:p text:style-name="P1193">new log option: <text:span text:style-name="T285">'</text:span>append time stamp at log file name<text:span text:style-name="T285">'</text:span></text:p>
              </text:list-item>
              <text:list-item>
                <text:p text:style-name="P1194">new main window button: reopen (is only visible if the log option <text:span text:style-name="T285">'append time stamp at log file name' </text:span>is selected)</text:p>
              </text:list-item>
              <text:list-item>
                <text:p text:style-name="P1195">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30844223249176" text:continue-numbering="true" text:style-name="L5">
              <text:list-item>
                <text:p text:style-name="P1196">new ScriptWidget function: setPaletteColorRgb</text:p>
              </text:list-item>
              <text:list-item>
                <text:p text:style-name="P1198">new script widget: ScriptFontComboBox</text:p>
              </text:list-item>
              <text:list-item>
                <text:p text:style-name="P1199">new and changed ScriptTextEdit functions: lockScrolling, insertHtml and insertPlainText</text:p>
              </text:list-item>
              <text:list-item>
                <text:p text:style-name="P1200">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30844509768373" text:continue-numbering="true" text:style-name="L5">
              <text:list-item>
                <text:p text:style-name="P1201">bug fix: 0xd ('\r') was changed to 0x<text:span text:style-name="T316">a</text:span> ('\n') in the data input fields (main and send window) if the format was changed to 'ascii'</text:p>
              </text:list-item>
              <text:list-item>
                <text:p text:style-name="P1202">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1055525656" text:style-name="L6">
              <text:list-item>
                <text:p text:style-name="P1157"><text:span text:style-name="T133">Linux: changed the config-file directory to </text:span><text:span text:style-name="T76">'/${USER}/home/.config/ScriptCommunicator'</text:span><text:span text:style-name="T133"> </text:span></text:p>
              </text:list-item>
              <text:list-item>
                <text:p text:style-name="P1203">send history: repetition count added </text:p>
              </text:list-item>
              <text:list-item>
                <text:p text:style-name="P1204">main window: quit button added, <text:span text:style-name="T320">merged the connect and disconnect buttons to one button, Action menu added</text:span></text:p>
              </text:list-item>
              <text:list-item>
                <text:p text:style-name="P1197">new <text:span text:style-name="T304">ScriptThread</text:span> function: <text:span text:style-name="T317">addToolBoxPagesToMainWindow</text:span></text:p>
              </text:list-item>
              <text:list-item>
                <text:p text:style-name="P1205">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30843652801359" text:continue-numbering="true" text:style-name="L6">
              <text:list-item>
                <text:p text:style-name="P1159">the console font size can be modified with 'Ctrl' + 'mouse scroll up/down' now</text:p>
              </text:list-item>
              <text:list-item>
                <text:p text:style-name="P1160">send history: the max. number o<text:span text:style-name="T324">f</text:span> repetition<text:span text:style-name="T324">s</text:span> <text:span text:style-name="T323">have been </text:span>changed from 99 to 999999999</text:p>
              </text:list-item>
              <text:list-item>
                <text:p text:style-name="P1161">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xml:id="list130843701051100" text:continue-numbering="true" text:style-name="L6">
              <text:list-item>
                <text:p text:style-name="P1176"><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6">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30844155733186" text:continue-numbering="true" text:style-name="L6">
              <text:list-item>
                <text:p text:style-name="P1207">bug fix: the state of a script which has been started at the start-up of ScriptCommunicator was not shown correct if the user interface could not be found</text:p>
              </text:list-item>
              <text:list-item>
                <text:p text:style-name="P1208">worker, sequence and custom console/log script function added: getAllObjectPropertiesAndFunctions</text:p>
              </text:list-item>
              <text:list-item>
                <text:p text:style-name="P1210">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30843108395254" text:continue-numbering="true" text:style-name="L6">
              <text:list-item>
                <text:p text:style-name="P1211">bug fix: the stop bits, the data bits and the parity (main interface serial port) <text:s/>were not set correctly (except the default settings) </text:p>
              </text:list-item>
              <text:list-item>
                <text:p text:style-name="P1212">script exception-handling improved (in some cases more information is displayed)</text:p>
              </text:list-item>
              <text:list-item>
                <text:p text:style-name="P1213">the TCP server (main interface) can handle multiple TCP clients now</text:p>
              </text:list-item>
              <text:list-item>
                <text:p text:style-name="P1177"><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4">new argument in <text:span text:style-name="T330">scriptThread::</text:span>appendTextToConsole</text:p>
              </text:list-item>
              <text:list-item>
                <text:p text:style-name="P1209">sequence and custom console/log script function added: <text:span text:style-name="T344">appendTextToConsole</text:span></text:p>
              </text:list-item>
              <text:list-item>
                <text:p text:style-name="P1215">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30843642499970" text:continue-numbering="true" text:style-name="L6">
              <text:list-item>
                <text:p text:style-name="P1216">new ScriptTimer functions <text:span text:style-name="T349">and signals</text:span>: setSingleShot, isSingleShot, setInterval, interval, isActive, remainingTime, <text:span text:style-name="T349">timeoutSignal</text:span></text:p>
              </text:list-item>
              <text:list-item>
                <text:p text:style-name="P1217">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3491782360" text:style-name="L7">
              <text:list-item>
                <text:p text:style-name="P1218">ScriptEditor: </text:p>
                <text:list>
                  <text:list-item>
                    <text:p text:style-name="P1218">if the enter key is pressed after a<text:span text:style-name="T350">n unclosed</text:span> '{' then '\n}' is added</text:p>
                  </text:list-item>
                  <text:list-item>
                    <text:p text:style-name="P1219">improved auto-completion</text:p>
                  </text:list-item>
                  <text:list-item>
                    <text:p text:style-name="P1220">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30843953054051" text:continue-numbering="true" text:style-name="L7">
              <text:list-item>
                <text:p text:style-name="P1221">bug fix: </text:p>
                <text:list>
                  <text:list-item>
                    <text:p text:style-name="P1221">possible crash while running a custom log/console script in the script debugger</text:p>
                  </text:list-item>
                  <text:list-item>
                    <text:p text:style-name="P1223">possible crash while running a worker script in the script debugger and receiving data at high data rates</text:p>
                  </text:list-item>
                </text:list>
              </text:list-item>
              <text:list-item>
                <text:p text:style-name="P1224"><text:span text:style-name="T353">n</text:span>ew <text:span text:style-name="T352">worker, </text:span>and <text:span text:style-name="T352">sequence </text:span>script function: calculateCrc8WithPolynomial</text:p>
              </text:list-item>
              <text:list-item>
                <text:p text:style-name="P1225"><text:span text:style-name="T353">n</text:span>ew <text:span text:style-name="T352">worker </text:span>script function: <text:span text:style-name="T354">getMainWindowTitle, setMainWindowTitle</text:span></text:p>
              </text:list-item>
              <text:list-item>
                <text:p text:style-name="P1222">ScriptEditor: removed the adding of '\n' by the script editor</text:p>
              </text:list-item>
              <text:list-item>
                <text:p text:style-name="P1227">main window: worker scripts can be started and stopped by a double click in the script area </text:p>
              </text:list-item>
              <text:list-item>
                <text:p text:style-name="P1226"><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30844500184954" text:continue-numbering="true" text:style-name="L7">
              <text:list-item>
                <text:p text:style-name="P1228">bug fix: </text:p>
                <text:list>
                  <text:list-item>
                    <text:p text:style-name="P1228">error in conv.byteArrayToUint32 (big numbers)</text:p>
                  </text:list-item>
                  <text:list-item>
                    <text:p text:style-name="P1229">under some circumstances the order of the received and sent bytes were <text:soft-page-break/>wrong</text:p>
                  </text:list-item>
                </text:list>
              </text:list-item>
              <text:list-item>
                <text:p text:style-name="P1230">new script converter (conv object) function: unsignedCharToSignedChar</text:p>
              </text:list-item>
              <text:list-item>
                <text:p text:style-name="P1231">new command line option: -C'config file'</text:p>
              </text:list-item>
              <text:list-item>
                <text:p text:style-name="P1232">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30843882643685" text:continue-numbering="true" text:style-name="L7">
              <text:list-item>
                <text:p text:style-name="P1233">new shortcuts in ScriptEditor and ScriptCommunicator</text:p>
              </text:list-item>
              <text:list-item>
                <text:p text:style-name="P1234">ScriptEditor: the font is adjustable now</text:p>
              </text:list-item>
              <text:list-item>
                <text:p text:style-name="P1235">new worker script function<text:span text:style-name="T376">s</text:span>: getSerialPortSignals, <text:span text:style-name="T377">getTimestamp</text:span></text:p>
              </text:list-item>
              <text:list-item>
                <text:p text:style-name="P1236">new ScriptWidget functions: getObjectName, setObjectName</text:p>
              </text:list-item>
              <text:list-item>
                <text:p text:style-name="P1237">new ScriptButton and ScriptToolButton functions: <text:s/>setCheckable, isCheckable, isChecked, setChecked</text:p>
              </text:list-item>
              <text:list-item>
                <text:p text:style-name="P1238">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30842986021675" text:continue-numbering="true" text:style-name="L7">
              <text:list-item>
                <text:p text:style-name="P1239">ScriptStatusBar class removed (replaced by ScriptMainWindow::showMessage)</text:p>
              </text:list-item>
              <text:list-item>
                <text:p text:style-name="P1240">ScriptEditor:</text:p>
                <text:list>
                  <text:list-item>
                    <text:p text:style-name="P1240"><text:span text:style-name="T379">bug fix: </text:span>ScriptButton::clickedSignal was missing in the auto-completion list</text:p>
                  </text:list-item>
                  <text:list-item>
                    <text:p text:style-name="P1241">script file locks added (to prevent opening the same file in multiple instances of Script<text:span text:style-name="T378">Editor</text:span>)</text:p>
                  </text:list-item>
                </text:list>
              </text:list-item>
              <text:list-item>
                <text:p text:style-name="P1242">settings dialog: connect button added</text:p>
              </text:list-item>
              <text:list-item>
                <text:p text:style-name="P1243">if ScriptCommunicator detects that a script file is opened by an instance of ScriptEditor and contains unsaved changes then a message box is displayed</text:p>
              </text:list-item>
              <text:list-item>
                <text:p text:style-name="P1244">new config file extensions (.config, .scripts and .seq)</text:p>
              </text:list-item>
              <text:list-item>
                <text:p text:style-name="P1245">new script converter function: byteArrayToUtf8String</text:p>
              </text:list-item>
              <text:list-item>
                <text:p text:style-name="P1246">new scriptThread function<text:span text:style-name="T390">s</text:span>: getConsoleSettings, <text:span text:style-name="T390">setMainWindowAndTaskBarIcon</text:span></text:p>
              </text:list-item>
              <text:list-item>
                <text:p text:style-name="P1249">new command-line <text:span text:style-name="T388">argument</text:span> -I</text:p>
              </text:list-item>
              <text:list-item>
                <text:p text:style-name="P1250">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130844039994526" text:continue-numbering="true" text:style-name="L7">
              <text:list-item>
                <text:p text:style-name="P1247"><text:span text:style-name="T396">new </text:span>scriptThread function: <text:span text:style-name="T392">processIsRunning</text:span></text:p>
              </text:list-item>
              <text:list-item>
                <text:p text:style-name="P1251">scriptThread function changed: getTimestamp</text:p>
              </text:list-item>
              <text:list-item>
                <text:p text:style-name="P1248"><text:span text:style-name="T396">new ScriptWidget </text:span>function: <text:span text:style-name="T397">createShortCut</text:span></text:p>
              </text:list-item>
              <text:list-item>
                <text:p text:style-name="P1252">bug fix: readAllStandardOutputFromProcess and readAllStandardErrorFromProcess return now if the process has stopped (if isBlocking is true)</text:p>
              </text:list-item>
              <text:list-item>
                <text:p text:style-name="P1253">SCE files are now created in a separate folder.</text:p>
              </text:list-item>
              <text:list-item>
                <text:p text:style-name="P1254">new ScriptLed (CustomWidget) functions: setColorRgb, setFlashRate</text:p>
              </text:list-item>
              <text:list-item>
                <text:p text:style-name="P1255">ScriptEditor: UTF-8 support added</text:p>
              </text:list-item>
              <text:list-item>
                <text:p text:style-name="P1256">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30843441763215" text:continue-numbering="true" text:style-name="L7">
              <text:list-item>
                <text:p text:style-name="P1257">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58">update tab added (settings dialog)</text:p>
              </text:list-item>
              <text:list-item>
                <text:p text:style-name="P1259">ScriptEditor: </text:p>
                <text:list>
                  <text:list-item>
                    <text:p text:style-name="P1259">global variable<text:span text:style-name="T407">s</text:span> are now displayed in the outline window</text:p>
                  </text:list-item>
                  <text:list-item>
                    <text:p text:style-name="P1260">ui window added</text:p>
                  </text:list-item>
                  <text:list-item>
                    <text:p text:style-name="P1261">reload/<text:span text:style-name="T409">close</text:span> button added</text:p>
                  </text:list-item>
                  <text:list-item>
                    <text:p text:style-name="P1262">goto definition added (Ctrl+DoubleClick)</text:p>
                  </text:list-item>
                  <text:list-item>
                    <text:p text:style-name="P1262">improved source parsing</text:p>
                  </text:list-item>
                  <text:list-item>
                    <text:p text:style-name="P1264">icons in the outline windows added</text:p>
                  </text:list-item>
                  <text:list-item>
                    <text:p text:style-name="P1265">find/<text:span text:style-name="T408">replace</text:span> all added</text:p>
                  </text:list-item>
                  <text:list-item>
                    <text:p text:style-name="P1266">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xml:id="list130843446627117" text:continue-numbering="true" text:style-name="L7">
              <text:list-item>
                <text:p text:style-name="P1267">option 'None' for 'send on enter key' added</text:p>
              </text:list-item>
              <text:list-item>
                <text:p text:style-name="P1268">bug fix: ScriptCommunicator could not open the manual if the installation folder contains spaces</text:p>
              </text:list-item>
              <text:list-item>
                <text:p text:style-name="P1269">ScriptEditor:</text:p>
                <text:list>
                  <text:list-item>
                    <text:p text:style-name="P1349">tabs can be moved now</text:p>
                  </text:list-item>
                  <text:list-item>
                    <text:p text:style-name="P1269">Number.api added</text:p>
                  </text:list-item>
                  <text:list-item>
                    <text:p text:style-name="P1271">bool.api added</text:p>
                  </text:list-item>
                  <text:list-item>
                    <text:p text:style-name="P1263">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30843906963906" text:continue-numbering="true" text:style-name="L7">
              <text:list-item>
                <text:p text:style-name="P1272">all text pasted in the consoles ('Ctrl+V') is sent now (if the 'send input' check box is checked)</text:p>
              </text:list-item>
              <text:list-item>
                <text:p text:style-name="P1274"><text:soft-page-break/>Cheetah SPI removed</text:p>
              </text:list-item>
              <text:list-item>
                <text:p text:style-name="P1275">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30844285113497" text:continue-numbering="true" text:style-name="L7">
              <text:list-item>
                <text:p text:style-name="P1273"><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30844636387617" text:continue-numbering="true" text:style-name="L7">
              <text:list-item>
                <text:p text:style-name="P1277">bug fix: instead of one timestamp several timestamps were added to the consoles</text:p>
              </text:list-item>
              <text:list-item>
                <text:p text:style-name="P1277">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78">I2C/SPI slave support added</text:p>
              </text:list-item>
              <text:list-item>
                <text:p text:style-name="P1278">scriptInf object added (worker scripts)</text:p>
              </text:list-item>
              <text:list-item>
                <text:p text:style-name="P1279">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30843937136975" text:continue-numbering="true" text:style-name="L7">
              <text:list-item>
                <text:p text:style-name="P1280">consoles: <text:span text:style-name="T442">performance optimization</text:span><text:span text:style-name="T445">s</text:span></text:p>
              </text:list-item>
              <text:list-item>
                <text:p text:style-name="P1282">the main window 'Scripts tab' accepts Drag&amp;Drop now</text:p>
              </text:list-item>
              <text:list-item>
                <text:p text:style-name="P1282">scripts can be started/stopped with 'Enter' from the main window 'Scripts tab' now</text:p>
              </text:list-item>
              <text:list-item>
                <text:p text:style-name="P1283"><text:span text:style-name="T463">n</text:span>ew ScriptPlotWindow and ScriptPlotWidget functions: setScatterStyle, setLineStyle, <text:span text:style-name="T466">removeDataRangeFromGraph</text:span></text:p>
              </text:list-item>
              <text:list-item>
                <text:p text:style-name="P1284">new ScriptCanvas2D properties and functions: textAlign, setFont, fillText</text:p>
              </text:list-item>
              <text:list-item>
                <text:p text:style-name="P1285">new ScriptWidget function: setAutoFillBackground</text:p>
              </text:list-item>
              <text:list-item>
                <text:p text:style-name="P1286">switched from QCustomPlot 1.3.2 to QCustomPlot 2.0</text:p>
              </text:list-item>
              <text:list-item>
                <text:p text:style-name="P1282">sequences can be sent with 'Alt+Enter' from all input elements now (main window send area and send window)</text:p>
              </text:list-item>
              <text:list-item>
                <text:p text:style-name="P1282">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30844315448257" text:continue-numbering="true" text:style-name="L7">
              <text:list-item>
                <text:p text:style-name="P1287">custom console/log script <text:span text:style-name="T467">functionality removed (worker scripts are much more flexible (exampleScripts\WorkerScripts\MainWindowConsole))</text:span></text:p>
              </text:list-item>
              <text:list-item>
                <text:p text:style-name="P1288">bug fix: print/save console didn't find any console</text:p>
              </text:list-item>
              <text:list-item>
                <text:p text:style-name="P1281">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30844067596736" text:continue-numbering="true" text:style-name="L7">
              <text:list-item>
                <text:p text:style-name="P1289"><text:span text:style-name="T481">b</text:span>ug fix: <text:s/><text:span text:style-name="T474">ScriptPlotWidget::</text:span>plotMousePressSignal <text:span text:style-name="T474">and ScriptPlotWindow:: </text:span>plotMousePressSignal returned wrong mouse positions.</text:p>
              </text:list-item>
              <text:list-item>
                <text:p text:style-name="P1290">ScriptPlotWidget and ScriptPlotWindow: new argument in setInitialAxisRanges, <text:span text:style-name="T477">addGraph accepts now the whole subset of svg color keywords</text:span></text:p>
              </text:list-item>
              <text:list-item>
                <text:p text:style-name="P1290">ScriptPlotWidget and ScriptPlotWindow <text:span text:style-name="T475">new functions and new signal: xRangeChangedSignal, setCurrentAxisRanges, setAutoUpdateEnabled, isAutoUpdateEnabled, updatePlot, setLineWidth, getDataFromGraph</text:span></text:p>
              </text:list-item>
              <text:list-item>
                <text:p text:style-name="P1270">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30843169977019" text:continue-numbering="true" text:style-name="L7">
              <text:list-item>
                <text:p text:style-name="P1293">bug fix: <text:span text:style-name="T486">i</text:span>f a hex string with no spaces was inserted into a send area then it was truncated</text:p>
              </text:list-item>
              <text:list-item>
                <text:p text:style-name="P1276"><text:span text:style-name="T483">bug fix (</text:span>Aardvark I2C/SPI<text:span text:style-name="T484">)</text:span>: <text:span text:style-name="T482">reading more then 128 bytes in on script call did not work</text:span></text:p>
              </text:list-item>
              <text:list-item>
                <text:p text:style-name="P1294">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30843642919290" text:continue-numbering="true" text:style-name="L7">
              <text:list-item>
                <text:p text:style-name="P1295">bug fix: on some platforms the lines in ScriptEditor were overlapping each other</text:p>
              </text:list-item>
              <text:list-item>
                <text:p text:style-name="P1296">main window find tab: the line of the found string is displayed now</text:p>
              </text:list-item>
              <text:list-item>
                <text:p text:style-name="P1297">ScriptEditor: 'go to line' added</text:p>
              </text:list-item>
              <text:list-item>
                <text:p text:style-name="P1291">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30844745387957" text:continue-numbering="true" text:style-name="L7">
              <text:list-item>
                <text:p text:style-name="P1298"><text:span text:style-name="T396">new scriptThread function: </text:span>showOpenFileNamesDialog</text:p>
              </text:list-item>
              <text:list-item>
                <text:p text:style-name="P1299">new WorkerScript: exampleScripts\WorkerScripts\xTerm\xTerm.js (terminal which can interpret xTerm control sequences)</text:p>
              </text:list-item>
              <text:list-item>
                <text:p text:style-name="P1300">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30843782827928" text:continue-numbering="true" text:style-name="L7">
              <text:list-item>
                <text:p text:style-name="P1301">ScriptCommunicator can be build with Qt5.11 now</text:p>
              </text:list-item>
              <text:list-item>
                <text:p text:style-name="P1302">new <text:span text:style-name="T474">ScriptPlotWidget and <text:s/>ScriptPlotWindow </text:span>function: saveAllGraphs</text:p>
              </text:list-item>
              <text:list-item>
                <text:p text:style-name="P1303">bug fix: ScriptCommunicator could not automatically load/find user interface files whose file path contains dots.</text:p>
              </text:list-item>
              <text:list-item>
                <text:p text:style-name="P1304"><text:soft-page-break/>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xml:id="list130844164070967" text:continue-numbering="true" text:style-name="L7">
              <text:list-item>
                <text:p text:style-name="P1305"><text:span text:style-name="T493">n</text:span>ew script converter function: stringToUtf8Array</text:p>
              </text:list-item>
              <text:list-item>
                <text:p text:style-name="P1345"><text:span text:style-name="T524">new <text:s/></text:span><text:span text:style-name="Absatz-Standardschriftart"><text:span text:style-name="T524">ScriptXmlReader function: parseString</text:span></text:span></text:p>
              </text:list-item>
              <text:list-item>
                <text:p text:style-name="P1346"><text:span text:style-name="Absatz-Standardschriftart"><text:span text:style-name="T527">new argument in scriptThread function exitScriptCommunicator</text:span></text:span></text:p>
              </text:list-item>
              <text:list-item>
                <text:p text:style-name="P1347"><text:span text:style-name="Absatz-Standardschriftart"><text:span text:style-name="T528">new script class: ScriptSound</text:span></text:span></text:p>
              </text:list-item>
              <text:list-item>
                <text:p text:style-name="P1348"><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30843224536986" text:continue-numbering="true" text:style-name="L7">
              <text:list-item>
                <text:p text:style-name="P1306">QCustomPlot 2.0.1 is used now</text:p>
              </text:list-item>
              <text:list-item>
                <text:p text:style-name="P1306">new ScriptPlotWidget and ScriptPlotWindow functions: setLocale, showDateTimeAtXAxis</text:p>
              </text:list-item>
              <text:list-item>
                <text:p text:style-name="P1307">new ScriptWidget function: setStyleSheet</text:p>
              </text:list-item>
              <text:list-item>
                <text:p text:style-name="P1308">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30842964585662" text:continue-numbering="true" text:style-name="L7">
              <text:list-item>
                <text:p text:style-name="P1309"><text:span text:style-name="T522">n</text:span>o message box is shown anymore if a worker script tries to connect the main interface and the connection fails</text:p>
              </text:list-item>
              <text:list-item>
                <text:p text:style-name="P1309">CAN ID and type can be selected in the GUI now</text:p>
              </text:list-item>
              <text:list-item>
                <text:p text:style-name="P1292">ScriptPlotWidget and ScriptPlotWindow: <text:span text:style-name="T512">second yAxis added</text:span></text:p>
              </text:list-item>
              <text:list-item>
                <text:p text:style-name="P1310">new console option: wrap lines</text:p>
              </text:list-item>
              <text:list-item>
                <text:p text:style-name="P1311">new scriptInf function: availableSerialPortsExt</text:p>
              </text:list-item>
              <text:list-item>
                <text:p text:style-name="P1312">if scriptInf.checkFileExists is called with isRelativePath=true and path=““ false is returned now</text:p>
              </text:list-item>
              <text:list-item>
                <text:p text:style-name="P1313">new WorkerScript example: MultiSerialPort</text:p>
              </text:list-item>
              <text:list-item>
                <text:p text:style-name="P1313">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30843948258776" text:continue-numbering="true" text:style-name="L7">
              <text:list-item>
                <text:p text:style-name="P1314">bug fix: the background color of the consoles could not be changed if the „dark style“ was used</text:p>
              </text:list-item>
              <text:list-item>
                <text:p text:style-name="P1315">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30844527073721" text:continue-numbering="true" text:style-name="L7">
              <text:list-item>
                <text:p text:style-name="P1314">ScriptGroupBox. SetChecked, isChecked <text:span text:style-name="T588">and checkBoxClickedSignal added</text:span></text:p>
              </text:list-item>
              <text:list-item>
                <text:p text:style-name="P1316">QT 5.14.2 is used now <text:span text:style-name="T589">(Linux 32 is still using 5.5.1)</text:span></text:p>
              </text:list-item>
            </text:list>
          </table:table-cell>
        </table:table-row>
        <table:table-row>
          <table:table-cell table:style-name="Table1.A2" office:value-type="string">
            <text:p text:style-name="P562">5.15</text:p>
          </table:table-cell>
          <table:table-cell table:style-name="Table1.A2" office:value-type="string">
            <text:p text:style-name="P563">2021-<text:span text:style-name="T609">08-</text:span><text:span text:style-name="T610">1</text:span><text:span text:style-name="T609">8</text:span></text:p>
          </table:table-cell>
          <table:table-cell table:style-name="Table1.C2" office:value-type="string">
            <text:list xml:id="list130843611933455" text:continue-numbering="true" text:style-name="L7">
              <text:list-item>
                <text:p text:style-name="P1317">Bug fix: Saving plots in ScriptPlotWidget/ScriptPlotWindow (csv) did not work for big values (e.g. dates)</text:p>
              </text:list-item>
              <text:list-item>
                <text:p text:style-name="P1318">Bug fix: drag&amp;drop did not work on Linux</text:p>
              </text:list-item>
              <text:list-item>
                <text:p text:style-name="P1318">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09">10-06</text:span></text:p>
          </table:table-cell>
          <table:table-cell table:style-name="Table1.C2" office:value-type="string">
            <text:list xml:id="list130844401194902" text:continue-numbering="true" text:style-name="L7">
              <text:list-item>
                <text:p text:style-name="P1319">Bug fix: the editable combo boxes (Settings Window) had a wrong background color if the dark style was used</text:p>
              </text:list-item>
              <text:list-item>
                <text:p text:style-name="P1320">ScriptTimer setTimerType added</text:p>
              </text:list-item>
              <text:list-item>
                <text:p text:style-name="P1321">Bug fix: the file <text:span text:style-name="T591">names were not shown in the file explorer (ScriptEditor)</text:span></text:p>
              </text:list-item>
              <text:list-item>
                <text:p text:style-name="P1322"><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09">03-24</text:span></text:p>
          </table:table-cell>
          <table:table-cell table:style-name="Table1.C2" office:value-type="string">
            <text:list xml:id="list130843132844587" text:continue-numbering="true" text:style-name="L7">
              <text:list-item>
                <text:p text:style-name="P1323">New scriptInf functions: calculateCrc16WithPolynomial and calculateCrc32WithPolynomial</text:p>
              </text:list-item>
              <text:list-item>
                <text:p text:style-name="P1324"><text:span text:style-name="T596">N</text:span>ew ScriptTabWidget functions: removeTab and insertTab</text:p>
              </text:list-item>
              <text:list-item>
                <text:p text:style-name="P1325">New scriptThread functions: activateDarkMode and setApplicationFontSize</text:p>
              </text:list-item>
              <text:list-item>
                <text:p text:style-name="P1325">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09">05-26</text:span></text:p>
          </table:table-cell>
          <table:table-cell table:style-name="Table1.C2" office:value-type="string">
            <text:list xml:id="list130844447466029" text:continue-numbering="true" text:style-name="L7">
              <text:list-item>
                <text:p text:style-name="P1326">New ScriptAction function: setEnabled</text:p>
              </text:list-item>
              <text:list-item>
                <text:p text:style-name="P1327"><text:span text:style-name="T598">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09">10-29</text:span></text:p>
          </table:table-cell>
          <table:table-cell table:style-name="Table1.C2" office:value-type="string">
            <text:list xml:id="list130842766477688" text:continue-numbering="true" text:style-name="L7">
              <text:list-item>
                <text:p text:style-name="P1328">Bug fix: If a script calls stopScript then the execution is stopped immediately now</text:p>
              </text:list-item>
              <text:list-item>
                <text:p text:style-name="P1328">If a window position is invalid (not on a screen) it is shown at the coordinates 0:0 now</text:p>
              </text:list-item>
              <text:list-item>
                <text:p text:style-name="P1329"><text:span text:style-name="T598">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09">2</text:span>023-<text:span text:style-name="T609">02-10</text:span></text:p>
          </table:table-cell>
          <table:table-cell table:style-name="Table1.C2" office:value-type="string">
            <text:list xml:id="list130844323754798" text:continue-numbering="true" text:style-name="L7">
              <text:list-item>
                <text:p text:style-name="P1330">Bug fix: configuration files with special character<text:span text:style-name="T599">s</text:span> like à could not be read</text:p>
              </text:list-item>
              <text:list-item>
                <text:p text:style-name="P1330">scriptThread: the default final XOR value for calculateCrc8WithPolynomial, calculateCrc16WithPolynomial and calculateCrc32WithPolynomial is 0 now</text:p>
              </text:list-item>
              <text:list-item>
                <text:p text:style-name="P1331">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09">03-20</text:span></text:p>
          </table:table-cell>
          <table:table-cell table:style-name="Table1.C2" office:value-type="string">
            <text:list xml:id="list130843936553459" text:continue-numbering="true" text:style-name="L7">
              <text:list-item>
                <text:p text:style-name="P1332">migrated to Qt6.4.2</text:p>
              </text:list-item>
              <text:list-item>
                <text:p text:style-name="P1333">script debugger <text:span text:style-name="T606">removed</text:span></text:p>
              </text:list-item>
              <text:list-item>
                <text:p text:style-name="P1334">ScriptCanvas re<text:span text:style-name="T608">m</text:span>oved</text:p>
              </text:list-item>
              <text:list-item>
                <text:p text:style-name="P1332"><text:soft-page-break/>ScriptThread: renamed sleepFromScript to slee<text:span text:style-name="T604">p</text:span></text:p>
              </text:list-item>
              <text:list-item>
                <text:p text:style-name="P1335"><text:span text:style-name="T603">ScriptWidget::</text:span>getWidgetPointer removed</text:p>
              </text:list-item>
              <text:list-item>
                <text:p text:style-name="P1336">ScriptSound: loopsRemaining, loops and setLoops removed</text:p>
              </text:list-item>
              <text:list-item>
                <text:p text:style-name="P1336">QCustomPlot 2.<text:span text:style-name="T605">1.1 is used now</text:span></text:p>
              </text:list-item>
              <text:list-item>
                <text:p text:style-name="P1337">ScriptEditor: migrated to Qscintilla 2.13.4</text:p>
              </text:list-item>
              <text:list-item>
                <text:p text:style-name="P1338">ScriptThread functions added: getUserHomeFolder, getUserConfigFolder and getUserGenericConfigFolder</text:p>
              </text:list-item>
              <text:list-item>
                <text:p text:style-name="P1339">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xml:id="list130844245178046" text:continue-numbering="true" text:style-name="L7">
              <text:list-item>
                <text:p text:style-name="P1340">Bug fix: the worker script function ‘stopFunction’ was not called</text:p>
              </text:list-item>
              <text:list-item>
                <text:p text:style-name="P1341">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xml:id="list130843594389028" text:continue-numbering="true" text:style-name="L7">
              <text:list-item>
                <text:p text:style-name="P1342">Bug fix: CAN message with no data bytes were not sent</text:p>
              </text:list-item>
              <text:list-item>
                <text:p text:style-name="P1342">New options for the input fi<text:span text:style-name="T611">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xml:id="list130844352238438" text:continue-numbering="true" text:style-name="L7">
              <text:list-item>
                <text:p text:style-name="P1343">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80">2023-07-04</text:p>
          </table:table-cell>
          <table:table-cell table:style-name="Table1.C2" office:value-type="string">
            <text:list xml:id="list130844834285688" text:continue-numbering="true" text:style-name="L7">
              <text:list-item>
                <text:p text:style-name="P1343">The default position of a script user interface is the <text:span text:style-name="T612">position </text:span>main window now</text:p>
              </text:list-item>
              <text:list-item>
                <text:p text:style-name="P1344">Sequence script functionality removed from the main window</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79"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81"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429cm" svg:y="0.164cm" svg:width="16.2cm" svg:height="11.839cm" draw:z-index="31"><draw:image xlink:href="Pictures/10000001000005EC00000454DF4F05EFDBEA68B9.png" xlink:type="simple" xlink:show="embed" xlink:actuate="onLoad" draw:mime-type="image/png"/></draw:frame></text:p>
      <text:p text:style-name="P2">The main window contains:</text:p>
      <text:list xml:id="list130843445879502" text:continue-list="list40164633" text:style-name="L8">
        <text:list-item>
          <text:p text:style-name="P854">the consoles which shows:</text:p>
          <text:list>
            <text:list-item>
              <text:p text:style-name="P854">the sent data</text:p>
            </text:list-item>
            <text:list-item>
              <text:p text:style-name="P854">the received data</text:p>
            </text:list-item>
            <text:list-item>
              <text:p text:style-name="P854">time stamps</text:p>
            </text:list-item>
            <text:list-item>
              <text:p text:style-name="P854">messages added with the add message dialog</text:p>
              <text:p text:style-name="P855"/>
            </text:list-item>
          </text:list>
        </text:list-item>
      </text:list>
      <text:p text:style-name="P285">Note: <text:span text:style-name="T322">T</text:span><text:span text:style-name="T321">he console font size can be modified with 'Ctrl' + 'mouse scroll up/down'.</text:span></text:p>
      <text:p text:style-name="P484"/>
      <text:list xml:id="list130843894793179" text:continue-numbering="true" text:style-name="L8">
        <text:list-item>
          <text:p text:style-name="P854">a multi-line send area</text:p>
        </text:list-item>
        <text:list-item>
          <text:p text:style-name="P854">the send input check box: if checked all text entered in a console will be sent</text:p>
        </text:list-item>
        <text:list-item>
          <text:p text:style-name="P1094">a menu and the following buttons:</text:p>
          <text:list>
            <text:list-item>
              <text:p text:style-name="P854">Connect: connects the main interface (the configuration of the main interface is done in the configure dialog)</text:p>
            </text:list-item>
            <text:list-item>
              <text:p text:style-name="P854">Disconnect: disconnects the main interface</text:p>
            </text:list-item>
            <text:list-item>
              <text:p text:style-name="P854">Settings: shows the settings dialog</text:p>
            </text:list-item>
            <text:list-item>
              <text:p text:style-name="P854"><text:soft-page-break/>Sending: shows the send dialog</text:p>
            </text:list-item>
            <text:list-item>
              <text:p text:style-name="P854">Scripts: shows the scripts dialog</text:p>
            </text:list-item>
            <text:list-item>
              <text:p text:style-name="P854">Clear button: clears all consoles</text:p>
            </text:list-item>
            <text:list-item>
              <text:p text:style-name="P854">Lock scrolling: prevents the automatic scrolling in the consoles (if new data is added to a console the <text:span text:style-name="T286">cursor</text:span> moves to the end of the console)</text:p>
            </text:list-item>
            <text:list-item>
              <text:p text:style-name="P854">Add message: shows the add message dialog</text:p>
            </text:list-item>
            <text:list-item>
              <text:p text:style-name="P859">Top: brings all windows to top/foreground</text:p>
            </text:list-item>
            <text:list-item>
              <text:p text:style-name="P1350">Reopen: reopen all logs (is only visible if the log option <text:span text:style-name="T285">'append time stamp at log file name' </text:span>is selected)</text:p>
            </text:list-item>
          </text:list>
        </text:list-item>
        <text:list-item>
          <text:p text:style-name="P860">if the current connection type is serial port:</text:p>
          <text:list>
            <text:list-item>
              <text:p text:style-name="P854">a check box for setting/clearing the DTR (data terminal ready) pin (default=1)</text:p>
            </text:list-item>
            <text:list-item>
              <text:p text:style-name="P854">a check box for setting/clearing the RTS (request to send) pin (default=0)</text:p>
            </text:list-item>
          </text:list>
        </text:list-item>
      </text:list>
      <text:p text:style-name="P50"/>
      <text:list xml:id="list130843356677685" text:continue-numbering="true" text:style-name="L8">
        <text:list-item>
          <text:p text:style-name="P854">a sequence area in which the sequences from the send window can be sent</text:p>
        </text:list-item>
        <text:list-item>
          <text:p text:style-name="P854">a script area in which the scripts from the script window can be started <text:span text:style-name="T229">(normal and in a script-debugger</text:span>, stopped and paused<text:span text:style-name="T355">)</text:span></text:p>
        </text:list-item>
        <text:list-item>
          <text:p text:style-name="P854">a find text in console area in which a console text can be searched (in the visible console)</text:p>
        </text:list-item>
        <text:list-item>
          <text:p text:style-name="P854">the send history</text:p>
        </text:list-item>
      </text:list>
      <text:p text:style-name="P288"/>
      <text:h text:style-name="P681"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1">the main interface settings (serial port tab, sockets tab, <text:span text:style-name="T436">aardvark</text:span> <text:span text:style-name="T423">I2c/</text:span>S<text:span text:style-name="T436">pi</text:span> tab and <text:span text:style-name="T436">pcan</text:span> tab)</text:p>
        </text:list-item>
        <text:list-item>
          <text:p text:style-name="P861">the console settings (the console options <text:span text:style-name="T437">and the colors </text:span>tab)</text:p>
        </text:list-item>
        <text:list-item>
          <text:p text:style-name="P861"><text:soft-page-break/>the log settings (the log options tab)</text:p>
        </text:list-item>
        <text:list-item>
          <text:p text:style-name="P862">the update proxy settings (the update tab)</text:p>
        </text:list-item>
        <text:list-item>
          <text:p text:style-name="P861">the path to the external script editor (for editing a script in the script window)</text:p>
        </text:list-item>
        <text:list-item>
          <text:p text:style-name="P863">activate/deactivate the dark mode </text:p>
          <text:p text:style-name="P864"/>
        </text:list-item>
      </text:list>
      <text:p text:style-name="P288">Note: To<text:span text:style-name="T587"> close this dialog press the close button or press Ctrl+Shift+X.</text:span></text:p>
      <text:p text:style-name="P288"/>
      <text:h text:style-name="P681"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6"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6"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4086451123" text:style-name="L12">
        <text:list-item>
          <text:p text:style-name="P865">a data input field</text:p>
        </text:list-item>
        <text:list-item>
          <text:p text:style-name="P865">a script path filed</text:p>
        </text:list-item>
        <text:list-item>
          <text:p text:style-name="P865">a send button which sends the data</text:p>
        </text:list-item>
        <text:list-item>
          <text:p text:style-name="P865">a format combo box which sets the format of the data which shall be sent </text:p>
        </text:list-item>
        <text:list-item>
          <text:p text:style-name="P865">a Repetition field which sets the number repetitions (if 0 is entered the data is sent only once, if 1 is entered the data is sent twice)</text:p>
        </text:list-item>
        <text:list-item>
          <text:p text:style-name="P865">a pause field which sets the pause in milliseconds between two repetitions</text:p>
        </text:list-item>
        <text:list-item>
          <text:p text:style-name="P865">a progress bar which shows the progress while sending data</text:p>
          <text:p text:style-name="P866"/>
          <text:p text:style-name="P1051"><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text:soft-page-break/></text:p>
      <text:p text:style-name="P334">Note: </text:p>
      <text:p text:style-name="P334">If ScriptCommunicator is connected to a <text:span text:style-name="T422">I2C</text:span> <text:span text:style-name="T439">master </text:span>interface the send bytes <text:span text:style-name="T422">are</text:span>:</text:p>
      <text:list xml:id="list3945912328" text:style-name="L13">
        <text:list-item>
          <text:p text:style-name="P867">Byte 0= flags bits (1=10 bit address, 2=combined FMT, 4=no stop condition)</text:p>
        </text:list-item>
        <text:list-item>
          <text:p text:style-name="P867">Byte 1-2 (MSB)= I2C address</text:p>
        </text:list-item>
        <text:list-item>
          <text:p text:style-name="P867">Byte 3-4 (MSB)= number of bytes to read</text:p>
        </text:list-item>
        <text:list-item>
          <text:p text:style-name="P867">Byte 5-n= the data which shall be sent</text:p>
        </text:list-item>
      </text:list>
      <text:p text:style-name="P288"/>
      <text:h text:style-name="P693" text:outline-level="4"><text:bookmark-start text:name="__RefHeading__20016_1662152207"/>Change the sequence configuration<text:bookmark-end text:name="__RefHeading__20016_1662152207"/></text:h>
      <text:p text:style-name="P2">Following is implemented:</text:p>
      <text:list xml:id="list1373325308" text:style-name="L14">
        <text:list-item>
          <text:p text:style-name="P1052"><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53"><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3"><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3"><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53"><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53"><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52"><text:span text:style-name="Absatz-Standardschriftart"><text:span text:style-name="T524">move the selected sequence up: select the corresponding sequence and press Ctrl+Up or menu sequence/move up</text:span></text:span></text:p>
        </text:list-item>
        <text:list-item>
          <text:p text:style-name="P1052"><text:span text:style-name="Absatz-Standardschriftart"><text:span text:style-name="T524">move the selected sequence down: select the corresponding sequence and press Ctrl+Down or menu sequence/move down</text:span></text:span></text:p>
        </text:list-item>
        <text:list-item>
          <text:p text:style-name="P1053"><text:span text:style-name="Absatz-Standardschriftart"><text:span text:style-name="T530">edit all sequence scripts: press <text:s/>Ctrl+Shift+A or menu single sequence/edit all sequence scripts</text:span></text:span></text:p>
        </text:list-item>
        <text:list-item>
          <text:p text:style-name="P1052"><text:span text:style-name="Absatz-Standardschriftart"><text:span text:style-name="T524">save the sequence config: <text:s/>Ctrl+S or menu config/save config </text:span></text:span></text:p>
        </text:list-item>
        <text:list-item>
          <text:p text:style-name="P1052"><text:span text:style-name="Absatz-Standardschriftart"><text:span text:style-name="T524">save the sequence config under a new name (save as): <text:s/>Menu config/save config as</text:span></text:span></text:p>
        </text:list-item>
        <text:list-item>
          <text:p text:style-name="P1052"><text:span text:style-name="Absatz-Standardschriftart"><text:span text:style-name="T524">load another sequence config: <text:s/>Ctrl+L or menu config/load config </text:span></text:span></text:p>
        </text:list-item>
        <text:list-item>
          <text:p text:style-name="P1052"><text:span text:style-name="Absatz-Standardschriftart"><text:span text:style-name="T524">unload the current sequence config: menu config/unload config </text:span></text:span></text:p>
        </text:list-item>
      </text:list>
      <text:p text:style-name="P367"><text:span text:style-name="Absatz-Standardschriftart"/></text:p>
      <text:p text:style-name="P660"><text:span text:style-name="Absatz-Standardschriftart"><text:span text:style-name="T531">Note:</text:span></text:span></text:p>
      <text:p text:style-name="P614"><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81" text:outline-level="2"><text:bookmark-start text:name="__RefHeading__5904_596565095"/><text:bookmark-start text:name="_Toc403041632"/>Scripts dialog<text:bookmark-end text:name="__RefHeading__5904_596565095"/><text:bookmark-end text:name="_Toc403041632"/></text:h>
      <text:list xml:id="list130844296290550" text:continue-list="list4086451123" text:style-name="L12">
        <text:list-header>
          <text:p text:style-name="P1051"><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130843938476652" text:continue-list="list3945912328" text:style-name="L13">
        <text:list-item>
          <text:p text:style-name="P868">Change the script configuration (the content of the script table)</text:p>
        </text:list-item>
        <text:list-item>
          <text:p text:style-name="P868">Create and edit scripts and ui (user interface) files</text:p>
        </text:list-item>
        <text:list-item>
          <text:p text:style-name="P868">Load and save the script configuration (the content of the script table)</text:p>
        </text:list-item>
        <text:list-item>
          <text:p text:style-name="P868">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3" text:outline-level="4"><text:bookmark-start text:name="__RefHeading__6580_596565095"/>Change the script configuration<text:bookmark-end text:name="__RefHeading__6580_596565095"/></text:h>
      <text:p text:style-name="P2">Following is implemented:</text:p>
      <text:list xml:id="list130844567952716" text:continue-list="list1373325308" text:style-name="L14">
        <text:list-item>
          <text:p text:style-name="P869">Add scripts to the script table: <text:s/>Ctrl+A or menu script/addscript</text:p>
        </text:list-item>
        <text:list-item>
          <text:p text:style-name="P869">Remove script from the script table: select the corresponding row and press Ctrl+R or menu script/remove script</text:p>
        </text:list-item>
        <text:list-item>
          <text:p text:style-name="P869">Change the path to a script in the script table: double click on the corresponding entry in path column</text:p>
        </text:list-item>
        <text:list-item>
          <text:p text:style-name="P869">Add an ui file to a script: double click on the corresponding empty entry in ui column</text:p>
        </text:list-item>
        <text:list-item>
          <text:p text:style-name="P869">Remove an ui file from the script table: select the corresponding row and press Ctrl+Shift+R or menu script/remove ui</text:p>
        </text:list-item>
        <text:list-item>
          <text:p text:style-name="P869">Change the path to an ui file in the script table: double click on the corresponding entry in ui column</text:p>
        </text:list-item>
        <text:list-item>
          <text:p text:style-name="P1052"><text:span text:style-name="Absatz-Standardschriftart"><text:span text:style-name="T524">move the selected script up: select the corresponding script and press <text:s/>Ctrl+Up or menu script/move up</text:span></text:span></text:p>
        </text:list-item>
        <text:list-item>
          <text:p text:style-name="P1052"><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4" text:outline-level="4"><text:bookmark-start text:name="__RefHeading__6582_596565095"/>Create and edit scripts/ui (user interface) files<text:bookmark-end text:name="__RefHeading__6582_596565095"/></text:h>
      <text:p text:style-name="P2">Following is implemented:</text:p>
      <text:list xml:id="list130844347054203" text:continue-numbering="true" text:style-name="L14">
        <text:list-item>
          <text:p text:style-name="P869">Edit a script (with an external script editor): select the corresponding row and press Ctrl+E menu script/edit script</text:p>
        </text:list-item>
        <text:list-item>
          <text:p text:style-name="P869">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9">Edit an ui file (with QtDesigner): select the corresponding row <text:s/>and press Ctrl+Shift+E or the menu script/edit ui</text:p>
        </text:list-item>
        <text:list-item>
          <text:p text:style-name="P869">Create <text:span text:style-name="T342">new </text:span>ui file: select the corresponding row and press Ctrl+Shift+<text:span text:style-name="T342">N</text:span> or the menu script/<text:span text:style-name="T342">new</text:span> ui</text:p>
        </text:list-item>
        <text:list-item>
          <text:p text:style-name="P1053"><text:span text:style-name="Absatz-Standardschriftart"><text:span text:style-name="T530">Edit all scripts: press Ctrl+Shift+A or menu script/edit all sequence scripts</text:span></text:span></text:p>
          <text:p text:style-name="P870"/>
        </text:list-item>
      </text:list>
      <text:h text:style-name="P694" text:outline-level="4"><text:bookmark-start text:name="__RefHeading__6584_596565095"/>Load and save the script configuration (the content of the script table)<text:bookmark-end text:name="__RefHeading__6584_596565095"/></text:h>
      <text:p text:style-name="P2">Following is implemented:</text:p>
      <text:list xml:id="list130843805475978" text:continue-numbering="true" text:style-name="L14">
        <text:list-item>
          <text:p text:style-name="P869">Load a script configuration from a file: Ctrl+L or menu script config/load config</text:p>
        </text:list-item>
        <text:list-item>
          <text:p text:style-name="P869">Unload the current script configuration: Ctrl+U or menu script config/unload config</text:p>
        </text:list-item>
        <text:list-item>
          <text:p text:style-name="P869">Save the current script configuration: Ctrl+S or menu script config/save config</text:p>
        </text:list-item>
        <text:list-item>
          <text:p text:style-name="P869">Save config as (opens a save dialog, where a file name can be chosen): Ctrl+Shift+S or menu script config/save config as</text:p>
          <text:p text:style-name="P869"/>
        </text:list-item>
      </text:list>
      <text:h text:style-name="P694" text:outline-level="4"><text:bookmark-start text:name="__RefHeading__6586_596565095"/>Start, <text:span text:style-name="T245">debug</text:span>, pause and stop scripts<text:bookmark-end text:name="__RefHeading__6586_596565095"/></text:h>
      <text:p text:style-name="P2">Following is implemented:</text:p>
      <text:list xml:id="list130842943824133" text:continue-numbering="true" text:style-name="L14">
        <text:list-item>
          <text:p text:style-name="P869">Start a script: select the corresponding row and press the start button <text:span text:style-name="T367">or press Ctrl+1</text:span></text:p>
        </text:list-item>
        <text:list-item>
          <text:p text:style-name="P871"><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1">Pause a running script: select the corresponding row and press the pause button <text:span text:style-name="T367">or press Ctrl+2</text:span></text:p>
        </text:list-item>
        <text:list-item>
          <text:p text:style-name="P871">Stop a running <text:span text:style-name="T367">or paused </text:span>script: select the corresponding row and press the stop button <text:span text:style-name="T367">or press Ctrl+3</text:span></text:p>
        </text:list-item>
      </text:list>
      <text:p text:style-name="P335"/>
      <text:p text:style-name="P335">Note:</text:p>
      <text:p text:style-name="P335">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ext:soft-page-break/>To clear the console press the clear button or press or press Ctrl+Shift+C.</text:p>
      <text:p text:style-name="P333">To close this dialog press the close button + press Ctrl+<text:span text:style-name="T368">Shift+</text:span>X.</text:p>
      <text:h text:style-name="P681"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695"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130843272737426" text:continue-numbering="true" text:style-name="L14">
        <text:list-item>
          <text:p text:style-name="P872">Load a configuration from a file: Ctrl+L or menu <text:span text:style-name="T273">Config</text:span>/load config</text:p>
        </text:list-item>
        <text:list-item>
          <text:p text:style-name="P872">Unload the current configuration: Ctrl+U or menu <text:span text:style-name="T273">Config</text:span>/unload config</text:p>
        </text:list-item>
        <text:list-item>
          <text:p text:style-name="P872">Save the current configuration: Ctrl+S or menu <text:span text:style-name="T273">Config</text:span>/save config</text:p>
        </text:list-item>
        <text:list-item>
          <text:p text:style-name="P873">Save config as (opens a save dialog, where a file name can be <text:span text:style-name="T273">chosen</text:span>): Ctrl+Shift+S or menu <text:span text:style-name="T273">Config</text:span>/save config as</text:p>
        </text:list-item>
      </text:list>
      <text:p text:style-name="P5"/>
      <text:h text:style-name="P694" text:outline-level="4">Generate a sce or scez file</text:h>
      <text:p text:style-name="P338">To create a sce <text:span text:style-name="T274">or a scez file the corresponding entries in the 'Generate' menu must be used.</text:span></text:p>
      <text:p text:style-name="P338"/>
      <text:p text:style-name="P339">Note: </text:p>
      <text:list text:style-name="L15">
        <text:list-item>
          <text:p text:style-name="P874">To generate a sce or a scez file at least one 'executable script' must be in the file table (a file marked with this type is started by ScriptCommunicator as script) and the sce file name must be set.</text:p>
        </text:list-item>
        <text:list-item>
          <text:p text:style-name="P1055"><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74">To close this dialog press Ctrl+Shift+X.</text:p>
        </text:list-item>
        <text:list-item>
          <text:p text:style-name="P1054"><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75"><text:span text:style-name="T406">I</text:span>f you have associated the .scez and the .sce file ending with ScriptCommunicator then you can simply double click on the file to execute it.</text:p>
        </text:list-item>
      </text:list>
      <text:p text:style-name="P340"/>
      <text:h text:style-name="P852" text:outline-level="5">File table</text:h>
      <text:p text:style-name="P52">The file table contains following columns:</text:p>
      <text:list text:style-name="L16">
        <text:list-item>
          <text:p text:style-name="P1095">sub directory: contains the directory of the file entry inside the sce folder</text:p>
        </text:list-item>
        <text:list-item>
          <text:p text:style-name="P1096">file type: the type of the file entry</text:p>
        </text:list-item>
        <text:list-item>
          <text:p text:style-name="P1096">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7">executable script: a file marked with this type is started by ScriptCommunicator (during the sce or scez file execution)the </text:p>
        </text:list-item>
        <text:list-item>
          <text:p text:style-name="P1097">lib: the sub directory of this file is added to the ScriptCommunicator library path (if you need extra libraries (e.g. for a custom widget) then add the libraries with this file type)</text:p>
        </text:list-item>
        <text:list-item>
          <text:p text:style-name="P1097">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2"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2" text:outline-level="5">Options and sce file area</text:h>
      <text:p text:style-name="P54">In this area following options can be set:</text:p>
      <text:list text:style-name="L18">
        <text:list-item>
          <text:p text:style-name="P1098">min. version: <text:span text:style-name="T276">the minimum version of ScriptCommunicator which is needed to execute the current scripts</text:span></text:p>
        </text:list-item>
        <text:list-item>
          <text:p text:style-name="P1098">with script window: <text:span text:style-name="T276">the script windows shall be shown (per default minimized)</text:span></text:p>
        </text:list-item>
        <text:list-item>
          <text:p text:style-name="P1098">not minim<text:span text:style-name="T276">i</text:span>zed: <text:span text:style-name="T276">the script window shall not be minimized</text:span></text:p>
        </text:list-item>
        <text:list-item>
          <text:p text:style-name="P1099">sce file: <text:span text:style-name="T276">the sce file path</text:span></text:p>
        </text:list-item>
      </text:list>
      <text:p text:style-name="P54"/>
      <text:p text:style-name="P55">Note:</text:p>
      <text:p text:style-name="P613"><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1" text:outline-level="2"><text:bookmark-start text:name="__RefHeading__5844_1858286537"/><text:soft-page-break/>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1"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9"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100">the main configuration file</text:p>
        </text:list-item>
        <text:list-item>
          <text:p text:style-name="P1100">the sequences configuration file</text:p>
        </text:list-item>
        <text:list-item>
          <text:p text:style-name="P1100">the scripts configuration file</text:p>
        </text:list-item>
        <text:list-item>
          <text:p text:style-name="P1101">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1"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2">all settings from the settings dialog</text:p>
        </text:list-item>
        <text:list-item>
          <text:p text:style-name="P1102">the sizes and positions of all ScriptCommunicator windows</text:p>
        </text:list-item>
        <text:list-item>
          <text:p text:style-name="P1102">the data of the cyclic send area in the send window</text:p>
        </text:list-item>
        <text:list-item>
          <text:p text:style-name="P1102">the send history</text:p>
        </text:list-item>
        <text:list-item>
          <text:p text:style-name="P1102">the data of the send area in the main window</text:p>
        </text:list-item>
        <text:list-item>
          <text:p text:style-name="P1102">the name/path of the used sequence configuration file</text:p>
        </text:list-item>
        <text:list-item>
          <text:p text:style-name="P1102">the name/path of the use script configuration file</text:p>
          <text:p text:style-name="P1102"/>
        </text:list-item>
      </text:list>
      <text:p text:style-name="P36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1" text:outline-level="2"><text:bookmark-start text:name="__RefHeading__20290_1662152207"/><text:soft-page-break/>Sequence configuration file<text:bookmark-end text:name="__RefHeading__20290_1662152207"/></text:h>
      <text:list xml:id="list1881670324" text:style-name="L21">
        <text:list-header>
          <text:p text:style-name="P1056"><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1" text:outline-level="2"><text:bookmark-start text:name="__RefHeading__20292_1662152207"/>Script configuration file<text:bookmark-end text:name="__RefHeading__20292_1662152207"/></text:h>
      <text:list xml:id="list130843561805333" text:continue-numbering="true" text:style-name="L21">
        <text:list-header>
          <text:p text:style-name="P1056"><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1"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9"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2019088278" text:style-name="L22">
        <text:list-item>
          <text:p text:style-name="P1353"><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3"><text:span text:style-name="T193">-L: </text:span><text:span text:style-name="T196">adds an additional library path (e.g. for loading a custom script widget)</text:span></text:p>
        </text:list-item>
        <text:list-item>
          <text:p text:style-name="P1103"><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3"><text:span text:style-name="T197">-</text:span><text:span text:style-name="T193">P: adds an additional folder to the ScriptCommunicator plug-in (custom script widgets) search path</text:span></text:p>
        </text:list-item>
        <text:list-item>
          <text:p text:style-name="P1103"><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2"><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2"><text:span text:style-name="T172">ScriptCommunicator.exe -</text:span><text:span text:style-name="T173">C</text:span><text:span text:style-name="T172">C:\initialSettingsWin2.</text:span><text:span text:style-name="T174">config -</text:span><text:span text:style-name="T175">IC:\myIcon.ico</text:span></text:p>
      <text:h text:style-name="P682"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xml:id="list130844086127999" text:continue-numbering="true" text:style-name="L22">
        <text:list-item>
          <text:p text:style-name="P1104">-withScriptWindow: the script windows shall be shown (per default minimized)</text:p>
        </text:list-item>
        <text:list-item>
          <text:p text:style-name="P1105">-<text:span text:style-name="T187">notMinimized: the script window shall not be minimized</text:span></text:p>
        </text:list-item>
        <text:list-item>
          <text:p text:style-name="P1105"><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xml:id="list130843959716566" text:continue-numbering="true" text:style-name="L22">
        <text:list-item>
          <text:p text:style-name="P1105">no ScriptCommunicator window is visible per default (only the script window can be shown (-withScriptWindow))</text:p>
          <text:p text:style-name="P1105"/>
        </text:list-item>
      </text:list>
      <text:p text:style-name="P10">Program termination without the argument withScriptWindow:</text:p>
      <text:list text:style-name="L23">
        <text:list-item>
          <text:p text:style-name="P1106">if all worker scripts are stopped ScriptCommunicator exits automatically</text:p>
        </text:list-item>
        <text:list-item>
          <text:p text:style-name="P1106">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07">ScriptCommunicator exits automatically if the script window has been closed</text:p>
        </text:list-item>
        <text:list-item>
          <text:p text:style-name="P1107">a call to scriptThread.exitScriptCommunicator(<text:span text:style-name="T494">Number exitCode</text:span>) exits ScriptCommunicator</text:p>
        </text:list-item>
      </text:list>
      <text:h text:style-name="P687"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4"><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5">If a sce file is in the command-line arguments then the option -C (configuration file) is ignored.</text:p>
        </text:list-item>
      </text:list>
      <text:h text:style-name="P687"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8">s</text:span><text:span text:style-name="T524">: </text:span></text:p>
      <text:list text:style-name="L26">
        <text:list-item>
          <text:p text:style-name="P1357"><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6">If a scez file is in the command-line arguments then the option -C (configuration file) is ignored.</text:p>
          <text:p text:style-name="P1356"/>
        </text:list-item>
      </text:list>
      <text:p text:style-name="P8"><text:span text:style-name="T282">If </text:span>ScriptCommunicator <text:span text:style-name="T282">is started with this kind of file then ScriptCommunicator:</text:span></text:p>
      <text:list text:style-name="L27">
        <text:list-item>
          <text:p text:style-name="P1108">checks the SHA-512 hash</text:p>
        </text:list-item>
        <text:list-item>
          <text:p text:style-name="P1108">unzips <text:span text:style-name="T283">the scez file </text:span>into the temporary folder 'user documents folder'/'time in milliseconds since epoche'</text:p>
        </text:list-item>
        <text:list-item>
          <text:p text:style-name="P1108">starts all executable scripts</text:p>
        </text:list-item>
        <text:list-item>
          <text:p text:style-name="P1358"><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9"><text:span text:style-name="Absatz-Standardschriftart"><text:span text:style-name="T145">contains all necessary ScriptCommunictor files</text:span></text:span></text:p>
        </text:list-item>
        <text:list-item>
          <text:p text:style-name="P1359"><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60"><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0"><text:span text:style-name="Absatz-Standardschriftart"><text:span text:style-name="T145">copy the created sce folder to ScriptCommunicator\winRarSfx</text:span></text:span></text:p>
        </text:list-item>
        <text:list-item>
          <text:p text:style-name="P1360"><text:span text:style-name="Absatz-Standardschriftart"><text:span text:style-name="T145">open ScriptCommunicator\winRarSfx\create.bat</text:span></text:span></text:p>
        </text:list-item>
        <text:list-item>
          <text:p text:style-name="P1360"><text:span text:style-name="Absatz-Standardschriftart"><text:span text:style-name="T145">replace the path to winrar (1. argument)</text:span></text:span></text:p>
        </text:list-item>
        <text:list-item>
          <text:p text:style-name="P1360"><text:span text:style-name="Absatz-Standardschriftart"><text:span text:style-name="T145">replace name the sfx file name (2. argument)</text:span></text:span></text:p>
        </text:list-item>
        <text:list-item>
          <text:p text:style-name="P1360"><text:span text:style-name="Absatz-Standardschriftart"><text:span text:style-name="T145">replace the sce folder name (3. argument)</text:span></text:span></text:p>
        </text:list-item>
        <text:list-item>
          <text:p text:style-name="P1360"><text:span text:style-name="Absatz-Standardschriftart"><text:span text:style-name="T145">replace the name of the sce file within the sce folder (4. argument)</text:span></text:span></text:p>
        </text:list-item>
        <text:list-item>
          <text:p text:style-name="P1360"><text:span text:style-name="Absatz-Standardschriftart"><text:span text:style-name="T145">replace or remove (the argument is optional) the name of the icon file (5. argument, this file must be within the sce folder)</text:span></text:span></text:p>
        </text:list-item>
        <text:list-item>
          <text:p text:style-name="P1360"><text:span text:style-name="Absatz-Standardschriftart"><text:span text:style-name="T145">execute create.bat</text:span></text:span></text:p>
        </text:list-item>
      </text:list>
      <text:p text:style-name="P672"><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1"><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1"><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3"><text:span text:style-name="Absatz-Standardschriftart"/></text:p>
      <text:p text:style-name="P673"><text:span text:style-name="Absatz-Standardschriftart"/></text:p>
      <text:p text:style-name="P673"><text:span text:style-name="Absatz-Standardschriftart"/></text:p>
      <text:p text:style-name="P673"><text:span text:style-name="Absatz-Standardschriftart"/></text:p>
      <text:p text:style-name="P673"><text:span text:style-name="Absatz-Standardschriftart"/></text:p>
      <text:h text:style-name="P679"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679"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6"><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2"><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2"><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77"><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3"><text:span text:style-name="Absatz-Standardschriftart"><text:span text:style-name="T524">set the path to the user interface in the script window (the user interface will be loaded automatically when the script starts)</text:span></text:span></text:p>
        </text:list-item>
        <text:list-item>
          <text:p text:style-name="P1363"><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1"><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1"><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1"><text:span text:style-name="Absatz-Standardschriftart"><text:span text:style-name="T192">}</text:span></text:span></text:p>
      <text:h text:style-name="P681"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1"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6" text:outline-level="3"><text:bookmark-start text:name="__RefHeading__14793_1904129960"/><text:bookmark-start text:name="_Toc403041654"/>M<text:bookmark-end text:name="_Toc403041654"/>ain interface<text:bookmark-end text:name="__RefHeading__14793_1904129960"/></text:h>
      <text:p text:style-name="P35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686"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686" text:outline-level="3"><text:bookmark-start text:name="__RefHeading__14797_1904129960"/>Standard dialogs<text:bookmark-end text:name="__RefHeading__14797_1904129960"/></text:h>
      <text:p text:style-name="P11">In this chapter all available standard dialog are described.</text:p>
      <text:h text:style-name="P694"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3631661412" text:style-name="L33">
        <text:list-item>
          <text:p text:style-name="P876">isSaveDialog: True for a QFileDialog::getSaveFileName and false for a QFileDialog::getOpenFileName dialog</text:p>
        </text:list-item>
        <text:list-item>
          <text:p text:style-name="P876">caption: The caption of the dialog</text:p>
        </text:list-item>
        <text:list-item>
          <text:p text:style-name="P876">dir: The initial dir for showing the dialog <text:span text:style-name="T488">(may be empty)</text:span></text:p>
        </text:list-item>
        <text:list-item>
          <text:p text:style-name="P105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7"><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81"><text:span text:style-name="Absatz-Standardschriftart"><text:span text:style-name="T6">var path = scriptThread.showFileDialog(true, "Save File", "c:/TestDir/","Files (*)")</text:span></text:span></text:p>
      <text:p text:style-name="P581"><text:span text:style-name="Absatz-Standardschriftart"/></text:p>
      <text:p text:style-name="P581"><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696"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30843771918356" text:continue-numbering="true" text:style-name="L33">
        <text:list-item>
          <text:p text:style-name="P877">caption: The caption of the dialog</text:p>
        </text:list-item>
        <text:list-item>
          <text:p text:style-name="P877">dir: The initial dir for showing the dialog <text:span text:style-name="T488">(may be empty)</text:span></text:p>
        </text:list-item>
        <text:list-item>
          <text:p text:style-name="P105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3"><text:span text:style-name="Absatz-Standardschriftart"><text:span text:style-name="T7">var input = scriptThread.showOpenFileNamesDialog("select one or more files", "", "");</text:span></text:span></text:p>
      <text:p text:style-name="P643"><text:span text:style-name="Absatz-Standardschriftart"><text:span text:style-name="T7">if(input.length != 0)</text:span></text:span></text:p>
      <text:p text:style-name="P643"><text:span text:style-name="Absatz-Standardschriftart"><text:span text:style-name="T7">{//One ore more files selected.</text:span></text:span></text:p>
      <text:p text:style-name="P643"><text:span text:style-name="Absatz-Standardschriftart"><text:span text:style-name="T7"><text:tab/></text:span></text:span></text:p>
      <text:p text:style-name="P644"><text:span text:style-name="Absatz-Standardschriftart"><text:span text:style-name="T7"><text:tab/></text:span></text:span><text:span text:style-name="Absatz-Standardschriftart"><text:span text:style-name="T8">for(var i = 0; i &lt; input.length; i++)</text:span></text:span></text:p>
      <text:p text:style-name="P644"><text:span text:style-name="Absatz-Standardschriftart"><text:span text:style-name="T8"><text:tab/>{</text:span></text:span></text:p>
      <text:p text:style-name="P644"><text:span text:style-name="Absatz-Standardschriftart"><text:span text:style-name="T8"><text:tab/><text:tab/>scriptThread.addMessageToLogAndConsoles(input[i]);</text:span></text:span></text:p>
      <text:p text:style-name="P644"><text:span text:style-name="Absatz-Standardschriftart"><text:span text:style-name="T8"><text:tab/>}</text:span></text:span></text:p>
      <text:p text:style-name="P643"><text:span text:style-name="Absatz-Standardschriftart"><text:span text:style-name="T7">}</text:span></text:span></text:p>
      <text:p text:style-name="P581"><text:span text:style-name="Absatz-Standardschriftart"/></text:p>
      <text:h text:style-name="P697"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30843229557100" text:continue-numbering="true" text:style-name="L33">
        <text:list-item>
          <text:p text:style-name="P878">caption: The caption of the dialog</text:p>
        </text:list-item>
        <text:list-item>
          <text:p text:style-name="P878">dir: The initial dir for showing the dialog</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581"><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1"><text:span text:style-name="Absatz-Standardschriftart"/></text:p>
      <text:h text:style-name="P694"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30843086741313" text:continue-numbering="true"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1"><text:span text:style-name="Absatz-Standardschriftart"><text:span text:style-name="T5">var input = scriptThread.showTextInputDialog("Title", "label", "initial text");</text:span></text:span></text:p>
      <text:p text:style-name="P581"><text:span text:style-name="Absatz-Standardschriftart"><text:span text:style-name="T5">if(input != "")</text:span></text:span></text:p>
      <text:p text:style-name="P581"><text:span text:style-name="Absatz-Standardschriftart"><text:span text:style-name="T5">{</text:span></text:span></text:p>
      <text:p text:style-name="P581"><text:span text:style-name="Absatz-Standardschriftart"><text:span text:style-name="T5"><text:tab/>scriptThread.appendTextToConsole("ok button pressed: input=" +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appendTextToConsole("ok button not pressed or empty input");</text:span></text:span></text:p>
      <text:p text:style-name="P581"><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4"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30843672877894" text:continue-numbering="true" text:style-name="L33">
        <text:list-item>
          <text:p text:style-name="P876">title: The title of the dialog</text:p>
        </text:list-item>
        <text:list-item>
          <text:p text:style-name="P876"><text:soft-page-break/>label: The label over the input area</text:p>
        </text:list-item>
        <text:list-item>
          <text:p text:style-name="P876">displayedText: The initial displayed text in the input area</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1"><text:span text:style-name="Absatz-Standardschriftart"><text:span text:style-name="T5">var input = scriptThread.showMultiLineTextInputDialog("Enter name", "item name", "newItem");</text:span></text:span></text:p>
      <text:p text:style-name="P581"><text:span text:style-name="Absatz-Standardschriftart"><text:span text:style-name="T5">if(input != "")</text:span></text:span></text:p>
      <text:p text:style-name="P581"><text:span text:style-name="Absatz-Standardschriftart"><text:span text:style-name="T5">{</text:span></text:span></text:p>
      <text:p text:style-name="P581"><text:span text:style-name="Absatz-Standardschriftart"><text:span text:style-name="T5"><text:tab/>scriptThread.appendTextToConsole("ok button pressed: input=" +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appendTextToConsole("ok button not pressed or empty input");</text:span></text:span></text:p>
      <text:p text:style-name="P581"><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4"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30842887600707"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1"><text:span text:style-name="Absatz-Standardschriftart"><text:span text:style-name="T5">var input = scriptThread.showGetItemDialog("Enter name", "item name", Array("item1", "item2"), 1, true);</text:span></text:span></text:p>
      <text:p text:style-name="P581"><text:span text:style-name="Absatz-Standardschriftart"><text:span text:style-name="T5">if(input != "")</text:span></text:span></text:p>
      <text:p text:style-name="P581"><text:span text:style-name="Absatz-Standardschriftart"><text:span text:style-name="T5">{</text:span></text:span></text:p>
      <text:p text:style-name="P581"><text:span text:style-name="Absatz-Standardschriftart"><text:span text:style-name="T5"><text:tab/>scriptThread.appendTextToConsole("ok button pressed: input=" +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appendTextToConsole("ok button not pressed or empty input");</text:span></text:span></text:p>
      <text:p text:style-name="P581"><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4"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30843098180540"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30843602284312"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49">Example: <text:s/></text:p>
      <text:p text:style-name="P581"><text:span text:style-name="Absatz-Standardschriftart"><text:span text:style-name="T5">var resultArray = scriptThread.showGetIntDialog("Enter value", "value item name", 10, 0, 20, 2);</text:span></text:span></text:p>
      <text:p text:style-name="P581"><text:span text:style-name="Absatz-Standardschriftart"><text:span text:style-name="T5">if(resultArray[0] == 1)</text:span></text:span></text:p>
      <text:p text:style-name="P581"><text:span text:style-name="Absatz-Standardschriftart"><text:span text:style-name="T5">{</text:span></text:span></text:p>
      <text:p text:style-name="P581"><text:span text:style-name="Absatz-Standardschriftart"><text:span text:style-name="T5"><text:tab/>scriptThread.appendTextToConsole("ok button pressed: input=" + <text:tab/><text:tab/><text:tab/><text:tab/><text:tab/><text:tab/><text:tab/><text:tab/><text:tab/>resultArray[1]);</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appendTextToConsole("ok button not pressed");</text:span></text:span></text:p>
      <text:p text:style-name="P581"><text:span text:style-name="Absatz-Standardschriftart"><text:span text:style-name="T5">}</text:span></text:span></text:p>
      <text:h text:style-name="P694"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30844298163069" text:continue-numbering="true" text:style-name="L33">
        <text:list-item>
          <text:p text:style-name="P876">title: The title of the dialog</text:p>
        </text:list-item>
        <text:list-item>
          <text:p text:style-name="P876"><text:soft-page-break/>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30844946641934" text:continue-numbering="true" text:style-name="L33">
        <text:list-item>
          <text:p text:style-name="P876">array item 0: 1.0 if the ok button has been pressed, 0 otherwise</text:p>
        </text:list-item>
        <text:list-item>
          <text:p text:style-name="P876">array item 1: The value of the spinbox after closing the dialog</text:p>
        </text:list-item>
      </text:list>
      <text:p text:style-name="P49">Example: <text:s/></text:p>
      <text:p text:style-name="P581"><text:span text:style-name="Absatz-Standardschriftart"><text:span text:style-name="T5">var resultArray = scriptThread.showGetDoubleDialog("Enter value", "value", 10, 0, 20, 2);</text:span></text:span></text:p>
      <text:p text:style-name="P581"><text:span text:style-name="Absatz-Standardschriftart"><text:span text:style-name="T5">if(resultArray[0] &gt;= 1.0)</text:span></text:span></text:p>
      <text:p text:style-name="P581"><text:span text:style-name="Absatz-Standardschriftart"><text:span text:style-name="T5">{</text:span></text:span></text:p>
      <text:p text:style-name="P581"><text:span text:style-name="Absatz-Standardschriftart"><text:span text:style-name="T5"><text:tab/>scriptThread.appendTextToConsole("ok button pressed: input=" + <text:tab/><text:tab/><text:tab/><text:tab/><text:tab/><text:tab/>resultArray[1]);</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appendTextToConsole("ok button not pressed");</text:span></text:span></text:p>
      <text:p text:style-name="P581"><text:span text:style-name="Absatz-Standardschriftart"><text:span text:style-name="T5">}</text:span></text:span></text:p>
      <text:h text:style-name="P694"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3807454001" text:style-name="L34">
        <text:list-item>
          <text:p text:style-name="P879">icon: The icon of the message box. Possible values are: "Information"," Warning", "Critical" and "Question"</text:p>
        </text:list-item>
        <text:list-item>
          <text:p text:style-name="P879">title: The title of the message box</text:p>
        </text:list-item>
        <text:list-item>
          <text:p text:style-name="P879">text: The text of the message box</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81"><text:span text:style-name="Absatz-Standardschriftart"><text:span text:style-name="T5">scriptThread.messageBox("Information", "Title", "test text");</text:span></text:span></text:p>
      <text:p text:style-name="P581"><text:span text:style-name="Absatz-Standardschriftart"/></text:p>
      <text:h text:style-name="P694"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30844484212986" text:continue-numbering="true" text:style-name="L34">
        <text:list-item>
          <text:p text:style-name="P879"><text:soft-page-break/>icon: The icon of the dialog. Possible values are: "Information"," Warning", "Critical" and "Question"</text:p>
        </text:list-item>
        <text:list-item>
          <text:p text:style-name="P879">title: The title of the dialog</text:p>
        </text:list-item>
        <text:list-item>
          <text:p text:style-name="P879">text: The text of the dialog</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0">Return: True if the user has pressed the yes button</text:p>
        </text:list-item>
      </text:list>
      <text:p text:style-name="P49">Example: <text:s/></text:p>
      <text:p text:style-name="P581"><text:span text:style-name="Absatz-Standardschriftart"><text:span text:style-name="T5">if(scriptThread.showYesNoDialog("Information", "Title", "yes or no?"))</text:span></text:span></text:p>
      <text:p text:style-name="P581"><text:span text:style-name="Absatz-Standardschriftart"><text:span text:style-name="T5">{//Yes clicked.</text:span></text:span></text:p>
      <text:p text:style-name="P581"><text:span text:style-name="Absatz-Standardschriftart"><text:span text:style-name="T5"><text:tab/>//Do something.</text:span></text:span></text:p>
      <text:p text:style-name="P581"><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4"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30844811605739" text:continue-numbering="true" text:style-name="L34">
        <text:list-item>
          <text:p text:style-name="P879">initialRed: The initial value for red</text:p>
        </text:list-item>
        <text:list-item>
          <text:p text:style-name="P879">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0">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49">Example: <text:s/></text:p>
      <text:p text:style-name="P581"><text:span text:style-name="Absatz-Standardschriftart"><text:span text:style-name="T5">var resultArray = scriptThread.showColorDialog(1,2,3,4,true);</text:span></text:span></text:p>
      <text:p text:style-name="P581"><text:span text:style-name="Absatz-Standardschriftart"><text:span text:style-name="T5">var data = Array();</text:span></text:span></text:p>
      <text:p text:style-name="P581"><text:span text:style-name="Absatz-Standardschriftart"><text:span text:style-name="T5">if(resultArray[0])</text:span></text:span></text:p>
      <text:p text:style-name="P581"><text:span text:style-name="Absatz-Standardschriftart"><text:span text:style-name="T5">{//OK clicked.</text:span></text:span></text:p>
      <text:p text:style-name="P581"><text:span text:style-name="Absatz-Standardschriftart"><text:span text:style-name="T5"><text:tab/>data.push(resultArray[1]);<text:tab/>//Red</text:span></text:span></text:p>
      <text:p text:style-name="P581"><text:span text:style-name="Absatz-Standardschriftart"><text:span text:style-name="T5"><text:tab/>data.push(resultArray[2]);<text:tab/>//Green</text:span></text:span></text:p>
      <text:p text:style-name="P581"><text:span text:style-name="Absatz-Standardschriftart"><text:span text:style-name="T5"><text:tab/>data.push(resultArray[3]);<text:tab/>//Blue</text:span></text:span></text:p>
      <text:p text:style-name="P581"><text:span text:style-name="Absatz-Standardschriftart"><text:span text:style-name="T5"><text:tab/>data.push(resultArray[4]);<text:tab/>//Alpha</text:span></text:span></text:p>
      <text:p text:style-name="P581"><draw:frame draw:style-name="fr1" draw:name="Grafik6" text:anchor-type="paragraph" svg:y="0.78cm" svg:width="7.519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6"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395"><text:span text:style-name="Absatz-Standardschriftart"/></text:p>
      <text:h text:style-name="P698" text:outline-level="4">bool checkFileExists(String path, bool isRelativePath=true)</text:h>
      <text:p text:style-name="P66">Checks if a file exists.</text:p>
      <text:p text:style-name="P66">Arguments:</text:p>
      <text:list xml:id="list130843460001864"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8" text:outline-level="4">String createAbsolutePath(String fileName)</text:h>
      <text:p text:style-name="P66">Converts a relative path (relative to the current script) into an absolute path.</text:p>
      <text:p text:style-name="P66">Arguments:</text:p>
      <text:list text:style-name="L35">
        <text:list-item>
          <text:p text:style-name="P887">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8"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8" text:outline-level="4">Number getFileSize(String path, bool isRelativePath=true)</text:h>
      <text:p text:style-name="P66">Returns the size of a file.</text:p>
      <text:p text:style-name="P66">Arguments:</text:p>
      <text:list xml:id="list130843256922549" text:continue-list="list130843460001864" text:style-name="L34">
        <text:list-item>
          <text:p text:style-name="P881">path: The file path</text:p>
        </text:list-item>
        <text:list-item>
          <text:p text:style-name="P881"><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8" text:outline-level="4">String readFile (String path, bool isRelativePath=true, Number startPosition=0, Number numberOfBytes=-1)</text:h>
      <text:p text:style-name="P66">Reads a text file and returns the content.</text:p>
      <text:p text:style-name="P66">Arguments:</text:p>
      <text:list xml:id="list130843472182568"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8"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30843344649646"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8" text:outline-level="4">bool writeFile(String path, bool isRelativePath, String content, bool replaceFile, Number startPosition=-1)</text:h>
      <text:p text:style-name="P66">Writes a text file. </text:p>
      <text:p text:style-name="P66">Arguments:</text:p>
      <text:list xml:id="list130843955522577" text:continue-numbering="true" text:style-name="L34">
        <text:list-item>
          <text:p text:style-name="P881">path: The file path</text:p>
        </text:list-item>
        <text:list-item>
          <text:p text:style-name="P881"><text:soft-page-break/>isRelativePath: True if the file path is relative to the current script (which executes this function)</text:p>
        </text:list-item>
        <text:list-item>
          <text:p text:style-name="P881">content: The content to write</text:p>
        </text:list-item>
        <text:list-item>
          <text:p text:style-name="P881">replaceFile: If replaceFile is true, the existing file will be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8" text:outline-level="4">bool writeBinaryFile(String path, bool isRelativePath, Array&lt;Number&gt; content, bool replaceFile, Number startPosition=-1))</text:h>
      <text:p text:style-name="P66">Writes a binary file. </text:p>
      <text:p text:style-name="P66">Arguments:</text:p>
      <text:list xml:id="list130843294902361"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content: The content to write <text:span text:style-name="T418">(byte array)</text:span></text:p>
        </text:list-item>
        <text:list-item>
          <text:p text:style-name="P881">replaceFile: If replaceFile is true, the existing file is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8" text:outline-level="4">bool deleteFile(String path, bool isRelativePath=true)</text:h>
      <text:p text:style-name="P66">Deletes a file.</text:p>
      <text:p text:style-name="P66">Arguments:</text:p>
      <text:list xml:id="list130843856526844"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8" text:outline-level="4"><text:soft-page-break/>bool renameFile(String path, String newName)</text:h>
      <text:p text:style-name="P66">Renames a file.</text:p>
      <text:p text:style-name="P66">Arguments:</text:p>
      <text:list xml:id="list130843932990725" text:continue-numbering="true" text:style-name="L34">
        <text:list-item>
          <text:p text:style-name="P881">path: The file path.</text:p>
        </text:list-item>
        <text:list-item>
          <text:p text:style-name="P881">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8"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30843571853518"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item>
          <text:p text:style-name="P881">recursive: If true the result includes the contents of all sub directories (and their sub directories)</text:p>
        </text:list-item>
        <text:list-item>
          <text:p text:style-name="P881">returnFiles: If true the result contains all found files</text:p>
        </text:list-item>
        <text:list-item>
          <text:p text:style-name="P881">returnDirectories: If true the result contains all found directories</text:p>
          <text:p text:style-name="P881"/>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8" text:outline-level="4">bool checkDirectoryExists(String path, bool isRelativePath=true)</text:h>
      <text:p text:style-name="P66">Checks if a directory exists.</text:p>
      <text:p text:style-name="P66">Arguments:</text:p>
      <text:list xml:id="list130842968755687"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8" text:outline-level="4">bool deleteDirectory(String directory, bool isRelativePath=true)</text:h>
      <text:p text:style-name="P66">Deletes a directory (must be empty).</text:p>
      <text:p text:style-name="P66">Arguments:</text:p>
      <text:list xml:id="list130844130887700"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8"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30843439195346"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8" text:outline-level="4">bool createDirectory(String path, bool isRelativePath=true)</text:h>
      <text:p text:style-name="P66">Creates a directory.</text:p>
      <text:p text:style-name="P66">Arguments:</text:p>
      <text:list xml:id="list130844399619095"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8" text:outline-level="4">bool renameDirectory(String path, String newName)</text:h>
      <text:p text:style-name="P66">Renames a directory.</text:p>
      <text:p text:style-name="P66">Arguments:</text:p>
      <text:list xml:id="list130843498313871" text:continue-numbering="true" text:style-name="L34">
        <text:list-item>
          <text:p text:style-name="P881">path: The directory path.</text:p>
        </text:list-item>
        <text:list-item>
          <text:p text:style-name="P881">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8" text:outline-level="4">bool zipDirectory(String fileName, String sourceDirName, String comment="")</text:h>
      <text:p text:style-name="P67">Zips a directory.</text:p>
      <text:p text:style-name="P66">Arguments:</text:p>
      <text:list xml:id="list130842868219972" text:continue-numbering="true" text:style-name="L34">
        <text:list-item>
          <text:p text:style-name="P881"><text:span text:style-name="T265">fileName</text:span>: <text:span text:style-name="T265">The zip file name.</text:span></text:p>
        </text:list-item>
        <text:list-item>
          <text:p text:style-name="P881"><text:span text:style-name="T265">sourceDirName</text:span>: <text:span text:style-name="T265">The source directory.</text:span></text:p>
        </text:list-item>
        <text:list-item>
          <text:p text:style-name="P888">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8" text:outline-level="4">bool zipFiles(String fileName, <text:span text:style-name="T402">Array&lt;String&gt;</text:span> fileList, String comment="")</text:h>
      <text:p text:style-name="P71">Adds files to a zip file.</text:p>
      <text:p text:style-name="P66">Arguments:</text:p>
      <text:list xml:id="list130844517403713" text:continue-numbering="true" text:style-name="L34">
        <text:list-item>
          <text:p text:style-name="P881"><text:span text:style-name="T265">fileName</text:span>: <text:span text:style-name="T265">The zip file name.</text:span></text:p>
        </text:list-item>
        <text:list-item>
          <text:p text:style-name="P881"><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8">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8" text:outline-level="4">bool extractZipFile(String fileName, String destinationDirectory)</text:h>
      <text:p text:style-name="P72">Extracts a zip file.</text:p>
      <text:p text:style-name="P66">Arguments:</text:p>
      <text:list xml:id="list130842897397460" text:continue-numbering="true" text:style-name="L34">
        <text:list-item>
          <text:p text:style-name="P881"><text:span text:style-name="T265">fileName</text:span>: <text:span text:style-name="T265">The zip file name.</text:span></text:p>
        </text:list-item>
        <text:list-item>
          <text:p text:style-name="P881"><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6" text:outline-level="3"><text:bookmark-start text:name="__RefHeading___Toc34493_989418187"/>SQL support<text:bookmark-end text:name="__RefHeading___Toc34493_989418187"/></text:h>
      <text:p text:style-name="P675"><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9"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9" text:outline-level="4">Creating objects</text:h>
      <text:p text:style-name="P12">For creating SQL related Objects the scriptSql Object has following functions:</text:p>
      <text:list text:style-name="L36">
        <text:list-item>
          <text:p text:style-name="P1109">QSqlQuery createQuery(QSqlDatabase dataBase, String query = "")</text:p>
        </text:list-item>
        <text:list-item>
          <text:p text:style-name="P1109">QSqlField createField()</text:p>
        </text:list-item>
        <text:list-item>
          <text:p text:style-name="P1109">QSqlRecord createRecord()</text:p>
        </text:list-item>
      </text:list>
      <text:p text:style-name="P13"/>
      <text:p text:style-name="P13">Examples of creating SQL related Objects can be found under:</text:p>
      <text:list xml:id="list3404764606" text:style-name="L37">
        <text:list-item>
          <text:p text:style-name="P1110">exampleScripts\WorkerScripts\TestSql</text:p>
        </text:list-item>
      </text:list>
      <text:p text:style-name="P13"/>
      <text:h text:style-name="P699" text:outline-level="4"><text:soft-page-break/>Not supported functions</text:h>
      <text:p text:style-name="P12">Following functions are not supported:</text:p>
      <text:list text:style-name="L38">
        <text:list-item>
          <text:p text:style-name="P1111">QSqlDriver* QSqlDatabase::driver()</text:p>
        </text:list-item>
        <text:list-item>
          <text:p text:style-name="P1111">void QsqlDatabase::registerSqlDriver(const String &amp;name, QSqlDriverCreatorBase *creator)</text:p>
        </text:list-item>
        <text:list-item>
          <text:p text:style-name="P1111">QSqlDatabase QSqlDatabase::addDatabase(QSqlDriver* driver, const String&amp; connectionName = QLatin1String(defaultConnection))</text:p>
        </text:list-item>
        <text:list-item>
          <text:p text:style-name="P1111">QsqlDriver* QSqlQuery::driver()</text:p>
        </text:list-item>
        <text:list-item>
          <text:p text:style-name="P1111">QsqlResult* QsqlQuery::result()</text:p>
          <text:p text:style-name="P1111"/>
        </text:list-item>
      </text:list>
      <text:h text:style-name="P699"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9" text:outline-level="4">SQL example scripts</text:h>
      <text:p text:style-name="P13">Examples scripts which demonstrates the usage of the SQL script functionalities can be found under:</text:p>
      <text:list xml:id="list130843312204679" text:continue-list="list3404764606" text:style-name="L37">
        <text:list-item>
          <text:p text:style-name="P1364"><text:span text:style-name="Absatz-Standardschriftart"><text:span text:style-name="T140">exampleScripts\WorkerScripts\TestSql</text:span></text:span></text:p>
        </text:list-item>
      </text:list>
      <text:h text:style-name="P686"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4"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66"><text:span text:style-name="Absatz-Standardschriftart"><text:span text:style-name="T524">Example: <text:s/></text:span></text:span></text:p>
      <text:p text:style-name="P581"><text:span text:style-name="Absatz-Standardschriftart"><text:span text:style-name="T5">var reader = cust.createXmlReader();</text:span></text:span></text:p>
      <text:p text:style-name="P366"><text:span text:style-name="Absatz-Standardschriftart"/></text:p>
      <text:h text:style-name="P694"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66"><text:span text:style-name="Absatz-Standardschriftart"><text:span text:style-name="T524">Example: <text:s/></text:span></text:span></text:p>
      <text:p text:style-name="P581"><text:span text:style-name="Absatz-Standardschriftart"><text:span text:style-name="T5">var writer = cust.createXmlWriter();</text:span></text:span></text:p>
      <text:p text:style-name="P581"><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30843311418232" text:continue-list="list130842897397460" text:style-name="L34">
        <text:list-item>
          <text:p text:style-name="P882">fileName: The name of the xml file.</text:p>
        </text:list-item>
        <text:list-item>
          <text:p text:style-name="P882">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3" text:outline-level="5"><text:span text:style-name="Absatz-Standardschriftart"><text:span text:style-name="T547">bool parseString(QString xmlString)</text:span></text:span></text:h>
      <text:p text:style-name="P401"><text:span text:style-name="Absatz-Standardschriftart"><text:span text:style-name="T547">Parses a xml string. The parsed xml string is stored internally.</text:span></text:span></text:p>
      <text:p text:style-name="P74">Arguments:</text:p>
      <text:list xml:id="list130843750630040" text:continue-numbering="true" text:style-name="L34">
        <text:list-item>
          <text:p text:style-name="P883"><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30843805284570" text:continue-numbering="true" text:style-name="L34">
        <text:list-item>
          <text:p text:style-name="P882">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30843235615386" text:continue-numbering="true" text:style-name="L34">
        <text:list-item>
          <text:p text:style-name="P882">fileName: The name of the xml file.</text:p>
        </text:list-item>
        <text:list-item>
          <text:p text:style-name="P882">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30844872816153" text:continue-numbering="true" text:style-name="L34">
        <text:list-item>
          <text:p text:style-name="P1061"><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30844451533732" text:continue-numbering="true" text:style-name="L34">
        <text:list-item>
          <text:p text:style-name="P1061"><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30844108514493" text:continue-numbering="true" text:style-name="L34">
        <text:list-item>
          <text:p text:style-name="P1061"><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30844850096190" text:continue-numbering="true" text:style-name="L34">
        <text:list-item>
          <text:p text:style-name="P1061"><text:span text:style-name="Absatz-Standardschriftart"><text:span text:style-name="T524">standalone: True if the standalone attributes shall be written.</text:span></text:span></text:p>
        </text:list-item>
        <text:list-item>
          <text:p text:style-name="P1061"><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30844385089154" text:continue-numbering="true" text:style-name="L34">
        <text:list-item>
          <text:p text:style-name="P1061"><text:span text:style-name="Absatz-Standardschriftart"><text:span text:style-name="T524">namespaceUri: The namespace URI.</text:span></text:span></text:p>
        </text:list-item>
        <text:list-item>
          <text:p text:style-name="P1061"><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30843019746979" text:continue-numbering="true" text:style-name="L34">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30843044789446"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30843586962922"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30843856129553"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text: The tex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30844428704338" text:continue-numbering="true" text:style-name="L34">
        <text:list-item>
          <text:p text:style-name="P1061"><text:span text:style-name="Absatz-Standardschriftart"><text:span text:style-name="T524">name: The name of the attribute.</text:span></text:span></text:p>
        </text:list-item>
        <text:list-item>
          <text:p text:style-name="P1061"><text:span text:style-name="Absatz-Standardschriftart"><text:span text:style-name="T524">value: The value of the attribute.</text:span></text:span></text:p>
        </text:list-item>
        <text:list-item>
          <text:p text:style-name="P1061"><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30844563385178" text:continue-numbering="true" text:style-name="L34">
        <text:list-item>
          <text:p text:style-name="P1062"><text:span text:style-name="Absatz-Standardschriftart"><text:span text:style-name="T524">target: The target</text:span></text:span></text:p>
        </text:list-item>
        <text:list-item>
          <text:p text:style-name="P1062"><text:span text:style-name="Absatz-Standardschriftart"><text:span text:style-name="T77">data: The data.</text:span></text:span></text:p>
        </text:list-item>
      </text:list>
      <text:p text:style-name="P581"><text:span text:style-name="Absatz-Standardschriftart"/></text:p>
      <text:h text:style-name="P686"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00"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1316929101" text:style-name="L39">
        <text:list-item>
          <text:p text:style-name="P889">data: The data <text:span text:style-name="T412">(byte array) </text:span>for calculating the CRC</text:p>
        </text:list-item>
        <text:list-item>
          <text:p text:style-name="P1112">polynomial: The used polynomial</text:p>
        </text:list-item>
        <text:list-item>
          <text:p text:style-name="P1117">startValue: The CRC start value</text:p>
        </text:list-item>
        <text:list-item>
          <text:p text:style-name="P1117">finalXorValue: The value for the final XOR operation</text:p>
        </text:list-item>
      </text:list>
      <text:p text:style-name="P407">Return: The CRC</text:p>
      <text:p text:style-name="P80">Example: <text:s/></text:p>
      <text:p text:style-name="P596"><text:span text:style-name="Absatz-Standardschriftart"><text:span text:style-name="T5">var dataArray = Array(0, 1, 2, 3, 4, 5, 6, 7)</text:span></text:span></text:p>
      <text:p text:style-name="P596"><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6"><text:soft-page-break/><text:span text:style-name="Absatz-Standardschriftart"/></text:p>
      <text:p text:style-name="P81">Following code is used to calculate the CRC8: <text:s/></text:p>
      <text:p text:style-name="P81"/>
      <text:p text:style-name="P596"><text:span text:style-name="Absatz-Standardschriftart"><text:span text:style-name="T14">quint8 calculateCrc8(const QVector&lt;unsigned char&gt; data,</text:span></text:span></text:p>
      <text:p text:style-name="P656"><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6"><text:span text:style-name="Absatz-Standardschriftart"><text:span text:style-name="T14">{</text:span></text:span></text:p>
      <text:p text:style-name="P656"><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6"><text:span text:style-name="Absatz-Standardschriftart"><text:span text:style-name="T14"><text:s text:c="4"/>const qint32 BITS_PER_BYTE = 8;</text:span></text:span></text:p>
      <text:p text:style-name="P596"><text:span text:style-name="Absatz-Standardschriftart"><text:span text:style-name="T14"><text:tab/></text:span></text:span></text:p>
      <text:p text:style-name="P596"><text:span text:style-name="Absatz-Standardschriftart"><text:span text:style-name="T14"><text:tab/>for( auto val: data )</text:span></text:span></text:p>
      <text:p text:style-name="P596"><text:span text:style-name="Absatz-Standardschriftart"><text:span text:style-name="T14"><text:tab/>{</text:span></text:span></text:p>
      <text:p text:style-name="P597"><text:span text:style-name="Absatz-Standardschriftart"><text:span text:style-name="T14"><text:tab/>crc = crc ^ val;</text:span></text:span></text:p>
      <text:p text:style-name="P597"><text:span text:style-name="Absatz-Standardschriftart"><text:span text:style-name="T14"><text:tab/>for( qint32 i = 0; i &lt; BITS_PER_BYTE; ++i )</text:span></text:span></text:p>
      <text:p text:style-name="P597"><text:span text:style-name="Absatz-Standardschriftart"><text:span text:style-name="T14"><text:tab/>{</text:span></text:span></text:p>
      <text:p text:style-name="P596"><text:span text:style-name="Absatz-Standardschriftart"><text:span text:style-name="T14"><text:tab/><text:tab/><text:tab/>if( (crc &amp; 0x80) != 0 )</text:span></text:span></text:p>
      <text:p text:style-name="P596"><text:span text:style-name="Absatz-Standardschriftart"><text:span text:style-name="T14"><text:tab/><text:tab/><text:tab/>{</text:span></text:span></text:p>
      <text:p text:style-name="P596"><text:span text:style-name="Absatz-Standardschriftart"><text:span text:style-name="T14"><text:s text:c="16"/><text:tab/><text:tab/><text:tab/>crc = ((crc &lt;&lt; 1)) ^ polynomial;</text:span></text:span></text:p>
      <text:p text:style-name="P596"><text:span text:style-name="Absatz-Standardschriftart"><text:span text:style-name="T14"><text:tab/><text:tab/><text:tab/>}</text:span></text:span></text:p>
      <text:p text:style-name="P596"><text:span text:style-name="Absatz-Standardschriftart"><text:span text:style-name="T14"><text:tab/><text:tab/><text:tab/>else</text:span></text:span></text:p>
      <text:p text:style-name="P596"><text:span text:style-name="Absatz-Standardschriftart"><text:span text:style-name="T14"><text:tab/><text:tab/><text:tab/>{</text:span></text:span></text:p>
      <text:p text:style-name="P596"><text:span text:style-name="Absatz-Standardschriftart"><text:span text:style-name="T14"><text:tab/><text:tab/><text:tab/><text:tab/>crc = (crc &lt;&lt; 1);</text:span></text:span></text:p>
      <text:p text:style-name="P596"><text:span text:style-name="Absatz-Standardschriftart"><text:span text:style-name="T14"><text:tab/><text:tab/><text:tab/>}</text:span></text:span></text:p>
      <text:p text:style-name="P596"><text:span text:style-name="Absatz-Standardschriftart"><text:span text:style-name="T14"><text:tab/><text:tab/>}</text:span></text:span></text:p>
      <text:p text:style-name="P596"><text:span text:style-name="Absatz-Standardschriftart"><text:span text:style-name="T14"><text:tab/>}</text:span></text:span></text:p>
      <text:p text:style-name="P596"><text:span text:style-name="Absatz-Standardschriftart"><text:span text:style-name="T14"><text:tab/></text:span></text:span></text:p>
      <text:p text:style-name="P596"><text:span text:style-name="Absatz-Standardschriftart"><text:span text:style-name="T14"><text:tab/>return crc;<text:tab/></text:span></text:span></text:p>
      <text:p text:style-name="P596"><text:span text:style-name="Absatz-Standardschriftart"><text:span text:style-name="T14">}</text:span></text:span></text:p>
      <text:p text:style-name="P581"><text:span text:style-name="Absatz-Standardschriftart"/></text:p>
      <text:h text:style-name="P701"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8">Arguments:</text:p>
      <text:list xml:id="list130843887529823" text:continue-numbering="true" text:style-name="L39">
        <text:list-item>
          <text:p text:style-name="P890">data: The data <text:span text:style-name="T412">(byte array) </text:span>for calculating the CRC</text:p>
        </text:list-item>
        <text:list-item>
          <text:p text:style-name="P1113">polynomial: The used polynomial</text:p>
        </text:list-item>
        <text:list-item>
          <text:p text:style-name="P1118">startValue: The CRC start value</text:p>
        </text:list-item>
        <text:list-item>
          <text:p text:style-name="P1118">finalXorValue: The value for the final XOR operation</text:p>
        </text:list-item>
      </text:list>
      <text:p text:style-name="P414">Return: The CRC</text:p>
      <text:p text:style-name="P278">Example: <text:s/></text:p>
      <text:p text:style-name="P657"><text:span text:style-name="Absatz-Standardschriftart"><text:span text:style-name="T5">var dataArray = Array(0, 1, 2, 3, 4, 5, 6, 7)</text:span></text:span></text:p>
      <text:p text:style-name="P657"><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7"><text:span text:style-name="Absatz-Standardschriftart"/></text:p>
      <text:p text:style-name="P279">Following code is used to calculate the CRC<text:span text:style-name="T592">16</text:span>: <text:s/></text:p>
      <text:p text:style-name="P279"/>
      <text:p text:style-name="P657"><text:span text:style-name="Absatz-Standardschriftart"><text:span text:style-name="T14">quint16 calculateCrc16(const QVector&lt;unsigned char&gt; data,</text:span></text:span></text:p>
      <text:p text:style-name="P657"><text:span text:style-name="Absatz-Standardschriftart"><text:span text:style-name="T14"><text:s text:c="26"/>const quint16 polynomial, const unsigned char startValue)</text:span></text:span></text:p>
      <text:p text:style-name="P657"><text:span text:style-name="Absatz-Standardschriftart"><text:span text:style-name="T14">{</text:span></text:span></text:p>
      <text:p text:style-name="P657"><text:span text:style-name="Absatz-Standardschriftart"><text:span text:style-name="T14"><text:s text:c="4"/>quint16 crc = startValue;</text:span></text:span></text:p>
      <text:p text:style-name="P657"><text:span text:style-name="Absatz-Standardschriftart"/></text:p>
      <text:p text:style-name="P657"><text:span text:style-name="Absatz-Standardschriftart"><text:span text:style-name="T14"><text:s text:c="4"/>for( auto val: data )</text:span></text:span></text:p>
      <text:p text:style-name="P657"><text:span text:style-name="Absatz-Standardschriftart"><text:span text:style-name="T14"><text:s text:c="4"/>{</text:span></text:span></text:p>
      <text:p text:style-name="P657"><text:span text:style-name="Absatz-Standardschriftart"><text:span text:style-name="T14"><text:s text:c="8"/>crc ^= (uint16_t)(val &lt;&lt; 8);</text:span></text:span></text:p>
      <text:p text:style-name="P657"><text:span text:style-name="Absatz-Standardschriftart"/></text:p>
      <text:p text:style-name="P657"><text:span text:style-name="Absatz-Standardschriftart"><text:span text:style-name="T14"><text:s text:c="8"/>for( qint32 i = 0; i &lt; CHAR_BIT; ++i )</text:span></text:span></text:p>
      <text:p text:style-name="P657"><text:span text:style-name="Absatz-Standardschriftart"><text:span text:style-name="T14"><text:s text:c="8"/>{</text:span></text:span></text:p>
      <text:p text:style-name="P657"><text:span text:style-name="Absatz-Standardschriftart"><text:span text:style-name="T14"><text:s text:c="12"/>if( (crc &amp; 0x8000) != 0 )</text:span></text:span></text:p>
      <text:p text:style-name="P657"><text:span text:style-name="Absatz-Standardschriftart"><text:span text:style-name="T14"><text:s text:c="12"/>{</text:span></text:span></text:p>
      <text:p text:style-name="P657"><text:span text:style-name="Absatz-Standardschriftart"><text:span text:style-name="T14"><text:s text:c="16"/>crc = ((crc &lt;&lt; 1)) ^ polynomial;</text:span></text:span></text:p>
      <text:p text:style-name="P657"><text:span text:style-name="Absatz-Standardschriftart"><text:span text:style-name="T14"><text:s text:c="12"/>}</text:span></text:span></text:p>
      <text:p text:style-name="P657"><text:span text:style-name="Absatz-Standardschriftart"><text:span text:style-name="T14"><text:s text:c="12"/>else</text:span></text:span></text:p>
      <text:p text:style-name="P657"><text:span text:style-name="Absatz-Standardschriftart"><text:span text:style-name="T14"><text:s text:c="12"/>{</text:span></text:span></text:p>
      <text:p text:style-name="P657"><text:soft-page-break/><text:span text:style-name="Absatz-Standardschriftart"><text:span text:style-name="T14"><text:s text:c="16"/>crc = (crc &lt;&lt; 1);</text:span></text:span></text:p>
      <text:p text:style-name="P657"><text:span text:style-name="Absatz-Standardschriftart"><text:span text:style-name="T14"><text:s text:c="12"/>}</text:span></text:span></text:p>
      <text:p text:style-name="P657"><text:span text:style-name="Absatz-Standardschriftart"><text:span text:style-name="T14"><text:s text:c="8"/>}</text:span></text:span></text:p>
      <text:p text:style-name="P657"><text:span text:style-name="Absatz-Standardschriftart"><text:span text:style-name="T14"><text:s text:c="4"/>}</text:span></text:span></text:p>
      <text:p text:style-name="P657"><text:span text:style-name="Absatz-Standardschriftart"/></text:p>
      <text:p text:style-name="P657"><text:span text:style-name="Absatz-Standardschriftart"><text:span text:style-name="T14"><text:s text:c="4"/>return crc;<text:tab/></text:span></text:span></text:p>
      <text:p text:style-name="P657"><text:span text:style-name="Absatz-Standardschriftart"><text:span text:style-name="T14">}</text:span></text:span></text:p>
      <text:p text:style-name="P581"><text:span text:style-name="Absatz-Standardschriftart"/></text:p>
      <text:h text:style-name="P702"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80">Arguments:</text:p>
      <text:list xml:id="list130843262499149" text:continue-numbering="true" text:style-name="L39">
        <text:list-item>
          <text:p text:style-name="P891">data: The data <text:span text:style-name="T412">(byte array) </text:span>for calculating the CRC</text:p>
        </text:list-item>
        <text:list-item>
          <text:p text:style-name="P1114">polynomial: The used polynomial</text:p>
        </text:list-item>
        <text:list-item>
          <text:p text:style-name="P1119">startValue: The CRC start value</text:p>
        </text:list-item>
        <text:list-item>
          <text:p text:style-name="P1119">finalXorValue: The value for the final XOR operation</text:p>
        </text:list-item>
      </text:list>
      <text:p text:style-name="P415">Return: The CRC</text:p>
      <text:p text:style-name="P280">Example: <text:s/></text:p>
      <text:p text:style-name="P658"><text:span text:style-name="Absatz-Standardschriftart"><text:span text:style-name="T5">var dataArray = Array(0, 1, 2, 3, 4, 5, 6, 7)</text:span></text:span></text:p>
      <text:p text:style-name="P658"><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8"><text:span text:style-name="Absatz-Standardschriftart"/></text:p>
      <text:p text:style-name="P281">Following code is used to calculate the CRC<text:span text:style-name="T593">32</text:span>: <text:s/></text:p>
      <text:p text:style-name="P281"/>
      <text:p text:style-name="P658"><text:span text:style-name="Absatz-Standardschriftart"><text:span text:style-name="T14">quint32 calculateCrc32(const QVector&lt;unsigned char&gt; data,</text:span></text:span></text:p>
      <text:p text:style-name="P658"><text:span text:style-name="Absatz-Standardschriftart"><text:span text:style-name="T14"><text:s text:c="26"/>const quint32 polynomial, const unsigned char startValue)</text:span></text:span></text:p>
      <text:p text:style-name="P658"><text:span text:style-name="Absatz-Standardschriftart"><text:span text:style-name="T14">{</text:span></text:span></text:p>
      <text:p text:style-name="P658"><text:span text:style-name="Absatz-Standardschriftart"><text:span text:style-name="T14"><text:s text:c="4"/>quint32 crc = startValue;</text:span></text:span></text:p>
      <text:p text:style-name="P658"><text:span text:style-name="Absatz-Standardschriftart"/></text:p>
      <text:p text:style-name="P658"><text:span text:style-name="Absatz-Standardschriftart"><text:span text:style-name="T14"><text:s text:c="4"/>for( auto val: data )</text:span></text:span></text:p>
      <text:p text:style-name="P658"><text:span text:style-name="Absatz-Standardschriftart"><text:span text:style-name="T14"><text:s text:c="4"/>{</text:span></text:span></text:p>
      <text:p text:style-name="P658"><text:span text:style-name="Absatz-Standardschriftart"><text:span text:style-name="T14"><text:s text:c="8"/>crc ^= (uint32_t)(val &lt;&lt; 8);</text:span></text:span></text:p>
      <text:p text:style-name="P658"><text:span text:style-name="Absatz-Standardschriftart"/></text:p>
      <text:p text:style-name="P658"><text:span text:style-name="Absatz-Standardschriftart"><text:span text:style-name="T14"><text:s text:c="8"/>for( qint32 i = 0; i &lt; CHAR_BIT; ++i )</text:span></text:span></text:p>
      <text:p text:style-name="P658"><text:span text:style-name="Absatz-Standardschriftart"><text:span text:style-name="T14"><text:s text:c="8"/>{</text:span></text:span></text:p>
      <text:p text:style-name="P658"><text:span text:style-name="Absatz-Standardschriftart"><text:span text:style-name="T14"><text:s text:c="12"/>if( (crc &amp; 0x80000000) != 0 )</text:span></text:span></text:p>
      <text:p text:style-name="P658"><text:span text:style-name="Absatz-Standardschriftart"><text:span text:style-name="T14"><text:s text:c="12"/>{</text:span></text:span></text:p>
      <text:p text:style-name="P658"><text:span text:style-name="Absatz-Standardschriftart"><text:span text:style-name="T14"><text:s text:c="16"/>crc = ((crc &lt;&lt; 1)) ^ polynomial;</text:span></text:span></text:p>
      <text:p text:style-name="P658"><text:span text:style-name="Absatz-Standardschriftart"><text:span text:style-name="T14"><text:s text:c="12"/>}</text:span></text:span></text:p>
      <text:p text:style-name="P658"><text:span text:style-name="Absatz-Standardschriftart"><text:span text:style-name="T14"><text:s text:c="12"/>else</text:span></text:span></text:p>
      <text:p text:style-name="P658"><text:span text:style-name="Absatz-Standardschriftart"><text:span text:style-name="T14"><text:s text:c="12"/>{</text:span></text:span></text:p>
      <text:p text:style-name="P658"><text:span text:style-name="Absatz-Standardschriftart"><text:span text:style-name="T14"><text:s text:c="16"/>crc = (crc &lt;&lt; 1);</text:span></text:span></text:p>
      <text:p text:style-name="P658"><text:span text:style-name="Absatz-Standardschriftart"><text:span text:style-name="T14"><text:s text:c="12"/>}</text:span></text:span></text:p>
      <text:p text:style-name="P658"><text:span text:style-name="Absatz-Standardschriftart"><text:span text:style-name="T14"><text:s text:c="8"/>}</text:span></text:span></text:p>
      <text:p text:style-name="P658"><text:span text:style-name="Absatz-Standardschriftart"><text:span text:style-name="T14"><text:s text:c="4"/>}</text:span></text:span></text:p>
      <text:p text:style-name="P658"><text:span text:style-name="Absatz-Standardschriftart"/></text:p>
      <text:p text:style-name="P658"><text:span text:style-name="Absatz-Standardschriftart"><text:span text:style-name="T14"><text:s text:c="4"/>return crc;</text:span></text:span></text:p>
      <text:p text:style-name="P658"><text:span text:style-name="Absatz-Standardschriftart"><text:span text:style-name="T14">}</text:span></text:span></text:p>
      <text:p text:style-name="P658"><text:span text:style-name="Absatz-Standardschriftart"/></text:p>
      <text:h text:style-name="P686"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4" text:outline-level="4"><text:soft-page-break/>void setGlobalString(String name, String string)</text:h>
      <text:p text:style-name="P49">Sets a string in the global string map.</text:p>
      <text:p text:style-name="P49">Arguments:</text:p>
      <text:list xml:id="list130844622781204" text:continue-numbering="true" text:style-name="L39">
        <text:list-item>
          <text:p text:style-name="P892">name: Name of the string variable</text:p>
        </text:list-item>
        <text:list-item>
          <text:p text:style-name="P892">string: The string</text:p>
        </text:list-item>
      </text:list>
      <text:p text:style-name="P288"/>
      <text:h text:style-name="P694" text:outline-level="4">String getGlobalString(String name, bool removeValue=false)</text:h>
      <text:p text:style-name="P49">Returns a string from the global string map.</text:p>
      <text:p text:style-name="P49">Arguments:</text:p>
      <text:list xml:id="list130844108280647" text:continue-numbering="true" text:style-name="L39">
        <text:list-item>
          <text:p text:style-name="P892">name: Name of the variable</text:p>
        </text:list-item>
        <text:list-item>
          <text:p text:style-name="P892">removeValue: True if the variable shall be removed from the string map</text:p>
        </text:list-item>
      </text:list>
      <text:p text:style-name="P288">Return: The read string. Returns an empty string if name is not in the string map.</text:p>
      <text:p text:style-name="P288"/>
      <text:h text:style-name="P703" text:outline-level="4">void globalStringChangedSignal(String name, String string)</text:h>
      <text:p text:style-name="P49">This signal is emitted if a string in the global string map has been changed.</text:p>
      <text:p text:style-name="P49">Arguments:</text:p>
      <text:list xml:id="list130843558871016" text:continue-numbering="true" text:style-name="L39">
        <text:list-item>
          <text:p text:style-name="P892">name: Name of the variable</text:p>
        </text:list-item>
        <text:list-item>
          <text:p text:style-name="P892">string: The content of the string</text:p>
        </text:list-item>
      </text:list>
      <text:p text:style-name="P341"/>
      <text:h text:style-name="P694" text:outline-level="4">void setGlobalDataArray(String name, Array&lt;Number&gt; data)</text:h>
      <text:p text:style-name="P49">Sets a data <text:span text:style-name="T413">(byte) </text:span>array in the global data array map.</text:p>
      <text:p text:style-name="P49">Arguments:</text:p>
      <text:list xml:id="list130844157810796" text:continue-numbering="true" text:style-name="L39">
        <text:list-item>
          <text:p text:style-name="P892">name: Name of the variable</text:p>
        </text:list-item>
        <text:list-item>
          <text:p text:style-name="P892">data: The data <text:span text:style-name="T413">(byte) </text:span>array</text:p>
        </text:list-item>
      </text:list>
      <text:p text:style-name="P50"/>
      <text:h text:style-name="P694" text:outline-level="4">Array&lt;Number&gt; getGlobalDataArray(String name, <text:s/>bool removeValue=false)</text:h>
      <text:p text:style-name="P49">Returns a data <text:span text:style-name="T413">(byte) </text:span>array from the global data array map.</text:p>
      <text:p text:style-name="P49">Arguments:</text:p>
      <text:list xml:id="list130844843603204" text:continue-numbering="true" text:style-name="L39">
        <text:list-item>
          <text:p text:style-name="P892">name: Name of the variable</text:p>
        </text:list-item>
        <text:list-item>
          <text:p text:style-name="P892">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3" text:outline-level="4">void globalDataArrayChangedSignal(String name, Array&lt;Number&gt; data)</text:h>
      <text:p text:style-name="P49">This signal is emitted if a data vector in the global string data vector has been changed.</text:p>
      <text:p text:style-name="P49">Arguments:</text:p>
      <text:list xml:id="list130843533351281" text:continue-numbering="true" text:style-name="L39">
        <text:list-item>
          <text:p text:style-name="P1122">name: Name of the variable</text:p>
        </text:list-item>
        <text:list-item>
          <text:p text:style-name="P1122">data: The content of data <text:span text:style-name="T413">(byte) </text:span>array</text:p>
        </text:list-item>
      </text:list>
      <text:p text:style-name="P288"/>
      <text:h text:style-name="P694" text:outline-level="4">void setGlobalUnsignedNumber(String name, Number number)</text:h>
      <text:p text:style-name="P49">Sets a<text:span text:style-name="T253">n</text:span> unsigned number in the global unsigned number map.</text:p>
      <text:p text:style-name="P49">Arguments:</text:p>
      <text:list xml:id="list130844836343255" text:continue-numbering="true" text:style-name="L39">
        <text:list-item>
          <text:p text:style-name="P892"><text:soft-page-break/>name: Name of the variable</text:p>
        </text:list-item>
        <text:list-item>
          <text:p text:style-name="P892">number: The number</text:p>
        </text:list-item>
      </text:list>
      <text:p text:style-name="P50"/>
      <text:h text:style-name="P694" text:outline-level="4">Array&lt;Number&gt; getGlobalUnsignedNumber(String name, bool removeValue=false)</text:h>
      <text:p text:style-name="P49">Returns a<text:span text:style-name="T253">n</text:span> unsigned number from the global unsigned number map.</text:p>
      <text:p text:style-name="P49">Arguments:</text:p>
      <text:list xml:id="list130843213027056" text:continue-numbering="true" text:style-name="L39">
        <text:list-item>
          <text:p text:style-name="P892">name: Name of the variable</text:p>
        </text:list-item>
        <text:list-item>
          <text:p text:style-name="P892">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3" text:outline-level="4">void globalUnsignedChangedSignal(String name, Number number)</text:h>
      <text:p text:style-name="P49">This signal is emitted if an unsigned number in the global unsigned number map has been changed.</text:p>
      <text:p text:style-name="P49">Arguments:</text:p>
      <text:list xml:id="list130843755828599" text:continue-numbering="true" text:style-name="L39">
        <text:list-item>
          <text:p text:style-name="P892">name: Name of the variable</text:p>
        </text:list-item>
        <text:list-item>
          <text:p text:style-name="P892">number: The value of the variable</text:p>
        </text:list-item>
      </text:list>
      <text:p text:style-name="P479"/>
      <text:h text:style-name="P694" text:outline-level="4">void setGlobalSignedNumber(String name, Number number)</text:h>
      <text:p text:style-name="P49">Sets a<text:span text:style-name="T450">n</text:span> unsigned number in the global signed number map.</text:p>
      <text:p text:style-name="P49">Arguments:</text:p>
      <text:list xml:id="list130844246421484" text:continue-numbering="true" text:style-name="L39">
        <text:list-item>
          <text:p text:style-name="P892">name: Name of the variable</text:p>
        </text:list-item>
        <text:list-item>
          <text:p text:style-name="P892">number: The number</text:p>
        </text:list-item>
      </text:list>
      <text:p text:style-name="P50"/>
      <text:h text:style-name="P694" text:outline-level="4">Array&lt;Number&gt; getGlobalSignedNumber(String name, bool removeValue=false)</text:h>
      <text:p text:style-name="P49">Returns a<text:span text:style-name="T414">n</text:span> unsigned number from the global signed number map.</text:p>
      <text:p text:style-name="P49">Arguments:</text:p>
      <text:list xml:id="list130844333663526" text:continue-numbering="true" text:style-name="L39">
        <text:list-item>
          <text:p text:style-name="P892">name: Name of the variable</text:p>
        </text:list-item>
        <text:list-item>
          <text:p text:style-name="P892">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3" text:outline-level="4"><text:soft-page-break/>void globalUnsignedChangedSignal(String name, Number number)</text:h>
      <text:p text:style-name="P49">This signal is emitted if a signed number in the global signed number map has been changed.</text:p>
      <text:p text:style-name="P49">Arguments:</text:p>
      <text:list xml:id="list130844945298346" text:continue-numbering="true" text:style-name="L39">
        <text:list-item>
          <text:p text:style-name="P892">name: Name of the variable</text:p>
        </text:list-item>
        <text:list-item>
          <text:p text:style-name="P1067"><text:span text:style-name="Absatz-Standardschriftart"><text:span text:style-name="T128">number: The value of the variable</text:span></text:span></text:p>
          <text:p text:style-name="P1067"><text:span text:style-name="Absatz-Standardschriftart"/></text:p>
        </text:list-item>
      </text:list>
      <text:h text:style-name="P694" text:outline-level="4">void setGlobalRealNumber(String name, Number number)</text:h>
      <text:p text:style-name="P49">Sets a real number in the global real number map.</text:p>
      <text:p text:style-name="P49">Arguments:</text:p>
      <text:list xml:id="list130842986178897" text:continue-numbering="true" text:style-name="L39">
        <text:list-item>
          <text:p text:style-name="P892">name: Name of the variable</text:p>
        </text:list-item>
        <text:list-item>
          <text:p text:style-name="P892">number: The number</text:p>
          <text:p text:style-name="P893"/>
        </text:list-item>
      </text:list>
      <text:h text:style-name="P694" text:outline-level="4">Array&lt;Number&gt; getGlobalRealNumber(String name, bool removeValue=false)</text:h>
      <text:p text:style-name="P49">Returns a real number from the global real number map.</text:p>
      <text:p text:style-name="P49">Arguments:</text:p>
      <text:list xml:id="list130844814935795" text:continue-numbering="true" text:style-name="L39">
        <text:list-item>
          <text:p text:style-name="P892">name: Name of the variable</text:p>
        </text:list-item>
        <text:list-item>
          <text:p text:style-name="P892">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2"><text:span text:style-name="Absatz-Standardschriftart"><text:span text:style-name="T5">}</text:span></text:span></text:p>
      <text:p text:style-name="P582"><text:span text:style-name="Absatz-Standardschriftart"/></text:p>
      <text:h text:style-name="P694" text:outline-level="4">void globalRealChangedSignal(String name, Number number)</text:h>
      <text:p text:style-name="P49">This signal is emitted if a real number in the global real number map has been changed.</text:p>
      <text:p text:style-name="P49">Arguments:</text:p>
      <text:list xml:id="list130843123675844" text:continue-numbering="true" text:style-name="L39">
        <text:list-item>
          <text:p text:style-name="P892">name: Name of the variable</text:p>
        </text:list-item>
        <text:list-item>
          <text:p text:style-name="P1067"><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4"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30843853670095" text:continue-numbering="true" text:style-name="L39">
        <text:list-item>
          <text:p text:style-name="P895">program: The program to start</text:p>
        </text:list-item>
        <text:list-item>
          <text:p text:style-name="P895"><text:span text:style-name="T259">a</text:span>rguments: The arguments</text:p>
        </text:list-item>
        <text:list-item>
          <text:p text:style-name="P1068"><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8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3"><text:span text:style-name="Absatz-Standardschriftart"><text:span text:style-name="T5">scriptThread.createProcessDetached("D:/notepad.exe", arguments,"");</text:span></text:span></text:p>
      <text:p text:style-name="P349"><text:span text:style-name="Absatz-Standardschriftart"/></text:p>
      <text:h text:style-name="P704"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30843307773447" text:continue-numbering="true" text:style-name="L39">
        <text:list-item>
          <text:p text:style-name="P895">program: The program to start</text:p>
        </text:list-item>
        <text:list-item>
          <text:p text:style-name="P895"><text:span text:style-name="T259">a</text:span>rguments: The arguments</text:p>
        </text:list-item>
      </text:list>
      <text:p text:style-name="P408">Return: True on success</text:p>
      <text:p text:style-name="P86">Example: <text:s/></text:p>
      <text:p text:style-name="P58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3"><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5"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30843298457206" text:continue-numbering="true" text:style-name="L39">
        <text:list-item>
          <text:p text:style-name="P896">program: The program to start</text:p>
        </text:list-item>
        <text:list-item>
          <text:p text:style-name="P896"><text:span text:style-name="T259">a</text:span>rguments: The arguments</text:p>
        </text:list-item>
        <text:list-item>
          <text:p text:style-name="P959">startWaitTime: The max. wait time.</text:p>
        </text:list-item>
        <text:list-item>
          <text:p text:style-name="P963">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3"><text:span text:style-name="Absatz-Standardschriftart"><text:span text:style-name="T65">var process = scriptThread.createProcessAsynchronous("D:/notepad.exe", arguments);</text:span></text:span></text:p>
      <text:p text:style-name="P583"><text:span text:style-name="Absatz-Standardschriftart"><text:span text:style-name="T65">if(typeof process == 'undefined')</text:span></text:span></text:p>
      <text:p text:style-name="P584"><text:span text:style-name="Absatz-Standardschriftart"><text:span text:style-name="T66">{</text:span></text:span></text:p>
      <text:p text:style-name="P58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4"><text:span text:style-name="Absatz-Standardschriftart"><text:span text:style-name="T66">}</text:span></text:span></text:p>
      <text:p text:style-name="P584"><text:span text:style-name="Absatz-Standardschriftart"><text:span text:style-name="T66">else</text:span></text:span></text:p>
      <text:p text:style-name="P584"><text:span text:style-name="Absatz-Standardschriftart"><text:span text:style-name="T66">{</text:span></text:span></text:p>
      <text:p text:style-name="P603"><text:span text:style-name="Absatz-Standardschriftart"><text:span text:style-name="T66"><text:tab/>scriptThread.waitForFinishedProcess(process);</text:span></text:span></text:p>
      <text:p text:style-name="P603"><text:span text:style-name="Absatz-Standardschriftart"><text:span text:style-name="T66">}</text:span></text:span></text:p>
      <text:p text:style-name="P603"><text:span text:style-name="Absatz-Standardschriftart"/></text:p>
      <text:h text:style-name="P706" text:outline-level="4">bool waitForFinishedProcess(ScriptProcess process, Number waitTime=30000)</text:h>
      <text:p text:style-name="P89">Blocks until the process has finished or until msecs milliseconds have passed (-1=infinite).</text:p>
      <text:p text:style-name="P90">Arguments:</text:p>
      <text:list xml:id="list130844778216363" text:continue-numbering="true" text:style-name="L39">
        <text:list-item>
          <text:p text:style-name="P897">pro<text:span text:style-name="T260">cess: The process</text:span></text:p>
        </text:list-item>
        <text:list-item>
          <text:p text:style-name="P964"><text:soft-page-break/>waitTime: The max. wait time.</text:p>
        </text:list-item>
      </text:list>
      <text:p text:style-name="P410">Return: <text:span text:style-name="T260">True if the process is finished.</text:span></text:p>
      <text:p text:style-name="P410"/>
      <text:h text:style-name="P707" text:outline-level="4">Number getProcessExitCode(ScriptProcess process)</text:h>
      <text:p text:style-name="P91">Returns the exit code of process.</text:p>
      <text:p text:style-name="P92">Arguments:</text:p>
      <text:list xml:id="list130844392103489" text:continue-numbering="true" text:style-name="L39">
        <text:list-item>
          <text:p text:style-name="P898">pro<text:span text:style-name="T260">cess: The process</text:span></text:p>
        </text:list-item>
      </text:list>
      <text:p text:style-name="P411">Return: <text:span text:style-name="T260">The process exit code.</text:span></text:p>
      <text:p text:style-name="P411"/>
      <text:h text:style-name="P708" text:outline-level="4">void killProcess(ScriptProcess process)</text:h>
      <text:p text:style-name="P93">Kills the current process, causing it to exit immediately.</text:p>
      <text:p text:style-name="P94">Arguments:</text:p>
      <text:list xml:id="list130843769851169" text:continue-numbering="true" text:style-name="L39">
        <text:list-item>
          <text:p text:style-name="P1087">pro<text:span text:style-name="T260">cess: The process</text:span></text:p>
        </text:list-item>
      </text:list>
      <text:p text:style-name="P417"/>
      <text:h text:style-name="P708"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30843553037748" text:continue-numbering="true" text:style-name="L39">
        <text:list-item>
          <text:p text:style-name="P899">pro<text:span text:style-name="T260">cess: The process</text:span></text:p>
        </text:list-item>
      </text:list>
      <text:p text:style-name="P95"/>
      <text:h text:style-name="P709"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30843744075925" text:continue-numbering="true" text:style-name="L39">
        <text:list-item>
          <text:p text:style-name="P900">program: The program to start</text:p>
        </text:list-item>
        <text:list-item>
          <text:p text:style-name="P901"><text:span text:style-name="T261">data</text:span>: The <text:span text:style-name="T261">data (byte array)</text:span></text:p>
        </text:list-item>
        <text:list-item>
          <text:p text:style-name="P960"><text:span text:style-name="T261">w</text:span>aitTime: The max. wait time.</text:p>
        </text:list-item>
      </text:list>
      <text:p text:style-name="P412">Return: <text:span text:style-name="T258">True on success.</text:span></text:p>
      <text:p text:style-name="P98">Example: <text:s/></text:p>
      <text:p text:style-name="P58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65">var process = scriptThread.createProcessAsynchronous("D:/notepad.exe", arguments);</text:span></text:span></text:p>
      <text:p text:style-name="P585"><text:span text:style-name="Absatz-Standardschriftart"><text:span text:style-name="T65">if(typeof process == 'undefined')</text:span></text:span></text:p>
      <text:p text:style-name="P585"><text:span text:style-name="Absatz-Standardschriftart"><text:span text:style-name="T66">{</text:span></text:span></text:p>
      <text:p text:style-name="P58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5"><text:span text:style-name="Absatz-Standardschriftart"><text:span text:style-name="T66">}</text:span></text:span></text:p>
      <text:p text:style-name="P585"><text:span text:style-name="Absatz-Standardschriftart"><text:span text:style-name="T66">else</text:span></text:span></text:p>
      <text:p text:style-name="P585"><text:span text:style-name="Absatz-Standardschriftart"><text:span text:style-name="T66">{</text:span></text:span></text:p>
      <text:p text:style-name="P586"><text:span text:style-name="Absatz-Standardschriftart"><text:span text:style-name="T67"><text:tab/>var data = scriptThread.stringToArray("test standard in\n");</text:span></text:span></text:p>
      <text:p text:style-name="P586"><text:span text:style-name="Absatz-Standardschriftart"><text:span text:style-name="T67"><text:tab/>scriptThread.writeToProcessStdin(process, data);</text:span></text:span></text:p>
      <text:p text:style-name="P585"><text:span text:style-name="Absatz-Standardschriftart"><text:span text:style-name="T66">}</text:span></text:span></text:p>
      <text:p text:style-name="P585"><text:span text:style-name="Absatz-Standardschriftart"/></text:p>
      <text:h text:style-name="P710" text:outline-level="4"><text:span text:style-name="T394">bool</text:span> <text:span text:style-name="T394">processIsRunning</text:span>(ScriptProcess process)</text:h>
      <text:p text:style-name="P99">Returns true if the process is running.</text:p>
      <text:p text:style-name="P100">Arguments:</text:p>
      <text:list xml:id="list130844321765442" text:continue-numbering="true" text:style-name="L39">
        <text:list-item>
          <text:p text:style-name="P902">program: The program to start</text:p>
          <text:p text:style-name="P1069"><text:soft-page-break/><text:span text:style-name="Absatz-Standardschriftart"/></text:p>
        </text:list-item>
      </text:list>
      <text:h text:style-name="P711"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30842954616856" text:continue-numbering="true" text:style-name="L39">
        <text:list-item>
          <text:p text:style-name="P903">program: The program to start</text:p>
        </text:list-item>
        <text:list-item>
          <text:p text:style-name="P903"><text:span text:style-name="T262">isBlocking</text:span>: <text:span text:style-name="T262">True if this function is blocking.</text:span></text:p>
        </text:list-item>
        <text:list-item>
          <text:p text:style-name="P965">BlockByte: The block byte.</text:p>
        </text:list-item>
        <text:list-item>
          <text:p text:style-name="P961"><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7"><text:span text:style-name="Absatz-Standardschriftart"><text:span text:style-name="T65">var process = scriptThread.createProcessAsynchronous("D:/notepad.exe", arguments);</text:span></text:span></text:p>
      <text:p text:style-name="P587"><text:span text:style-name="Absatz-Standardschriftart"><text:span text:style-name="T65">if(typeof process == 'undefined')</text:span></text:span></text:p>
      <text:p text:style-name="P587"><text:span text:style-name="Absatz-Standardschriftart"><text:span text:style-name="T66">{</text:span></text:span></text:p>
      <text:p text:style-name="P58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7"><text:span text:style-name="Absatz-Standardschriftart"><text:span text:style-name="T66">}</text:span></text:span></text:p>
      <text:p text:style-name="P587"><text:span text:style-name="Absatz-Standardschriftart"><text:span text:style-name="T66">else</text:span></text:span></text:p>
      <text:p text:style-name="P587"><text:span text:style-name="Absatz-Standardschriftart"><text:span text:style-name="T66">{</text:span></text:span></text:p>
      <text:p text:style-name="P611"><text:span text:style-name="Absatz-Standardschriftart"><text:span text:style-name="T68"><text:tab/>if(scriptThread.waitForFinishedProcess(process, 120000))</text:span></text:span></text:p>
      <text:p text:style-name="P611"><text:span text:style-name="Absatz-Standardschriftart"><text:span text:style-name="T68"><text:tab/>{</text:span></text:span></text:p>
      <text:p text:style-name="P587"><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7"><text:span text:style-name="Absatz-Standardschriftart"><text:span text:style-name="T69"><text:tab/><text:tab/>res = conv.byteArrayToString(res).replace("\n", "")</text:span></text:span></text:p>
      <text:p text:style-name="P587"><text:span text:style-name="Absatz-Standardschriftart"><text:span text:style-name="T69"><text:tab/><text:tab/>scriptThread.appendTextToConsole("stdout data: <text:s/>" + <text:tab/>res);</text:span></text:span></text:p>
      <text:p text:style-name="P611"><text:span text:style-name="Absatz-Standardschriftart"><text:span text:style-name="T68"><text:tab/>}</text:span></text:span></text:p>
      <text:p text:style-name="P611"><text:span text:style-name="Absatz-Standardschriftart"><text:span text:style-name="T68"><text:tab/>else</text:span></text:span></text:p>
      <text:p text:style-name="P611"><text:span text:style-name="Absatz-Standardschriftart"><text:span text:style-name="T68"><text:tab/>{</text:span></text:span></text:p>
      <text:p text:style-name="P611"><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1"><text:span text:style-name="Absatz-Standardschriftart"><text:span text:style-name="T68"><text:tab/>}</text:span></text:span></text:p>
      <text:p text:style-name="P587"><text:span text:style-name="Absatz-Standardschriftart"><text:span text:style-name="T66">}</text:span></text:span></text:p>
      <text:p text:style-name="P587"><text:span text:style-name="Absatz-Standardschriftart"/></text:p>
      <text:h text:style-name="P712"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30844776228323" text:continue-numbering="true" text:style-name="L39">
        <text:list-item>
          <text:p text:style-name="P904">program: The program to start.</text:p>
        </text:list-item>
        <text:list-item>
          <text:p text:style-name="P904"><text:span text:style-name="T262">isBlocking</text:span>: <text:span text:style-name="T262">True if this function is blocking.</text:span></text:p>
        </text:list-item>
        <text:list-item>
          <text:p text:style-name="P966">BlockByte: The block byte.</text:p>
        </text:list-item>
        <text:list-item>
          <text:p text:style-name="P962"><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8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65">var process = scriptThread.createProcessAsynchronous("D:/notepad.exe", arguments);</text:span></text:span></text:p>
      <text:p text:style-name="P588"><text:span text:style-name="Absatz-Standardschriftart"><text:span text:style-name="T65">if(typeof process == 'undefined')</text:span></text:span></text:p>
      <text:p text:style-name="P588"><text:span text:style-name="Absatz-Standardschriftart"><text:span text:style-name="T66">{</text:span></text:span></text:p>
      <text:p text:style-name="P58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8"><text:span text:style-name="Absatz-Standardschriftart"><text:span text:style-name="T66">}</text:span></text:span></text:p>
      <text:p text:style-name="P588"><text:soft-page-break/><text:span text:style-name="Absatz-Standardschriftart"><text:span text:style-name="T66">else</text:span></text:span></text:p>
      <text:p text:style-name="P588"><text:span text:style-name="Absatz-Standardschriftart"><text:span text:style-name="T66">{</text:span></text:span></text:p>
      <text:p text:style-name="P611"><text:span text:style-name="Absatz-Standardschriftart"><text:span text:style-name="T68"><text:tab/>if(scriptThread.waitForFinishedProcess(process, 120000))</text:span></text:span></text:p>
      <text:p text:style-name="P611"><text:span text:style-name="Absatz-Standardschriftart"><text:span text:style-name="T68"><text:tab/>{</text:span></text:span></text:p>
      <text:p text:style-name="P588"><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8"><text:span text:style-name="Absatz-Standardschriftart"><text:span text:style-name="T69"><text:tab/><text:tab/>res = conv.byteArrayToString(res).replace("\n", "")</text:span></text:span></text:p>
      <text:p text:style-name="P588"><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1"><text:span text:style-name="Absatz-Standardschriftart"><text:span text:style-name="T68"><text:tab/>}</text:span></text:span></text:p>
      <text:p text:style-name="P611"><text:span text:style-name="Absatz-Standardschriftart"><text:span text:style-name="T68"><text:tab/>else</text:span></text:span></text:p>
      <text:p text:style-name="P611"><text:span text:style-name="Absatz-Standardschriftart"><text:span text:style-name="T68"><text:tab/>{</text:span></text:span></text:p>
      <text:p text:style-name="P611"><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1"><text:span text:style-name="Absatz-Standardschriftart"><text:span text:style-name="T68"><text:tab/>}</text:span></text:span></text:p>
      <text:p text:style-name="P588"><text:span text:style-name="Absatz-Standardschriftart"><text:span text:style-name="T66">}</text:span></text:span></text:p>
      <text:h text:style-name="P686"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94" text:outline-level="4">Converter function<text:span text:style-name="T359">s</text:span></text:h>
      <text:p text:style-name="P38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84"><text:span text:style-name="Absatz-Standardschriftart"/></text:p>
      <text:h text:style-name="P713"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63"><text:span text:style-name="Absatz-Standardschriftart"><text:span text:style-name="T78">minVersion: The minimum version</text:span></text:span></text:p>
      <text:p text:style-name="P424"/>
      <text:h text:style-name="P694"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958734795" text:style-name="L40">
        <text:list-item>
          <text:p text:style-name="P967">state: The state in which the script shall be switched. Possible value are:</text:p>
          <text:list>
            <text:list-item>
              <text:p text:style-name="P967">0: running</text:p>
            </text:list-item>
            <text:list-item>
              <text:p text:style-name="P967">1: paused</text:p>
            </text:list-item>
            <text:list-item>
              <text:p text:style-name="P967">2: stopped</text:p>
            </text:list-item>
          </text:list>
        </text:list-item>
        <text:list-item>
          <text:p text:style-name="P967">scriptTableEntryName: The name of the script in the script-table (script window).</text:p>
          <text:p text:style-name="P968">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4" text:outline-level="4">String getScriptTableName(void)</text:h>
      <text:p text:style-name="P49">Returns the script-table (script window) name of the calling script.</text:p>
      <text:p text:style-name="P421"/>
      <text:h text:style-name="P714"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30844026037273" text:continue-numbering="true" text:style-name="L40">
        <text:list-item>
          <text:p text:style-name="P967">text: The text which has to be appended to the console</text:p>
        </text:list-item>
        <text:list-item>
          <text:p text:style-name="P967">newLine: If true then the text will be appended in a new line </text:p>
        </text:list-item>
        <text:list-item>
          <text:p text:style-name="P970">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4"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30843740152170" text:continue-numbering="true" text:style-name="L40">
        <text:list-item>
          <text:p text:style-name="P967">timeMs: The time to sleep in milliseconds</text:p>
        </text:list-item>
      </text:list>
      <text:p text:style-name="P49">Example:</text:p>
      <text:p text:style-name="P287"><text:s/><text:span text:style-name="T176">scriptThread.sleep10);</text:span></text:p>
      <text:p text:style-name="P425"/>
      <text:h text:style-name="P694"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27">the user has pressed the stop button (main or script window)</text:p>
        </text:list-item>
        <text:list-item>
          <text:p text:style-name="P1127">the script has called scriptThread.stopScript()</text:p>
        </text:list-item>
        <text:list-item>
          <text:p text:style-name="P1127">an uncaught exception has been occurred</text:p>
        </text:list-item>
      </text:list>
      <text:p text:style-name="P432"><text:span text:style-name="Absatz-Standardschriftart"/></text:p>
      <text:h text:style-name="P694"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1"><text:span text:style-name="Absatz-Standardschriftart"><text:span text:style-name="T5">var timer = scriptThread.createTimer();</text:span></text:span></text:p>
      <text:p text:style-name="P581"><text:span text:style-name="Absatz-Standardschriftart"/></text:p>
      <text:h text:style-name="P715"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30843721705750" text:continue-list="list130844563385178" text:style-name="L34">
        <text:list-item>
          <text:p text:style-name="P884"><text:span text:style-name="T500">filename</text:span>: The <text:span text:style-name="T500">file name of the wav file.</text:span></text:p>
        </text:list-item>
        <text:list-item>
          <text:p text:style-name="P1063"><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5"><text:span text:style-name="Absatz-Standardschriftart"><text:span text:style-name="T18">var soundObject = scriptInf.createSoundObject("yes-2.wav");</text:span></text:span></text:p>
      <text:p text:style-name="P404"><text:span text:style-name="Absatz-Standardschriftart"/></text:p>
      <text:h text:style-name="P694"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81"><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694"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5">Loads/includes one script ( <text:span text:style-name="Absatz-Standardschriftart"><text:span text:style-name="T607">JavaScript</text:span></text:span> has no built-in include mechanism).</text:p>
      <text:p text:style-name="P49">Arguments:</text:p>
      <text:list xml:id="list130843160544830" text:continue-list="list130844776228323" text:style-name="L39">
        <text:list-item>
          <text:p text:style-name="P892">scriptPath: The file path</text:p>
        </text:list-item>
        <text:list-item>
          <text:p text:style-name="P892">isRelativePath: True if the path of script <text:s/>is relative to current script (which executes this function)</text:p>
        </text:list-item>
        <text:list-item>
          <text:p text:style-name="P892">stopScriptOnError: True if the script shall be stopped in case of an error</text:p>
        </text:list-item>
      </text:list>
      <text:p text:style-name="P49">Return: True on success</text:p>
      <text:p text:style-name="P49">Example: <text:s/></text:p>
      <text:p text:style-name="P581"><text:span text:style-name="Absatz-Standardschriftart"><text:span text:style-name="T5">var result = scriptThread.loadScript("Testscript.js");</text:span></text:span></text:p>
      <text:p text:style-name="P581"><text:span text:style-name="Absatz-Standardschriftart"/></text:p>
      <text:h text:style-name="P694"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30843026713467" text:continue-numbering="true" text:style-name="L39">
        <text:list-item>
          <text:p text:style-name="P892">path: The library file path</text:p>
        </text:list-item>
        <text:list-item>
          <text:p text:style-name="P892">isRelativePath: True if the library path is relative to the current script (which executes this function)</text:p>
        </text:list-item>
      </text:list>
      <text:p text:style-name="P49"><text:s/>Return: True on success</text:p>
      <text:p text:style-name="P49">Example: <text:s/></text:p>
      <text:p text:style-name="P581"><text:span text:style-name="Absatz-Standardschriftart"><text:span text:style-name="T5">var result = scriptThread.loadLibrary("testDll.dll");</text:span></text:span></text:p>
      <text:p text:style-name="P581"><text:span text:style-name="Absatz-Standardschriftart"/></text:p>
      <text:h text:style-name="P694"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30843149852285" text:continue-numbering="true" text:style-name="L39">
        <text:list-item>
          <text:p text:style-name="P892">path: The user interface file path.</text:p>
        </text:list-item>
        <text:list-item>
          <text:p text:style-name="P892"><text:soft-page-break/>isRelativePath: True if the file path is relative to the current script (which executes this function)</text:p>
        </text:list-item>
        <text:list-item>
          <text:p text:style-name="P892">showAfterLoading: True if the first element of the user interface file (normally a window) shall be shown</text:p>
        </text:list-item>
      </text:list>
      <text:p text:style-name="P406">Return: True on success</text:p>
      <text:p text:style-name="P49">Example: <text:s/></text:p>
      <text:p text:style-name="P581"><text:span text:style-name="Absatz-Standardschriftart"><text:span text:style-name="T5">if(!uiFileLoaded)</text:span></text:span></text:p>
      <text:p text:style-name="P581"><text:span text:style-name="Absatz-Standardschriftart"><text:span text:style-name="T5">{</text:span></text:span></text:p>
      <text:p text:style-name="P581"><text:span text:style-name="Absatz-Standardschriftart"><text:span text:style-name="T5"><text:tab/>scriptThread.appendTextToConsole("no ui file in script window, loading file: <text:tab/><text:tab/><text:tab/><text:tab/><text:tab/><text:tab/>guiExample.ui");</text:span></text:span></text:p>
      <text:p text:style-name="P581"><text:span text:style-name="Absatz-Standardschriftart"><text:span text:style-name="T5"><text:tab/>uiFileLoaded = scriptThread.loadUserInterfaceFile("guiExample.ui");</text:span></text:span></text:p>
      <text:p text:style-name="P581"><text:span text:style-name="Absatz-Standardschriftart"><text:span text:style-name="T5">}</text:span></text:span></text:p>
      <text:p text:style-name="P581"><text:span text:style-name="Absatz-Standardschriftart"/></text:p>
      <text:h text:style-name="P694"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81"><text:span text:style-name="Absatz-Standardschriftart"><text:span text:style-name="T5">if(error)</text:span></text:span></text:p>
      <text:p text:style-name="P581"><text:span text:style-name="Absatz-Standardschriftart"><text:span text:style-name="T5">{</text:span></text:span></text:p>
      <text:p text:style-name="P581"><text:span text:style-name="Absatz-Standardschriftart"><text:span text:style-name="T5"><text:tab/>scriptThread.stopScript(scriptThread);</text:span></text:span></text:p>
      <text:p text:style-name="P581"><text:span text:style-name="Absatz-Standardschriftart"><text:span text:style-name="T5">}</text:span></text:span></text:p>
      <text:p text:style-name="P581"><text:span text:style-name="Absatz-Standardschriftart"/></text:p>
      <text:h text:style-name="P694"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81"><text:span text:style-name="Absatz-Standardschriftart"><text:span text:style-name="T5">var ipList = scriptThread.getLocalIpAdress();</text:span></text:span></text:p>
      <text:p text:style-name="P581"><text:span text:style-name="Absatz-Standardschriftart"><text:span text:style-name="T5">for(var i = 0; i &lt; ipList.length; i++)</text:span></text:span></text:p>
      <text:p text:style-name="P581"><text:span text:style-name="Absatz-Standardschriftart"><text:span text:style-name="T5">{</text:span></text:span></text:p>
      <text:p text:style-name="P581"><text:span text:style-name="Absatz-Standardschriftart"><text:span text:style-name="T5"><text:tab/> scriptThread.appendTextToConsole(ipList[i])</text:span></text:span></text:p>
      <text:p text:style-name="P581"><text:span text:style-name="Absatz-Standardschriftart"><text:span text:style-name="T5">}</text:span></text:span></text:p>
      <text:p text:style-name="P581"><text:span text:style-name="Absatz-Standardschriftart"/></text:p>
      <text:h text:style-name="P69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30844589653934" text:continue-numbering="true" text:style-name="L39">
        <text:list-item>
          <text:p text:style-name="P892">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30843816976588" text:continue-numbering="true" text:style-name="L39">
        <text:list-item>
          <text:p text:style-name="P892">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4"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30843564056674" text:continue-numbering="true" text:style-name="L39">
        <text:list-item>
          <text:p text:style-name="P892">text: The message text</text:p>
        </text:list-item>
        <text:list-item>
          <text:p text:style-name="P892"><text:soft-page-break/>forceTimeStamp: True if a time stamp shall be generated (independently from the time stamp settings)</text:p>
        </text:list-item>
      </text:list>
      <text:p text:style-name="P288"/>
      <text:h text:style-name="P694"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30844806403517" text:continue-numbering="true" text:style-name="L39">
        <text:list-item>
          <text:p text:style-name="P892">priority: The new priority. Possible values are: <text:s/></text:p>
          <text:list>
            <text:list-item>
              <text:p text:style-name="P892">LowestPriority</text:p>
            </text:list-item>
            <text:list-item>
              <text:p text:style-name="P892">LowPriority</text:p>
            </text:list-item>
            <text:list-item>
              <text:p text:style-name="P892">NormalPriority</text:p>
            </text:list-item>
            <text:list-item>
              <text:p text:style-name="P892">HighPriority</text:p>
            </text:list-item>
            <text:list-item>
              <text:p text:style-name="P892">HighestPriority</text:p>
            </text:list-item>
          </text:list>
        </text:list-item>
      </text:list>
      <text:p text:style-name="P581"><text:span text:style-name="Absatz-Standardschriftart"><text:span text:style-name="T77">Return: True on success.</text:span></text:span></text:p>
      <text:p text:style-name="P581"><text:span text:style-name="Absatz-Standardschriftart"><text:span text:style-name="T77">Example: <text:s/></text:span></text:span></text:p>
      <text:p text:style-name="P581"><text:span text:style-name="Absatz-Standardschriftart"><text:span text:style-name="T5">scriptThread.setScriptThreadPriority("NormalPriority");</text:span></text:span></text:p>
      <text:p text:style-name="P581"><text:span text:style-name="Absatz-Standardschriftart"/></text:p>
      <text:h text:style-name="P694"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4"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30844212913605" text:continue-numbering="true" text:style-name="L39">
        <text:list-item>
          <text:p text:style-name="P905"><text:span text:style-name="T494">exitCode</text:span>: The <text:span text:style-name="T313">exit code of the ScriptCommunicator executable.</text:span></text:p>
        </text:list-item>
      </text:list>
      <text:p text:style-name="P49"/>
      <text:h text:style-name="P694"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4"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77"><text:soft-page-break/>"arm" </text:p>
        </text:list-item>
        <text:list-item>
          <text:p text:style-name="P1377">"arm64" </text:p>
        </text:list-item>
        <text:list-item>
          <text:p text:style-name="P1377">"i386" </text:p>
        </text:list-item>
        <text:list-item>
          <text:p text:style-name="P1377">"ia64" </text:p>
        </text:list-item>
        <text:list-item>
          <text:p text:style-name="P1377">"mips" </text:p>
        </text:list-item>
        <text:list-item>
          <text:p text:style-name="P1377">"mips64" </text:p>
        </text:list-item>
        <text:list-item>
          <text:p text:style-name="P1377">"power" </text:p>
        </text:list-item>
        <text:list-item>
          <text:p text:style-name="P1377">"power64" </text:p>
        </text:list-item>
        <text:list-item>
          <text:p text:style-name="P1377">"sparc" </text:p>
        </text:list-item>
        <text:list-item>
          <text:p text:style-name="P1377">"sparcv9" </text:p>
        </text:list-item>
        <text:list-item>
          <text:p text:style-name="P1378">"x86_64</text:p>
        </text:list-item>
      </text:list>
      <text:h text:style-name="P694"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4"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6"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89"><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9"><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9"><text:span text:style-name="Absatz-Standardschriftart"><text:span text:style-name="T5">{</text:span></text:span></text:p>
      <text:p text:style-name="P589"><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9"><text:span text:style-name="Absatz-Standardschriftart"><text:span text:style-name="T5">}</text:span></text:span></text:p>
      <text:p text:style-name="P109"/>
      <text:h text:style-name="P717" text:outline-level="4">String getScriptCommunicatorFolder(void)</text:h>
      <text:p text:style-name="P286">Returns the ScriptCommunicator program folder.</text:p>
      <text:p text:style-name="P286"/>
      <text:h text:style-name="P718" text:outline-level="4">String getUserDocumentsFolder(void)</text:h>
      <text:p text:style-name="P68">Returns the directory containing user document files.</text:p>
      <text:p text:style-name="P68"/>
      <text:h text:style-name="P719" text:outline-level="4">String getUserHomeFolder(void)</text:h>
      <text:p text:style-name="P70">Returns the user home folder. </text:p>
      <text:p text:style-name="P70">MAC:"~"; </text:p>
      <text:p text:style-name="P70">WIN:"C:/Users/&lt;USER&gt;"; </text:p>
      <text:p text:style-name="P70">LINUX:"~"</text:p>
      <text:p text:style-name="P69"/>
      <text:h text:style-name="P719"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9"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0"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30842980195696" text:continue-list="list130844212913605" text:style-name="L39">
        <text:list-item>
          <text:p text:style-name="P906"><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1"><text:span text:style-name="Absatz-Standardschriftart"><text:span text:style-name="T21">scriptThread.loadUserInterfaceFile("tabs.ui", true, false);</text:span></text:span></text:p>
      <text:p text:style-name="P591"><text:span text:style-name="Absatz-Standardschriftart"/></text:p>
      <text:p text:style-name="P591"><text:span text:style-name="Absatz-Standardschriftart"><text:span text:style-name="T21">//Remove the tab from the dialog and add it to the main window.</text:span></text:span></text:p>
      <text:p text:style-name="P591"><text:span text:style-name="Absatz-Standardschriftart"><text:span text:style-name="T21">if(!scriptThread.addTabsToMainWindow(UI_TabWidget))</text:span></text:span></text:p>
      <text:p text:style-name="P591"><text:span text:style-name="Absatz-Standardschriftart"><text:span text:style-name="T21">{</text:span></text:span></text:p>
      <text:p text:style-name="P591"><text:span text:style-name="Absatz-Standardschriftart"><text:span text:style-name="T21"><text:tab/>scriptThread.messageBox("Critical", "Error", "addTabsToMainWindow failed");</text:span></text:span></text:p>
      <text:p text:style-name="P591"><text:span text:style-name="Absatz-Standardschriftart"><text:span text:style-name="T21"><text:tab/>scriptThread.stopScript();</text:span></text:span></text:p>
      <text:p text:style-name="P591"><text:span text:style-name="Absatz-Standardschriftart"><text:span text:style-name="T21">}</text:span></text:span></text:p>
      <text:p text:style-name="P591"><text:span text:style-name="Absatz-Standardschriftart"/></text:p>
      <text:p text:style-name="P591"><text:span text:style-name="Absatz-Standardschriftart"><text:span text:style-name="T79">An example can be found under exampleScripts\WorkerScripts\TestAddTabsToMainWindow.</text:span></text:span></text:p>
      <text:p text:style-name="P591"><text:span text:style-name="Absatz-Standardschriftart"/></text:p>
      <text:h text:style-name="P720"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30843820299174" text:continue-numbering="true" text:style-name="L39">
        <text:list-item>
          <text:p text:style-name="P906"><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1"><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1"><text:span text:style-name="Absatz-Standardschriftart"/></text:p>
      <text:p text:style-name="P591"><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1"><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1"><text:span text:style-name="Absatz-Standardschriftart"><text:span text:style-name="T21">{</text:span></text:span></text:p>
      <text:p text:style-name="P591"><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1"><text:span text:style-name="Absatz-Standardschriftart"><text:span text:style-name="T21"><text:tab/>scriptThread.stopScript();</text:span></text:span></text:p>
      <text:p text:style-name="P591"><text:span text:style-name="Absatz-Standardschriftart"><text:span text:style-name="T21">}</text:span></text:span></text:p>
      <text:p text:style-name="P591"><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1"><text:span text:style-name="Absatz-Standardschriftart"/></text:p>
      <text:h text:style-name="P721"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30843860652327" text:continue-numbering="true" text:style-name="L39">
        <text:list-item>
          <text:p text:style-name="P907"><text:span text:style-name="T327">object</text:span>: The <text:span text:style-name="T311">object</text:span></text:p>
        </text:list-item>
        <text:list-item>
          <text:p text:style-name="P972">printInScriptWindowConsole: True if the result shall be printed in the script window console.</text:p>
        </text:list-item>
      </text:list>
      <text:p text:style-name="P592"><text:span text:style-name="Absatz-Standardschriftart"><text:span text:style-name="T81">Return: </text:span></text:span><text:span text:style-name="Absatz-Standardschriftart"><text:span text:style-name="T82">All functions and properties of the object.</text:span></text:span></text:p>
      <text:p text:style-name="P592"><text:span text:style-name="Absatz-Standardschriftart"/></text:p>
      <text:h text:style-name="P722"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3"><text:span text:style-name="Absatz-Standardschriftart"><text:span text:style-name="T73">scriptThread.mainWindowClearConsoleClickedSignal.connect(mainWindowClearConsoleClicked);</text:span></text:span></text:p>
      <text:p text:style-name="P377"><text:span text:style-name="Absatz-Standardschriftart"/></text:p>
      <text:h text:style-name="P723"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30843457127958" text:continue-numbering="true" text:style-name="L39">
        <text:list-item>
          <text:p text:style-name="P973"><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5"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5" text:outline-level="4">void setMainWindowTitle(String newTitle)</text:h>
      <text:p text:style-name="P121">Sets the title of the main window.</text:p>
      <text:p text:style-name="P122">Arguments:</text:p>
      <text:list xml:id="list130844614358570" text:continue-numbering="true" text:style-name="L39">
        <text:list-item>
          <text:p text:style-name="P1070"><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1"><text:span text:style-name="Absatz-Standardschriftart"/></text:p>
      <text:h text:style-name="P726"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7" text:outline-level="4"><text:span text:style-name="T383">ConsoleSettings getConsoleSettings</text:span>(void)</text:h>
      <text:p text:style-name="P123">Returns the console settings (settings dialog).</text:p>
      <text:p text:style-name="P124"><text:span text:style-name="T383">Return</text:span>:</text:p>
      <text:list xml:id="list130843289111170" text:continue-numbering="true" text:style-name="L39">
        <text:list-item>
          <text:p text:style-name="P908"><text:span text:style-name="T384">ConsoleSettings</text:span>: <text:span text:style-name="T332">The console settings.</text:span> <text:span text:style-name="T384">ConsoleSettings contains following properties:</text:span></text:p>
          <text:list>
            <text:list-item>
              <text:p text:style-name="P974"><text:span text:style-name="T384">bool</text:span> <text:span text:style-name="T384">showReceivedData</text:span>: <text:span text:style-name="T384">True if the received data (main interface) shall be shown in the console.</text:span></text:p>
            </text:list-item>
            <text:list-item>
              <text:p text:style-name="P974"><text:span text:style-name="T384">bool</text:span> <text:span text:style-name="T384">showSendData</text:span>: <text:span text:style-name="T384">True if the send data (main interface) shall be shown in the console.</text:span></text:p>
            </text:list-item>
            <text:list-item>
              <text:p text:style-name="P975"><text:span text:style-name="T472">Number maxChars</text:span>: <text:span text:style-name="T384">Max. numbers of chars in the consoles.</text:span></text:p>
            </text:list-item>
            <text:list-item>
              <text:p text:style-name="P974"><text:span text:style-name="T384">bool lockScrolling</text:span>: <text:span text:style-name="T384">If true then the consoles do not scroll to the end after adding new data.</text:span></text:p>
            </text:list-item>
            <text:list-item>
              <text:p text:style-name="P974"><text:span text:style-name="T384">String</text:span> <text:span text:style-name="T384">font: The consoles font.</text:span></text:p>
            </text:list-item>
            <text:list-item>
              <text:p text:style-name="P974"><text:span text:style-name="T384">String fontSize</text:span>: <text:span text:style-name="T384">The consoles font size.</text:span></text:p>
            </text:list-item>
            <text:list-item>
              <text:p text:style-name="P975"><text:span text:style-name="T472">Number updateInterval</text:span>: <text:span text:style-name="T384">The consoles update interval.</text:span></text:p>
            </text:list-item>
            <text:list-item>
              <text:p text:style-name="P978">String receiveColor: The color (hex) of receive data.</text:p>
            </text:list-item>
            <text:list-item>
              <text:p text:style-name="P979"><text:soft-page-break/>String sendColor: The color (hex) of send data.</text:p>
            </text:list-item>
            <text:list-item>
              <text:p text:style-name="P980">String backgroundColor: The background color (hex) of the consoles.</text:p>
            </text:list-item>
            <text:list-item>
              <text:p text:style-name="P981">String timestampColor: The color (hex) of timestamps.</text:p>
            </text:list-item>
            <text:list-item>
              <text:p text:style-name="P982"><text:span text:style-name="T472">Number</text:span> newLineAfterBytes: New line after ... number of sent/received bytes (0=off).</text:p>
            </text:list-item>
            <text:list-item>
              <text:p text:style-name="P982"><text:span text:style-name="T472">Number</text:span> newLineAfterPause: New line after ... ms send/receive pause (0=off).</text:p>
            </text:list-item>
            <text:list-item>
              <text:p text:style-name="P983">bool createNewLineAtByte: True if a new line shall be created at a specific byte. (<text:span text:style-name="T385">newLineAtByte</text:span>).</text:p>
            </text:list-item>
            <text:list-item>
              <text:p text:style-name="P982"><text:span text:style-name="T472">Number</text:span> newLineAtByte: <text:span text:style-name="T387">These bytes will be replaced by a new line</text:span>.</text:p>
            </text:list-item>
            <text:list-item>
              <text:p text:style-name="P983">bool ceateTimestampAt<text:span text:style-name="T387">Byte</text:span>: True if a timestamp shall be created at a specific byte (timestampAtByte)</text:p>
            </text:list-item>
            <text:list-item>
              <text:p text:style-name="P984"><text:span text:style-name="T472">Number</text:span> <text:s/><text:span text:style-name="T386">timestampAtByte: </text:span>New timestamp at byte.</text:p>
            </text:list-item>
            <text:list-item>
              <text:p text:style-name="P976"><text:span text:style-name="T384">bool</text:span> <text:span text:style-name="T384">generateCyclicTimeStamps</text:span>: <text:span text:style-name="T384">True if cyclic timestamps shall be created in the. consoles (timeStampInterval).</text:span></text:p>
            </text:list-item>
            <text:list-item>
              <text:p text:style-name="P975"><text:span text:style-name="T472">Number timeStampInterval</text:span>: <text:span text:style-name="T384">The console timestamp interval.</text:span></text:p>
            </text:list-item>
            <text:list-item>
              <text:p text:style-name="P985"><text:span text:style-name="T471">String </text:span>imestampFormat: The timestamp format.</text:p>
            </text:list-item>
          </text:list>
        </text:list-item>
      </text:list>
      <text:p text:style-name="P604"><text:span text:style-name="Absatz-Standardschriftart"><text:span text:style-name="T78">Example:</text:span></text:span><text:span text:style-name="Absatz-Standardschriftart"><text:span text:style-name="T3"> <text:s/></text:span></text:span></text:p>
      <text:p text:style-name="P605"><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5"><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1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9"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30845045955580" text:continue-numbering="true" text:style-name="L39">
        <text:list-item>
          <text:p text:style-name="P1070"><text:span text:style-name="Absatz-Standardschriftart"><text:span text:style-name="T111">iconFile: The file name of the icon</text:span></text:span></text:p>
        </text:list-item>
        <text:list-item>
          <text:p text:style-name="P986">isRelativePath: True if the file path is relative to the current script (which executes this function)</text:p>
          <text:p text:style-name="P987">Note: An example can be found under: <text:s/>exampleScripts\WorkerScripts\SendUserInput</text:p>
        </text:list-item>
      </text:list>
      <text:p text:style-name="P16"/>
      <text:h text:style-name="P730" text:outline-level="4">void activateDarkMode(bool activate)</text:h>
      <text:p text:style-name="P17">Activates/deactivates the ScriptCommunicator dark mode (affects ScriptCommunicator and all script GUIs).</text:p>
      <text:p text:style-name="P283">Arguments:</text:p>
      <text:list xml:id="list130843799461241" text:continue-numbering="true" text:style-name="L39">
        <text:list-item>
          <text:p text:style-name="P1071"><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4"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3">Arguments:</text:p>
      <text:list xml:id="list130844405161554" text:continue-numbering="true" text:style-name="L39">
        <text:list-item>
          <text:p text:style-name="P1071"><text:span text:style-name="Absatz-Standardschriftart"><text:span text:style-name="T111">fontSizePx: The new font size (pixel).</text:span></text:span></text:p>
        </text:list-item>
      </text:list>
      <text:p text:style-name="P16"/>
      <text:h text:style-name="P683" text:outline-level="2"><text:bookmark-start text:name="__RefHeading___Toc28833_1169487438"/><text:soft-page-break/>The scriptInf object/class<text:bookmark-end text:name="__RefHeading___Toc28833_1169487438"/></text:h>
      <text:p text:style-name="P291">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1"/>
      <text:h text:style-name="P731"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2"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3">PortInfo</text:p>
      <text:p text:style-name="P292">This object/structure contains information about the serial ports:</text:p>
      <text:list xml:id="list3068185462" text:style-name="L43">
        <text:list-item>
          <text:p text:style-name="P993">String portName: The name of the serial port.</text:p>
        </text:list-item>
        <text:list-item>
          <text:p text:style-name="P994">String systemLocation: The system location of the serial port.</text:p>
        </text:list-item>
        <text:list-item>
          <text:p text:style-name="P994">String description: The description of the serial port.</text:p>
        </text:list-item>
        <text:list-item>
          <text:p text:style-name="P996">String serialNumber: The serial number of the serial port.</text:p>
        </text:list-item>
        <text:list-item>
          <text:p text:style-name="P998">Number vendorIdentifier: The vendor identifier of the serial port.</text:p>
        </text:list-item>
        <text:list-item>
          <text:p text:style-name="P995">Number productIdentifier: The product identifier of the serial port.</text:p>
        </text:list-item>
      </text:list>
      <text:h text:style-name="P688"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7"><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28"><text:span text:style-name="T447">E</text:span>xamples of all interface types can be found <text:span text:style-name="T447">at the end of this chapter.</text:span></text:p>
        </text:list-item>
      </text:list>
      <text:p text:style-name="P25"/>
      <text:h text:style-name="P733"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30843586278544" text:continue-list="list130844405161554" text:style-name="L39">
        <text:list-item>
          <text:p text:style-name="P909">data: The data array</text:p>
        </text:list-item>
        <text:list-item>
          <text:p text:style-name="P909"><text:soft-page-break/>repetitionCount: The data array is repeated until the number has been reached</text:p>
        </text:list-item>
        <text:list-item>
          <text:p text:style-name="P909">pause: The pause (millisecond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1326052391" text:style-name="L45">
        <text:list-item>
          <text:p text:style-name="P136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9"><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3"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30844341702862" text:continue-list="list130843586278544" text:style-name="L39">
        <text:list-item>
          <text:p text:style-name="P909">string: The string</text:p>
        </text:list-item>
        <text:list-item>
          <text:p text:style-name="P909">repetitionCount: The data array is repeated until the number has been reached</text:p>
        </text:list-item>
        <text:list-item>
          <text:p text:style-name="P909">pause: The pause (m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636"><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30844965618696" text:continue-list="list1326052391" text:style-name="L45">
        <text:list-item>
          <text:p text:style-name="P136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0"><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8"><text:span text:style-name="Absatz-Standardschriftart"/></text:p>
        </text:list-item>
      </text:list>
      <text:h text:style-name="P733"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30842976015569" text:continue-list="list130844341702862" text:style-name="L39">
        <text:list-item>
          <text:p text:style-name="P910">type: The can message type. Following values or combined values are possible:</text:p>
          <text:list>
            <text:list-item>
              <text:p text:style-name="P910">0x0: standard CAN message (11-bit identifier)</text:p>
            </text:list-item>
            <text:list-item>
              <text:p text:style-name="P909">0x1: standard remote-transfer-request message</text:p>
            </text:list-item>
            <text:list-item>
              <text:p text:style-name="P909">0x2: extended CAN message (29-bit identifier)</text:p>
            </text:list-item>
            <text:list-item>
              <text:p text:style-name="P909">0x4: the CAN message represents a FD frame in terms of CiA Specs</text:p>
            </text:list-item>
            <text:list-item>
              <text:p text:style-name="P909">0x8: the CAN message represents a FD bit rate switch (CAN data/payload at a higher bit rate)</text:p>
            </text:list-item>
          </text:list>
        </text:list-item>
        <text:list-item>
          <text:p text:style-name="P909">canId: The can id</text:p>
        </text:list-item>
        <text:list-item>
          <text:p text:style-name="P909">data: the can data <text:span text:style-name="T410">(byte array)</text:span></text:p>
        </text:list-item>
        <text:list-item>
          <text:p text:style-name="P909">repetitionCount: The data message is repeated until the number has been reached</text:p>
        </text:list-item>
        <text:list-item>
          <text:p text:style-name="P909">pause: The pause (m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636"><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3" text:outline-level="4">bool isConnectedWithCan(void)</text:h>
      <text:p text:style-name="P25">Returns true if the main interface is a CAN interface (and is connected).</text:p>
      <text:p text:style-name="P25">Example: <text:s/></text:p>
      <text:p text:style-name="P636"><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6"><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3"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3"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3"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3"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30844813122984" text:continue-numbering="true" text:style-name="L39">
        <text:list-item>
          <text:p text:style-name="P1072"><text:soft-page-break/><text:span text:style-name="Absatz-Standardschriftart"><text:span text:style-name="T77">channel: The PCAN channel</text:span></text:span></text:p>
        </text:list-item>
        <text:list-item>
          <text:p text:style-name="P1072"><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2"><text:span text:style-name="Absatz-Standardschriftart"><text:span text:style-name="T77">1000, 500, 250, 125.</text:span></text:span></text:p>
        </text:list-item>
        <text:list-item>
          <text:p text:style-name="P1074"><text:span text:style-name="Absatz-Standardschriftart"><text:span text:style-name="T77">payloadBitrate: The bitrate (kHz) for the transmission of the data (CAN-FD). If 0 classic CAN is used.Possible values are: </text:span></text:span></text:p>
          <text:p text:style-name="P1074"><text:span text:style-name="Absatz-Standardschriftart"><text:span text:style-name="T77">2000, 4000, 8000, 10000.</text:span></text:span></text:p>
        </text:list-item>
        <text:list-item>
          <text:p text:style-name="P1072"><text:span text:style-name="Absatz-Standardschriftart"><text:span text:style-name="T77">payloadBitrate: </text:span></text:span></text:p>
        </text:list-item>
        <text:list-item>
          <text:p text:style-name="P1072"><text:span text:style-name="Absatz-Standardschriftart"><text:span text:style-name="T77">connectTimeout: Connect timeout (ms)</text:span></text:span></text:p>
        </text:list-item>
        <text:list-item>
          <text:p text:style-name="P1072"><text:span text:style-name="Absatz-Standardschriftart"><text:span text:style-name="T77">busOffAutoReset: True if the PCAN driver shall reset automatically the CAN controller of a PCAN Channel if a bus-off state is detected</text:span></text:span></text:p>
        </text:list-item>
        <text:list-item>
          <text:p text:style-name="P1072"><text:span text:style-name="Absatz-Standardschriftart"><text:span text:style-name="T77">powerSupply: True if the external 5V on the D-Sub connector shall be switched on</text:span></text:span></text:p>
        </text:list-item>
        <text:list-item>
          <text:p text:style-name="P1072"><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2"><text:span text:style-name="Absatz-Standardschriftart"><text:span text:style-name="T77">filterFrom: The lowest CAN ID to be received</text:span></text:span></text:p>
        </text:list-item>
        <text:list-item>
          <text:p text:style-name="P1072"><text:span text:style-name="Absatz-Standardschriftart"><text:span text:style-name="T77">filterTo: The highest CAN ID to be received</text:span></text:span></text:p>
          <text:p text:style-name="P1073"><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3"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30843243806448" text:continue-numbering="true" text:style-name="L39">
        <text:list-item>
          <text:p text:style-name="P1072"><text:span text:style-name="Absatz-Standardschriftart"><text:span text:style-name="T77">isTcp: True for TCP and false for UDP</text:span></text:span></text:p>
        </text:list-item>
        <text:list-item>
          <text:p text:style-name="P1072"><text:span text:style-name="Absatz-Standardschriftart"><text:span text:style-name="T77">isServer: True if the connection type is a (TCP) server</text:span></text:span></text:p>
        </text:list-item>
        <text:list-item>
          <text:p text:style-name="P1072"><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2"><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2"><text:span text:style-name="Absatz-Standardschriftart"><text:span text:style-name="T77">ownPort: The own port</text:span></text:span></text:p>
        </text:list-item>
        <text:list-item>
          <text:p text:style-name="P1072"><text:span text:style-name="Absatz-Standardschriftart"><text:span text:style-name="T77">connectTimeout: Connection timeout (ms)</text:span></text:span></text:p>
          <text:p text:style-name="P1073"><text:span text:style-name="Absatz-Standardschriftart"><text:span text:style-name="T77">Return: True on success</text:span></text:span></text:p>
        </text:list-item>
      </text:list>
      <text:p text:style-name="P25">Example: <text:s/></text:p>
      <text:p text:style-name="P637"><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3"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30844681328347" text:continue-numbering="true" text:style-name="L39">
        <text:list-item>
          <text:p text:style-name="P1072"><text:span text:style-name="Absatz-Standardschriftart"><text:span text:style-name="T77">name: True serial port name</text:span></text:span></text:p>
        </text:list-item>
        <text:list-item>
          <text:p text:style-name="P1072"><text:span text:style-name="Absatz-Standardschriftart"><text:span text:style-name="T77">baudrate: The baudrate</text:span></text:span></text:p>
        </text:list-item>
        <text:list-item>
          <text:p text:style-name="P1072"><text:span text:style-name="Absatz-Standardschriftart"><text:span text:style-name="T77">connectTimeout: Connection timeout (ms)</text:span></text:span></text:p>
        </text:list-item>
        <text:list-item>
          <text:p text:style-name="P1072"><text:span text:style-name="Absatz-Standardschriftart"><text:span text:style-name="T77">dataBits: The number of data bits</text:span></text:span></text:p>
        </text:list-item>
        <text:list-item>
          <text:p text:style-name="P1072"><text:span text:style-name="Absatz-Standardschriftart"><text:span text:style-name="T77">parity: The parity. Possible values are: "None ", "Even ", "Odd ", "Space" and "Mark"</text:span></text:span></text:p>
        </text:list-item>
        <text:list-item>
          <text:p text:style-name="P1072"><text:span text:style-name="Absatz-Standardschriftart"><text:span text:style-name="T77">stopBits: The number of stop bits. Possible values are: "1 ", "1.5" and "2"</text:span></text:span></text:p>
        </text:list-item>
        <text:list-item>
          <text:p text:style-name="P1072"><text:span text:style-name="Absatz-Standardschriftart"><text:span text:style-name="T77">flowControl: The flow control. Possible values are: "RTS/CTS", "XON/XOFF" and "None"</text:span></text:span></text:p>
          <text:p text:style-name="P1073"><text:span text:style-name="Absatz-Standardschriftart"><text:span text:style-name="T77">Return: True on success</text:span></text:span></text:p>
        </text:list-item>
      </text:list>
      <text:p text:style-name="P25">Example: <text:s/></text:p>
      <text:p text:style-name="P637"><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3"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30844673967567" text:continue-numbering="true" text:style-name="L39">
        <text:list-item>
          <text:p text:style-name="P1072"><text:span text:style-name="Absatz-Standardschriftart"><text:span text:style-name="T77">setRTS: true=set the pin to 1, false=set the pin to 0</text:span></text:span></text:p>
        </text:list-item>
        <text:list-item>
          <text:p text:style-name="P1072"><text:span text:style-name="Absatz-Standardschriftart"><text:span text:style-name="T77">setDTR: true=set the pin to 1, false=set the pin to 0</text:span></text:span></text:p>
        </text:list-item>
      </text:list>
      <text:p text:style-name="P391"><text:span text:style-name="Absatz-Standardschriftart"/></text:p>
      <text:h text:style-name="P734"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1"><text:span text:style-name="Absatz-Standardschriftart"><text:span text:style-name="T90">NoSignal = 0x00</text:span></text:span></text:p>
        </text:list-item>
        <text:list-item>
          <text:p text:style-name="P1371"><text:span text:style-name="Absatz-Standardschriftart"><text:span text:style-name="T90">DataTerminalReadySignal = 0x04</text:span></text:span></text:p>
        </text:list-item>
        <text:list-item>
          <text:p text:style-name="P1371"><text:span text:style-name="Absatz-Standardschriftart"><text:span text:style-name="T90">DataCarrierDetectSignal = 0x08</text:span></text:span></text:p>
        </text:list-item>
        <text:list-item>
          <text:p text:style-name="P1371"><text:span text:style-name="Absatz-Standardschriftart"><text:span text:style-name="T90">DataSetReadySignal = 0x10</text:span></text:span></text:p>
        </text:list-item>
        <text:list-item>
          <text:p text:style-name="P1371"><text:span text:style-name="Absatz-Standardschriftart"><text:span text:style-name="T90">RingIndicatorSignal = 0x20</text:span></text:span></text:p>
        </text:list-item>
        <text:list-item>
          <text:p text:style-name="P1371"><text:span text:style-name="Absatz-Standardschriftart"><text:span text:style-name="T90">RequestToSendSignal = 0x40</text:span></text:span></text:p>
        </text:list-item>
        <text:list-item>
          <text:p text:style-name="P1371"><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3"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30843488182541" text:continue-list="list130844673967567" text:style-name="L39">
        <text:list-item>
          <text:p text:style-name="P1072"><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8" text:outline-level="4">SerialPortSettings getMainInterfaceSerialPortSettings(void)</text:h>
      <text:p text:style-name="P129">Returns the serial port settings of the main interface.</text:p>
      <text:p text:style-name="P25"><text:span text:style-name="T383">Return</text:span>:</text:p>
      <text:list xml:id="list130844745137053" text:continue-numbering="true" text:style-name="L39">
        <text:list-item>
          <text:p text:style-name="P909"><text:soft-page-break/><text:span text:style-name="T332">SerialPortSettings</text:span>: <text:span text:style-name="T332">The serial port settings.</text:span> <text:span text:style-name="T332">SerialPortSettings contains following properties:</text:span></text:p>
          <text:list>
            <text:list-item>
              <text:p text:style-name="P977">String name: The name of the serial port.</text:p>
            </text:list-item>
            <text:list-item>
              <text:p text:style-name="P977">Number baudRate: The baudrate.</text:p>
            </text:list-item>
            <text:list-item>
              <text:p text:style-name="P977">Number dataBits: The number of data bits.</text:p>
            </text:list-item>
            <text:list-item>
              <text:p text:style-name="P977">String parity: The parity.</text:p>
            </text:list-item>
            <text:list-item>
              <text:p text:style-name="P977">String stopBits: The stop bits.</text:p>
            </text:list-item>
            <text:list-item>
              <text:p text:style-name="P977">String flowControl: The flow control.</text:p>
            </text:list-item>
            <text:list-item>
              <text:p text:style-name="P977">bool rts: True if the RTS pin is on.</text:p>
            </text:list-item>
            <text:list-item>
              <text:p text:style-name="P977">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7"><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8" text:outline-level="4">SocketSettings getMainInterfaceSocketSettings(void)</text:h>
      <text:p text:style-name="P130">Returns the socket (UDP, TCP client/server) settings of the main interface.</text:p>
      <text:p text:style-name="P25"><text:span text:style-name="T383">Return</text:span>:</text:p>
      <text:list xml:id="list130844858274487" text:continue-numbering="true" text:style-name="L39">
        <text:list-item>
          <text:p text:style-name="P909"><text:span text:style-name="T332">SocketSettings</text:span>: <text:span text:style-name="T333">The socket settings.</text:span> <text:span text:style-name="T332">SocketSettings contains following properties:</text:span></text:p>
          <text:list>
            <text:list-item>
              <text:p text:style-name="P977"><text:span text:style-name="T334">Number destinationPort</text:span>: The <text:span text:style-name="T334">detination port.</text:span></text:p>
            </text:list-item>
            <text:list-item>
              <text:p text:style-name="P1006">String destinationIpAddress: The destination <text:span text:style-name="T335">IP</text:span> address.</text:p>
            </text:list-item>
            <text:list-item>
              <text:p text:style-name="P1007">Number ownPort: The own port.</text:p>
            </text:list-item>
            <text:list-item>
              <text:p text:style-name="P1007">String socketType: The socket type ('TCP client', 'TCP server' or 'UDP socket').</text:p>
            </text:list-item>
            <text:list-item>
              <text:p text:style-name="P1007">Number proxySettings: <text:span text:style-name="T336">The proxy settings:</text:span></text:p>
              <text:list>
                <text:list-item>
                  <text:p text:style-name="P1008">0 = no proxy</text:p>
                </text:list-item>
                <text:list-item>
                  <text:p text:style-name="P1008">1 = use system proxy settings</text:p>
                </text:list-item>
                <text:list-item>
                  <text:p text:style-name="P1008">2 = use custom proxy settings</text:p>
                </text:list-item>
              </text:list>
            </text:list-item>
            <text:list-item>
              <text:p text:style-name="P1007">String proxyIpAddress: <text:span text:style-name="T336">The proxy IP address.</text:span></text:p>
            </text:list-item>
            <text:list-item>
              <text:p text:style-name="P1007">Number proxyPort: <text:span text:style-name="T336">The proxy port.</text:span></text:p>
            </text:list-item>
            <text:list-item>
              <text:p text:style-name="P1007">String proxyUserName: <text:span text:style-name="T336">The proxy user name.</text:span></text:p>
            </text:list-item>
            <text:list-item>
              <text:p text:style-name="P1007">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7"><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5" text:outline-level="4"><text:soft-page-break/>String aardvarkI2cSpiDetectDevices(void)</text:h>
      <text:p text:style-name="P635"><text:span text:style-name="Absatz-Standardschriftart"><text:span text:style-name="T92">Returns a string which contains informations about all detected Aardvark I2C/SPI devices.</text:span></text:span></text:p>
      <text:p text:style-name="P635"><text:span text:style-name="Absatz-Standardschriftart"/></text:p>
      <text:h text:style-name="P733" text:outline-level="4"><text:bookmark-start text:name="_Toc403041657211642"/><text:bookmark-start text:name="__RefHeading___Toc27250_287047459"/>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30844627554393" text:continue-numbering="true" text:style-name="L39">
        <text:list-item>
          <text:p text:style-name="P1072"><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2"><text:span text:style-name="Absatz-Standardschriftart"><text:span text:style-name="T77">connectTimeout: Connection timeout (ms)</text:span></text:span></text:p>
          <text:p text:style-name="P1073"><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9"><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7"><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6" text:outline-level="4"><text:bookmark-start text:name="__RefHeading___Toc27350_1470557487"/>AardvarkI2cSpiSettings<text:bookmark-end text:name="__RefHeading___Toc27350_1470557487"/></text:h>
      <text:p text:style-name="P293">This object/structure contains <text:span text:style-name="T426">the settings for an Aardvark I2C/SPI interface</text:span>:</text:p>
      <text:list xml:id="list130843864018830" text:continue-list="list3068185462" text:style-name="L43">
        <text:list-item>
          <text:p text:style-name="P1129">Number devicePort: The device port.</text:p>
        </text:list-item>
        <text:list-item>
          <text:p text:style-name="P1130">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29">bool device5VIsOn: True if the 5V pins shall be on.</text:p>
        </text:list-item>
        <text:list-item>
          <text:p text:style-name="P1129">Number i2cBaudrate: The I2C baudrate.</text:p>
        </text:list-item>
        <text:list-item>
          <text:p text:style-name="P1131">Number i2cSlaveAddress: The I2C address in slave mode.</text:p>
        </text:list-item>
        <text:list-item>
          <text:p text:style-name="P1129">bool i2cPullupsOn: True if the I2C pullups shall be enabled.</text:p>
        </text:list-item>
        <text:list-item>
          <text:p text:style-name="P1129">AardvarkSpiPolarity spiPolarity: The SPI Polarity (0=rising/falling, 1=faling/rising).</text:p>
        </text:list-item>
        <text:list-item>
          <text:p text:style-name="P1129"><text:soft-page-break/>AardvarkSpiSSPolarity spiSSPolarity: The SPI slave select polarity (0=active low, 1=active high).</text:p>
        </text:list-item>
        <text:list-item>
          <text:p text:style-name="P1129">AardvarkSpiBitorder spiBitorder: The SPI bitorder (0=MSB, 1=LSB).</text:p>
        </text:list-item>
        <text:list-item>
          <text:p text:style-name="P1129">AardvarkSpiPhase spiPhase: The SPI phase (0=sample setup, 1=setup sample).</text:p>
        </text:list-item>
        <text:list-item>
          <text:p text:style-name="P1129">Number spiBaudrate: The SPI baudrate.</text:p>
        </text:list-item>
        <text:list-item>
          <text:p text:style-name="P1372"><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37"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2">bool isInput: True if the pin is an input.</text:p>
        </text:list-item>
        <text:list-item>
          <text:p text:style-name="P1132">bool withPullups: True if the pin shall have a pullup (works only with inputs).</text:p>
        </text:list-item>
        <text:list-item>
          <text:p text:style-name="P1132">bool outValue: The value of the output.</text:p>
        </text:list-item>
      </text:list>
      <text:p text:style-name="P133"/>
      <text:h text:style-name="P738" text:outline-level="4">Array&lt;bool&gt; aardvarkI2cSpiReadAllInputs(void)</text:h>
      <text:p text:style-name="P296"><text:span text:style-name="T459">Reads all inputs of the Aardvark I2C/SPI device</text:span>.</text:p>
      <text:p text:style-name="P297">The indexes of the result array are:0=Pin1/SCL, 1=Pin3/SDA, 2=Pin5/MISO, 3=Pin7/SCK, 4=Pin8/MOSI, 5=Pin9/SS0.</text:p>
      <text:p text:style-name="P134"/>
      <text:h text:style-name="P739" text:outline-level="4">AardvarkI2cSpiSettings aardvarkI2cSpiGetMainInterfaceSettings(void)</text:h>
      <text:p text:style-name="P622"><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2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2"><text:span text:style-name="Absatz-Standardschriftart"><text:span text:style-name="T29">var consoleString = "connected: &lt;br&gt;" + settingsStructToString(readSettings);</text:span></text:span></text:p>
      <text:p text:style-name="P622"><text:span text:style-name="Absatz-Standardschriftart"><text:span text:style-name="T29">scriptThread.appendTextToConsole(consoleString);</text:span></text:span></text:p>
      <text:p text:style-name="P622"><text:span text:style-name="Absatz-Standardschriftart"/></text:p>
      <text:p text:style-name="P622"><text:span text:style-name="Absatz-Standardschriftart"><text:span text:style-name="T29">function settingsStructToString(readSettings)</text:span></text:span></text:p>
      <text:p text:style-name="P622"><text:span text:style-name="Absatz-Standardschriftart"><text:span text:style-name="T29">{</text:span></text:span></text:p>
      <text:p text:style-name="P622"><text:span text:style-name="Absatz-Standardschriftart"><text:span text:style-name="T29"><text:tab/>var result = "devicePort=" + readSettings.devicePort + " deviceMode=" + readSettings.deviceMode + " <text:tab/><text:tab/><text:tab/>device5VIsOn=" + <text:tab/>readSettings.device5VIsOn;</text:span></text:span></text:p>
      <text:p text:style-name="P62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2"><text:span text:style-name="Absatz-Standardschriftart"><text:span text:style-name="T29"><text:tab/>result += " spiBitorder=" + readSettings.spiBitorder + " spiPhase=" + readSettings.spiPhase + " <text:tab/><text:tab/>spiBaudrate=" + readSettings.spiBaudrate;</text:span></text:span></text:p>
      <text:p text:style-name="P622"><text:span text:style-name="Absatz-Standardschriftart"><text:span text:style-name="T29"><text:tab/>for(var i = 0; i &lt; AARDVARD_I2C_SPI_GPIO_COUNT; i++)</text:span></text:span></text:p>
      <text:p text:style-name="P622"><text:span text:style-name="Absatz-Standardschriftart"><text:span text:style-name="T29"><text:tab/>{</text:span></text:span></text:p>
      <text:p text:style-name="P622"><text:span text:style-name="Absatz-Standardschriftart"><text:span text:style-name="T29"><text:tab/><text:tab/>var mode = "out";</text:span></text:span></text:p>
      <text:p text:style-name="P622"><text:span text:style-name="Absatz-Standardschriftart"><text:span text:style-name="T29"><text:tab/><text:tab/>if(readSettings.pinConfigs[i].isInput)</text:span></text:span></text:p>
      <text:p text:style-name="P622"><text:span text:style-name="Absatz-Standardschriftart"><text:span text:style-name="T29"><text:tab/><text:tab/>{</text:span></text:span></text:p>
      <text:p text:style-name="P622"><text:span text:style-name="Absatz-Standardschriftart"><text:span text:style-name="T29"><text:tab/><text:tab/><text:tab/>if(readSettings.pinConfigs[i].withPullups)</text:span></text:span></text:p>
      <text:p text:style-name="P622"><text:span text:style-name="Absatz-Standardschriftart"><text:span text:style-name="T29"><text:tab/><text:tab/><text:tab/>{</text:span></text:span></text:p>
      <text:p text:style-name="P622"><text:span text:style-name="Absatz-Standardschriftart"><text:span text:style-name="T29"><text:tab/><text:tab/><text:tab/><text:tab/>mode = "in pullups";</text:span></text:span></text:p>
      <text:p text:style-name="P622"><text:span text:style-name="Absatz-Standardschriftart"><text:span text:style-name="T29"><text:tab/><text:tab/><text:tab/>}</text:span></text:span></text:p>
      <text:p text:style-name="P622"><text:span text:style-name="Absatz-Standardschriftart"><text:span text:style-name="T29"><text:tab/><text:tab/><text:tab/>else</text:span></text:span></text:p>
      <text:p text:style-name="P622"><text:span text:style-name="Absatz-Standardschriftart"><text:span text:style-name="T29"><text:tab/><text:tab/><text:tab/>{</text:span></text:span></text:p>
      <text:p text:style-name="P622"><text:span text:style-name="Absatz-Standardschriftart"><text:span text:style-name="T29"><text:tab/><text:tab/><text:tab/><text:tab/>mode = "in";</text:span></text:span></text:p>
      <text:p text:style-name="P622"><text:span text:style-name="Absatz-Standardschriftart"><text:span text:style-name="T29"><text:tab/><text:tab/><text:tab/>}</text:span></text:span></text:p>
      <text:p text:style-name="P622"><text:span text:style-name="Absatz-Standardschriftart"><text:span text:style-name="T29"><text:tab/><text:tab/>}</text:span></text:span></text:p>
      <text:p text:style-name="P622"><text:soft-page-break/><text:span text:style-name="Absatz-Standardschriftart"><text:span text:style-name="T29"><text:tab/><text:tab/>result += "&lt;br&gt;"+ g_aardvardI2cGpioGuiElements[i].mode.getAdditionalData(0) + " mode=" + <text:tab/><text:tab/><text:tab/>mode;</text:span></text:span></text:p>
      <text:p text:style-name="P622"><text:span text:style-name="Absatz-Standardschriftart"><text:span text:style-name="T29"><text:tab/><text:tab/>result += " "+ g_aardvardI2cGpioGuiElements[i].mode.getAdditionalData(0) + " outValue=" + <text:tab/><text:tab/><text:tab/>readSettings.pinConfigs[i].outValue;</text:span></text:span></text:p>
      <text:p text:style-name="P622"><text:span text:style-name="Absatz-Standardschriftart"><text:span text:style-name="T29"><text:tab/>}</text:span></text:span></text:p>
      <text:p text:style-name="P622"><text:span text:style-name="Absatz-Standardschriftart"><text:span text:style-name="T29"><text:tab/></text:span></text:span></text:p>
      <text:p text:style-name="P622"><text:span text:style-name="Absatz-Standardschriftart"><text:span text:style-name="T29"><text:tab/>return result;</text:span></text:span></text:p>
      <text:p text:style-name="P622"><text:span text:style-name="Absatz-Standardschriftart"><text:span text:style-name="T29">}</text:span></text:span></text:p>
      <text:p text:style-name="P134"/>
      <text:h text:style-name="P741" text:outline-level="4">bool aardvarkI2cSpiChangePinConfiguration(Number pinIndex, bool isInput, bool withPullups=false)</text:h>
      <text:p text:style-name="P136">Changes the configuration of a pin (Aardvark I2C/SPI device).</text:p>
      <text:p text:style-name="P25">Arguments:</text:p>
      <text:list xml:id="list130843732807509" text:continue-list="list130844627554393"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9"><text:span text:style-name="T427">w</text:span>ithPullups: <text:span text:style-name="T427">True of the input pin shall have a pullup (not possible with output).</text:span></text:p>
          <text:p text:style-name="P1088"><text:span text:style-name="Absatz-Standardschriftart"><text:span text:style-name="T77">Return: True on success</text:span></text:span></text:p>
          <text:p text:style-name="P1088"><text:span text:style-name="Absatz-Standardschriftart"/></text:p>
        </text:list-item>
      </text:list>
      <text:h text:style-name="P742"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30844023990209" text:continue-numbering="true"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5"><text:span text:style-name="Absatz-Standardschriftart"><text:span text:style-name="T97">updateSettingsDialog: True if the new output value should be displayed in the the settings dialog</text:span></text:span></text:p>
          <text:p text:style-name="P1088"><text:span text:style-name="Absatz-Standardschriftart"><text:span text:style-name="T77">Return: True on success</text:span></text:span></text:p>
          <text:p text:style-name="P1088"><text:span text:style-name="Absatz-Standardschriftart"/></text:p>
        </text:list-item>
      </text:list>
      <text:h text:style-name="P733"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30843096623787"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slaveAddress: The I2C address</text:p>
        </text:list-item>
        <text:list-item>
          <text:p text:style-name="P1011">numberOfBytesToRead: The number of bytes wich shall be read.</text:p>
        </text:list-item>
        <text:list-item>
          <text:p text:style-name="P909"><text:span text:style-name="T429">dataToSend</text:span>: <text:span text:style-name="T429">The bytes which shall be send/written (if this array is empty only a read is performed)</text:span></text:p>
        </text:list-item>
        <text:list-item>
          <text:p text:style-name="P909">repetitionCount: The <text:span text:style-name="T428">I2C access</text:span> is repeated until the number has been reached</text:p>
        </text:list-item>
        <text:list-item>
          <text:p text:style-name="P909">pause: The pause (milliseconds) between two repetitions</text:p>
        </text:list-item>
        <text:list-item>
          <text:p text:style-name="P1005">addToMainWindowSendHistory: True if the data shall be added to the send history in the main window</text:p>
        </text:list-item>
      </text:list>
      <text:p text:style-name="P25"><text:soft-page-break/><text:s/>Return: True on success</text:p>
      <text:p text:style-name="P25">Example: <text:s/></text:p>
      <text:p text:style-name="P618"><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7"><text:span text:style-name="Absatz-Standardschriftart"/></text:p>
      <text:h text:style-name="P745" text:outline-level="4">void i2cMasterFreeBus(void)</text:h>
      <text:p text:style-name="P298">Frees the main interface I2C bus (this function can be used if the no stop condition was created during the last i2cMasterReadWrite call).</text:p>
      <text:p text:style-name="P617"><text:span text:style-name="Absatz-Standardschriftart"/></text:p>
      <text:h text:style-name="P733"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30844142390730" text:continue-numbering="true" text:style-name="L39">
        <text:list-item>
          <text:p text:style-name="P909">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7"><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3"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30844663899258" text:continue-numbering="true" text:style-name="L39">
        <text:list-item>
          <text:p text:style-name="P911">types: The can types of the received can messages. Following or combined values are possible:</text:p>
          <text:list>
            <text:list-item>
              <text:p text:style-name="P911">0x0: standard CAN message (11-bit identifier)</text:p>
            </text:list-item>
            <text:list-item>
              <text:p text:style-name="P911">0x1: standard remote-transfer-request message</text:p>
            </text:list-item>
            <text:list-item>
              <text:p text:style-name="P911">0x2: extended CAN message (29-bit identifier)</text:p>
            </text:list-item>
            <text:list-item>
              <text:p text:style-name="P911">0x4: the CAN message represents a FD frame in terms of CiA Specs</text:p>
            </text:list-item>
            <text:list-item>
              <text:p text:style-name="P911">0x8: the CAN message represents a FD bit rate switch (CAN data/payload at a higher bit rate)</text:p>
            </text:list-item>
          </text:list>
        </text:list-item>
        <text:list-item>
          <text:p text:style-name="P909">messageIds: The can ids of the received can messages</text:p>
        </text:list-item>
        <text:list-item>
          <text:p text:style-name="P909">timestamps: Time stamps for the received can messages (milliseconds since the first message has been received). </text:p>
        </text:list-item>
        <text:list-item>
          <text:p text:style-name="P909">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7"><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8"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30843159155624"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text:span text:style-name="T431">a</text:span>ddress: The I2C address</text:p>
        </text:list-item>
        <text:list-item>
          <text:p text:style-name="P1013">data: The received data.</text:p>
        </text:list-item>
      </text:list>
      <text:p text:style-name="P25">Example: <text:s/></text:p>
      <text:p text:style-name="P618"><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7"><text:span text:style-name="Absatz-Standardschriftart"><text:span text:style-name="T35">function i2cDataReceivedSlot(flags, address, data)</text:span></text:span></text:p>
      <text:p text:style-name="P617"><text:span text:style-name="Absatz-Standardschriftart"><text:span text:style-name="T35">{</text:span></text:span></text:p>
      <text:p text:style-name="P617"><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7"><text:span text:style-name="Absatz-Standardschriftart"><text:span text:style-name="T35">}</text:span></text:span></text:p>
      <text:p text:style-name="P617"><text:span text:style-name="Absatz-Standardschriftart"/></text:p>
      <text:h text:style-name="P749" text:outline-level="4">void aardvarkI2cSpiInputStatesChangedSignal(Array&lt;bool&gt; states)</text:h>
      <text:p text:style-name="P143">Is emitted if the input states of the Ardvard I2C/SPI device (main interface) have been changed.</text:p>
      <text:p text:style-name="P25">Arguments:</text:p>
      <text:list xml:id="list130843808186475" text:continue-numbering="true" text:style-name="L39">
        <text:list-item>
          <text:p text:style-name="P1011"><text:span text:style-name="T432">states</text:span>: The <text:span text:style-name="T432">states of the inputs <text:s/>(true=1. false=0). Elements of state are:0=Pin1/SCL, 1=Pin3/SDA, 2=Pin5/MISO, 3=Pin7/SCK, 4=Pin8/MOSI, 5=Pin9/SS0.</text:span></text:p>
          <text:p text:style-name="P1089"><text:span text:style-name="Absatz-Standardschriftart"/></text:p>
        </text:list-item>
      </text:list>
      <text:h text:style-name="P733"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30843559662593" text:continue-numbering="true" text:style-name="L39">
        <text:list-item>
          <text:p text:style-name="P909">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7"><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1"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30843723484942" text:continue-numbering="true" text:style-name="L39">
        <text:list-item>
          <text:p text:style-name="P912">data: The <text:span text:style-name="T448">sent</text:span> data <text:span text:style-name="T411">(byte array)</text:span></text:p>
        </text:list-item>
      </text:list>
      <text:p text:style-name="P149">Example: <text:s/></text:p>
      <text:p text:style-name="P641"><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1"><text:span text:style-name="Absatz-Standardschriftart"><text:span text:style-name="T5">{</text:span></text:span></text:p>
      <text:p text:style-name="P641"><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1"><text:span text:style-name="Absatz-Standardschriftart"><text:span text:style-name="T5">}</text:span></text:span></text:p>
      <text:p text:style-name="P641"><text:span text:style-name="Absatz-Standardschriftart"/></text:p>
      <text:p text:style-name="P641"><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1"><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2" text:outline-level="4">Main interface serial port example</text:h>
      <text:p text:style-name="P299">This example sends every second a message with the main interface <text:span text:style-name="T458">(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2" text:outline-level="4">Main interface UDP socket example</text:h>
      <text:p text:style-name="P300">This example sends every second a message with the main interface <text:span text:style-name="T458">(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4">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52" text:outline-level="4">Main interface TCP/IP client example</text:h>
      <text:p text:style-name="P301">This example sends every second a message with the main interface <text:span text:style-name="T458">(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52" text:outline-level="4">Main interface TCP/IP server example</text:h>
      <text:p text:style-name="P302">This example sends every second a message with the main interface <text:span text:style-name="T458">(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52" text:outline-level="4">Main interface I2C master example</text:h>
      <text:p text:style-name="P303">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2" text:outline-level="4">Main interface I2C slave example</text:h>
      <text:p text:style-name="P304">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2" text:outline-level="4">Main interface SPI master example</text:h>
      <text:p text:style-name="P305">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2" text:outline-level="4">Main interface SPI slave example</text:h>
      <text:p text:style-name="P306">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9"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4"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4"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4"><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4"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4"><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4"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4"><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4"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4"><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6" text:outline-level="4"><text:bookmark-start text:name="__RefHeading___Toc29579_1340973868663"/>ScriptAardvarkI2cSpi aardvarkI2cSpiCreateInterface(void)<text:bookmark-end text:name="__RefHeading___Toc29579_1340973868663"/></text:h>
      <text:p text:style-name="P632"><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32"><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1"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94"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130844200784977" text:continue-numbering="true" text:style-name="L39">
        <text:list-item>
          <text:p text:style-name="P892">port: The port</text:p>
          <text:p text:style-name="P892"/>
        </text:list-item>
      </text:list>
      <text:h text:style-name="P694" text:outline-level="4"><text:bookmark-start text:name="__RefHeading__6674_254725059"/>bool isOpen(void)<text:bookmark-end text:name="__RefHeading__6674_254725059"/></text:h>
      <text:p text:style-name="P49">Returns true if the UDP socket is open/listening.</text:p>
      <text:p text:style-name="P49"/>
      <text:h text:style-name="P694"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94"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4"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2">(byte array) </text:span>from one received datagram.</text:p>
      <text:h text:style-name="P694"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6">byte array</text:span>)</text:p>
      <text:h text:style-name="P69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0">s</text:span> data <text:span text:style-name="T412">(byte array) </text:span>to the socket.</text:p>
      <text:p text:style-name="P49">Arguments:</text:p>
      <text:list xml:id="list130844371706503" text:continue-numbering="true" text:style-name="L39">
        <text:list-item>
          <text:p text:style-name="P913">data: The data <text:span text:style-name="T412">(byte array)</text:span></text:p>
        </text:list-item>
        <text:list-item>
          <text:p text:style-name="P892">hostAdress: The host address</text:p>
        </text:list-item>
        <text:list-item>
          <text:p text:style-name="P892">hostPort: The port of the host</text:p>
        </text:list-item>
      </text:list>
      <text:p text:style-name="P49">Return: The number of written bytes</text:p>
      <text:p text:style-name="P49"/>
      <text:h text:style-name="P755"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30843311122025" text:continue-numbering="true" text:style-name="L39">
        <text:list-item>
          <text:p text:style-name="P914"><text:span text:style-name="T250">string</text:span>: The <text:span text:style-name="T250">string</text:span></text:p>
        </text:list-item>
        <text:list-item>
          <text:p text:style-name="P914">hostAdress: The host address</text:p>
        </text:list-item>
        <text:list-item>
          <text:p text:style-name="P914">hostPort: The port of the host</text:p>
        </text:list-item>
      </text:list>
      <text:p text:style-name="P150">Return: The number of written bytes</text:p>
      <text:p text:style-name="P49"/>
      <text:h text:style-name="P756"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30843185504674" text:continue-numbering="true" text:style-name="L39">
        <text:list-item>
          <text:p text:style-name="P892"><text:soft-page-break/>routingHostAdress: The host address, to which all data from the main interface is sent</text:p>
        </text:list-item>
        <text:list-item>
          <text:p text:style-name="P892">routingHostPort: The port of the host, to which all data from the main interface is sent</text:p>
        </text:list-item>
      </text:list>
      <text:p text:style-name="P49"/>
      <text:h text:style-name="P756" text:outline-level="4">void disableMainInterfaceRouting(void)</text:h>
      <text:p text:style-name="P49">Disables the main interface routing.</text:p>
      <text:p text:style-name="P49"/>
      <text:h text:style-name="P756"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30844638440062"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if(udpSocket.canReadLine())</text:span></text:span></text:p>
      <text:p text:style-name="P581"><text:span text:style-name="Absatz-Standardschriftart"><text:span text:style-name="T5"><text:tab/>{</text:span></text:span></text:p>
      <text:p text:style-name="P581"><text:span text:style-name="Absatz-Standardschriftart"><text:span text:style-name="T5"><text:tab/><text:tab/>var line = udpSocket.readLine();</text:span></text:span></text:p>
      <text:p text:style-name="P581"><text:span text:style-name="Absatz-Standardschriftart"><text:span text:style-name="T5"><text:tab/><text:tab/>scriptThread.appendTextToConsole("line received: <text:s/>" <text:s/>+ line);</text:span></text:span></text:p>
      <text:p text:style-name="P581"><text:span text:style-name="Absatz-Standardschriftart"><text:span text:style-name="T5"><text:tab/>}</text:span></text:span></text:p>
      <text:p text:style-name="P366"><text:span text:style-name="Absatz-Standardschriftart"><text:span text:style-name="T5">}</text:span></text:span></text:p>
      <text:p text:style-name="P49"/>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30843059917696"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var lines = udpSocket.readAllLines();</text:span></text:span></text:p>
      <text:p text:style-name="P581"><text:span text:style-name="Absatz-Standardschriftart"><text:span text:style-name="T5"><text:tab/>for(var index = 0; index &lt; lines.length; index++)</text:span></text:span></text:p>
      <text:p text:style-name="P581"><text:span text:style-name="Absatz-Standardschriftart"><text:span text:style-name="T5"><text:tab/>{</text:span></text:span></text:p>
      <text:p text:style-name="P581"><text:span text:style-name="Absatz-Standardschriftart"><text:span text:style-name="T5"><text:tab/><text:tab/>scriptThread.appendTextToConsole("line received: <text:s/>" <text:s/>+ lines[index]);</text:span></text:span></text:p>
      <text:p text:style-name="P581"><text:span text:style-name="Absatz-Standardschriftart"><text:span text:style-name="T5"><text:tab/>}</text:span></text:span></text:p>
      <text:p text:style-name="P581"><text:span text:style-name="Absatz-Standardschriftart"><text:span text:style-name="T5">}</text:span></text:span></text:p>
      <text:p text:style-name="P49"/>
      <text:h text:style-name="P694"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694"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var data = udpSocket.readAll();</text:span></text:span></text:p>
      <text:p text:style-name="P581"><text:span text:style-name="Absatz-Standardschriftart"><text:span text:style-name="T5"><text:tab/>udpSocket.write(data, "127.0.0.1", 111);</text:span></text:span></text:p>
      <text:p text:style-name="P581"><text:span text:style-name="Absatz-Standardschriftart"><text:span text:style-name="T5">}</text:span></text:span></text:p>
      <text:p text:style-name="P637"><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1"><text:span text:style-name="Absatz-Standardschriftart"/></text:p>
      <text:p text:style-name="P581"><text:span text:style-name="Absatz-Standardschriftart"><text:span text:style-name="T5">//connect the readyReadSlot function to the readyReadSignal signal</text:span></text:span></text:p>
      <text:p text:style-name="P581"><text:span text:style-name="Absatz-Standardschriftart"><text:span text:style-name="T5">udpSocket.readyReadSignal.connect(readyReadSlot);</text:span></text:span></text:p>
      <text:p text:style-name="P581"><text:span text:style-name="Absatz-Standardschriftart"><text:span text:style-name="T5">udpSocket.bind(11112);</text:span></text:span></text:p>
      <text:p text:style-name="P581"><text:span text:style-name="Absatz-Standardschriftart"/></text:p>
      <text:h text:style-name="P681"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4"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30844128186449" text:continue-numbering="true" text:style-name="L39">
        <text:list-item>
          <text:p text:style-name="P892">hostAdress: The host address</text:p>
        </text:list-item>
        <text:list-item>
          <text:p text:style-name="P892">port: The port of the host</text:p>
          <text:p text:style-name="P892"/>
        </text:list-item>
      </text:list>
      <text:h text:style-name="P694" text:outline-level="4"><text:bookmark-start text:name="__RefHeading__6676_254725059"/>bool isOpen(void)<text:bookmark-end text:name="__RefHeading__6676_254725059"/></text:h>
      <text:p text:style-name="P287">Returns true if the TCP client is open/connected.</text:p>
      <text:p text:style-name="P287"/>
      <text:h text:style-name="P694" text:outline-level="4"><text:bookmark-start text:name="__RefHeading__6413_254725059"/>void close(void)<text:bookmark-end text:name="__RefHeading__6413_254725059"/></text:h>
      <text:p text:style-name="P49">This function closes the socket.</text:p>
      <text:p text:style-name="P49"/>
      <text:h text:style-name="P694" text:outline-level="4"><text:bookmark-start text:name="__RefHeading__6415_254725059"/>bool isReadable(void)<text:bookmark-end text:name="__RefHeading__6415_254725059"/></text:h>
      <text:p text:style-name="P49">Returns true if data can be read from the socket.</text:p>
      <text:p text:style-name="P49"/>
      <text:h text:style-name="P694"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4"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4"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1">s</text:span> data <text:span text:style-name="T412">(byte array) </text:span>to the socket.</text:p>
      <text:p text:style-name="P49"><text:soft-page-break/>Arguments:</text:p>
      <text:list xml:id="list130844721328635" text:continue-numbering="true" text:style-name="L39">
        <text:list-item>
          <text:p text:style-name="P915">data: The data <text:span text:style-name="T412">(byte array)</text:span></text:p>
        </text:list-item>
      </text:list>
      <text:p text:style-name="P49">Return: The number of written bytes</text:p>
      <text:p text:style-name="P49"/>
      <text:h text:style-name="P757"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30843465111930" text:continue-numbering="true" text:style-name="L39">
        <text:list-item>
          <text:p text:style-name="P916"><text:span text:style-name="T251">string</text:span>: The <text:span text:style-name="T251">string</text:span></text:p>
        </text:list-item>
      </text:list>
      <text:p text:style-name="P152">Return: The number of written bytes</text:p>
      <text:p text:style-name="P49"/>
      <text:h text:style-name="P694" text:outline-level="4"><text:bookmark-start text:name="_Toc4030416701"/>String getErrorString(void)<text:bookmark-end text:name="_Toc4030416701"/></text:h>
      <text:p text:style-name="P49">Returns a human-readable description of the last error that has been occurred.</text:p>
      <text:p text:style-name="P49"/>
      <text:h text:style-name="P756"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6" text:outline-level="4">void disableMainInterfaceRouting(void)</text:h>
      <text:p text:style-name="P49">Disables the main interface routing.</text:p>
      <text:p text:style-name="P49"/>
      <text:h text:style-name="P756" text:outline-level="4">void setProxy(String proxyType = "NO_PROXY", String proxyUserName= "", String proxyPassword = "", String proxyIpAddress = "", Number proxyPort = 0)</text:h>
      <text:p text:style-name="P49">Sets the network proxy.</text:p>
      <text:p text:style-name="P49">Arguments:</text:p>
      <text:list xml:id="list130844903182479" text:continue-numbering="true" text:style-name="L39">
        <text:list-item>
          <text:p text:style-name="P892">proxyType: The proxy type, possible values are:</text:p>
          <text:list>
            <text:list-item>
              <text:p text:style-name="P892">NO_PROXY</text:p>
            </text:list-item>
            <text:list-item>
              <text:p text:style-name="P892">SYSTEM_PROXY</text:p>
            </text:list-item>
            <text:list-item>
              <text:p text:style-name="P892">CUSTOM_PROXY</text:p>
            </text:list-item>
          </text:list>
        </text:list-item>
        <text:list-item>
          <text:p text:style-name="P892">proxyUserName: The proxy user name </text:p>
        </text:list-item>
        <text:list-item>
          <text:p text:style-name="P892">proxyPassword: The proxy user password</text:p>
        </text:list-item>
        <text:list-item>
          <text:p text:style-name="P892">proxyIpAddress: The proxy ip address</text:p>
        </text:list-item>
        <text:list-item>
          <text:p text:style-name="P892">proxyPort: The proxy port</text:p>
        </text:list-item>
      </text:list>
      <text:p text:style-name="P581"><text:span text:style-name="Absatz-Standardschriftart"><text:span text:style-name="T77">Example: <text:s/></text:span></text:span></text:p>
      <text:p text:style-name="P637"><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1"><text:span text:style-name="Absatz-Standardschriftart"><text:span text:style-name="T5">//No proxy.</text:span></text:span></text:p>
      <text:p text:style-name="P581"><text:span text:style-name="Absatz-Standardschriftart"><text:span text:style-name="T5">tcpClient.setProxy("NO_PROXY");</text:span></text:span></text:p>
      <text:p text:style-name="P581"><text:span text:style-name="Absatz-Standardschriftart"/></text:p>
      <text:p text:style-name="P581"><text:span text:style-name="Absatz-Standardschriftart"><text:span text:style-name="T5">//Use the system proxy settings.</text:span></text:span></text:p>
      <text:p text:style-name="P581"><text:span text:style-name="Absatz-Standardschriftart"><text:span text:style-name="T5">tcpClient.setProxy("SYSTEM_PROXY", "proxy_user", "proxy_password");</text:span></text:span></text:p>
      <text:p text:style-name="P581"><text:span text:style-name="Absatz-Standardschriftart"/></text:p>
      <text:p text:style-name="P581"><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6" text:outline-level="4"><text:soft-page-break/>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30843257767726"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if(tcpClient.canReadLine())</text:span></text:span></text:p>
      <text:p text:style-name="P581"><text:span text:style-name="Absatz-Standardschriftart"><text:span text:style-name="T5"><text:tab/>{</text:span></text:span></text:p>
      <text:p text:style-name="P581"><text:span text:style-name="Absatz-Standardschriftart"><text:span text:style-name="T5"><text:tab/><text:tab/>var line = tcpClient.readLine();</text:span></text:span></text:p>
      <text:p text:style-name="P581"><text:span text:style-name="Absatz-Standardschriftart"><text:span text:style-name="T5"><text:tab/><text:tab/>scriptThread.appendTextToConsole("line received: <text:s/>" <text:s/>+ line);</text:span></text:span></text:p>
      <text:p text:style-name="P581"><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30844144927655"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var lines = tcpClient.readAllLines();</text:span></text:span></text:p>
      <text:p text:style-name="P581"><text:span text:style-name="Absatz-Standardschriftart"><text:span text:style-name="T5"><text:tab/>for(var index = 0; index &lt; lines.length; index++)</text:span></text:span></text:p>
      <text:p text:style-name="P581"><text:span text:style-name="Absatz-Standardschriftart"><text:span text:style-name="T5"><text:tab/>{</text:span></text:span></text:p>
      <text:p text:style-name="P581"><text:span text:style-name="Absatz-Standardschriftart"><text:span text:style-name="T5"><text:tab/><text:tab/>scriptThread.appendTextToConsole("line received: <text:s/>" <text:s/>+ lines[index]);</text:span></text:span></text:p>
      <text:p text:style-name="P581"><text:span text:style-name="Absatz-Standardschriftart"><text:span text:style-name="T5"><text:tab/>}</text:span></text:span></text:p>
      <text:p text:style-name="P581"><text:span text:style-name="Absatz-Standardschriftart"><text:span text:style-name="T5">}</text:span></text:span></text:p>
      <text:p text:style-name="P49"/>
      <text:h text:style-name="P694"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694"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94" text:outline-level="4"><text:bookmark-start text:name="__RefHeading__5988_596565095"/><text:bookmark-start text:name="_Toc403041673"/><text:soft-page-break/>void readyReadSignal(void)<text:bookmark-end text:name="__RefHeading__5988_596565095"/><text:bookmark-end text:name="_Toc403041673"/></text:h>
      <text:p text:style-name="P2">This signal is emitted if data can be read from the socket.</text:p>
      <text:h text:style-name="P694"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30844183808020" text:continue-numbering="true" text:style-name="L39">
        <text:list-item>
          <text:p text:style-name="P892">error: The error</text:p>
          <text:p text:style-name="P893">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4"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81"><text:span text:style-name="Absatz-Standardschriftart"><text:span text:style-name="T5">//Connection established.</text:span></text:span></text:p>
      <text:p text:style-name="P581"><text:span text:style-name="Absatz-Standardschriftart"><text:span text:style-name="T5">function connectSlot()</text:span></text:span></text:p>
      <text:p text:style-name="P581"><text:span text:style-name="Absatz-Standardschriftart"><text:span text:style-name="T5">{</text:span></text:span></text:p>
      <text:p text:style-name="P581"><text:span text:style-name="Absatz-Standardschriftart"><text:span text:style-name="T5"><text:tab/>var array = Array(1,2,3,4,5,6);</text:span></text:span></text:p>
      <text:p text:style-name="P581"><text:span text:style-name="Absatz-Standardschriftart"><text:span text:style-name="T5"><text:tab/>//send data to the host</text:span></text:span></text:p>
      <text:p text:style-name="P581"><text:span text:style-name="Absatz-Standardschriftart"><text:span text:style-name="T5"><text:tab/>tcpClient.write(array);</text:span></text:span></text:p>
      <text:p text:style-name="P581"><text:span text:style-name="Absatz-Standardschriftart"><text:span text:style-name="T5">}</text:span></text:span></text:p>
      <text:p text:style-name="P581"><text:span text:style-name="Absatz-Standardschriftart"><text:span text:style-name="T5">//Connection closed.</text:span></text:span></text:p>
      <text:p text:style-name="P581"><text:span text:style-name="Absatz-Standardschriftart"><text:span text:style-name="T5">function disconnectSlot()</text:span></text:span></text:p>
      <text:p text:style-name="P581"><text:span text:style-name="Absatz-Standardschriftart"><text:span text:style-name="T5">{</text:span></text:span></text:p>
      <text:p text:style-name="P581"><text:span text:style-name="Absatz-Standardschriftart"><text:span text:style-name="T5"><text:tab/>scriptThread.appendTextToConsole("disconnected ");</text:span></text:span></text:p>
      <text:p text:style-name="P581"><text:span text:style-name="Absatz-Standardschriftart"><text:span text:style-name="T5"><text:tab/>tcpClient.close();</text:span></text:span></text:p>
      <text:p text:style-name="P581"><text:span text:style-name="Absatz-Standardschriftart"><text:span text:style-name="T5">}</text:span></text:span></text:p>
      <text:p text:style-name="P581"><text:span text:style-name="Absatz-Standardschriftart"><text:span text:style-name="T5">//Data has been received.</text:span></text:span></text:p>
      <text:p text:style-name="P581"><text:span text:style-name="Absatz-Standardschriftart"><text:span text:style-name="T5">function readyReadSlot ()</text:span></text:span></text:p>
      <text:p text:style-name="P581"><text:span text:style-name="Absatz-Standardschriftart"><text:span text:style-name="T5">{<text:tab/></text:span></text:span></text:p>
      <text:p text:style-name="P581"><text:span text:style-name="Absatz-Standardschriftart"><text:span text:style-name="T5"><text:tab/>var array = tcpClient.readAll();</text:span></text:span></text:p>
      <text:p text:style-name="P581"><text:span text:style-name="Absatz-Standardschriftart"><text:span text:style-name="T5"><text:tab/>scriptThread.appendTextToConsole("data received: <text:s/>" <text:s/>+ array);</text:span></text:span></text:p>
      <text:p text:style-name="P581"><text:span text:style-name="Absatz-Standardschriftart"><text:span text:style-name="T5"><text:tab/>//send data to the host</text:span></text:span></text:p>
      <text:p text:style-name="P581"><text:span text:style-name="Absatz-Standardschriftart"><text:span text:style-name="T5"><text:tab/>tcpClient.write(array);</text:span></text:span></text:p>
      <text:p text:style-name="P581"><text:span text:style-name="Absatz-Standardschriftart"/></text:p>
      <text:p text:style-name="P581"><text:span text:style-name="Absatz-Standardschriftart"><text:span text:style-name="T5">}</text:span></text:span></text:p>
      <text:p text:style-name="P581"><text:soft-page-break/><text:span text:style-name="Absatz-Standardschriftart"><text:span text:style-name="T5">//An error has been ocurred.</text:span></text:span></text:p>
      <text:p text:style-name="P581"><text:span text:style-name="Absatz-Standardschriftart"><text:span text:style-name="T5">function tcpClientErrorSlot(error)</text:span></text:span></text:p>
      <text:p text:style-name="P581"><text:span text:style-name="Absatz-Standardschriftart"><text:span text:style-name="T5">{</text:span></text:span></text:p>
      <text:p text:style-name="P581"><text:span text:style-name="Absatz-Standardschriftart"><text:span text:style-name="T5"><text:tab/>if(error != 1)</text:span></text:span></text:p>
      <text:p text:style-name="P581"><text:span text:style-name="Absatz-Standardschriftart"><text:span text:style-name="T5"><text:tab/>{//The error is not QAbstractSocket::RemoteHostClosedError.</text:span></text:span></text:p>
      <text:p text:style-name="P581"><text:span text:style-name="Absatz-Standardschriftart"><text:span text:style-name="T5"><text:tab/><text:tab/>disconnectSlot();</text:span></text:span></text:p>
      <text:p text:style-name="P581"><text:span text:style-name="Absatz-Standardschriftart"><text:span text:style-name="T5"><text:tab/>}</text:span></text:span></text:p>
      <text:p text:style-name="P581"><text:span text:style-name="Absatz-Standardschriftart"/></text:p>
      <text:p text:style-name="P581"><text:span text:style-name="Absatz-Standardschriftart"><text:span text:style-name="T5"><text:tab/>if(error == 0) //QAbstractSocket::ConnectionRefusedError</text:span></text:span></text:p>
      <text:p text:style-name="P581"><text:span text:style-name="Absatz-Standardschriftart"><text:span text:style-name="T5"><text:tab/>{</text:span></text:span></text:p>
      <text:p text:style-name="P581"><text:span text:style-name="Absatz-Standardschriftart"><text:span text:style-name="T5"><text:tab/><text:tab/>scriptThread.messageBox("Critical", "TCP error",</text:span></text:span></text:p>
      <text:p text:style-name="P581"><text:span text:style-name="Absatz-Standardschriftart"><text:span text:style-name="T5"><text:tab/><text:tab/><text:tab/><text:tab/><text:tab/>"The connection was refused. " +</text:span></text:span></text:p>
      <text:p text:style-name="P581"><text:span text:style-name="Absatz-Standardschriftart"><text:span text:style-name="T5"><text:tab/><text:tab/><text:tab/><text:tab/><text:tab/>"Make sure the server is running, " +</text:span></text:span></text:p>
      <text:p text:style-name="P581"><text:span text:style-name="Absatz-Standardschriftart"><text:span text:style-name="T5"><text:tab/><text:tab/><text:tab/><text:tab/><text:tab/>"and check that the host name and port " +</text:span></text:span></text:p>
      <text:p text:style-name="P581"><text:span text:style-name="Absatz-Standardschriftart"><text:span text:style-name="T5"><text:tab/><text:tab/><text:tab/><text:tab/><text:tab/>"settings are correct.");</text:span></text:span></text:p>
      <text:p text:style-name="P581"><text:span text:style-name="Absatz-Standardschriftart"><text:span text:style-name="T5"><text:tab/>}</text:span></text:span></text:p>
      <text:p text:style-name="P581"><text:span text:style-name="Absatz-Standardschriftart"><text:span text:style-name="T5"><text:tab/>else if(error == 1) //QAbstractSocket::RemoteHostClosedError</text:span></text:span></text:p>
      <text:p text:style-name="P581"><text:span text:style-name="Absatz-Standardschriftart"><text:span text:style-name="T5"><text:tab/>{</text:span></text:span></text:p>
      <text:p text:style-name="P581"><text:span text:style-name="Absatz-Standardschriftart"><text:span text:style-name="T5"><text:tab/><text:tab/>//The connection has been closed. Do nothing.</text:span></text:span></text:p>
      <text:p text:style-name="P581"><text:span text:style-name="Absatz-Standardschriftart"><text:span text:style-name="T5"><text:tab/>}</text:span></text:span></text:p>
      <text:p text:style-name="P581"><text:span text:style-name="Absatz-Standardschriftart"><text:span text:style-name="T5"><text:tab/>else if(error == 2) //QAbstractSocket::HostNotFoundError</text:span></text:span></text:p>
      <text:p text:style-name="P581"><text:span text:style-name="Absatz-Standardschriftart"><text:span text:style-name="T5"><text:tab/>{</text:span></text:span></text:p>
      <text:p text:style-name="P581"><text:span text:style-name="Absatz-Standardschriftart"><text:span text:style-name="T5"><text:tab/><text:tab/>scriptThread.messageBox("Critical", "TCP error",</text:span></text:span></text:p>
      <text:p text:style-name="P581"><text:span text:style-name="Absatz-Standardschriftart"><text:span text:style-name="T5"><text:tab/><text:tab/><text:tab/><text:tab/><text:tab/>"The server was not found. Please check the " +</text:span></text:span></text:p>
      <text:p text:style-name="P581"><text:span text:style-name="Absatz-Standardschriftart"><text:span text:style-name="T5"><text:tab/><text:tab/><text:tab/><text:tab/><text:tab/>"host name and port settings.");</text:span></text:span></text:p>
      <text:p text:style-name="P581"><text:span text:style-name="Absatz-Standardschriftart"><text:span text:style-name="T5"><text:tab/>}</text:span></text:span></text:p>
      <text:p text:style-name="P581"><text:span text:style-name="Absatz-Standardschriftart"><text:span text:style-name="T5"><text:tab/>else</text:span></text:span></text:p>
      <text:p text:style-name="P581"><text:span text:style-name="Absatz-Standardschriftart"><text:span text:style-name="T5"><text:tab/>{</text:span></text:span></text:p>
      <text:p text:style-name="P581"><text:span text:style-name="Absatz-Standardschriftart"><text:span text:style-name="T5"><text:tab/><text:tab/>scriptThread.messageBox("Critical", "TCP error",</text:span></text:span></text:p>
      <text:p text:style-name="P581"><text:span text:style-name="Absatz-Standardschriftart"><text:span text:style-name="T5"><text:tab/><text:tab/><text:tab/><text:tab/><text:tab/>"The following error occurred: " +</text:span></text:span></text:p>
      <text:p text:style-name="P581"><text:span text:style-name="Absatz-Standardschriftart"><text:span text:style-name="T5"><text:tab/><text:tab/><text:tab/><text:tab/><text:tab/>tcpClient.getErrorString());</text:span></text:span></text:p>
      <text:p text:style-name="P581"><text:span text:style-name="Absatz-Standardschriftart"><text:span text:style-name="T5"><text:tab/>}</text:span></text:span></text:p>
      <text:p text:style-name="P581"><text:span text:style-name="Absatz-Standardschriftart"><text:span text:style-name="T5">}</text:span></text:span></text:p>
      <text:p text:style-name="P581"><text:span text:style-name="Absatz-Standardschriftart"/></text:p>
      <text:p text:style-name="P637"><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1"><text:span text:style-name="Absatz-Standardschriftart"><text:span text:style-name="T5">tcpClient.readyReadSignal.connect(readyReadSlot);</text:span></text:span></text:p>
      <text:p text:style-name="P581"><text:span text:style-name="Absatz-Standardschriftart"><text:span text:style-name="T5">tcpClient.disconnectedSignal.connect(disconnectSlot);</text:span></text:span></text:p>
      <text:p text:style-name="P581"><text:span text:style-name="Absatz-Standardschriftart"><text:span text:style-name="T5">tcpClient.connectedSignal.connect(connectSlot);</text:span></text:span></text:p>
      <text:p text:style-name="P581"><text:span text:style-name="Absatz-Standardschriftart"><text:span text:style-name="T5">tcpClient.errorSignal.connect(tcpClientErrorSlot);</text:span></text:span></text:p>
      <text:p text:style-name="P581"><text:span text:style-name="Absatz-Standardschriftart"><text:span text:style-name="T5">tcpClient.connectToHost("127.0.0.1", 111);</text:span></text:span></text:p>
      <text:h text:style-name="P681"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4"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30843462892277" text:continue-numbering="true" text:style-name="L39">
        <text:list-item>
          <text:p text:style-name="P892">port: The port for listening</text:p>
        </text:list-item>
      </text:list>
      <text:p text:style-name="P49">Return: True on success</text:p>
      <text:p text:style-name="P49"/>
      <text:h text:style-name="P694"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4"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30843024542543" text:continue-numbering="true" text:style-name="L39">
        <text:list-item>
          <text:p text:style-name="P892"><text:soft-page-break/>numConnections: The max. pending connections</text:p>
        </text:list-item>
      </text:list>
      <text:p text:style-name="P50"/>
      <text:h text:style-name="P694" text:outline-level="4"><text:bookmark-start text:name="__RefHeading__6427_254725059"/>Number maxPendingConnections(void)<text:bookmark-end text:name="__RefHeading__6427_254725059"/></text:h>
      <text:p text:style-name="P49">Returns the max. pending connections.</text:p>
      <text:p text:style-name="P49"/>
      <text:h text:style-name="P694" text:outline-level="4"><text:bookmark-start text:name="__RefHeading__6429_254725059"/>void close(void)<text:bookmark-end text:name="__RefHeading__6429_254725059"/></text:h>
      <text:p text:style-name="P49">This function closes the TCP server.</text:p>
      <text:p text:style-name="P49"/>
      <text:h text:style-name="P694"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4"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94"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81"><text:span text:style-name="Absatz-Standardschriftart"><text:span text:style-name="T5">function connectionEstablished()</text:span></text:span></text:p>
      <text:p text:style-name="P581"><text:span text:style-name="Absatz-Standardschriftart"><text:span text:style-name="T5">{<text:tab/></text:span></text:span></text:p>
      <text:p text:style-name="P581"><text:span text:style-name="Absatz-Standardschriftart"><text:span text:style-name="T5"><text:tab/>tcpServerClient = tcpServer.nextPendingConnection();</text:span></text:span></text:p>
      <text:p text:style-name="P581"><text:span text:style-name="Absatz-Standardschriftart"><text:span text:style-name="T5"><text:tab/>tcpServerClient.disconnectedSignal.connect(disconnectSlot);</text:span></text:span></text:p>
      <text:p text:style-name="P581"><text:span text:style-name="Absatz-Standardschriftart"><text:span text:style-name="T5"><text:tab/>tcpServerClient.readyReadSignal.connect(readyReadSlot);</text:span></text:span></text:p>
      <text:p text:style-name="P581"><text:span text:style-name="Absatz-Standardschriftart"><text:span text:style-name="T5">}</text:span></text:span></text:p>
      <text:p text:style-name="P581"><text:span text:style-name="Absatz-Standardschriftart"><text:span text:style-name="T5">function disconnectSlot()</text:span></text:span></text:p>
      <text:p text:style-name="P581"><text:span text:style-name="Absatz-Standardschriftart"><text:span text:style-name="T5">{</text:span></text:span></text:p>
      <text:p text:style-name="P581"><text:span text:style-name="Absatz-Standardschriftart"><text:span text:style-name="T5"><text:tab/>scriptThread.appendTextToConsole("disconnected ");</text:span></text:span></text:p>
      <text:p text:style-name="P581"><text:span text:style-name="Absatz-Standardschriftart"><text:span text:style-name="T5">}</text:span></text:span></text:p>
      <text:p text:style-name="P581"><text:span text:style-name="Absatz-Standardschriftart"><text:span text:style-name="T5">function readyReadSlot()</text:span></text:span></text:p>
      <text:p text:style-name="P581"><text:span text:style-name="Absatz-Standardschriftart"><text:span text:style-name="T5">{<text:tab/></text:span></text:span></text:p>
      <text:p text:style-name="P581"><text:span text:style-name="Absatz-Standardschriftart"><text:span text:style-name="T5"><text:tab/>var array = tcpServerClient.readAll();</text:span></text:span></text:p>
      <text:p text:style-name="P581"><text:span text:style-name="Absatz-Standardschriftart"><text:span text:style-name="T5"><text:tab/>scriptThread.appendTextToConsole("data received: <text:s/>" <text:s/>+ array);</text:span></text:span></text:p>
      <text:p text:style-name="P581"><text:span text:style-name="Absatz-Standardschriftart"><text:span text:style-name="T5"><text:tab/>//send data to the host</text:span></text:span></text:p>
      <text:p text:style-name="P581"><text:span text:style-name="Absatz-Standardschriftart"><text:span text:style-name="T5"><text:tab/>tcpServerClient.write(array);</text:span></text:span></text:p>
      <text:p text:style-name="P581"><text:span text:style-name="Absatz-Standardschriftart"><text:span text:style-name="T5">}</text:span></text:span></text:p>
      <text:p text:style-name="P638"><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1"><text:span text:style-name="Absatz-Standardschriftart"><text:span text:style-name="T5">var tcpServerClient = undefined;</text:span></text:span></text:p>
      <text:p text:style-name="P581"><text:span text:style-name="Absatz-Standardschriftart"><text:span text:style-name="T5">tcpServer.newConnectionSignal.connect(connectionEstablished);</text:span></text:span></text:p>
      <text:p text:style-name="P581"><text:span text:style-name="Absatz-Standardschriftart"><text:span text:style-name="T5">tcpServer.listen(112);</text:span></text:span></text:p>
      <text:p text:style-name="P581"><text:span text:style-name="Absatz-Standardschriftart"/></text:p>
      <text:h text:style-name="P681"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4"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30844670989665" text:continue-numbering="true" text:style-name="L39">
        <text:list-item>
          <text:p text:style-name="P892">name: The name of the serial port</text:p>
          <text:p text:style-name="P892"/>
        </text:list-item>
      </text:list>
      <text:h text:style-name="P694" text:outline-level="4"><text:bookmark-start text:name="__RefHeading__6435_254725059"/>String portName(void)<text:bookmark-end text:name="__RefHeading__6435_254725059"/></text:h>
      <text:p text:style-name="P2">Returns the serial port name.</text:p>
      <text:h text:style-name="P694" text:outline-level="4"><text:bookmark-start text:name="__RefHeading__6437_254725059"/>bool setBaudRate(Number baudRate)<text:bookmark-end text:name="__RefHeading__6437_254725059"/></text:h>
      <text:p text:style-name="P49">Sets the baudrate.</text:p>
      <text:p text:style-name="P49">Arguments:</text:p>
      <text:list xml:id="list130843173111733" text:continue-numbering="true" text:style-name="L39">
        <text:list-item>
          <text:p text:style-name="P892">baudRate: The new baud rate</text:p>
        </text:list-item>
      </text:list>
      <text:p text:style-name="P49">Return: True on success</text:p>
      <text:p text:style-name="P49"/>
      <text:h text:style-name="P694" text:outline-level="4"><text:bookmark-start text:name="__RefHeading__6439_254725059"/>Number baudRate(void)<text:bookmark-end text:name="__RefHeading__6439_254725059"/></text:h>
      <text:p text:style-name="P49">Returns the baudrate.</text:p>
      <text:p text:style-name="P49"/>
      <text:h text:style-name="P694" text:outline-level="4"><text:bookmark-start text:name="__RefHeading__6441_254725059"/>bool setDataBits(Number dataBits)<text:bookmark-end text:name="__RefHeading__6441_254725059"/></text:h>
      <text:p text:style-name="P49">Sets the number of data bits.</text:p>
      <text:p text:style-name="P49">Arguments:</text:p>
      <text:list xml:id="list130843260806169" text:continue-numbering="true" text:style-name="L39">
        <text:list-item>
          <text:p text:style-name="P892">dataBits: The new number of data bits</text:p>
        </text:list-item>
      </text:list>
      <text:p text:style-name="P49">Return: True on success</text:p>
      <text:p text:style-name="P49"/>
      <text:h text:style-name="P694" text:outline-level="4"><text:bookmark-start text:name="__RefHeading__6443_254725059"/>Number dataBits(void)<text:bookmark-end text:name="__RefHeading__6443_254725059"/></text:h>
      <text:p text:style-name="P49">Returns the number of data bits.</text:p>
      <text:p text:style-name="P49"/>
      <text:h text:style-name="P694" text:outline-level="4"><text:bookmark-start text:name="__RefHeading__6445_254725059"/>bool setParity(String parityString)<text:bookmark-end text:name="__RefHeading__6445_254725059"/></text:h>
      <text:p text:style-name="P49">Sets the parity.</text:p>
      <text:p text:style-name="P49">Arguments:</text:p>
      <text:list xml:id="list130843332943752" text:continue-numbering="true" text:style-name="L39">
        <text:list-item>
          <text:p text:style-name="P892">parityString: The new parity. Possible values are: "None ", "Even ", "Odd ", "Space" and "Mark"</text:p>
        </text:list-item>
      </text:list>
      <text:p text:style-name="P49">Return: True on success</text:p>
      <text:p text:style-name="P49"/>
      <text:h text:style-name="P694"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4" text:outline-level="4"><text:bookmark-start text:name="__RefHeading__6449_254725059"/>bool setStopBits(String stopBitsString)<text:bookmark-end text:name="__RefHeading__6449_254725059"/></text:h>
      <text:p text:style-name="P49">Sets the number of stop bits.</text:p>
      <text:p text:style-name="P49">Arguments:</text:p>
      <text:list xml:id="list130843641593408" text:continue-numbering="true" text:style-name="L39">
        <text:list-item>
          <text:p text:style-name="P892">stopBitsString: The new number of stop bits. Possible values are: "1 ", "1.5" and "2"</text:p>
        </text:list-item>
      </text:list>
      <text:p text:style-name="P49">Return: True on success</text:p>
      <text:p text:style-name="P49"/>
      <text:h text:style-name="P694"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4" text:outline-level="4"><text:bookmark-start text:name="__RefHeading__6453_254725059"/>bool setFlowControl(String flowString)<text:bookmark-end text:name="__RefHeading__6453_254725059"/></text:h>
      <text:p text:style-name="P49">Sets the flow control.</text:p>
      <text:p text:style-name="P49">Arguments:</text:p>
      <text:list xml:id="list130843926831448" text:continue-numbering="true" text:style-name="L39">
        <text:list-item>
          <text:p text:style-name="P892">flowString: The new flow control. Possible values are: "RTS/CTS", "XON/XOFF" and "None"</text:p>
        </text:list-item>
      </text:list>
      <text:p text:style-name="P49">Return: True on success</text:p>
      <text:p text:style-name="P49"/>
      <text:h text:style-name="P694"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4"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4"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4" text:outline-level="4"><text:bookmark-start text:name="__RefHeading__6461_254725059"/>void close(void)<text:bookmark-end text:name="__RefHeading__6461_254725059"/></text:h>
      <text:p text:style-name="P49">Closes the serial port.</text:p>
      <text:p text:style-name="P49"/>
      <text:h text:style-name="P694"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30843759311467" text:continue-numbering="true" text:style-name="L39">
        <text:list-item>
          <text:p text:style-name="P892">set: true=set the pin to 1, false=set the pin to 0 </text:p>
        </text:list-item>
      </text:list>
      <text:p text:style-name="P50"/>
      <text:h text:style-name="P694"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30843081260727" text:continue-numbering="true" text:style-name="L39">
        <text:list-item>
          <text:p text:style-name="P892">set: true=set the pin to 1, false=set the pin to 0</text:p>
        </text:list-item>
      </text:list>
      <text:h text:style-name="P694" text:outline-level="4"><text:bookmark-start text:name="__RefHeading__14006_509297979"/>bool isOpen(void)<text:bookmark-end text:name="__RefHeading__14006_509297979"/></text:h>
      <text:p text:style-name="P49">Returns true if the serial port is open.</text:p>
      <text:p text:style-name="P49"/>
      <text:h text:style-name="P694"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4"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694"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2">s</text:span> data <text:span text:style-name="T412">(byte array) </text:span>to the serial port.</text:p>
      <text:p text:style-name="P49">Arguments:</text:p>
      <text:list xml:id="list130843222044751" text:continue-numbering="true" text:style-name="L39">
        <text:list-item>
          <text:p text:style-name="P917">data: The data <text:span text:style-name="T412">(byte array)</text:span></text:p>
        </text:list-item>
      </text:list>
      <text:p text:style-name="P49">Return: The number of written bytes</text:p>
      <text:p text:style-name="P49"/>
      <text:h text:style-name="P758"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30844351683149" text:continue-numbering="true" text:style-name="L39">
        <text:list-item>
          <text:p text:style-name="P918"><text:span text:style-name="T252">string</text:span>: The <text:span text:style-name="T252">string</text:span></text:p>
        </text:list-item>
      </text:list>
      <text:p text:style-name="P154">Return: The number of written bytes</text:p>
      <text:p text:style-name="P49"/>
      <text:h text:style-name="P694" text:outline-level="4"><text:bookmark-start text:name="__RefHeading__6469_254725059"/>Number bytesToWrite(void)<text:bookmark-end text:name="__RefHeading__6469_254725059"/></text:h>
      <text:p text:style-name="P49">Returns the number of bytes which are not written yet.</text:p>
      <text:p text:style-name="P49"/>
      <text:h text:style-name="P694"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30843157581108" text:continue-numbering="true" text:style-name="L39">
        <text:list-item>
          <text:p text:style-name="P892">msecs: The max. time to wait</text:p>
        </text:list-item>
      </text:list>
      <text:p text:style-name="P49">Return: True if all bytes have been written</text:p>
      <text:p text:style-name="P49"/>
      <text:h text:style-name="P756"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6" text:outline-level="4">void disableMainInterfaceRouting(void)</text:h>
      <text:p text:style-name="P49">Disables the main interface routing.</text:p>
      <text:p text:style-name="P49"/>
      <text:h text:style-name="P756"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30844116921945" text:continue-numbering="true" text:style-name="L39">
        <text:list-item>
          <text:p text:style-name="P892">removeNewLine: If removeNewLine is true then the '\n' will not returned (is removed from the received line).</text:p>
        </text:list-item>
        <text:list-item>
          <text:p text:style-name="P892"><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if(serialPort.canReadLine())</text:span></text:span></text:p>
      <text:p text:style-name="P581"><text:span text:style-name="Absatz-Standardschriftart"><text:span text:style-name="T5"><text:tab/>{</text:span></text:span></text:p>
      <text:p text:style-name="P581"><text:span text:style-name="Absatz-Standardschriftart"><text:span text:style-name="T5"><text:tab/><text:tab/>var line = serialPort.readLine();</text:span></text:span></text:p>
      <text:p text:style-name="P581"><text:span text:style-name="Absatz-Standardschriftart"><text:span text:style-name="T5"><text:tab/><text:tab/>scriptThread.appendTextToConsole("line received: <text:s/>" <text:s/>+ line);</text:span></text:span></text:p>
      <text:p text:style-name="P581"><text:span text:style-name="Absatz-Standardschriftart"><text:span text:style-name="T5"><text:tab/>}</text:span></text:span></text:p>
      <text:p text:style-name="P581"><text:span text:style-name="Absatz-Standardschriftart"><text:span text:style-name="T5">}</text:span></text:span></text:p>
      <text:p text:style-name="P342"/>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30844822584651"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var lines = serialPort.readAllLines();</text:span></text:span></text:p>
      <text:p text:style-name="P581"><text:span text:style-name="Absatz-Standardschriftart"><text:span text:style-name="T5"><text:tab/>for(var index = 0; index &lt; lines.length; index++)</text:span></text:span></text:p>
      <text:p text:style-name="P581"><text:span text:style-name="Absatz-Standardschriftart"><text:span text:style-name="T5"><text:tab/>{</text:span></text:span></text:p>
      <text:p text:style-name="P581"><text:span text:style-name="Absatz-Standardschriftart"><text:span text:style-name="T5"><text:tab/><text:tab/>scriptThread.appendTextToConsole("line received: <text:s/>" <text:s/>+ lines[index]);</text:span></text:span></text:p>
      <text:p text:style-name="P581"><text:span text:style-name="Absatz-Standardschriftart"><text:span text:style-name="T5"><text:tab/>}</text:span></text:span></text:p>
      <text:p text:style-name="P581"><text:span text:style-name="Absatz-Standardschriftart"><text:span text:style-name="T5">}</text:span></text:span></text:p>
      <text:p text:style-name="P581"><text:span text:style-name="Absatz-Standardschriftart"/></text:p>
      <text:h text:style-name="P694"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94"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33">NoSignal = 0x00,</text:p>
        </text:list-item>
        <text:list-item>
          <text:p text:style-name="P1133">DataTerminalReadySignal = 0x04</text:p>
        </text:list-item>
        <text:list-item>
          <text:p text:style-name="P1133">DataCarrierDetectSignal = 0x08</text:p>
        </text:list-item>
        <text:list-item>
          <text:p text:style-name="P1133">DataSetReadySignal = 0x10</text:p>
        </text:list-item>
        <text:list-item>
          <text:p text:style-name="P1133">RingIndicatorSignal = 0x20</text:p>
        </text:list-item>
        <text:list-item>
          <text:p text:style-name="P1133">RequestToSendSignal = 0x40</text:p>
        </text:list-item>
        <text:list-item>
          <text:p text:style-name="P1133">ClearToSendSignal = 0x80</text:p>
          <text:p text:style-name="P1134"/>
          <text:p text:style-name="P1133"/>
        </text:list-item>
      </text:list>
      <text:h text:style-name="P694" text:outline-level="4"><text:bookmark-start text:name="__RefHeading__6010_596565095"/><text:bookmark-start text:name="_Toc403041684"/><text:soft-page-break/>Script serial port <text:s/>example<text:bookmark-end text:name="__RefHeading__6010_596565095"/><text:bookmark-end text:name="_Toc403041684"/></text:h>
      <text:p text:style-name="P2">The following Code shows the typically use of the script serial port class:</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var array = serialPort.readAll();</text:span></text:span></text:p>
      <text:p text:style-name="P581"><text:span text:style-name="Absatz-Standardschriftart"><text:span text:style-name="T5"><text:tab/>scriptThread.appendTextToConsole("data received: <text:s/>" <text:s/>+ array);</text:span></text:span></text:p>
      <text:p text:style-name="P581"><text:span text:style-name="Absatz-Standardschriftart"><text:span text:style-name="T5"><text:tab/>//send data to the host</text:span></text:span></text:p>
      <text:p text:style-name="P581"><text:span text:style-name="Absatz-Standardschriftart"><text:span text:style-name="T5"><text:tab/>serialPort.write(array);</text:span></text:span></text:p>
      <text:p text:style-name="P581"><text:span text:style-name="Absatz-Standardschriftart"><text:span text:style-name="T5">}</text:span></text:span></text:p>
      <text:p text:style-name="P581"><text:span text:style-name="Absatz-Standardschriftart"/></text:p>
      <text:p text:style-name="P638"><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1"><text:span text:style-name="Absatz-Standardschriftart"><text:span text:style-name="T5">serialPort.readyReadSignal.connect(readyReadSlot);</text:span></text:span></text:p>
      <text:p text:style-name="P581"><text:span text:style-name="Absatz-Standardschriftart"/></text:p>
      <text:p text:style-name="P581"><text:span text:style-name="Absatz-Standardschriftart"><text:span text:style-name="T5">serialPort.setPortName("COM1");</text:span></text:span></text:p>
      <text:p text:style-name="P581"><text:span text:style-name="Absatz-Standardschriftart"><text:span text:style-name="T5">serialPort.setDTR(false);</text:span></text:span></text:p>
      <text:p text:style-name="P581"><text:span text:style-name="Absatz-Standardschriftart"><text:span text:style-name="T5">if (serialPort.open())</text:span></text:span></text:p>
      <text:p text:style-name="P581"><text:span text:style-name="Absatz-Standardschriftart"><text:span text:style-name="T5">{</text:span></text:span></text:p>
      <text:p text:style-name="P662"><text:span text:style-name="Absatz-Standardschriftart"><text:span text:style-name="T5">serialPort.setBaudRate(19200);</text:span></text:span></text:p>
      <text:p text:style-name="P662"><text:span text:style-name="Absatz-Standardschriftart"><text:span text:style-name="T5">serialPort.setDataBits(8);</text:span></text:span></text:p>
      <text:p text:style-name="P662"><text:span text:style-name="Absatz-Standardschriftart"><text:span text:style-name="T5">serialPort.setParity("None");</text:span></text:span></text:p>
      <text:p text:style-name="P662"><text:span text:style-name="Absatz-Standardschriftart"><text:span text:style-name="T5">serialPort.setStopBits("1.5");</text:span></text:span></text:p>
      <text:p text:style-name="P662"><text:span text:style-name="Absatz-Standardschriftart"><text:span text:style-name="T5">serialPort.setFlowControl("None");</text:span></text:span></text:p>
      <text:p text:style-name="P581"><text:span text:style-name="Absatz-Standardschriftart"><text:span text:style-name="T5"><text:tab/>serialPort.setDTR(true);</text:span></text:span></text:p>
      <text:p text:style-name="P581"><text:span text:style-name="Absatz-Standardschriftart"><text:span text:style-name="T5"><text:tab/>serialPort.setRTS(true);</text:span></text:span></text:p>
      <text:p text:style-name="P662"><text:span text:style-name="Absatz-Standardschriftart"><text:span text:style-name="T5">scriptThread.appendTextToConsole("serial port signals:" + <text:tab/><text:tab/><text:tab/><text:tab/><text:tab/><text:tab/><text:tab/><text:tab/><text:tab/><text:tab/>serialPort.getSerialPortSignals().toString(16) );</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messageBox("Critical", 'error', 'could not open serial port');</text:span></text:span></text:p>
      <text:p text:style-name="P581"><text:span text:style-name="Absatz-Standardschriftart"><text:span text:style-name="T5">}</text:span></text:span></text:p>
      <text:h text:style-name="P681"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4"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30843916221765" text:continue-list="list130844822584651" text:style-name="L39">
        <text:list-item>
          <text:p text:style-name="P892">channel: The PCAN channel</text:p>
        </text:list-item>
        <text:list-item>
          <text:p text:style-name="P1076"><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6"><text:span text:style-name="Absatz-Standardschriftart"><text:span text:style-name="T77">1000, 500, 250, 125.</text:span></text:span></text:p>
        </text:list-item>
        <text:list-item>
          <text:p text:style-name="P1076"><text:span text:style-name="Absatz-Standardschriftart"><text:span text:style-name="T77">payloadBitrate: The bitrate (kHz) for the transmission of the data (CAN-FD). If 0 classic CAN is used.Possible values are: </text:span></text:span></text:p>
          <text:p text:style-name="P1076"><text:span text:style-name="Absatz-Standardschriftart"><text:span text:style-name="T125">2000, 4000, 8000, 10000.</text:span></text:span></text:p>
        </text:list-item>
        <text:list-item>
          <text:p text:style-name="P892">busOffAutoReset: Automatic reset on BUS-OFF on/off</text:p>
        </text:list-item>
        <text:list-item>
          <text:p text:style-name="P892">powerSupply: 5 volt power supply on/off</text:p>
        </text:list-item>
      </text:list>
      <text:p text:style-name="P49">Return: True on success.</text:p>
      <text:p text:style-name="P49"/>
      <text:h text:style-name="P694" text:outline-level="4"><text:bookmark-start text:name="__RefHeading__11758_1353097723"/>void close(void)<text:bookmark-end text:name="__RefHeading__11758_1353097723"/></text:h>
      <text:p text:style-name="P49">Closes the PCAN interface.</text:p>
      <text:p text:style-name="P49"><text:soft-page-break/></text:p>
      <text:h text:style-name="P694"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30844557858808" text:continue-numbering="true" text:style-name="L39">
        <text:list-item>
          <text:p text:style-name="P892">filterExtended: True if the filer message type is extended (29-bit identifier) or false if the filter message type is standard (11-bit identifier)</text:p>
        </text:list-item>
        <text:list-item>
          <text:p text:style-name="P892">filterFrom: The lowest CAN ID to be received</text:p>
        </text:list-item>
        <text:list-item>
          <text:p text:style-name="P892">filterTo: The highest CAN ID to be received</text:p>
        </text:list-item>
      </text:list>
      <text:p text:style-name="P49">Return: True on success.</text:p>
      <text:p text:style-name="P49"/>
      <text:h text:style-name="P694"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30843626213750" text:continue-numbering="true" text:style-name="L39">
        <text:list-item>
          <text:p text:style-name="P919">type: The can message type. Following or combined values are possible:</text:p>
          <text:list>
            <text:list-item>
              <text:p text:style-name="P919">0x0: standard CAN message (11-bit identifier)</text:p>
            </text:list-item>
            <text:list-item>
              <text:p text:style-name="P919">0x1: standard remote-transfer-request message</text:p>
            </text:list-item>
            <text:list-item>
              <text:p text:style-name="P919">0x2: extended CAN message (29-bit identifier)</text:p>
            </text:list-item>
            <text:list-item>
              <text:p text:style-name="P919">0x4: the CAN message represents a FD frame in terms of CiA Specs</text:p>
            </text:list-item>
            <text:list-item>
              <text:p text:style-name="P919">0x8: the CAN message represents a FD bit rate switch (CAN data/payload at a higher bit rate)</text:p>
            </text:list-item>
          </text:list>
        </text:list-item>
        <text:list-item>
          <text:p text:style-name="P892">canId: The CAN id</text:p>
        </text:list-item>
        <text:list-item>
          <text:p text:style-name="P917">data: The CAN data <text:span text:style-name="T412">(byte array)</text:span>.</text:p>
        </text:list-item>
      </text:list>
      <text:p text:style-name="P49">Return: True on success.</text:p>
      <text:p text:style-name="P49"/>
      <text:h text:style-name="P694" text:outline-level="4"><text:bookmark-start text:name="__RefHeading__11764_1353097723"/>bool isConnected(void)<text:bookmark-end text:name="__RefHeading__11764_1353097723"/></text:h>
      <text:p text:style-name="P49">Returns true if connected to a PCAN interface.</text:p>
      <text:p text:style-name="P49"/>
      <text:h text:style-name="P694" text:outline-level="4"><text:bookmark-start text:name="__RefHeading__11766_1353097723"/>String getStatusString(void)<text:bookmark-end text:name="__RefHeading__11766_1353097723"/></text:h>
      <text:p text:style-name="P49">Returns the current status as string.</text:p>
      <text:p text:style-name="P49"/>
      <text:h text:style-name="P694" text:outline-level="4"><text:bookmark-start text:name="__RefHeading__11768_1353097723"/>Number getCurrentStatus(void)<text:bookmark-end text:name="__RefHeading__11768_1353097723"/></text:h>
      <text:p text:style-name="P49">Returns the current status.</text:p>
      <text:p text:style-name="P49"/>
      <text:h text:style-name="P694"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30843762641508" text:continue-numbering="true" text:style-name="L39">
        <text:list-item>
          <text:p text:style-name="P892">parameter: The PCAN parameter. Possible values are:</text:p>
          <text:list>
            <text:list-item>
              <text:p text:style-name="P892">0x01=PCAN_DEVICE_NUMBER</text:p>
            </text:list-item>
            <text:list-item>
              <text:p text:style-name="P892">0x02=PCAN_5VOLTS_POWER</text:p>
            </text:list-item>
            <text:list-item>
              <text:p text:style-name="P892">0x07=PCAN_BUSOFF_AUTORESET</text:p>
            </text:list-item>
            <text:list-item>
              <text:p text:style-name="P892"><text:soft-page-break/>0x08=PCAN_LISTEN_ONLY</text:p>
            </text:list-item>
            <text:list-item>
              <text:p text:style-name="P892"><text:s/>0x0F=PCAN_RECEIVE_STATUS</text:p>
            </text:list-item>
            <text:list-item>
              <text:p text:style-name="P892"><text:s/>0x10=PCAN_CONTROLLER_NUMBER</text:p>
            </text:list-item>
            <text:list-item>
              <text:p text:style-name="P892"><text:s/>0x15=PCAN_CHANNEL_IDENTIFYING</text:p>
            </text:list-item>
          </text:list>
        </text:list-item>
      </text:list>
      <text:p text:style-name="P49">Return: Byte 0= status(1=success, 0=failure), Byte 1= the parameter value</text:p>
      <text:p text:style-name="P49"/>
      <text:h text:style-name="P694"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30844211041228" text:continue-numbering="true" text:style-name="L39">
        <text:list-item>
          <text:p text:style-name="P892">parameter: The PCAN parameter. Possible values are:</text:p>
          <text:list>
            <text:list-item>
              <text:p text:style-name="P892">0x01=PCAN_DEVICE_NUMBER</text:p>
            </text:list-item>
            <text:list-item>
              <text:p text:style-name="P892">0x02=PCAN_5VOLTS_POWER</text:p>
            </text:list-item>
            <text:list-item>
              <text:p text:style-name="P892">0x07=PCAN_BUSOFF_AUTORESET</text:p>
            </text:list-item>
            <text:list-item>
              <text:p text:style-name="P892">0x08=PCAN_LISTEN_ONLY</text:p>
            </text:list-item>
            <text:list-item>
              <text:p text:style-name="P892"><text:s/>0x0F=PCAN_RECEIVE_STATUS</text:p>
            </text:list-item>
            <text:list-item>
              <text:p text:style-name="P892"><text:s/>0x15=PCAN_CHANNEL_IDENTIFYING</text:p>
            </text:list-item>
          </text:list>
        </text:list-item>
        <text:list-item>
          <text:p text:style-name="P892">data: The new parameter value</text:p>
        </text:list-item>
      </text:list>
      <text:p text:style-name="P49">Return: True on success.</text:p>
      <text:p text:style-name="P49"/>
      <text:h text:style-name="P69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30843686395620" text:continue-numbering="true" text:style-name="L39">
        <text:list-item>
          <text:p text:style-name="P920">types: The can types of the received can messages. Following or combined values are possible:</text:p>
          <text:list>
            <text:list-item>
              <text:p text:style-name="P920">0x0: standard CAN message (11-bit identifier)</text:p>
            </text:list-item>
            <text:list-item>
              <text:p text:style-name="P920">0x1: standard remote-transfer-request message</text:p>
            </text:list-item>
            <text:list-item>
              <text:p text:style-name="P920">0x2: extended CAN message (29-bit identifier)</text:p>
            </text:list-item>
            <text:list-item>
              <text:p text:style-name="P920">0x4: the CAN message represents a FD frame in terms of CiA Specs</text:p>
            </text:list-item>
            <text:list-item>
              <text:p text:style-name="P920">0x8: the CAN message represents a FD bit rate switch (CAN data/payload at a higher bit rate)</text:p>
            </text:list-item>
          </text:list>
        </text:list-item>
        <text:list-item>
          <text:p text:style-name="P892">messageIds: The can ids of the received can messages</text:p>
        </text:list-item>
        <text:list-item>
          <text:p text:style-name="P892">timestamps: The time-stamps of the received can messages</text:p>
        </text:list-item>
        <text:list-item>
          <text:p text:style-name="P917">data: The data of the received can messages <text:span text:style-name="T412">(byte arrays)</text:span></text:p>
          <text:p text:style-name="P892"/>
        </text:list-item>
      </text:list>
      <text:h text:style-name="P694"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1"><text:span text:style-name="Absatz-Standardschriftart"><text:span text:style-name="T5">function pcanMessagesReceived(type, id, timeStamp, data)</text:span></text:span></text:p>
      <text:p text:style-name="P581"><text:span text:style-name="Absatz-Standardschriftart"><text:span text:style-name="T5">{</text:span></text:span></text:p>
      <text:p text:style-name="P581"><text:span text:style-name="Absatz-Standardschriftart"><text:span text:style-name="T5"><text:tab/>for(var index = 0; index &lt; type.length; index++)</text:span></text:span></text:p>
      <text:p text:style-name="P581"><text:span text:style-name="Absatz-Standardschriftart"><text:span text:style-name="T5"><text:tab/>{</text:span></text:span></text:p>
      <text:p text:style-name="P581"><text:span text:style-name="Absatz-Standardschriftart"><text:span text:style-name="T5"><text:tab/><text:tab/>pcan.sendCanMessage(type[index], id[index], data[index], 0, 0);</text:span></text:span></text:p>
      <text:p text:style-name="P581"><text:span text:style-name="Absatz-Standardschriftart"><text:span text:style-name="T5"><text:tab/>}<text:tab/></text:span></text:span></text:p>
      <text:p text:style-name="P581"><text:soft-page-break/><text:span text:style-name="Absatz-Standardschriftart"><text:span text:style-name="T5">}</text:span></text:span></text:p>
      <text:p text:style-name="P638"><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1"><text:span text:style-name="Absatz-Standardschriftart"><text:span text:style-name="T5">pcan.canMessagesReceivedSignal.connect(pcanMessagesReceived);</text:span></text:span></text:p>
      <text:p text:style-name="P581"><text:span text:style-name="Absatz-Standardschriftart"/></text:p>
      <text:p text:style-name="P581"><text:span text:style-name="Absatz-Standardschriftart"><text:span text:style-name="T5">if(!pcan.open(2, 1000, true, false))</text:span></text:span></text:p>
      <text:p text:style-name="P581"><text:span text:style-name="Absatz-Standardschriftart"><text:span text:style-name="T5">{</text:span></text:span></text:p>
      <text:p text:style-name="P581"><text:span text:style-name="Absatz-Standardschriftart"><text:span text:style-name="T5"><text:tab/>scriptThread.messageBox("Critical", "error", 'could not open pcan');</text:span></text:span></text:p>
      <text:p text:style-name="P581"><text:span text:style-name="Absatz-Standardschriftart"><text:span text:style-name="T5">}</text:span></text:span></text:p>
      <text:p text:style-name="P581"><text:span text:style-name="Absatz-Standardschriftart"><text:span text:style-name="T5">if(!pcan.setFilter(true, 0, 0x1fffffffff))</text:span></text:span></text:p>
      <text:p text:style-name="P581"><text:span text:style-name="Absatz-Standardschriftart"><text:span text:style-name="T5">{</text:span></text:span></text:p>
      <text:p text:style-name="P581"><text:span text:style-name="Absatz-Standardschriftart"><text:span text:style-name="T5"><text:tab/>scriptThread.messageBox("Critical", "error", 'setFilter failed');</text:span></text:span></text:p>
      <text:p text:style-name="P581"><text:span text:style-name="Absatz-Standardschriftart"><text:span text:style-name="T5">}</text:span></text:span></text:p>
      <text:p text:style-name="P581"><text:span text:style-name="Absatz-Standardschriftart"><text:span text:style-name="T5"><text:tab/><text:tab/></text:span></text:span></text:p>
      <text:p text:style-name="P581"><text:span text:style-name="Absatz-Standardschriftart"><text:span text:style-name="T5">//PCAN_CHANNEL_IDENTIFYING=0x15</text:span></text:span></text:p>
      <text:p text:style-name="P581"><text:span text:style-name="Absatz-Standardschriftart"><text:span text:style-name="T5">var valueAndStatus = pcan.getCanParameter(0x15, value);</text:span></text:span></text:p>
      <text:p text:style-name="P581"><text:span text:style-name="Absatz-Standardschriftart"><text:span text:style-name="T5">var status = valueAndStatus &gt;&gt; 15;</text:span></text:span></text:p>
      <text:p text:style-name="P581"><text:span text:style-name="Absatz-Standardschriftart"><text:span text:style-name="T5">var value = valueAndStatus &amp; 0xff;</text:span></text:span></text:p>
      <text:p text:style-name="P581"><text:span text:style-name="Absatz-Standardschriftart"><text:span text:style-name="T5">if(!status)</text:span></text:span></text:p>
      <text:p text:style-name="P581"><text:span text:style-name="Absatz-Standardschriftart"><text:span text:style-name="T5">{</text:span></text:span></text:p>
      <text:p text:style-name="P581"><text:span text:style-name="Absatz-Standardschriftart"><text:span text:style-name="T5"><text:tab/>scriptThread.messageBox("Critical", "error", ' getCanParameter failed')</text:span></text:span></text:p>
      <text:p text:style-name="P581"><text:span text:style-name="Absatz-Standardschriftart"><text:span text:style-name="T5">}</text:span></text:span></text:p>
      <text:p text:style-name="P581"><text:span text:style-name="Absatz-Standardschriftart"/></text:p>
      <text:h text:style-name="P684"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0">Aardvark I2C/SPI class</text:span><text:bookmark-end text:name="__RefHeading___Toc28805_1340973868"/></text:h>
      <text:p text:style-name="P35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0" text:outline-level="4">AardvarkI2cSpiSettings <text:span text:style-name="T433">getInterfaceSettings</text:span>(void)</text:h>
      <text:p text:style-name="P621"><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2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1"><text:span text:style-name="Absatz-Standardschriftart"><text:span text:style-name="T29">var consoleString = "connected: &lt;br&gt;" + settingsStructToString(readSettings);</text:span></text:span></text:p>
      <text:p text:style-name="P621"><text:span text:style-name="Absatz-Standardschriftart"><text:span text:style-name="T29">scriptThread.appendTextToConsole(consoleString);</text:span></text:span></text:p>
      <text:p text:style-name="P621"><text:span text:style-name="Absatz-Standardschriftart"/></text:p>
      <text:p text:style-name="P621"><text:span text:style-name="Absatz-Standardschriftart"><text:span text:style-name="T29">function settingsStructToString(readSettings)</text:span></text:span></text:p>
      <text:p text:style-name="P621"><text:span text:style-name="Absatz-Standardschriftart"><text:span text:style-name="T29">{</text:span></text:span></text:p>
      <text:p text:style-name="P621"><text:span text:style-name="Absatz-Standardschriftart"><text:span text:style-name="T29"><text:tab/>var result = "devicePort=" + readSettings.devicePort + " deviceMode=" + readSettings.deviceMode + " <text:tab/><text:tab/><text:tab/>device5VIsOn=" + <text:tab/>readSettings.device5VIsOn;</text:span></text:span></text:p>
      <text:p text:style-name="P62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1"><text:span text:style-name="Absatz-Standardschriftart"><text:span text:style-name="T29"><text:tab/>result += " spiBitorder=" + readSettings.spiBitorder + " spiPhase=" + readSettings.spiPhase + " <text:tab/><text:tab/>spiBaudrate=" + readSettings.spiBaudrate;</text:span></text:span></text:p>
      <text:p text:style-name="P621"><text:span text:style-name="Absatz-Standardschriftart"><text:span text:style-name="T29"><text:tab/>for(var i = 0; i &lt; AARDVARD_I2C_SPI_GPIO_COUNT; i++)</text:span></text:span></text:p>
      <text:p text:style-name="P621"><text:span text:style-name="Absatz-Standardschriftart"><text:span text:style-name="T29"><text:tab/>{</text:span></text:span></text:p>
      <text:p text:style-name="P621"><text:span text:style-name="Absatz-Standardschriftart"><text:span text:style-name="T29"><text:tab/><text:tab/>var mode = "out";</text:span></text:span></text:p>
      <text:p text:style-name="P621"><text:span text:style-name="Absatz-Standardschriftart"><text:span text:style-name="T29"><text:tab/><text:tab/>if(readSettings.pinConfigs[i].isInput)</text:span></text:span></text:p>
      <text:p text:style-name="P621"><text:span text:style-name="Absatz-Standardschriftart"><text:span text:style-name="T29"><text:tab/><text:tab/>{</text:span></text:span></text:p>
      <text:p text:style-name="P621"><text:span text:style-name="Absatz-Standardschriftart"><text:span text:style-name="T29"><text:tab/><text:tab/><text:tab/>if(readSettings.pinConfigs[i].withPullups)</text:span></text:span></text:p>
      <text:p text:style-name="P621"><text:span text:style-name="Absatz-Standardschriftart"><text:span text:style-name="T29"><text:tab/><text:tab/><text:tab/>{</text:span></text:span></text:p>
      <text:p text:style-name="P621"><text:span text:style-name="Absatz-Standardschriftart"><text:span text:style-name="T29"><text:tab/><text:tab/><text:tab/><text:tab/>mode = "in pullups";</text:span></text:span></text:p>
      <text:p text:style-name="P621"><text:span text:style-name="Absatz-Standardschriftart"><text:span text:style-name="T29"><text:tab/><text:tab/><text:tab/>}</text:span></text:span></text:p>
      <text:p text:style-name="P621"><text:span text:style-name="Absatz-Standardschriftart"><text:span text:style-name="T29"><text:tab/><text:tab/><text:tab/>else</text:span></text:span></text:p>
      <text:p text:style-name="P621"><text:span text:style-name="Absatz-Standardschriftart"><text:span text:style-name="T29"><text:tab/><text:tab/><text:tab/>{</text:span></text:span></text:p>
      <text:p text:style-name="P621"><text:span text:style-name="Absatz-Standardschriftart"><text:span text:style-name="T29"><text:tab/><text:tab/><text:tab/><text:tab/>mode = "in";</text:span></text:span></text:p>
      <text:p text:style-name="P621"><text:span text:style-name="Absatz-Standardschriftart"><text:span text:style-name="T29"><text:tab/><text:tab/><text:tab/>}</text:span></text:span></text:p>
      <text:p text:style-name="P621"><text:span text:style-name="Absatz-Standardschriftart"><text:span text:style-name="T29"><text:tab/><text:tab/>}</text:span></text:span></text:p>
      <text:p text:style-name="P621"><text:span text:style-name="Absatz-Standardschriftart"><text:span text:style-name="T29"><text:tab/><text:tab/>result += "&lt;br&gt;"+ g_aardvardI2cGpioGuiElements[i].mode.getAdditionalData(0) + " mode=" + <text:tab/><text:tab/><text:tab/>mode;</text:span></text:span></text:p>
      <text:p text:style-name="P621"><text:span text:style-name="Absatz-Standardschriftart"><text:span text:style-name="T29"><text:tab/><text:tab/>result += " "+ g_aardvardI2cGpioGuiElements[i].mode.getAdditionalData(0) + " outValue=" + <text:tab/><text:tab/><text:tab/>readSettings.pinConfigs[i].outValue;</text:span></text:span></text:p>
      <text:p text:style-name="P621"><text:span text:style-name="Absatz-Standardschriftart"><text:span text:style-name="T29"><text:tab/>}</text:span></text:span></text:p>
      <text:p text:style-name="P621"><text:soft-page-break/><text:span text:style-name="Absatz-Standardschriftart"><text:span text:style-name="T29"><text:tab/></text:span></text:span></text:p>
      <text:p text:style-name="P621"><text:span text:style-name="Absatz-Standardschriftart"><text:span text:style-name="T29"><text:tab/>return result;</text:span></text:span></text:p>
      <text:p text:style-name="P621"><text:span text:style-name="Absatz-Standardschriftart"><text:span text:style-name="T29">}</text:span></text:span></text:p>
      <text:p text:style-name="P355"><text:span text:style-name="Absatz-Standardschriftart"/></text:p>
      <text:h text:style-name="P747" text:outline-level="4">void i2cMasterFreeBus(void)</text:h>
      <text:p text:style-name="P631"><text:span text:style-name="Absatz-Standardschriftart"><text:span text:style-name="T117">Frees the main interface I2C bus (this function can be used if the no stop condition was created during the last i2cMasterReadWrite call).</text:span></text:span></text:p>
      <text:p text:style-name="P627"><text:span text:style-name="Absatz-Standardschriftart"/></text:p>
      <text:h text:style-name="P759" text:outline-level="4">String detectDevices(void)</text:h>
      <text:p text:style-name="P627"><text:span text:style-name="Absatz-Standardschriftart"><text:span text:style-name="T118">Frees the main interface I2C bus (this function can be used if the no stop condition was created</text:span></text:span></text:p>
      <text:p text:style-name="P627"><text:span text:style-name="Absatz-Standardschriftart"><text:span text:style-name="T118">during the last masterI2cSendReceiveData call).</text:span></text:span></text:p>
      <text:p text:style-name="P627"><text:span text:style-name="Absatz-Standardschriftart"/></text:p>
      <text:h text:style-name="P760"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30844635568281" text:continue-numbering="true" text:style-name="L39">
        <text:list-item>
          <text:p text:style-name="P1077"><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8"><text:span text:style-name="Absatz-Standardschriftart"><text:span text:style-name="T77">Return: True on success</text:span></text:span></text:p>
        </text:list-item>
      </text:list>
      <text:p text:style-name="P157">Example: <text:s/></text:p>
      <text:p text:style-name="P633"><text:span text:style-name="Absatz-Standardschriftart"><text:span text:style-name="T27">/************************Create the AardvarkI2cSpiSettings structure***************/</text:span></text:span></text:p>
      <text:p text:style-name="P633"><text:span text:style-name="Absatz-Standardschriftart"><text:span text:style-name="T27">settings = Array();</text:span></text:span></text:p>
      <text:p text:style-name="P633"><text:span text:style-name="Absatz-Standardschriftart"><text:span text:style-name="T27">settings.devicePort = <text:s/>parseInt(UI_AardvarkI2cSpiPort.text());</text:span></text:span></text:p>
      <text:p text:style-name="P633"><text:span text:style-name="Absatz-Standardschriftart"><text:span text:style-name="T27">settings.deviceMode = <text:s/>UI_AardvarkI2cSpiMode.currentIndex();</text:span></text:span></text:p>
      <text:p text:style-name="P633"><text:span text:style-name="Absatz-Standardschriftart"><text:span text:style-name="T27">settings.device5VIsOn = <text:s/>(UI_AardvarkI2cSpi5V.currentText() == "On") ? true : false</text:span></text:span></text:p>
      <text:p text:style-name="P633"><text:span text:style-name="Absatz-Standardschriftart"><text:span text:style-name="T27"><text:tab/><text:tab/></text:span></text:span></text:p>
      <text:p text:style-name="P633"><text:span text:style-name="Absatz-Standardschriftart"><text:span text:style-name="T27">settings.i2cBaudrate = <text:s/>parseInt(UI_AardvarkI2cBaudrate.text());</text:span></text:span></text:p>
      <text:p text:style-name="P640"><text:span text:style-name="Absatz-Standardschriftart"><text:span text:style-name="T44">settings.i2cSlaveAddress = <text:s/>parseInt(UI_AardvarkI2cSlaveAddress.text());</text:span></text:span></text:p>
      <text:p text:style-name="P633"><text:span text:style-name="Absatz-Standardschriftart"><text:span text:style-name="T27">settings.i2cPullupsOn = (UI_AardvarkI2cPullUp.currentText() == "On") ? true : false</text:span></text:span></text:p>
      <text:p text:style-name="P633"><text:span text:style-name="Absatz-Standardschriftart"><text:span text:style-name="T27"><text:tab/><text:tab/></text:span></text:span></text:p>
      <text:p text:style-name="P633"><text:span text:style-name="Absatz-Standardschriftart"><text:span text:style-name="T27">settings.spiPolarity = <text:s/>UI_AardvarkSpiPolarity.currentIndex();</text:span></text:span></text:p>
      <text:p text:style-name="P633"><text:span text:style-name="Absatz-Standardschriftart"><text:span text:style-name="T27">settings.spiSSPolarity = <text:s/>UI_AardvarkSpiSSPolarity.currentIndex();</text:span></text:span></text:p>
      <text:p text:style-name="P633"><text:span text:style-name="Absatz-Standardschriftart"><text:span text:style-name="T27">settings.spiBitorder = <text:s/>UI_AardvarkSpiBitorder.currentIndex();</text:span></text:span></text:p>
      <text:p text:style-name="P633"><text:span text:style-name="Absatz-Standardschriftart"><text:span text:style-name="T27">settings.spiPhase = <text:s/>UI_AardvarkSpiPhase.currentIndex();</text:span></text:span></text:p>
      <text:p text:style-name="P633"><text:span text:style-name="Absatz-Standardschriftart"><text:span text:style-name="T27">settings.spiBaudrate = <text:s/>parseInt(UI_AardvarkSpiBaudrate.text());</text:span></text:span></text:p>
      <text:p text:style-name="P633"><text:span text:style-name="Absatz-Standardschriftart"/></text:p>
      <text:p text:style-name="P633"><text:span text:style-name="Absatz-Standardschriftart"><text:span text:style-name="T27">settings.pinConfigs = <text:s/>Array();</text:span></text:span></text:p>
      <text:p text:style-name="P633"><text:span text:style-name="Absatz-Standardschriftart"><text:span text:style-name="T27">for(var i = 0; i &lt; AARDVARD_I2C_SPI_GPIO_COUNT; i++)</text:span></text:span></text:p>
      <text:p text:style-name="P633"><text:span text:style-name="Absatz-Standardschriftart"><text:span text:style-name="T27">{</text:span></text:span></text:p>
      <text:p text:style-name="P633"><text:span text:style-name="Absatz-Standardschriftart"><text:span text:style-name="T27"><text:tab/>settings.pinConfigs[i] = Array();<text:tab/></text:span></text:span></text:p>
      <text:p text:style-name="P633"><text:span text:style-name="Absatz-Standardschriftart"><text:span text:style-name="T27"><text:tab/>settings.pinConfigs[i].isInput = (g_aardvardI2cGpioGuiElements[i].mode.currentText().indexOf("in") != -1) ? true : false;</text:span></text:span></text:p>
      <text:p text:style-name="P633"><text:span text:style-name="Absatz-Standardschriftart"><text:span text:style-name="T27"><text:tab/>settings.pinConfigs[i].withPullups = (g_aardvardI2cGpioGuiElements[i].mode.currentText().indexOf("in pullup") != -1) ? true : false;</text:span></text:span></text:p>
      <text:p text:style-name="P633"><text:span text:style-name="Absatz-Standardschriftart"><text:span text:style-name="T27"><text:tab/>settings.pinConfigs[i].outValue = (g_aardvardI2cGpioGuiElements[i].outValue.currentText() == 1) ? true : false;</text:span></text:span></text:p>
      <text:p text:style-name="P633"><text:span text:style-name="Absatz-Standardschriftart"><text:span text:style-name="T27"><text:tab/><text:tab/>}</text:span></text:span></text:p>
      <text:p text:style-name="P633"><text:span text:style-name="Absatz-Standardschriftart"><text:span text:style-name="T27">/**********************************************************************************/</text:span></text:span></text:p>
      <text:p text:style-name="P633"><text:span text:style-name="Absatz-Standardschriftart"><text:span text:style-name="T27"><text:tab/></text:span></text:span></text:p>
      <text:p text:style-name="P638"><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3"><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3"><text:span text:style-name="Absatz-Standardschriftart"><text:span text:style-name="T27">{</text:span></text:span></text:p>
      <text:p text:style-name="P633"><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8"><text:span text:style-name="Absatz-Standardschriftart"><text:span text:style-name="T27">}</text:span></text:span></text:p>
      <text:p text:style-name="P627"><text:span text:style-name="Absatz-Standardschriftart"/></text:p>
      <text:h text:style-name="P761" text:outline-level="4">void disconnect(void)</text:h>
      <text:p text:style-name="P628"><text:span text:style-name="Absatz-Standardschriftart"><text:span text:style-name="T119">Disconnects from the interface.</text:span></text:span></text:p>
      <text:p text:style-name="P628"><text:span text:style-name="Absatz-Standardschriftart"/></text:p>
      <text:h text:style-name="P760"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30845148150027" text:continue-numbering="true" text:style-name="L39">
        <text:list-item>
          <text:p text:style-name="P1012">flags: The I2C flags: 0x00= no flags, 0x01= 10bit address, 0x02=combined FMT,0x04= no stop condition (use i2cMasterFreeBus to generate the stop condition later)</text:p>
        </text:list-item>
        <text:list-item>
          <text:p text:style-name="P1012">slaveAddress: The I2C address</text:p>
        </text:list-item>
        <text:list-item>
          <text:p text:style-name="P1012">numberOfBytesToRead: The number of bytes wich shall be read.</text:p>
        </text:list-item>
        <text:list-item>
          <text:p text:style-name="P921"><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5"><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8"><text:span text:style-name="Absatz-Standardschriftart"/></text:p>
      <text:h text:style-name="P762" text:outline-level="4">Array&lt;Number&gt; i2cMasterReadLastReceivedData(void)</text:h>
      <text:p text:style-name="P629"><text:span text:style-name="Absatz-Standardschriftart"><text:span text:style-name="T120">Returns last received data from the I2C interface (master mode).</text:span></text:span></text:p>
      <text:p text:style-name="P629"><text:span text:style-name="Absatz-Standardschriftart"/></text:p>
      <text:h text:style-name="P763"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30843625325633" text:continue-numbering="true" text:style-name="L39">
        <text:list-item>
          <text:p text:style-name="P922"><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6"><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6"><text:span text:style-name="Absatz-Standardschriftart"/></text:p>
      <text:h text:style-name="P762" text:outline-level="4">Array&lt;Number&gt; spiMasterReadLastReceivedData(void)</text:h>
      <text:p text:style-name="P629"><text:span text:style-name="Absatz-Standardschriftart"><text:span text:style-name="T120">Returns last received data from the SPI interface (master mode).</text:span></text:span></text:p>
      <text:p text:style-name="P629"><text:span text:style-name="Absatz-Standardschriftart"/></text:p>
      <text:h text:style-name="P743" text:outline-level="4">bool <text:span text:style-name="T435">setOutput(Number pinIndex, bool high)</text:span></text:h>
      <text:p text:style-name="P139">Sets the value of an output pin.</text:p>
      <text:p text:style-name="P160">Arguments:</text:p>
      <text:list xml:id="list130844482944295" text:continue-numbering="true" text:style-name="L39">
        <text:list-item>
          <text:p text:style-name="P1079"><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9"><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0"><text:span text:style-name="Absatz-Standardschriftart"><text:span text:style-name="T77">Return: True on success</text:span></text:span></text:p>
        </text:list-item>
      </text:list>
      <text:p text:style-name="P629"><text:span text:style-name="Absatz-Standardschriftart"/></text:p>
      <text:h text:style-name="P743" text:outline-level="4">bool <text:span text:style-name="T435">changePinConfiguration</text:span>(Number pinIndex, bool isInput, bool withPullups=false)</text:h>
      <text:p text:style-name="P137">Changes the configuration of a pin.</text:p>
      <text:p text:style-name="P160">Arguments:</text:p>
      <text:list xml:id="list130843441188779" text:continue-numbering="true" text:style-name="L39">
        <text:list-item>
          <text:p text:style-name="P1079"><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9"><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0"><text:span text:style-name="T427">w</text:span>ithPullups: <text:span text:style-name="T427">True of the input pin shall have a pullup (not possible with output).</text:span></text:p>
          <text:p text:style-name="P1090"><text:span text:style-name="Absatz-Standardschriftart"><text:span text:style-name="T77">Return: True on success</text:span></text:span></text:p>
        </text:list-item>
      </text:list>
      <text:p text:style-name="P619"><text:span text:style-name="Absatz-Standardschriftart"/></text:p>
      <text:h text:style-name="P764" text:outline-level="4">Array&lt;bool&gt; readAllInputs(void)</text:h>
      <text:p text:style-name="P310">Reads all inputs.</text:p>
      <text:p text:style-name="P310">The indexes of the result array are:0=Pin1/SCL, 1=Pin3/SDA, 2=Pin5/MISO, 3=Pin7/SCK, 4=Pin8/MOSI, 5=Pin9/SS0.</text:p>
      <text:p text:style-name="P135"/>
      <text:h text:style-name="P765" text:outline-level="4">bool isConnected(void)</text:h>
      <text:p text:style-name="P630"><text:span text:style-name="Absatz-Standardschriftart"><text:span text:style-name="T121">Returns true if the interface is connected</text:span></text:span><text:span text:style-name="Absatz-Standardschriftart"><text:span text:style-name="T120">.</text:span></text:span></text:p>
      <text:p text:style-name="P630"><text:span text:style-name="Absatz-Standardschriftart"/></text:p>
      <text:h text:style-name="P766"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30844603892206" text:continue-numbering="true" text:style-name="L39">
        <text:list-item>
          <text:p text:style-name="P1080"><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1"><text:span text:style-name="Absatz-Standardschriftart"><text:span text:style-name="T77">Return: True on success</text:span></text:span></text:p>
        </text:list-item>
      </text:list>
      <text:p text:style-name="P630"><text:span text:style-name="Absatz-Standardschriftart"/></text:p>
      <text:h text:style-name="P750" text:outline-level="4">void aardvarkI2cSpiInputStatesChangedSignal(Array&lt;bool&gt; states)</text:h>
      <text:p text:style-name="P144">Is emitted if the input states of the Ardvard I2C/SPI device (main interface) have been changed.</text:p>
      <text:p text:style-name="P164">Arguments:</text:p>
      <text:list xml:id="list130844695931288" text:continue-numbering="true" text:style-name="L39">
        <text:list-item>
          <text:p text:style-name="P1081"><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4"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30844765016442" text:continue-numbering="true" text:style-name="L39">
        <text:list-item>
          <text:p text:style-name="P1080"><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20"><text:span text:style-name="Absatz-Standardschriftart"/></text:p>
      <text:h text:style-name="P766" text:outline-level="4">void slaveDataReceivedSignal(Array&lt;Number&gt; data)</text:h>
      <text:p text:style-name="P161">Is called if the interface is a I2C or SPI slave and has received data.</text:p>
      <text:p text:style-name="P163">Arguments:</text:p>
      <text:list xml:id="list130844170112447" text:continue-numbering="true" text:style-name="L39">
        <text:list-item>
          <text:p text:style-name="P1080"><text:span text:style-name="Absatz-Standardschriftart"><text:span text:style-name="T98">data: The received data</text:span></text:span><text:span text:style-name="Absatz-Standardschriftart"><text:span text:style-name="T95">.</text:span></text:span></text:p>
        </text:list-item>
      </text:list>
      <text:p text:style-name="P312"/>
      <text:h text:style-name="P753" text:outline-level="4">I2C master example</text:h>
      <text:p text:style-name="P307">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3" text:outline-level="4">I2C slave example</text:h>
      <text:p text:style-name="P304">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3" text:outline-level="4">SPI master example</text:h>
      <text:p text:style-name="P307">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3" text:outline-level="4">SPI slave example</text:h>
      <text:p text:style-name="P304">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5" text:outline-level="2"><text:bookmark-start text:name="_Ref4028492381"/><text:bookmark-start text:name="__RefHeading___Toc32647_1772124358"/><text:bookmark-start text:name="_Toc4030416781"/><text:bookmark-start text:name="_Ref4025129611"/><text:soft-page-break/>Script <text:span text:style-name="T495">sound</text:span> <text:bookmark-end text:name="_Ref4025129611"/>class<text:bookmark-end text:name="_Ref4028492381"/><text:bookmark-end text:name="__RefHeading___Toc32647_1772124358"/><text:bookmark-end text:name="_Toc4030416781"/></text:h>
      <text:p text:style-name="P311"><text:span text:style-name="T495">The script sound class is a wrapper for QSound. It p</text:span>rovides a method to play .wav sound files.</text:p>
      <text:p text:style-name="P311"/>
      <text:h text:style-name="P767" text:outline-level="4">String fileName(void)</text:h>
      <text:p text:style-name="P165">Returns the filename associated with this script sound object.</text:p>
      <text:p text:style-name="P165"/>
      <text:h text:style-name="P768" text:outline-level="4">bool isFinished(void)</text:h>
      <text:p text:style-name="P166">Returns true if the sound has finished playing otherwise returns false.</text:p>
      <text:p text:style-name="P167"/>
      <text:h text:style-name="P769" text:outline-level="4">void play(void)</text:h>
      <text:p text:style-name="P168">Starts playing the sound specified by this QSound object.</text:p>
      <text:p text:style-name="P169"/>
      <text:h text:style-name="P770" text:outline-level="4">void <text:span text:style-name="T496">stop</text:span>(void)</text:h>
      <text:p text:style-name="P313">Stops the sound playing.</text:p>
      <text:h text:style-name="P771"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6"><text:span text:style-name="Absatz-Standardschriftart"><text:span text:style-name="T18">var soundObject = scriptThread.createSoundObject("yes-2.wav");</text:span></text:span></text:p>
      <text:p text:style-name="P646"><text:span text:style-name="Absatz-Standardschriftart"/></text:p>
      <text:p text:style-name="P646"><text:span text:style-name="Absatz-Standardschriftart"><text:span text:style-name="T18">//Play the sound three times.</text:span></text:span></text:p>
      <text:p text:style-name="P646"><text:span text:style-name="Absatz-Standardschriftart"><text:span text:style-name="T18">for(var i = 0; i &lt; 3; i++)</text:span></text:span></text:p>
      <text:p text:style-name="P646"><text:span text:style-name="Absatz-Standardschriftart"><text:span text:style-name="T18">{</text:span></text:span></text:p>
      <text:p text:style-name="P646"><text:span text:style-name="Absatz-Standardschriftart"><text:span text:style-name="T18"><text:tab/>soundObject.play();</text:span></text:span></text:p>
      <text:p text:style-name="P646"><text:span text:style-name="Absatz-Standardschriftart"><text:span text:style-name="T18"><text:tab/>while(!soundObject.isFinished())</text:span></text:span></text:p>
      <text:p text:style-name="P646"><text:span text:style-name="Absatz-Standardschriftart"><text:span text:style-name="T18"><text:tab/>{</text:span></text:span></text:p>
      <text:p text:style-name="P646"><text:span text:style-name="Absatz-Standardschriftart"><text:span text:style-name="T18"><text:tab/><text:tab/>scriptThread.sleep(100);</text:span></text:span></text:p>
      <text:p text:style-name="P646"><text:span text:style-name="Absatz-Standardschriftart"><text:span text:style-name="T18"><text:tab/>}</text:span></text:span></text:p>
      <text:p text:style-name="P646"><text:span text:style-name="Absatz-Standardschriftart"><text:span text:style-name="T18">}</text:span></text:span></text:p>
      <text:p text:style-name="P646"><text:span text:style-name="Absatz-Standardschriftart"><text:span text:style-name="T18">scriptThread.stopScript();</text:span></text:span></text:p>
      <text:h text:style-name="P681"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94"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30843797499410" text:continue-numbering="true" text:style-name="L39">
        <text:list-item>
          <text:p text:style-name="P892">msec: The timer interval in milliseconds</text:p>
        </text:list-item>
      </text:list>
      <text:p text:style-name="P50"/>
      <text:h text:style-name="P772"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30843711457847" text:continue-numbering="true" text:style-name="L39">
        <text:list-header>
          <text:p text:style-name="P892"/>
        </text:list-header>
      </text:list>
      <text:h text:style-name="P694" text:outline-level="4"><text:bookmark-start text:name="__RefHeading__6487_254725059"/>void stop(void)<text:bookmark-end text:name="__RefHeading__6487_254725059"/></text:h>
      <text:p text:style-name="P49">Stops the timer.</text:p>
      <text:p text:style-name="P49"><text:soft-page-break/></text:p>
      <text:h text:style-name="P773" text:outline-level="4">void setSingleShot(bool singleShot)</text:h>
      <text:p text:style-name="P172">Sets the timer to single-shot or non-single-shot. A single-shot timer fires only once, non-single-shot timers fire every interval milliseconds.</text:p>
      <text:p text:style-name="P173">Arguments:</text:p>
      <text:list xml:id="list130845204946503" text:continue-numbering="true" text:style-name="L39">
        <text:list-item>
          <text:p text:style-name="P923"><text:span text:style-name="T346">singleShot</text:span>: <text:span text:style-name="T346">True if the timer is a single-shot timer.</text:span></text:p>
          <text:p text:style-name="P923"/>
        </text:list-item>
      </text:list>
      <text:h text:style-name="P774" text:outline-level="4">bool isSingleShot(void)</text:h>
      <text:p text:style-name="P175">Returns true if the timer is a single-shot timer.</text:p>
      <text:p text:style-name="P175"/>
      <text:h text:style-name="P774" text:outline-level="4">void setInterval(Number msec)</text:h>
      <text:p text:style-name="P174">Sets the timer interval.</text:p>
      <text:p text:style-name="P176">Arguments:</text:p>
      <text:list xml:id="list130844279160774" text:continue-numbering="true" text:style-name="L39">
        <text:list-item>
          <text:p text:style-name="P924"><text:span text:style-name="T347">msec</text:span>: <text:span text:style-name="T346">The timer interval in milliseconds.</text:span></text:p>
        </text:list-item>
      </text:list>
      <text:p text:style-name="P177"/>
      <text:h text:style-name="P775" text:outline-level="4">Number interval(void)</text:h>
      <text:p text:style-name="P314">Returns the timer interval.</text:p>
      <text:p text:style-name="P314"/>
      <text:h text:style-name="P775" text:outline-level="4">bool isActive(void)</text:h>
      <text:p text:style-name="P314">Returns true if the timer is running, otherwise false.</text:p>
      <text:p text:style-name="P314"/>
      <text:h text:style-name="P777"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6" text:outline-level="4">bool <text:span text:style-name="T590">setTimerType(QString type)</text:span></text:h>
      <text:p text:style-name="P332">Sets the type of the timer.</text:p>
      <text:p text:style-name="P274">Arguments:</text:p>
      <text:list xml:id="list130843868999365" text:continue-numbering="true" text:style-name="L39">
        <text:list-item>
          <text:p text:style-name="P1082"><text:span text:style-name="T580">type:</text:span><text:span text:style-name="T524">: </text:span><text:span text:style-name="T580">The new type. Possible values are:</text:span></text:p>
          <text:list>
            <text:list-item>
              <text:p text:style-name="P1014">PreciseTimer (Precise timers try to keep millisecond accuracy)</text:p>
            </text:list-item>
            <text:list-item>
              <text:p text:style-name="P1014">CoarseTimer (Coarse timers try to keep accuracy within 5% of the desired interval)</text:p>
            </text:list-item>
            <text:list-item>
              <text:p text:style-name="P1014">VeryCoarseTimer (Very coarse timers only keep full second accuracy)</text:p>
            </text:list-item>
          </text:list>
        </text:list-item>
      </text:list>
      <text:p text:style-name="P315">Return: True on success.</text:p>
      <text:list xml:id="list130844264214709" text:continue-numbering="true" text:style-name="L39">
        <text:list-header>
          <text:p text:style-name="P925"/>
        </text:list-header>
      </text:list>
      <text:h text:style-name="P778" text:outline-level="4"><text:bookmark-start text:name="_Toc403041679"/>void <text:span text:style-name="T348">timeoutSignal</text:span> (void)<text:bookmark-end text:name="_Toc403041679"/></text:h>
      <text:p text:style-name="P2">This signal is emitted if the timer interval has been elapsed.</text:p>
      <text:h text:style-name="P694"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81"><text:span text:style-name="Absatz-Standardschriftart"><text:span text:style-name="T5">function updateConsole()</text:span></text:span></text:p>
      <text:p text:style-name="P581"><text:span text:style-name="Absatz-Standardschriftart"><text:span text:style-name="T5">{</text:span></text:span></text:p>
      <text:p text:style-name="P581"><text:span text:style-name="Absatz-Standardschriftart"><text:span text:style-name="T5"><text:tab/>scriptThread.appendTextToConsole("updateConsole function called")</text:span></text:span></text:p>
      <text:p text:style-name="P581"><text:soft-page-break/><text:span text:style-name="Absatz-Standardschriftart"><text:span text:style-name="T5">}</text:span></text:span></text:p>
      <text:p text:style-name="P581"><text:span text:style-name="Absatz-Standardschriftart"><text:span text:style-name="T5">var consoleTimer = scriptThread.createTimer()</text:span></text:span></text:p>
      <text:p text:style-name="P595"><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1"><text:span text:style-name="Absatz-Standardschriftart"><text:span text:style-name="T5">consoleTimer.start(200);</text:span></text:span></text:p>
      <text:p text:style-name="P581"><text:span text:style-name="Absatz-Standardschriftart"/></text:p>
      <text:h text:style-name="P681"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4" text:outline-level="4">Number addGraph(String color, String penStyle, String name, bool useYAxis2 = false)</text:h>
      <text:p text:style-name="P49">This function adds a graph to the diagram.</text:p>
      <text:p text:style-name="P49">Arguments:</text:p>
      <text:list xml:id="list130844982839859" text:continue-numbering="true" text:style-name="L39">
        <text:list-item>
          <text:p text:style-name="P926">color: The color of the graph <text:span text:style-name="T476">(svg color keyword, e.g. </text:span>"blue", "red", "yellow", "green", "black", …<text:span text:style-name="T476">).</text:span></text:p>
        </text:list-item>
        <text:list-item>
          <text:p text:style-name="P892">penStyle: The pen style of the graph. Allowed values are: "dash", "dot" and "solid"</text:p>
        </text:list-item>
        <text:list-item>
          <text:p text:style-name="P892">name: The name of the graph</text:p>
        </text:list-item>
        <text:list-item>
          <text:p text:style-name="P1015">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79"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130844475446949" text:continue-numbering="true" text:style-name="L39">
        <text:list-item>
          <text:p text:style-name="P892">xRange: The range of the x axis (the x axis starts always with 0)</text:p>
        </text:list-item>
        <text:list-item>
          <text:p text:style-name="P892">yMinValue: The min. values of the y axis</text:p>
        </text:list-item>
        <text:list-item>
          <text:p text:style-name="P892">yMaxValue: The max. value of the y axis</text:p>
        </text:list-item>
        <text:list-item>
          <text:p text:style-name="P1017">addSpaceAfterBiggestValues: True if a space shall be added after the biggest value of a graph</text:p>
        </text:list-item>
        <text:list-item>
          <text:p text:style-name="P927">y<text:span text:style-name="T514">2</text:span>MinValue: The min. values of the y axis <text:span text:style-name="T514">2</text:span></text:p>
        </text:list-item>
        <text:list-item>
          <text:p text:style-name="P1018">y<text:span text:style-name="T514">2</text:span>MaxValue: The max. value of the y axis <text:span text:style-name="T514">2</text:span></text:p>
          <text:p text:style-name="P892"/>
        </text:list-item>
      </text:list>
      <text:h text:style-name="P694"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30844359281955" text:continue-numbering="true" text:style-name="L39">
        <text:list-item>
          <text:p text:style-name="P892">graphIndex: The graph index</text:p>
        </text:list-item>
        <text:list-item>
          <text:p text:style-name="P892">x: The x value of the point</text:p>
        </text:list-item>
        <text:list-item>
          <text:p text:style-name="P892">y: The y value of the point</text:p>
        </text:list-item>
        <text:list-item>
          <text:p text:style-name="P1020">force: If true then the data is added even if auto update is disabled (setAutoUpdateEnabled)</text:p>
          <text:p text:style-name="P892"/>
        </text:list-item>
      </text:list>
      <text:h text:style-name="P694"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30844352295638" text:continue-numbering="true" text:style-name="L39">
        <text:list-item>
          <text:p text:style-name="P892">xAxisLabel: The label of the x axis</text:p>
        </text:list-item>
        <text:list-item>
          <text:p text:style-name="P892">yAxisLabel: The label of the y axis</text:p>
        </text:list-item>
        <text:list-item>
          <text:p text:style-name="P928">yAxis<text:span text:style-name="T515">2</text:span>Label: The label of the y axis <text:span text:style-name="T515">2</text:span></text:p>
          <text:p text:style-name="P892"/>
        </text:list-item>
      </text:list>
      <text:h text:style-name="P694"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30843673020826" text:continue-numbering="true" text:style-name="L39">
        <text:list-item>
          <text:p text:style-name="P892">show: True=show, false=hide</text:p>
          <text:p text:style-name="P892"/>
        </text:list-item>
      </text:list>
      <text:h text:style-name="P694" text:outline-level="4"><text:bookmark-start text:name="_Toc40304168612"/>void clearGraphs(void)<text:bookmark-end text:name="_Toc40304168612"/></text:h>
      <text:p text:style-name="P287">This function clears the data of all graphs.</text:p>
      <text:p text:style-name="P288"/>
      <text:h text:style-name="P694" text:outline-level="4"><text:bookmark-start text:name="_Toc403041686111"/>void removeAllGraphs(void)<text:bookmark-end text:name="_Toc403041686111"/></text:h>
      <text:p text:style-name="P287">This function removes all graphs.</text:p>
      <text:p text:style-name="P287"/>
      <text:h text:style-name="P694" text:outline-level="4">void setMaxDataPointsPerGraph(Number maxDataPointsPerGraph)</text:h>
      <text:p text:style-name="P49">Sets the max. number of data points per graph (the default is 10.000.000.).</text:p>
      <text:p text:style-name="P49"/>
      <text:h text:style-name="P694"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30844360088648" text:continue-numbering="true" text:style-name="L39">
        <text:list-item>
          <text:p text:style-name="P892">showXRange: True if the x range input field shall be visible.</text:p>
        </text:list-item>
        <text:list-item>
          <text:p text:style-name="P892">showYRange: True if the y range input fields shall be visible.</text:p>
        </text:list-item>
        <text:list-item>
          <text:p text:style-name="P892">showUpdate: True if the x update check box shall be visible.</text:p>
        </text:list-item>
        <text:list-item>
          <text:p text:style-name="P892">showSave: True if the save button shall be visible.</text:p>
        </text:list-item>
        <text:list-item>
          <text:p text:style-name="P892">showLoad: True if the load button shall be visible.</text:p>
        </text:list-item>
        <text:list-item>
          <text:p text:style-name="P892">showClear: True if the clear button shall be visible.</text:p>
        </text:list-item>
        <text:list-item>
          <text:p text:style-name="P892">showGraphVisibility: True if the show group box.</text:p>
        </text:list-item>
        <text:list-item>
          <text:p text:style-name="P892">graphVisibilityMaxSize: The max. width of the show group box.</text:p>
        </text:list-item>
        <text:list-item>
          <text:p text:style-name="P892">showLegend: True if the show legend check box shall be visible.</text:p>
        </text:list-item>
      </text:list>
      <text:p text:style-name="P287"/>
      <text:h text:style-name="P694" text:outline-level="4">void setUpdateInterval(Number updateInterval)</text:h>
      <text:p text:style-name="P49">Sets the update-interval.</text:p>
      <text:p text:style-name="P49">Arguments:</text:p>
      <text:list xml:id="list130844589670730" text:continue-numbering="true" text:style-name="L39">
        <text:list-item>
          <text:p text:style-name="P892">updateInterval: The new interval</text:p>
        </text:list-item>
      </text:list>
      <text:p text:style-name="P288"/>
      <text:h text:style-name="P780"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6">Arguments:</text:p>
      <text:list xml:id="list130844542896161"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No scatter symbols are drawn.</text:p>
            </text:list-item>
            <text:list-item>
              <text:p text:style-name="P1021">Dot: A single pixel.</text:p>
            </text:list-item>
            <text:list-item>
              <text:p text:style-name="P1021">Cross: A cross.</text:p>
            </text:list-item>
            <text:list-item>
              <text:p text:style-name="P1021">Plus: A plus.</text:p>
            </text:list-item>
            <text:list-item>
              <text:p text:style-name="P1021">Circle: A circle.</text:p>
            </text:list-item>
            <text:list-item>
              <text:p text:style-name="P1021">Disc: A circle which is filled with the pen's color.</text:p>
            </text:list-item>
            <text:list-item>
              <text:p text:style-name="P1021">Square: A square.</text:p>
            </text:list-item>
            <text:list-item>
              <text:p text:style-name="P1021">Diamond: A diamond.</text:p>
            </text:list-item>
            <text:list-item>
              <text:p text:style-name="P1021">Star: A star with eight arms, i.e. a combination of cross and plus.</text:p>
            </text:list-item>
            <text:list-item>
              <text:p text:style-name="P1021">Triangle: An equilateral triangle, standing on baseline.</text:p>
            </text:list-item>
            <text:list-item>
              <text:p text:style-name="P1021">TriangleInverted: An equilateral triangle, standing on corner.</text:p>
            </text:list-item>
            <text:list-item>
              <text:p text:style-name="P1021">CrossSquare: A square with a cross inside.</text:p>
            </text:list-item>
            <text:list-item>
              <text:p text:style-name="P1021">PlusSquare: A square with a plus inside.</text:p>
            </text:list-item>
            <text:list-item>
              <text:p text:style-name="P1021">CrossCircle: A circle with a cross inside.</text:p>
            </text:list-item>
            <text:list-item>
              <text:p text:style-name="P1021">PlusCircle: A circle with a plus inside.</text:p>
            </text:list-item>
            <text:list-item>
              <text:p text:style-name="P1022">Peace: A circle, with one vertical and two downward diagonal lines.</text:p>
            </text:list-item>
          </text:list>
        </text:list-item>
        <text:list-item>
          <text:p text:style-name="P931"><text:soft-page-break/><text:span text:style-name="T462">size</text:span>: <text:span text:style-name="T462">The size of the single data points.</text:span></text:p>
          <text:p text:style-name="P930"/>
        </text:list-item>
      </text:list>
      <text:h text:style-name="P780" text:outline-level="4">void <text:bookmark-start text:name="_Toc40304168621645646"/><text:span text:style-name="T462">setLineStyle(Number graphIndex, String style)</text:span><text:bookmark-end text:name="_Toc40304168621645646"/></text:h>
      <text:p text:style-name="P179">Sets the line style of a graph.</text:p>
      <text:p text:style-name="P316">Arguments:</text:p>
      <text:list xml:id="list130844919709671"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Data points are not connected with any lines (e.g. data only represented with symbols according to the scatter style (is set with setScatterStyle)).</text:p>
            </text:list-item>
            <text:list-item>
              <text:p text:style-name="P1021">Line: Data points are connected by a straight line.</text:p>
            </text:list-item>
            <text:list-item>
              <text:p text:style-name="P1021">StepLeft: Line is drawn as steps where the step height is the value of the left data point.</text:p>
            </text:list-item>
            <text:list-item>
              <text:p text:style-name="P1021">StepRight: Line is drawn as steps where the step height is the value of the right data point.</text:p>
            </text:list-item>
            <text:list-item>
              <text:p text:style-name="P1021">StepCenter: Line is drawn as steps where the step is in between two data points.</text:p>
            </text:list-item>
            <text:list-item>
              <text:p text:style-name="P1021">Impulse: Each data point is represented by a line parallel to the value axis, which reaches from the data point to the zero-value-line.</text:p>
            </text:list-item>
          </text:list>
        </text:list-item>
      </text:list>
      <text:p text:style-name="P180"/>
      <text:h text:style-name="P781"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8">Arguments:</text:p>
      <text:list xml:id="list130844494304899" text:continue-numbering="true" text:style-name="L39">
        <text:list-item>
          <text:p text:style-name="P931"><text:span text:style-name="T462">graphIndex</text:span>: <text:span text:style-name="T462">The graph index.</text:span></text:p>
        </text:list-item>
        <text:list-item>
          <text:p text:style-name="P1023">xFrom: The start position.</text:p>
        </text:list-item>
        <text:list-item>
          <text:p text:style-name="P1023">xTo: The end position. <text:tab/></text:p>
        </text:list-item>
        <text:list-item>
          <text:p text:style-name="P1020">force: If true then the data is removed even if auto update is disabled (setAutoUpdateEnabled)</text:p>
        </text:list-item>
      </text:list>
      <text:p text:style-name="P182"/>
      <text:h text:style-name="P782"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19">Arguments:</text:p>
      <text:list xml:id="list130844831437160" text:continue-numbering="true" text:style-name="L39">
        <text:list-item>
          <text:p text:style-name="P932"><text:span text:style-name="T478">xMinValue</text:span>: <text:span text:style-name="T479">The min. values of the x axis.</text:span></text:p>
        </text:list-item>
        <text:list-item>
          <text:p text:style-name="P1024"><text:span text:style-name="T478">xMaxValue</text:span>: <text:span text:style-name="T479">The max. value of the x axis.</text:span></text:p>
        </text:list-item>
        <text:list-item>
          <text:p text:style-name="P1024"><text:span text:style-name="T478">yMinValue</text:span>: <text:span text:style-name="T479">The min. values of the y axis.</text:span></text:p>
        </text:list-item>
        <text:list-item>
          <text:p text:style-name="P1002"><text:span text:style-name="T517">yM</text:span>axValue: The max. value of the y axis.</text:p>
        </text:list-item>
        <text:list-item>
          <text:p text:style-name="P1025"><text:span text:style-name="T478">y2MinValue</text:span>: <text:span text:style-name="T479">The min. values of the y axis 2.</text:span></text:p>
        </text:list-item>
        <text:list-item>
          <text:p text:style-name="P1003"><text:span text:style-name="T517">y2M</text:span>axValue: The max. value of the y axis <text:span text:style-name="T517">2</text:span>.</text:p>
        </text:list-item>
      </text:list>
      <text:p text:style-name="P184"><text:soft-page-break/></text:p>
      <text:h text:style-name="P783" text:outline-level="4"><text:span text:style-name="T216">P</text:span><text:span text:style-name="T217">lotAxisRanges</text:span><text:span text:style-name="T520"> getCurrentAxisRanges(bool enabled)</text:span></text:h>
      <text:p text:style-name="P649"><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0"><text:span text:style-name="Absatz-Standardschriftart"><text:span text:style-name="T77">Example:</text:span></text:span></text:p>
      <text:p text:style-name="P418"><text:span text:style-name="Absatz-Standardschriftart"><text:span text:style-name="T564">var ranges = plotWindow.getCurrentAxisRanges();</text:span></text:span></text:p>
      <text:p text:style-name="P418"><text:span text:style-name="Absatz-Standardschriftart"><text:span text:style-name="T564">if(ranges.xMinValue == 100)</text:span></text:span></text:p>
      <text:p text:style-name="P418"><text:span text:style-name="Absatz-Standardschriftart"><text:span text:style-name="T564">{</text:span></text:span></text:p>
      <text:p text:style-name="P418"><text:span text:style-name="Absatz-Standardschriftart"><text:span text:style-name="T524"><text:tab/>//</text:span></text:span><text:span text:style-name="Absatz-Standardschriftart"><text:span text:style-name="T564">Do something.</text:span></text:span></text:p>
      <text:p text:style-name="P418"><text:span text:style-name="Absatz-Standardschriftart"><text:span text:style-name="T564">}</text:span></text:span></text:p>
      <text:p text:style-name="P196"/>
      <text:h text:style-name="P845"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130844534937556" text:continue-list="list130843864018830" text:style-name="L43">
        <text:list-item>
          <text:p text:style-name="P1034"><text:span text:style-name="T478">xMinValue</text:span>: <text:span text:style-name="T479">The min. values of the x axis.</text:span></text:p>
        </text:list-item>
        <text:list-item>
          <text:p text:style-name="P1032"><text:span text:style-name="T478">xMaxValue</text:span>: <text:span text:style-name="T479">The max. value of the x axis.</text:span></text:p>
        </text:list-item>
        <text:list-item>
          <text:p text:style-name="P1032"><text:span text:style-name="T478">yMinValue</text:span>: <text:span text:style-name="T479">The min. values of the y axis.</text:span></text:p>
        </text:list-item>
        <text:list-item>
          <text:p text:style-name="P999"><text:span text:style-name="T517">y</text:span>maxValue: The max. value of the y axis.</text:p>
        </text:list-item>
        <text:list-item>
          <text:p text:style-name="P1032"><text:span text:style-name="T478">y2MinValue</text:span>: <text:span text:style-name="T479">The min. values of the y axis 2.</text:span></text:p>
        </text:list-item>
        <text:list-item>
          <text:p text:style-name="P1000"><text:span text:style-name="T517">y2</text:span>maxValue: The max. value of the y axis <text:span text:style-name="T517">2</text:span>.</text:p>
        </text:list-item>
      </text:list>
      <text:p text:style-name="P196"/>
      <text:h text:style-name="P784" text:outline-level="4">void setAutoUpdateEnabled(bool enabled)</text:h>
      <text:p text:style-name="P193">Sets the automatic update enabled state.</text:p>
      <text:p text:style-name="P193"/>
      <text:h text:style-name="P784" text:outline-level="4">bool isAutoUpdateEnabled(void)</text:h>
      <text:p text:style-name="P193">Returns the automatic update enabled state.</text:p>
      <text:p text:style-name="P193"/>
      <text:h text:style-name="P784" text:outline-level="4">void updatePlot(void)</text:h>
      <text:p text:style-name="P193">Repaints the plot widget.</text:p>
      <text:p text:style-name="P193"/>
      <text:h text:style-name="P784" text:outline-level="4">void setLineWidth(Number graphIndex, Number width)</text:h>
      <text:p text:style-name="P192">This function sets the line width in pixel of a graph.</text:p>
      <text:p text:style-name="P320">Arguments:</text:p>
      <text:list xml:id="list130843970254777" text:continue-list="list130844831437160" text:style-name="L39">
        <text:list-item>
          <text:p text:style-name="P932"><text:span text:style-name="T479">graphIndex</text:span>: <text:span text:style-name="T479">The graph index.</text:span></text:p>
        </text:list-item>
        <text:list-item>
          <text:p text:style-name="P1024"><text:span text:style-name="T479">width</text:span>: <text:span text:style-name="T479">The line width (pixel).</text:span></text:p>
        </text:list-item>
      </text:list>
      <text:p text:style-name="P184"/>
      <text:h text:style-name="P786" text:outline-level="4">Array&lt;ScriptPlotDataPoint&gt; getDataFromGraph(Number graphIndex, Number xStart, Number count)</text:h>
      <text:p text:style-name="P198">This function returns several data points from a graph. </text:p>
      <text:p text:style-name="P321">Arguments:</text:p>
      <text:list xml:id="list130843389104885" text:continue-numbering="true" text:style-name="L39">
        <text:list-item>
          <text:p text:style-name="P933"><text:span text:style-name="T479">graphIndex</text:span>: <text:span text:style-name="T479">The graph index.</text:span></text:p>
        </text:list-item>
        <text:list-item>
          <text:p text:style-name="P1026"><text:span text:style-name="T480">xStart</text:span>: <text:span text:style-name="T480">The x coordinate of the first data point.</text:span></text:p>
        </text:list-item>
        <text:list-item>
          <text:p text:style-name="P1026"><text:span text:style-name="T480">count</text:span>: <text:span text:style-name="T480">Number of points to grab. If negative then this function grabs backwards.</text:span></text:p>
          <text:p text:style-name="P1036">Return: Array with the data points (ScriptPlotDataPoint).</text:p>
          <text:p text:style-name="P1036"/>
          <text:p text:style-name="P1036">Note: The properties of ScriptPlotDataPoint are x and y.</text:p>
        </text:list-item>
      </text:list>
      <text:p text:style-name="P199"><text:soft-page-break/></text:p>
      <text:h text:style-name="P788" text:outline-level="4">void setLocale(Number language, Number country)</text:h>
      <text:p text:style-name="P202">Sets the locale of the script plot window.</text:p>
      <text:p text:style-name="P322">Arguments:</text:p>
      <text:list xml:id="list130843863673039" text:continue-numbering="true" text:style-name="L39">
        <text:list-item>
          <text:p text:style-name="P934"><text:span text:style-name="T505">language</text:span>: <text:span text:style-name="T479">The language (QLocale::Language).</text:span></text:p>
        </text:list-item>
        <text:list-item>
          <text:p text:style-name="P1027"><text:span text:style-name="T505">country</text:span>: <text:span text:style-name="T480">The date time format (see QDateTime::toString for more details).</text:span></text:p>
        </text:list-item>
      </text:list>
      <text:p text:style-name="P185"/>
      <text:h text:style-name="P789"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3">Arguments:</text:p>
      <text:list xml:id="list130843095020158" text:continue-numbering="true" text:style-name="L39">
        <text:list-item>
          <text:p text:style-name="P935"><text:span text:style-name="T506">format</text:span>: <text:span text:style-name="T479">The date time format (see QDateTime::toString for more details).</text:span></text:p>
        </text:list-item>
      </text:list>
      <text:p text:style-name="P317"/>
      <text:h text:style-name="P694"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30844971548180" text:continue-numbering="true" text:style-name="L39">
        <text:list-item>
          <text:p text:style-name="P892">xValue: The x-position of the click</text:p>
        </text:list-item>
        <text:list-item>
          <text:p text:style-name="P892">yValue: The y-position of the click</text:p>
        </text:list-item>
        <text:list-item>
          <text:p text:style-name="P892">mouseButton: The used mouse button (enumeration Qt::MouseButton)</text:p>
        </text:list-item>
      </text:list>
      <text:p text:style-name="P50"/>
      <text:h text:style-name="P694" text:outline-level="4"><text:bookmark-start text:name="_Toc403041686211"/>void clearButtonPressedSignal (void)<text:bookmark-end text:name="_Toc403041686211"/></text:h>
      <text:p text:style-name="P49">Is emitted if the user clicks the clear button.</text:p>
      <text:p text:style-name="P49"/>
      <text:h text:style-name="P694" text:outline-level="4"><text:bookmark-start text:name="_Toc403041686"/>void closedSignal (void)<text:bookmark-end text:name="_Toc403041686"/></text:h>
      <text:p text:style-name="P2">This signal is emitted if the plot window has been closed.</text:p>
      <text:h text:style-name="P791" text:outline-level="4"><text:bookmark-start text:name="_Toc403041686560"/>void xRangeChangedSignal(Number newValue)<text:bookmark-end text:name="_Toc403041686560"/></text:h>
      <text:p text:style-name="P33">Is emitted if the user changes the value in the x-range textedit.</text:p>
      <text:h text:style-name="P793" text:outline-level="4">bool saveAllGraphs(QString fileName)</text:h>
      <text:p text:style-name="P206">This function saves all displayed graphs to a file.</text:p>
      <text:p text:style-name="P324">Arguments:</text:p>
      <text:list xml:id="list130843104699417" text:continue-numbering="true" text:style-name="L39">
        <text:list-item>
          <text:p text:style-name="P936"><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30844519833913" text:continue-numbering="true" text:style-name="L39">
        <text:list-header>
          <text:p text:style-name="P1037">Return: <text:span text:style-name="T489">True on success.</text:span></text:p>
          <text:p text:style-name="P1037"/>
        </text:list-header>
      </text:list>
      <text:h text:style-name="P694"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1"><text:soft-page-break/><text:span text:style-name="Absatz-Standardschriftart"><text:span text:style-name="T5">'name of the graph','color of the graph (rgb)','graph style (Qt::PenStyle)',x1:y1,x2:y2,...</text:span></text:span></text:p>
      <text:p text:style-name="P581"><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1"><text:span text:style-name="Absatz-Standardschriftart"><text:span text:style-name="T5">graph 1,#0000ff,1,0:0,1:0,2:0,3:0,4:0</text:span></text:span></text:p>
      <text:p text:style-name="P581"><text:span text:style-name="Absatz-Standardschriftart"><text:span text:style-name="T5">graph 2,#00ff00,2,0:0,1:0,2:0,3:0,4:0</text:span></text:span></text:p>
      <text:p text:style-name="P581"><text:span text:style-name="Absatz-Standardschriftart"/></text:p>
      <text:h text:style-name="P694"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81"><text:span text:style-name="Absatz-Standardschriftart"><text:span text:style-name="T5">function plotWindowClosedSlot()</text:span></text:span></text:p>
      <text:p text:style-name="P581"><text:span text:style-name="Absatz-Standardschriftart"><text:span text:style-name="T5">{</text:span></text:span></text:p>
      <text:p text:style-name="P581"><text:span text:style-name="Absatz-Standardschriftart"><text:span text:style-name="T5"><text:tab/>scriptThread.stopScript()</text:span></text:span></text:p>
      <text:p text:style-name="P581"><text:span text:style-name="Absatz-Standardschriftart"><text:span text:style-name="T5">}</text:span></text:span></text:p>
      <text:p text:style-name="P581"><text:span text:style-name="Absatz-Standardschriftart"><text:span text:style-name="T5">function clearButtonPressed()</text:span></text:span></text:p>
      <text:p text:style-name="P581"><text:span text:style-name="Absatz-Standardschriftart"><text:span text:style-name="T5">{</text:span></text:span></text:p>
      <text:p text:style-name="P581"><text:span text:style-name="Absatz-Standardschriftart"><text:span text:style-name="T5"><text:tab/>plotWindow.clearGraphs();</text:span></text:span></text:p>
      <text:p text:style-name="P581"><text:span text:style-name="Absatz-Standardschriftart"><text:span text:style-name="T5">}</text:span></text:span></text:p>
      <text:p text:style-name="P581"><text:span text:style-name="Absatz-Standardschriftart"><text:span text:style-name="T5">var plotWindow = scriptThread.createPlotWindow();</text:span></text:span></text:p>
      <text:p text:style-name="P581"><text:span text:style-name="Absatz-Standardschriftart"><text:span text:style-name="T5">plotWindow.setWindowTitle("plot window created/used by script");</text:span></text:span></text:p>
      <text:p text:style-name="P581"><text:span text:style-name="Absatz-Standardschriftart"><text:span text:style-name="T5">plotWindow.setAxisLabels("x axis plot 1", "y axis plot 1");</text:span></text:span></text:p>
      <text:p text:style-name="P581"><text:span text:style-name="Absatz-Standardschriftart"><text:span text:style-name="T5">plotWindow.showLegend(true);</text:span></text:span></text:p>
      <text:p text:style-name="P581"><text:span text:style-name="Absatz-Standardschriftart"><text:span text:style-name="T5">plotWindow.setInitialAxisRanges(100, 0, 15);</text:span></text:span></text:p>
      <text:p text:style-name="P581"><text:span text:style-name="Absatz-Standardschriftart"><text:span text:style-name="T5">var plotWindowGraph1Index = plotWindow.addGraph("blue", "solid", "graph 1");</text:span></text:span></text:p>
      <text:p text:style-name="P581"><text:span text:style-name="Absatz-Standardschriftart"><text:span text:style-name="T5">var plotWindowGraph2Index = plotWindow.addGraph("red", "dot", "graph 2");</text:span></text:span></text:p>
      <text:p text:style-name="P581"><text:span text:style-name="Absatz-Standardschriftart"><text:span text:style-name="T5">plotWindow.showHelperElements(true, true, true, true, true, true);</text:span></text:span></text:p>
      <text:p text:style-name="P581"><text:span text:style-name="Absatz-Standardschriftart"><text:span text:style-name="T5">plotWindow.show();</text:span></text:span></text:p>
      <text:p text:style-name="P581"><text:span text:style-name="Absatz-Standardschriftart"/></text:p>
      <text:p text:style-name="P581"><text:span text:style-name="Absatz-Standardschriftart"><text:span text:style-name="T5">plotWindow.clearButtonPressedSignal.connect(clearButtonPressed)</text:span></text:span></text:p>
      <text:p text:style-name="P581"><text:span text:style-name="Absatz-Standardschriftart"><text:span text:style-name="T5">plotWindow.closedSignal.connect(plotWindowClosedSlot)</text:span></text:span></text:p>
      <text:p text:style-name="P480"/>
      <text:p text:style-name="P581"><text:span text:style-name="Absatz-Standardschriftart"><text:span text:style-name="T5">var x = 0;</text:span></text:span></text:p>
      <text:p text:style-name="P581"><text:span text:style-name="Absatz-Standardschriftart"><text:span text:style-name="T5">var y = 0;</text:span></text:span></text:p>
      <text:p text:style-name="P581"><text:span text:style-name="Absatz-Standardschriftart"><text:span text:style-name="T5">for(var i = 0; i &lt; 100; i++)</text:span></text:span></text:p>
      <text:p text:style-name="P581"><text:span text:style-name="Absatz-Standardschriftart"><text:span text:style-name="T5">{</text:span></text:span></text:p>
      <text:p text:style-name="P581"><text:span text:style-name="Absatz-Standardschriftart"><text:span text:style-name="T5"><text:tab/>x++;</text:span></text:span></text:p>
      <text:p text:style-name="P581"><text:span text:style-name="Absatz-Standardschriftart"><text:span text:style-name="T5"><text:tab/>y++;</text:span></text:span></text:p>
      <text:p text:style-name="P581"><text:span text:style-name="Absatz-Standardschriftart"><text:span text:style-name="T5"><text:tab/>plotWindow.addDataToGraph(plotWindowGraph1Index, <text:s/>x, <text:s/>y);</text:span></text:span></text:p>
      <text:p text:style-name="P581"><text:span text:style-name="Absatz-Standardschriftart"><text:span text:style-name="T5"><text:tab/>plotWindow.addDataToGraph(plotWindowGraph2Index, <text:s/>x + 10, <text:s/>y);</text:span></text:span></text:p>
      <text:p text:style-name="P581"><text:span text:style-name="Absatz-Standardschriftart"><text:span text:style-name="T5"><text:tab/>if(y &gt; 10)</text:span></text:span></text:p>
      <text:p text:style-name="P581"><text:span text:style-name="Absatz-Standardschriftart"><text:span text:style-name="T5"><text:tab/>{</text:span></text:span></text:p>
      <text:p text:style-name="P581"><text:span text:style-name="Absatz-Standardschriftart"><text:span text:style-name="T5"><text:tab/><text:tab/>y = 0;</text:span></text:span></text:p>
      <text:p text:style-name="P581"><text:span text:style-name="Absatz-Standardschriftart"><text:span text:style-name="T5"><text:tab/>}</text:span></text:span></text:p>
      <text:p text:style-name="P581"><text:span text:style-name="Absatz-Standardschriftart"><text:span text:style-name="T5">}</text:span></text:span></text:p>
      <text:h text:style-name="P681"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5">QDialog</text:p>
        </text:list-item>
        <text:list-item>
          <text:p text:style-name="P1135">QMainWindow</text:p>
        </text:list-item>
        <text:list-item>
          <text:p text:style-name="P1135">QTabWidget</text:p>
        </text:list-item>
        <text:list-item>
          <text:p text:style-name="P1135">QToolBox</text:p>
        </text:list-item>
        <text:list-item>
          <text:p text:style-name="P1135">QGroupBox</text:p>
        </text:list-item>
        <text:list-item>
          <text:p text:style-name="P1135">QLabel</text:p>
        </text:list-item>
        <text:list-item>
          <text:p text:style-name="P1135"><text:soft-page-break/>QAction</text:p>
        </text:list-item>
        <text:list-item>
          <text:p text:style-name="P1135">QStatusBar</text:p>
        </text:list-item>
        <text:list-item>
          <text:p text:style-name="P1135">QPushButton</text:p>
        </text:list-item>
        <text:list-item>
          <text:p text:style-name="P1135">QToolButton</text:p>
        </text:list-item>
        <text:list-item>
          <text:p text:style-name="P1135">QCheckBox</text:p>
        </text:list-item>
        <text:list-item>
          <text:p text:style-name="P1135">QRadioButton</text:p>
        </text:list-item>
        <text:list-item>
          <text:p text:style-name="P1135">Q<text:span text:style-name="T291">C</text:span>omboBox</text:p>
        </text:list-item>
        <text:list-item>
          <text:p text:style-name="P1136">QFontComboBox</text:p>
        </text:list-item>
        <text:list-item>
          <text:p text:style-name="P1135">QLineEdit</text:p>
        </text:list-item>
        <text:list-item>
          <text:p text:style-name="P1135">QTableWidget</text:p>
        </text:list-item>
        <text:list-item>
          <text:p text:style-name="P1135">QListWidget</text:p>
        </text:list-item>
        <text:list-item>
          <text:p text:style-name="P1135">QTreeWidget</text:p>
        </text:list-item>
        <text:list-item>
          <text:p text:style-name="P1135">QTreeWidgetItem</text:p>
        </text:list-item>
        <text:list-item>
          <text:p text:style-name="P1135">QTextEdit</text:p>
        </text:list-item>
        <text:list-item>
          <text:p text:style-name="P1135">QProgressBar</text:p>
        </text:list-item>
        <text:list-item>
          <text:p text:style-name="P1135">QSlider</text:p>
        </text:list-item>
        <text:list-item>
          <text:p text:style-name="P1135">QSpinBox</text:p>
        </text:list-item>
        <text:list-item>
          <text:p text:style-name="P1135">QDoubleSpinBox</text:p>
        </text:list-item>
        <text:list-item>
          <text:p text:style-name="P1135">QTimeEdit</text:p>
        </text:list-item>
        <text:list-item>
          <text:p text:style-name="P1135">QDateEdit</text:p>
        </text:list-item>
        <text:list-item>
          <text:p text:style-name="P1135">QDateTimeEdit</text:p>
        </text:list-item>
        <text:list-item>
          <text:p text:style-name="P1135">QCalendarWidget</text:p>
        </text:list-item>
        <text:list-item>
          <text:p text:style-name="P1135">QSplitter</text:p>
        </text:list-item>
        <text:list-item>
          <text:p text:style-name="P1135">QDial</text:p>
        </text:list-item>
      </text:list>
      <text:p text:style-name="P35"/>
      <text:p text:style-name="P37">Note: Only the supported GUI elements can be accessed by worker scripts.</text:p>
      <text:h text:style-name="P686"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4" text:outline-level="4"><text:bookmark-start text:name="__RefHeading__6588_596565095"/>void finishedSignal(void)<text:bookmark-end text:name="__RefHeading__6588_596565095"/></text:h>
      <text:p text:style-name="P2">This signal is emitted if the user closes the dialog.</text:p>
      <text:h text:style-name="P794" text:outline-level="4">creating shortcuts</text:h>
      <text:p text:style-name="P35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5" text:outline-level="4"><text:bookmark-start text:name="__RefHeading__6590_596565095"/>Script dialog example<text:bookmark-end text:name="__RefHeading__6590_596565095"/></text:h>
      <text:p text:style-name="P2">The following Code shows the typically use of the ScriptDialog class:</text:p>
      <text:p text:style-name="P581"><text:span text:style-name="Absatz-Standardschriftart"><text:span text:style-name="T5">function DialogFinished()</text:span></text:span></text:p>
      <text:p text:style-name="P581"><text:span text:style-name="Absatz-Standardschriftart"><text:span text:style-name="T5">{</text:span></text:span></text:p>
      <text:p text:style-name="P662"><text:span text:style-name="Absatz-Standardschriftart"><text:span text:style-name="T5">UI_testTextEdit.append("DialogFinished");</text:span></text:span></text:p>
      <text:p text:style-name="P662"><text:soft-page-break/><text:span text:style-name="Absatz-Standardschriftart"><text:span text:style-name="T5">scriptThread.stopScript()</text:span></text:span></text:p>
      <text:p text:style-name="P581"><text:span text:style-name="Absatz-Standardschriftart"><text:span text:style-name="T5">}</text:span></text:span></text:p>
      <text:p text:style-name="P581"><text:span text:style-name="Absatz-Standardschriftart"><text:span text:style-name="T5">UI_Dialog.setWindowTitle("gui example");</text:span></text:span></text:p>
      <text:p text:style-name="P581"><text:span text:style-name="Absatz-Standardschriftart"><text:span text:style-name="T5">Ui_Dialog.setWindowPositionAndSize("100,100,500,500");</text:span></text:span></text:p>
      <text:p text:style-name="P581"><text:span text:style-name="Absatz-Standardschriftart"><text:span text:style-name="T5">UI_Dialog.finishedSignal.connect(DialogFinished);</text:span></text:span></text:p>
      <text:p text:style-name="P581"><text:span text:style-name="Absatz-Standardschriftart"/></text:p>
      <text:h text:style-name="P686" text:outline-level="3"><text:bookmark-start text:name="__RefHeading__6022_596565095"/><text:bookmark-start text:name="_Toc4030416921"/>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6" text:outline-level="4">creating shortcuts</text:h>
      <text:p text:style-name="P40">For creating shortcuts (e.g. Ctrl+V):</text:p>
      <text:list text:style-name="L50">
        <text:list-item>
          <text:p text:style-name="P1373"><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4"><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4" text:outline-level="4"><text:bookmark-start text:name="__RefHeading__6592_596565095"/>void finishedSignal(void)<text:bookmark-end text:name="__RefHeading__6592_596565095"/></text:h>
      <text:p text:style-name="P2">This signal is emitted if the user closes the window.</text:p>
      <text:h text:style-name="P797" text:outline-level="4">void showMessage(String text, Number duration)</text:h>
      <text:p text:style-name="P207">Shows a message in the status bar.</text:p>
      <text:p text:style-name="P207">Arguments:</text:p>
      <text:list xml:id="list130843236530701" text:continue-list="list130844519833913" text:style-name="L39">
        <text:list-item>
          <text:p text:style-name="P937">text: The message text</text:p>
        </text:list-item>
        <text:list-item>
          <text:p text:style-name="P937">duration: The duration of the message (after this time the status bar will be cleared)</text:p>
          <text:p text:style-name="P937"/>
        </text:list-item>
      </text:list>
      <text:h text:style-name="P694" text:outline-level="4"><text:bookmark-start text:name="__RefHeading__6594_596565095"/>Script main window example<text:bookmark-end text:name="__RefHeading__6594_596565095"/></text:h>
      <text:p text:style-name="P2">The following Code shows the typically use of the ScriptMainWindow class:</text:p>
      <text:p text:style-name="P581"><text:span text:style-name="Absatz-Standardschriftart"><text:span text:style-name="T5">function MainWindowFinished(e)</text:span></text:span></text:p>
      <text:p text:style-name="P581"><text:span text:style-name="Absatz-Standardschriftart"><text:span text:style-name="T5">{</text:span></text:span></text:p>
      <text:p text:style-name="P581"><text:span text:style-name="Absatz-Standardschriftart"><text:span text:style-name="T5"><text:tab/>scriptThread.stopScript()</text:span></text:span></text:p>
      <text:p text:style-name="P581"><text:span text:style-name="Absatz-Standardschriftart"><text:span text:style-name="T5">}</text:span></text:span></text:p>
      <text:p text:style-name="P581"><text:span text:style-name="Absatz-Standardschriftart"><text:span text:style-name="T5">UI_MainWindow.finishedSignal.connect(MainWindowFinished);</text:span></text:span></text:p>
      <text:p text:style-name="P581"><text:span text:style-name="Absatz-Standardschriftart"><text:span text:style-name="T5">UI_MainWindow.setWindowTitle("main window example");</text:span></text:span></text:p>
      <text:p text:style-name="P581"><text:span text:style-name="Absatz-Standardschriftart"><text:span text:style-name="T5">UI_MainWindow.setWindowPositionAndSize("100,100,300,300");</text:span></text:span></text:p>
      <text:p text:style-name="P606"><text:span text:style-name="Absatz-Standardschriftart"><text:span text:style-name="T5">UI_MainWindow.showMessage("new message", 1000);</text:span></text:span></text:p>
      <text:p text:style-name="P581"><text:span text:style-name="Absatz-Standardschriftart"/></text:p>
      <text:h text:style-name="P686" text:outline-level="3"><text:bookmark-start text:name="__RefHeading__6024_596565095"/><text:bookmark-start text:name="_Toc4030416962"/>Script <text:bookmark-end text:name="_Toc4030416962"/>tab widget<text:bookmark-end text:name="__RefHeading__6024_596565095"/></text:h>
      <text:p text:style-name="P38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4" text:outline-level="4"><text:bookmark-start text:name="__RefHeading__6596_596565095"/>void setTabText(Number index, String text)<text:bookmark-end text:name="__RefHeading__6596_596565095"/></text:h>
      <text:p text:style-name="P49">Sets the tab text.</text:p>
      <text:p text:style-name="P49">Arguments:</text:p>
      <text:list xml:id="list130844750361835" text:continue-numbering="true" text:style-name="L39">
        <text:list-item>
          <text:p text:style-name="P892">index: The tab index</text:p>
        </text:list-item>
        <text:list-item>
          <text:p text:style-name="P892">text: The new text</text:p>
          <text:p text:style-name="P892"/>
        </text:list-item>
      </text:list>
      <text:h text:style-name="P694" text:outline-level="4"><text:bookmark-start text:name="__RefHeading__6598_596565095"/>String tabText(Number index)<text:bookmark-end text:name="__RefHeading__6598_596565095"/></text:h>
      <text:p text:style-name="P49">Returns the tab text.</text:p>
      <text:p text:style-name="P49">Arguments:</text:p>
      <text:list xml:id="list130845147371027" text:continue-numbering="true" text:style-name="L39">
        <text:list-item>
          <text:p text:style-name="P892">index: The tab index</text:p>
          <text:p text:style-name="P892"/>
        </text:list-item>
      </text:list>
      <text:h text:style-name="P694" text:outline-level="4"><text:bookmark-start text:name="__RefHeading__6600_596565095"/>void setCurrentIndex(Number index)<text:bookmark-end text:name="__RefHeading__6600_596565095"/></text:h>
      <text:p text:style-name="P49">Sets the current tab index.</text:p>
      <text:p text:style-name="P49">Arguments:</text:p>
      <text:list xml:id="list130843890188137" text:continue-numbering="true" text:style-name="L39">
        <text:list-item>
          <text:p text:style-name="P892">index: The new tab index</text:p>
        </text:list-item>
      </text:list>
      <text:p text:style-name="P50"/>
      <text:h text:style-name="P694" text:outline-level="4"><text:bookmark-start text:name="__RefHeading__6602_596565095"/>Number currentIndex(void)<text:bookmark-end text:name="__RefHeading__6602_596565095"/></text:h>
      <text:p text:style-name="P49">Returns the current tab index.</text:p>
      <text:p text:style-name="P49"/>
      <text:h text:style-name="P847"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30844753873270" text:continue-numbering="true" text:style-name="L39">
        <text:list-item>
          <text:p text:style-name="P938">index: The tab index</text:p>
        </text:list-item>
      </text:list>
      <text:p text:style-name="P276"/>
      <text:h text:style-name="P847"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30845105936645" text:continue-numbering="true" text:style-name="L39">
        <text:list-item>
          <text:p text:style-name="P1039">tabId: The tab id</text:p>
        </text:list-item>
        <text:list-item>
          <text:p text:style-name="P939">index: The tab index</text:p>
        </text:list-item>
      </text:list>
      <text:p text:style-name="P49"/>
      <text:h text:style-name="P694" text:outline-level="4">void currentTabChangedSignal(Number index)</text:h>
      <text:p text:style-name="P49">This signal is emitted if the current tab has been changed.</text:p>
      <text:p text:style-name="P49"/>
      <text:h text:style-name="P694"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1"><text:span text:style-name="Absatz-Standardschriftart"><text:span text:style-name="T5">//the user has changed the tab index</text:span></text:span></text:p>
      <text:p text:style-name="P581"><text:span text:style-name="Absatz-Standardschriftart"><text:span text:style-name="T5">function CurrentTabChanged(index)</text:span></text:span></text:p>
      <text:p text:style-name="P581"><text:span text:style-name="Absatz-Standardschriftart"><text:span text:style-name="T5">{</text:span></text:span></text:p>
      <text:p text:style-name="P581"><text:span text:style-name="Absatz-Standardschriftart"><text:span text:style-name="T5"><text:tab/>UI_testTextEdit.append("CurrentTabChanged: " + index);</text:span></text:span></text:p>
      <text:p text:style-name="P581"><text:span text:style-name="Absatz-Standardschriftart"><text:span text:style-name="T5">}</text:span></text:span></text:p>
      <text:p text:style-name="P581"><text:span text:style-name="Absatz-Standardschriftart"><text:span text:style-name="T5">UI_tabWidget1.setTabText(0, "new text");</text:span></text:span></text:p>
      <text:p text:style-name="P581"><text:span text:style-name="Absatz-Standardschriftart"><text:span text:style-name="T5">UI_tabWidget1.setCurrentIndex(UI_tabWidget1.currentIndex() + 1);</text:span></text:span></text:p>
      <text:p text:style-name="P581"><text:span text:style-name="Absatz-Standardschriftart"><text:span text:style-name="T5">UI_tabWidget1.currentTabChangedSignal.connect(CurrentTabChanged);</text:span></text:span></text:p>
      <text:h text:style-name="P686" text:outline-level="3"><text:bookmark-start text:name="__RefHeading__12773_232518582"/><text:bookmark-start text:name="_Toc4030416962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4" text:outline-level="4"><text:bookmark-start text:name="__RefHeading__6596_5965650951"/>void setItemText(Number index, String text)<text:bookmark-end text:name="__RefHeading__6596_5965650951"/></text:h>
      <text:p text:style-name="P49">Sets the item text.</text:p>
      <text:p text:style-name="P49">Arguments:</text:p>
      <text:list xml:id="list130843645877365" text:continue-numbering="true" text:style-name="L39">
        <text:list-item>
          <text:p text:style-name="P892">index: The item index</text:p>
        </text:list-item>
        <text:list-item>
          <text:p text:style-name="P892">text: The new text</text:p>
          <text:p text:style-name="P892"/>
        </text:list-item>
      </text:list>
      <text:h text:style-name="P694" text:outline-level="4"><text:bookmark-start text:name="__RefHeading__6598_5965650951"/>void String itemText(Number index)<text:bookmark-end text:name="__RefHeading__6598_5965650951"/></text:h>
      <text:p text:style-name="P49">Returns the item text.</text:p>
      <text:p text:style-name="P49">Arguments:</text:p>
      <text:list xml:id="list130843535344396" text:continue-numbering="true" text:style-name="L39">
        <text:list-item>
          <text:p text:style-name="P892">index: The item index</text:p>
          <text:p text:style-name="P892"/>
        </text:list-item>
      </text:list>
      <text:h text:style-name="P694" text:outline-level="4"><text:bookmark-start text:name="__RefHeading__6600_5965650951"/>void setCurrentIndex(Number index)<text:bookmark-end text:name="__RefHeading__6600_5965650951"/></text:h>
      <text:p text:style-name="P49">Sets the current item index.</text:p>
      <text:p text:style-name="P49">Arguments:</text:p>
      <text:list xml:id="list130843172012881" text:continue-numbering="true" text:style-name="L39">
        <text:list-item>
          <text:p text:style-name="P892">index: The new item index</text:p>
        </text:list-item>
      </text:list>
      <text:p text:style-name="P50"/>
      <text:h text:style-name="P694" text:outline-level="4"><text:bookmark-start text:name="__RefHeading__6602_5965650951"/>Number currentIndex(void)<text:bookmark-end text:name="__RefHeading__6602_5965650951"/></text:h>
      <text:p text:style-name="P49">Returns the current item index.</text:p>
      <text:p text:style-name="P49"/>
      <text:h text:style-name="P694" text:outline-level="4">Number currentItemChangedSignal(Number index)</text:h>
      <text:p text:style-name="P49">This signal is emitted if the current item has been changed.</text:p>
      <text:p text:style-name="P49"/>
      <text:h text:style-name="P694"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1"><text:span text:style-name="Absatz-Standardschriftart"><text:span text:style-name="T5">//the user has changed the item index</text:span></text:span></text:p>
      <text:p text:style-name="P581"><text:span text:style-name="Absatz-Standardschriftart"><text:span text:style-name="T5">function ToolBoxCurrentItemChanged(index)</text:span></text:span></text:p>
      <text:p text:style-name="P581"><text:span text:style-name="Absatz-Standardschriftart"><text:span text:style-name="T5">{</text:span></text:span></text:p>
      <text:p text:style-name="P581"><text:span text:style-name="Absatz-Standardschriftart"><text:span text:style-name="T5"><text:tab/>UI_testTextEdit.append("ToolBoxCurrentItemChanged: " + index);</text:span></text:span></text:p>
      <text:p text:style-name="P581"><text:span text:style-name="Absatz-Standardschriftart"><text:span text:style-name="T5">}</text:span></text:span></text:p>
      <text:p text:style-name="P581"><text:span text:style-name="Absatz-Standardschriftart"/></text:p>
      <text:p text:style-name="P581"><text:span text:style-name="Absatz-Standardschriftart"><text:span text:style-name="T5">UI_toolBox.setItemText(1, "new text");</text:span></text:span></text:p>
      <text:p text:style-name="P581"><text:span text:style-name="Absatz-Standardschriftart"><text:span text:style-name="T5">UI_toolBox.setCurrentIndex(UI_toolBox.currentIndex() + 1);</text:span></text:span></text:p>
      <text:p text:style-name="P581"><text:span text:style-name="Absatz-Standardschriftart"><text:span text:style-name="T5">UI_toolBox.currentItemChangedSignal.connect(ToolBoxCurrentItemChanged);</text:span></text:span></text:p>
      <text:p text:style-name="P581"><text:span text:style-name="Absatz-Standardschriftart"/></text:p>
      <text:h text:style-name="P686" text:outline-level="3"><text:bookmark-start text:name="__RefHeading__6026_596565095"/><text:bookmark-start text:name="_Toc40304169621"/><text:soft-page-break/>Script <text:bookmark-end text:name="_Toc40304169621"/>group box<text:bookmark-end text:name="__RefHeading__6026_596565095"/></text:h>
      <text:p text:style-name="P38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06_596565095"/>void setTitle(String title)<text:bookmark-end text:name="__RefHeading__6606_596565095"/></text:h>
      <text:p text:style-name="P49">Sets the group box title.</text:p>
      <text:p text:style-name="P49">Arguments:</text:p>
      <text:list xml:id="list130843356207135" text:continue-numbering="true" text:style-name="L39">
        <text:list-item>
          <text:p text:style-name="P892">title: The new title</text:p>
          <text:p text:style-name="P892"/>
        </text:list-item>
      </text:list>
      <text:h text:style-name="P694" text:outline-level="4"><text:bookmark-start text:name="__RefHeading__6608_596565095"/>String title(void)<text:bookmark-end text:name="__RefHeading__6608_596565095"/></text:h>
      <text:p text:style-name="P49">Returns the group box title.</text:p>
      <text:p text:style-name="P49"/>
      <text:h text:style-name="P694"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48"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48"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49"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4"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4"><text:span text:style-name="Absatz-Standardschriftart"><text:span text:style-name="T5">function groupBoxCheckBoxClickedSlot(checked)</text:span></text:span></text:p>
      <text:p text:style-name="P654"><text:span text:style-name="Absatz-Standardschriftart"><text:span text:style-name="T5">{</text:span></text:span></text:p>
      <text:p text:style-name="P654"><text:span text:style-name="Absatz-Standardschriftart"><text:span text:style-name="T5"><text:tab/>UI_testTextEdit.append("groupBoxCheckBoxClickedSlot: " + checked)</text:span></text:span></text:p>
      <text:p text:style-name="P654"><text:span text:style-name="Absatz-Standardschriftart"/></text:p>
      <text:p text:style-name="P654"><text:span text:style-name="Absatz-Standardschriftart"><text:span text:style-name="T5"><text:tab/>//</text:span></text:span><text:span text:style-name="Absatz-Standardschriftart"><text:span text:style-name="T59">Do something.</text:span></text:span></text:p>
      <text:p text:style-name="P654"><text:span text:style-name="Absatz-Standardschriftart"><text:span text:style-name="T5">}</text:span></text:span></text:p>
      <text:p text:style-name="P654"><text:span text:style-name="Absatz-Standardschriftart"/></text:p>
      <text:p text:style-name="P655"><text:span text:style-name="Absatz-Standardschriftart"><text:span text:style-name="T5">UI_checkableGroupBox.setTitle("new title");</text:span></text:span></text:p>
      <text:p text:style-name="P581"><text:span text:style-name="Absatz-Standardschriftart"/></text:p>
      <text:p text:style-name="P581"><text:span text:style-name="Absatz-Standardschriftart"><text:span text:style-name="T5">//Toggle the group box checkbox.</text:span></text:span></text:p>
      <text:p text:style-name="P581"><text:span text:style-name="Absatz-Standardschriftart"><text:span text:style-name="T5">UI_checkableGroupBox.setChecked(!UI_checkableGroupBox.isChecked());</text:span></text:span></text:p>
      <text:p text:style-name="P581"><text:span text:style-name="Absatz-Standardschriftart"/></text:p>
      <text:p text:style-name="P581"><text:span text:style-name="Absatz-Standardschriftart"><text:span text:style-name="T5">UI_checkableGroupBox.checkBoxClickedSignal.connect(groupBoxCheckBoxClickedSlot)</text:span></text:span></text:p>
      <text:h text:style-name="P686" text:outline-level="3"><text:bookmark-start text:name="__RefHeading__6028_596565095"/><text:bookmark-start text:name="_Toc403041697"/><text:soft-page-break/>Script label<text:bookmark-end text:name="__RefHeading__6028_596565095"/><text:bookmark-end text:name="_Toc403041697"/></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12_596565095"/>void setText(String text)<text:bookmark-end text:name="__RefHeading__6612_596565095"/></text:h>
      <text:p text:style-name="P49">Sets the label text.</text:p>
      <text:p text:style-name="P49">Arguments:</text:p>
      <text:list xml:id="list130844600431797" text:continue-numbering="true" text:style-name="L39">
        <text:list-item>
          <text:p text:style-name="P1122">text: The new text</text:p>
        </text:list-item>
      </text:list>
      <text:p text:style-name="P49">Example:</text:p>
      <text:p text:style-name="P581"><text:span text:style-name="Absatz-Standardschriftart"><text:span text:style-name="T5">UI_createProcessProgramLabel.setText("program");</text:span></text:span></text:p>
      <text:p text:style-name="P581"><text:span text:style-name="Absatz-Standardschriftart"/></text:p>
      <text:h text:style-name="P694" text:outline-level="4"><text:bookmark-start text:name="__RefHeading__6614_596565095"/>String text(void)<text:bookmark-end text:name="__RefHeading__6614_596565095"/></text:h>
      <text:p text:style-name="P49">Returns the label text.</text:p>
      <text:p text:style-name="P49">Example:</text:p>
      <text:p text:style-name="P581"><text:span text:style-name="Absatz-Standardschriftart"><text:span text:style-name="T5">var string = UI_createProcessProgramLabel.text();</text:span></text:span></text:p>
      <text:h text:style-name="P686" text:outline-level="3"><text:bookmark-start text:name="__RefHeading__6030_596565095"/><text:bookmark-start text:name="_Toc4030416901"/>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50"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30843904540659" text:continue-numbering="true" text:style-name="L39">
        <text:list-item>
          <text:p text:style-name="P1083"><text:span text:style-name="T582">enable</text:span><text:span text:style-name="T524">: </text:span><text:span text:style-name="T582">True for enable</text:span></text:p>
          <text:p text:style-name="P940"/>
        </text:list-item>
      </text:list>
      <text:h text:style-name="P694" text:outline-level="4"><text:bookmark-start text:name="__RefHeading__6616_596565095"/>void setText(String text)<text:bookmark-end text:name="__RefHeading__6616_596565095"/></text:h>
      <text:p text:style-name="P49">Sets the action text.</text:p>
      <text:p text:style-name="P49">Arguments:</text:p>
      <text:list xml:id="list130843818205395" text:continue-numbering="true" text:style-name="L39">
        <text:list-item>
          <text:p text:style-name="P892">text: The new text</text:p>
          <text:p text:style-name="P892"/>
        </text:list-item>
      </text:list>
      <text:h text:style-name="P694" text:outline-level="4"><text:bookmark-start text:name="__RefHeading__6618_596565095"/>String text(void)<text:bookmark-end text:name="__RefHeading__6618_596565095"/></text:h>
      <text:p text:style-name="P2">Returns the action text.</text:p>
      <text:h text:style-name="P694"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30843770307545" text:continue-numbering="true" text:style-name="L39">
        <text:list-item>
          <text:p text:style-name="P892">check: True=checked, false=not checked</text:p>
          <text:p text:style-name="P892"/>
        </text:list-item>
      </text:list>
      <text:h text:style-name="P694" text:outline-level="4"><text:bookmark-start text:name="__RefHeading__6622_596565095"/>bool isChecked(void)<text:bookmark-end text:name="__RefHeading__6622_596565095"/></text:h>
      <text:p text:style-name="P2">Returns true if the action is checked.</text:p>
      <text:h text:style-name="P694" text:outline-level="4"><text:bookmark-start text:name="__RefHeading__6624_596565095"/>void clickedSignal (void)<text:bookmark-end text:name="__RefHeading__6624_596565095"/></text:h>
      <text:p text:style-name="P2">This signal is emitted if the user presses the action.</text:p>
      <text:h text:style-name="P694"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1"><text:span text:style-name="Absatz-Standardschriftart"><text:span text:style-name="T5">function myActionClicked()</text:span></text:span></text:p>
      <text:p text:style-name="P581"><text:span text:style-name="Absatz-Standardschriftart"><text:span text:style-name="T5">{</text:span></text:span></text:p>
      <text:p text:style-name="P581"><text:span text:style-name="Absatz-Standardschriftart"><text:span text:style-name="T5"><text:tab/>scriptThread.appendTextToConsole("myActionClicked");<text:tab/></text:span></text:span></text:p>
      <text:p text:style-name="P581"><text:span text:style-name="Absatz-Standardschriftart"><text:span text:style-name="T5">}</text:span></text:span></text:p>
      <text:p text:style-name="P581"><text:span text:style-name="Absatz-Standardschriftart"><text:span text:style-name="T5">UI_myAction.setText("new text")</text:span></text:span></text:p>
      <text:p text:style-name="P612"><text:span text:style-name="Absatz-Standardschriftart"><text:span text:style-name="T5">UI_myAction.clickedSignal.connect(myActionClicked);</text:span></text:span></text:p>
      <text:p text:style-name="P581"><text:span text:style-name="Absatz-Standardschriftart"/></text:p>
      <text:p text:style-name="P41">Note: An example can be found in: exampleScripts\WorkerScripts\TestMainWindow</text:p>
      <text:h text:style-name="P686"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0_596565095"/>void setText(String text)<text:bookmark-end text:name="__RefHeading__6630_596565095"/></text:h>
      <text:p text:style-name="P49">Sets the button text.</text:p>
      <text:p text:style-name="P49">Arguments:</text:p>
      <text:list xml:id="list130844319581711" text:continue-numbering="true" text:style-name="L39">
        <text:list-item>
          <text:p text:style-name="P892">text: The new text</text:p>
          <text:p text:style-name="P892"/>
        </text:list-item>
      </text:list>
      <text:h text:style-name="P694" text:outline-level="4"><text:bookmark-start text:name="__RefHeading__6632_596565095"/>String text(void)<text:bookmark-end text:name="__RefHeading__6632_596565095"/></text:h>
      <text:p text:style-name="P2">Returns the button text.</text:p>
      <text:h text:style-name="P694" text:outline-level="4">void setIcon(String iconFileName)</text:h>
      <text:p text:style-name="P49">Sets the icon of the button.</text:p>
      <text:p text:style-name="P49">Arguments:</text:p>
      <text:list xml:id="list130844749710152" text:continue-numbering="true" text:style-name="L39">
        <text:list-item>
          <text:p text:style-name="P892">iconFileName: The path to the icon (absolute path)</text:p>
        </text:list-item>
      </text:list>
      <text:p text:style-name="P50"/>
      <text:h text:style-name="P798" text:outline-level="4">void <text:span text:style-name="T370">setCheckable(bool checkable)</text:span></text:h>
      <text:p text:style-name="P210">Sets the checkable property of the button.</text:p>
      <text:p text:style-name="P213">Arguments:</text:p>
      <text:list xml:id="list130843622906777" text:continue-numbering="true" text:style-name="L39">
        <text:list-item>
          <text:p text:style-name="P1040">checkable: The new value of the checkable property</text:p>
        </text:list-item>
      </text:list>
      <text:h text:style-name="P799" text:outline-level="4"><text:soft-page-break/>bool isCheckable(void)</text:h>
      <text:p text:style-name="P214">Returns true if the button is checkable and false if not.</text:p>
      <text:p text:style-name="P214"/>
      <text:h text:style-name="P798" text:outline-level="4">void <text:span text:style-name="T371">setChecked(bool checked)</text:span></text:h>
      <text:p text:style-name="P214">Checks or unchecks the button.</text:p>
      <text:p text:style-name="P213">Arguments:</text:p>
      <text:list xml:id="list130844728826333" text:continue-numbering="true" text:style-name="L39">
        <text:list-item>
          <text:p text:style-name="P1040">check<text:span text:style-name="T371">ed</text:span>: <text:span text:style-name="T371">true=check, false=uncheck</text:span></text:p>
        </text:list-item>
      </text:list>
      <text:p text:style-name="P214"/>
      <text:h text:style-name="P799" text:outline-level="4">bool isChecked(void)</text:h>
      <text:p text:style-name="P214">Returns true if the button is checked and false if not.</text:p>
      <text:list xml:id="list130843131175194" text:continue-numbering="true" text:style-name="L39">
        <text:list-header>
          <text:p text:style-name="P892"/>
        </text:list-header>
      </text:list>
      <text:h text:style-name="P694" text:outline-level="4"><text:bookmark-start text:name="__RefHeading__6634_596565095"/>void clickedSignal (void)<text:bookmark-end text:name="__RefHeading__6634_596565095"/></text:h>
      <text:p text:style-name="P2">This signal is emitted if the user presses the button.</text:p>
      <text:h text:style-name="P694"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1"><text:span text:style-name="Absatz-Standardschriftart"><text:span text:style-name="T5">function myButtonClicked()</text:span></text:span></text:p>
      <text:p text:style-name="P581"><text:span text:style-name="Absatz-Standardschriftart"><text:span text:style-name="T5">{</text:span></text:span></text:p>
      <text:p text:style-name="P581"><text:span text:style-name="Absatz-Standardschriftart"><text:span text:style-name="T5"><text:tab/>scriptThread.appendTextToConsole("myButtonClicked");</text:span></text:span></text:p>
      <text:p text:style-name="P581"><text:span text:style-name="Absatz-Standardschriftart"><text:span text:style-name="T5"><text:tab/>//disable the button</text:span></text:span></text:p>
      <text:p text:style-name="P581"><text:span text:style-name="Absatz-Standardschriftart"><text:span text:style-name="T5"><text:tab/>UI_myButton.setEnabled(false);</text:span></text:span></text:p>
      <text:p text:style-name="P581"><text:span text:style-name="Absatz-Standardschriftart"><text:span text:style-name="T5">}</text:span></text:span></text:p>
      <text:p text:style-name="P581"><text:span text:style-name="Absatz-Standardschriftart"><text:span text:style-name="T5">UI_myButton.setText("new text")</text:span></text:span></text:p>
      <text:p text:style-name="P581"><text:span text:style-name="Absatz-Standardschriftart"><text:span text:style-name="T5">UI_myButton.setIcon(scriptThread.createAbsolutePath("icons/button.gif")</text:span></text:span></text:p>
      <text:p text:style-name="P581"><text:span text:style-name="Absatz-Standardschriftart"><text:span text:style-name="T5">UI_myButton.clickedSignal.connect(myButtonClicked);</text:span></text:span></text:p>
      <text:p text:style-name="P581"><text:span text:style-name="Absatz-Standardschriftart"/></text:p>
      <text:h text:style-name="P686" text:outline-level="3"><text:bookmark-start text:name="_Toc4030416891"/><text:bookmark-start text:name="__RefHeading__9453_1653467284"/>Script tool button<text:bookmark-end text:name="_Toc4030416891"/><text:bookmark-end text:name="__RefHeading__9453_1653467284"/></text:h>
      <text:p text:style-name="P38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0_5965650951"/>void setText(String text)<text:bookmark-end text:name="__RefHeading__6630_5965650951"/></text:h>
      <text:p text:style-name="P49">Sets the button text.</text:p>
      <text:p text:style-name="P49">Arguments:</text:p>
      <text:list xml:id="list130844697854695" text:continue-numbering="true" text:style-name="L39">
        <text:list-item>
          <text:p text:style-name="P892">text: The new text</text:p>
          <text:p text:style-name="P892"/>
        </text:list-item>
      </text:list>
      <text:h text:style-name="P694" text:outline-level="4"><text:bookmark-start text:name="__RefHeading__6632_5965650951"/>String text(void)<text:bookmark-end text:name="__RefHeading__6632_5965650951"/></text:h>
      <text:p text:style-name="P2">Returns the button text.</text:p>
      <text:h text:style-name="P694" text:outline-level="4">void setIcon(String iconFileName)</text:h>
      <text:p text:style-name="P49">Sets the icon of the button.</text:p>
      <text:p text:style-name="P49">Arguments:</text:p>
      <text:list xml:id="list130844563763058" text:continue-numbering="true" text:style-name="L39">
        <text:list-item>
          <text:p text:style-name="P892">iconFileName: The path to the icon (absolute path)</text:p>
        </text:list-item>
      </text:list>
      <text:p text:style-name="P50"><text:soft-page-break/></text:p>
      <text:h text:style-name="P801" text:outline-level="4">void <text:span text:style-name="T370">setCheckable(bool checkable)</text:span></text:h>
      <text:p text:style-name="P211">Sets the checkable property of the button.</text:p>
      <text:p text:style-name="P216">Arguments:</text:p>
      <text:list xml:id="list130844160331261" text:continue-numbering="true" text:style-name="L39">
        <text:list-item>
          <text:p text:style-name="P1041">checkable: The new value of the checkable property</text:p>
        </text:list-item>
      </text:list>
      <text:p text:style-name="P212"/>
      <text:h text:style-name="P800" text:outline-level="4">bool isCheckable(void)</text:h>
      <text:p text:style-name="P215">Returns true if the button is checkable and false if not.</text:p>
      <text:p text:style-name="P215"/>
      <text:h text:style-name="P802" text:outline-level="4">void <text:span text:style-name="T371">setChecked(bool checked)</text:span></text:h>
      <text:p text:style-name="P215">Checks or unchecks the button.</text:p>
      <text:p text:style-name="P217">Arguments:</text:p>
      <text:list xml:id="list130843577861718" text:continue-numbering="true" text:style-name="L39">
        <text:list-item>
          <text:p text:style-name="P1042">check<text:span text:style-name="T371">ed</text:span>: <text:span text:style-name="T371">true=check, false=uncheck</text:span></text:p>
        </text:list-item>
      </text:list>
      <text:p text:style-name="P215"/>
      <text:h text:style-name="P800" text:outline-level="4">bool isChecked(void)</text:h>
      <text:p text:style-name="P215">Returns true if the button is checked and false if not.</text:p>
      <text:list xml:id="list130843981749141" text:continue-numbering="true" text:style-name="L39">
        <text:list-header>
          <text:p text:style-name="P892"/>
        </text:list-header>
      </text:list>
      <text:h text:style-name="P694" text:outline-level="4"><text:bookmark-start text:name="__RefHeading__6634_5965650951"/>void clickedSignal (void)<text:bookmark-end text:name="__RefHeading__6634_5965650951"/></text:h>
      <text:p text:style-name="P2">This signal is emitted if the user presses the button.</text:p>
      <text:h text:style-name="P694"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1"><text:span text:style-name="Absatz-Standardschriftart"><text:span text:style-name="T5">function myButtonClicked()</text:span></text:span></text:p>
      <text:p text:style-name="P581"><text:span text:style-name="Absatz-Standardschriftart"><text:span text:style-name="T5">{</text:span></text:span></text:p>
      <text:p text:style-name="P581"><text:span text:style-name="Absatz-Standardschriftart"><text:span text:style-name="T5"><text:tab/>scriptThread.appendTextToConsole("myButtonClicked");</text:span></text:span></text:p>
      <text:p text:style-name="P581"><text:span text:style-name="Absatz-Standardschriftart"><text:span text:style-name="T5"><text:tab/>//disable the button</text:span></text:span></text:p>
      <text:p text:style-name="P581"><text:span text:style-name="Absatz-Standardschriftart"><text:span text:style-name="T5"><text:tab/>UI_myButton.setEnabled(false);</text:span></text:span></text:p>
      <text:p text:style-name="P581"><text:span text:style-name="Absatz-Standardschriftart"><text:span text:style-name="T5">}</text:span></text:span></text:p>
      <text:p text:style-name="P581"><text:span text:style-name="Absatz-Standardschriftart"><text:span text:style-name="T5">UI_myButton.setText("new text")</text:span></text:span></text:p>
      <text:p text:style-name="P581"><text:span text:style-name="Absatz-Standardschriftart"><text:span text:style-name="T5">UI_myButton.setIcon(scriptThread.createAbsolutePath("icons/button.gif")</text:span></text:span></text:p>
      <text:p text:style-name="P581"><text:span text:style-name="Absatz-Standardschriftart"><text:span text:style-name="T5">UI_myButton.clickedSignal.connect(myButtonClicked);</text:span></text:span></text:p>
      <text:h text:style-name="P686" text:outline-level="3"><text:bookmark-start text:name="__RefHeading__6036_596565095"/><text:bookmark-start text:name="_Toc403041690"/>Script check box<text:bookmark-end text:name="__RefHeading__6036_596565095"/><text:bookmark-end text:name="_Toc403041690"/></text:h>
      <text:p text:style-name="P38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8_596565095"/>void setText(String text)<text:bookmark-end text:name="__RefHeading__6638_596565095"/></text:h>
      <text:p text:style-name="P49">Sets the check box text.</text:p>
      <text:p text:style-name="P49">Arguments:</text:p>
      <text:list xml:id="list130843914635027" text:continue-numbering="true" text:style-name="L39">
        <text:list-item>
          <text:p text:style-name="P892">text: The new text</text:p>
          <text:p text:style-name="P892"/>
        </text:list-item>
      </text:list>
      <text:h text:style-name="P694" text:outline-level="4"><text:bookmark-start text:name="__RefHeading__6640_596565095"/>String text(void)<text:bookmark-end text:name="__RefHeading__6640_596565095"/></text:h>
      <text:p text:style-name="P2">Returns the check box text.</text:p>
      <text:h text:style-name="P694"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30843196117230" text:continue-numbering="true" text:style-name="L39">
        <text:list-item>
          <text:p text:style-name="P892">check: True=checked, false=not checked</text:p>
          <text:p text:style-name="P892"/>
        </text:list-item>
      </text:list>
      <text:h text:style-name="P694" text:outline-level="4"><text:bookmark-start text:name="__RefHeading__6644_596565095"/>bool isChecked(void)<text:bookmark-end text:name="__RefHeading__6644_596565095"/></text:h>
      <text:p text:style-name="P2">Returns true if the check box is checked.</text:p>
      <text:h text:style-name="P694" text:outline-level="4"><text:bookmark-start text:name="__RefHeading__6646_596565095"/>void clickedSignal (void)<text:bookmark-end text:name="__RefHeading__6646_596565095"/></text:h>
      <text:p text:style-name="P2">This signal is emitted if the user presses the check box.</text:p>
      <text:h text:style-name="P694"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1"><text:span text:style-name="Absatz-Standardschriftart"><text:span text:style-name="T5">function myCheckBoxClicked()</text:span></text:span></text:p>
      <text:p text:style-name="P581"><text:span text:style-name="Absatz-Standardschriftart"><text:span text:style-name="T5">{</text:span></text:span></text:p>
      <text:p text:style-name="P581"><text:span text:style-name="Absatz-Standardschriftart"><text:span text:style-name="T5"><text:tab/>scriptThread.appendTextToConsole("myCheckBoxClicked");</text:span></text:span></text:p>
      <text:p text:style-name="P581"><text:span text:style-name="Absatz-Standardschriftart"><text:span text:style-name="T5"><text:tab/>//disable the check box</text:span></text:span></text:p>
      <text:p text:style-name="P581"><text:span text:style-name="Absatz-Standardschriftart"><text:span text:style-name="T5"><text:tab/>UI_myCheckBox.setEnabled(false);</text:span></text:span></text:p>
      <text:p text:style-name="P581"><text:span text:style-name="Absatz-Standardschriftart"><text:span text:style-name="T5">}</text:span></text:span></text:p>
      <text:p text:style-name="P581"><text:span text:style-name="Absatz-Standardschriftart"><text:span text:style-name="T5">UI_myCheckBox.setText("new text")</text:span></text:span></text:p>
      <text:p text:style-name="P581"><text:span text:style-name="Absatz-Standardschriftart"><text:span text:style-name="T5">UI_myCheckBox.clickedSignal.connect(myCheckBoxClicked);</text:span></text:span></text:p>
      <text:p text:style-name="P581"><text:span text:style-name="Absatz-Standardschriftart"/></text:p>
      <text:h text:style-name="P686" text:outline-level="3"><text:bookmark-start text:name="__RefHeading__5856_1858286537"/><text:bookmark-start text:name="_Toc4030416903"/>Script <text:bookmark-end text:name="_Toc4030416903"/>radio button<text:bookmark-end text:name="__RefHeading__5856_1858286537"/></text:h>
      <text:p text:style-name="P38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4" text:outline-level="4"><text:bookmark-start text:name="__RefHeading__6638_5965650951"/>void setText(String text)<text:bookmark-end text:name="__RefHeading__6638_5965650951"/></text:h>
      <text:p text:style-name="P49">Sets the radio button text.</text:p>
      <text:p text:style-name="P49">Arguments:</text:p>
      <text:list xml:id="list130844440172806" text:continue-numbering="true" text:style-name="L39">
        <text:list-item>
          <text:p text:style-name="P892">text: The new text</text:p>
          <text:p text:style-name="P892"/>
        </text:list-item>
      </text:list>
      <text:h text:style-name="P694" text:outline-level="4"><text:bookmark-start text:name="__RefHeading__6640_5965650951"/>String text(void)<text:bookmark-end text:name="__RefHeading__6640_5965650951"/></text:h>
      <text:p text:style-name="P2">Returns the radio button text.</text:p>
      <text:h text:style-name="P694"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30844803044019" text:continue-numbering="true" text:style-name="L39">
        <text:list-item>
          <text:p text:style-name="P892">check: True=checked, false=not checked</text:p>
          <text:p text:style-name="P892"/>
        </text:list-item>
      </text:list>
      <text:h text:style-name="P694" text:outline-level="4"><text:bookmark-start text:name="__RefHeading__6644_5965650951"/><text:soft-page-break/>bool isChecked(void)<text:bookmark-end text:name="__RefHeading__6644_5965650951"/></text:h>
      <text:p text:style-name="P2">Returns true if the radio button is checked.</text:p>
      <text:h text:style-name="P694" text:outline-level="4"><text:bookmark-start text:name="__RefHeading__6646_5965650951"/>void clickedSignal (void)<text:bookmark-end text:name="__RefHeading__6646_5965650951"/></text:h>
      <text:p text:style-name="P2">This signal is emitted if the user presses the radio button.</text:p>
      <text:h text:style-name="P694"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1"><text:span text:style-name="Absatz-Standardschriftart"><text:span text:style-name="T5">function myRadioButtonClicked()</text:span></text:span></text:p>
      <text:p text:style-name="P581"><text:span text:style-name="Absatz-Standardschriftart"><text:span text:style-name="T5">{</text:span></text:span></text:p>
      <text:p text:style-name="P581"><text:span text:style-name="Absatz-Standardschriftart"><text:span text:style-name="T5"><text:tab/>scriptThread.appendTextToConsole("myRadioButtonClicked");</text:span></text:span></text:p>
      <text:p text:style-name="P581"><text:span text:style-name="Absatz-Standardschriftart"><text:span text:style-name="T5"><text:tab/>//disable the check box</text:span></text:span></text:p>
      <text:p text:style-name="P581"><text:span text:style-name="Absatz-Standardschriftart"><text:span text:style-name="T5"><text:tab/>UI_myRadioButton.setEnabled(false);<text:tab/></text:span></text:span></text:p>
      <text:p text:style-name="P581"><text:span text:style-name="Absatz-Standardschriftart"><text:span text:style-name="T5">}</text:span></text:span></text:p>
      <text:p text:style-name="P581"><text:span text:style-name="Absatz-Standardschriftart"><text:span text:style-name="T5">UI_myRadioButton.setText("new text")</text:span></text:span></text:p>
      <text:p text:style-name="P581"><text:span text:style-name="Absatz-Standardschriftart"><text:span text:style-name="T5">UI_myRadioButton.clickedSignal.connect(myRadioButtonClicked);</text:span></text:span></text:p>
      <text:p text:style-name="P581"><text:span text:style-name="Absatz-Standardschriftart"/></text:p>
      <text:h text:style-name="P690"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694" text:outline-level="4"><text:bookmark-start text:name="__RefHeading__6650_596565095"/>void addItem(String text)<text:bookmark-end text:name="__RefHeading__6650_596565095"/></text:h>
      <text:p text:style-name="P49">Adds one item to the combo box.</text:p>
      <text:p text:style-name="P49">Arguments:</text:p>
      <text:list xml:id="list130844813135046" text:continue-numbering="true" text:style-name="L39">
        <text:list-item>
          <text:p text:style-name="P892">text: The text of the new item</text:p>
          <text:p text:style-name="P892"/>
        </text:list-item>
      </text:list>
      <text:h text:style-name="P694"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30843575533613" text:continue-numbering="true" text:style-name="L39">
        <text:list-item>
          <text:p text:style-name="P892">index: The index of the new item</text:p>
        </text:list-item>
        <text:list-item>
          <text:p text:style-name="P892">text: The text of the new item</text:p>
          <text:p text:style-name="P892"/>
        </text:list-item>
      </text:list>
      <text:h text:style-name="P694" text:outline-level="4"><text:bookmark-start text:name="__RefHeading__6654_596565095"/>void removeItem(Number index)<text:bookmark-end text:name="__RefHeading__6654_596565095"/></text:h>
      <text:p text:style-name="P49">Removes one item from the combo box.</text:p>
      <text:p text:style-name="P49">Arguments:</text:p>
      <text:list xml:id="list130844698535069" text:continue-numbering="true" text:style-name="L39">
        <text:list-item>
          <text:p text:style-name="P892">index: The index of the item</text:p>
          <text:p text:style-name="P892"/>
        </text:list-item>
      </text:list>
      <text:h text:style-name="P694"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30844880911283" text:continue-numbering="true" text:style-name="L39">
        <text:list-item>
          <text:p text:style-name="P892">editable: True=editable, false=not editable</text:p>
          <text:p text:style-name="P892"><text:soft-page-break/></text:p>
        </text:list-item>
      </text:list>
      <text:h text:style-name="P694"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4" text:outline-level="4"><text:bookmark-start text:name="__RefHeading__6660_596565095"/>Number currentIndex(void)<text:bookmark-end text:name="__RefHeading__6660_596565095"/></text:h>
      <text:p text:style-name="P49">Returns the index of the current selected item.</text:p>
      <text:p text:style-name="P49"/>
      <text:h text:style-name="P694" text:outline-level="4"><text:bookmark-start text:name="__RefHeading__6662_596565095"/>String currentText(void)<text:bookmark-end text:name="__RefHeading__6662_596565095"/></text:h>
      <text:p text:style-name="P49">Returns the text of the current selected item.</text:p>
      <text:p text:style-name="P49"/>
      <text:h text:style-name="P694"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30843965025910" text:continue-numbering="true" text:style-name="L39">
        <text:list-item>
          <text:p text:style-name="P892">index: The index of the item</text:p>
        </text:list-item>
      </text:list>
      <text:p text:style-name="P49">Return: The item text</text:p>
      <text:p text:style-name="P49"/>
      <text:h text:style-name="P694"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30844343317011" text:continue-numbering="true" text:style-name="L39">
        <text:list-item>
          <text:p text:style-name="P892">index: The index of the item</text:p>
        </text:list-item>
        <text:list-item>
          <text:p text:style-name="P892">text: The new text</text:p>
          <text:p text:style-name="P892"/>
        </text:list-item>
      </text:list>
      <text:h text:style-name="P694"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30844013935116" text:continue-numbering="true" text:style-name="L39">
        <text:list-item>
          <text:p text:style-name="P892">text: The new text</text:p>
        </text:list-item>
      </text:list>
      <text:p text:style-name="P288"/>
      <text:h text:style-name="P694"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30843949907298" text:continue-numbering="true" text:style-name="L39">
        <text:list-item>
          <text:p text:style-name="P892">index: The index of the new selected item</text:p>
        </text:list-item>
      </text:list>
      <text:p text:style-name="P50"/>
      <text:h text:style-name="P694" text:outline-level="4">Number count(void)</text:h>
      <text:p text:style-name="P49">Returns the number of items in the combo box.</text:p>
      <text:p text:style-name="P49"/>
      <text:h text:style-name="P694" text:outline-level="4">void clear(void)</text:h>
      <text:p text:style-name="P287">Clears the combo box and removes all items.</text:p>
      <text:p text:style-name="P287"/>
      <text:h text:style-name="P694"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30844675401818" text:continue-numbering="true" text:style-name="L39">
        <text:list-item>
          <text:p text:style-name="P1122"><text:soft-page-break/>newText: The new text of the changed item</text:p>
        </text:list-item>
      </text:list>
      <text:p text:style-name="P49"/>
      <text:h text:style-name="P694"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30844623037084" text:continue-numbering="true" text:style-name="L39">
        <text:list-item>
          <text:p text:style-name="P1122">currentSelectedIndex: The index of the changed item</text:p>
        </text:list-item>
      </text:list>
      <text:p text:style-name="P49"/>
      <text:h text:style-name="P694"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1"><text:span text:style-name="Absatz-Standardschriftart"><text:span text:style-name="T5">function myComboBoxCurrentTextChanged(text)</text:span></text:span></text:p>
      <text:p text:style-name="P581"><text:span text:style-name="Absatz-Standardschriftart"><text:span text:style-name="T5">{</text:span></text:span></text:p>
      <text:p text:style-name="P581"><text:span text:style-name="Absatz-Standardschriftart"><text:span text:style-name="T5"><text:tab/>UI_testTextEdit.append("myComboBoxCurrentTextChanged");</text:span></text:span></text:p>
      <text:p text:style-name="P581"><text:span text:style-name="Absatz-Standardschriftart"><text:span text:style-name="T5">}</text:span></text:span></text:p>
      <text:p text:style-name="P581"><text:span text:style-name="Absatz-Standardschriftart"><text:span text:style-name="T5">UI_myComboBox.setCurrentText("myItem");</text:span></text:span></text:p>
      <text:p text:style-name="P581"><text:span text:style-name="Absatz-Standardschriftart"><text:span text:style-name="T5">UI_myComboBox.currentTextChangedSignal.connect(myComboBoxCurrentTextChanged)</text:span></text:span></text:p>
      <text:h text:style-name="P686"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80_596565095"/>void setText(String text)<text:bookmark-end text:name="__RefHeading__6680_596565095"/></text:h>
      <text:p text:style-name="P49">Sets the text of the line edit.</text:p>
      <text:p text:style-name="P49">Arguments:</text:p>
      <text:list xml:id="list130843153439953" text:continue-numbering="true" text:style-name="L39">
        <text:list-item>
          <text:p text:style-name="P892">text: The new text</text:p>
          <text:p text:style-name="P892"/>
        </text:list-item>
      </text:list>
      <text:h text:style-name="P694" text:outline-level="4"><text:bookmark-start text:name="__RefHeading__6682_596565095"/>void clear(void)<text:bookmark-end text:name="__RefHeading__6682_596565095"/></text:h>
      <text:p text:style-name="P49">Clears the line edit.</text:p>
      <text:p text:style-name="P49"/>
      <text:h text:style-name="P694" text:outline-level="4"><text:bookmark-start text:name="__RefHeading__6684_596565095"/>String text(void)<text:bookmark-end text:name="__RefHeading__6684_596565095"/></text:h>
      <text:p text:style-name="P49">Returns the text of the line exit.</text:p>
      <text:p text:style-name="P49"/>
      <text:h text:style-name="P694" text:outline-level="4"><text:bookmark-start text:name="__RefHeading__6686_596565095"/>bool isReadOnly(void)<text:bookmark-end text:name="__RefHeading__6686_596565095"/></text:h>
      <text:p text:style-name="P2">Returns true of the line edit is editable.</text:p>
      <text:h text:style-name="P694"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30843245001816" text:continue-numbering="true" text:style-name="L39">
        <text:list-item>
          <text:p text:style-name="P892">readOnly: True=read only, false=editable</text:p>
          <text:p text:style-name="P892"/>
        </text:list-item>
      </text:list>
      <text:h text:style-name="P694"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30843964411097" text:continue-numbering="true" text:style-name="L39">
        <text:list-item>
          <text:p text:style-name="P892">bottom: The min. value</text:p>
        </text:list-item>
        <text:list-item>
          <text:p text:style-name="P892">top: The max. value</text:p>
          <text:p text:style-name="P892"/>
        </text:list-item>
      </text:list>
      <text:h text:style-name="P694"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30844919175096" text:continue-numbering="true" text:style-name="L39">
        <text:list-item>
          <text:p text:style-name="P892">bottom: The min. value</text:p>
        </text:list-item>
        <text:list-item>
          <text:p text:style-name="P892">top: The max. value</text:p>
        </text:list-item>
        <text:list-item>
          <text:p text:style-name="P892">decimals: the max. number of digits after the decimal point</text:p>
          <text:p text:style-name="P892"/>
        </text:list-item>
      </text:list>
      <text:h text:style-name="P694"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30843332023923" text:continue-numbering="true" text:style-name="L39">
        <text:list-item>
          <text:p text:style-name="P1067"><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2">caseSensitiv: True if the pattern shall be matched case sensitively</text:p>
        </text:list-item>
      </text:list>
      <text:p text:style-name="P50"/>
      <text:h text:style-name="P851"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30845115849434" text:continue-numbering="true" text:style-name="L39">
        <text:list-item>
          <text:p text:style-name="P941">maxValue: The m<text:span text:style-name="T597">ax</text:span>. value</text:p>
          <text:p text:style-name="P892"/>
        </text:list-item>
      </text:list>
      <text:h text:style-name="P694"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30844860279284" text:continue-numbering="true" text:style-name="L39">
        <text:list-item>
          <text:p text:style-name="P1122">currentText: The current text of the line edit</text:p>
          <text:p text:style-name="P1122"/>
        </text:list-item>
      </text:list>
      <text:h text:style-name="P694"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1"><text:span text:style-name="Absatz-Standardschriftart"><text:span text:style-name="T5">function textChangedSlot(text)</text:span></text:span></text:p>
      <text:p text:style-name="P581"><text:span text:style-name="Absatz-Standardschriftart"><text:span text:style-name="T5">{</text:span></text:span></text:p>
      <text:p text:style-name="P581"><text:span text:style-name="Absatz-Standardschriftart"><text:span text:style-name="T5"><text:tab/>UI_testTextEdit.append("textChangedSlot: " + text);</text:span></text:span></text:p>
      <text:p text:style-name="P581"><text:span text:style-name="Absatz-Standardschriftart"><text:span text:style-name="T5">}</text:span></text:span></text:p>
      <text:p text:style-name="P581"><text:span text:style-name="Absatz-Standardschriftart"><text:span text:style-name="T5">UI_lineEdit.addIntValidator(0, 2000);</text:span></text:span></text:p>
      <text:p text:style-name="P581"><text:span text:style-name="Absatz-Standardschriftart"><text:span text:style-name="T5">UI_lineEdit.textChangedSignal.connect(textChangedSlot);</text:span></text:span></text:p>
      <text:p text:style-name="P581"><text:span text:style-name="Absatz-Standardschriftart"><text:span text:style-name="T5">var text = UI_lineEdit.text()</text:span></text:span></text:p>
      <text:h text:style-name="P686" text:outline-level="3"><text:bookmark-start text:name="__RefHeading__6042_596565095"/><text:bookmark-start text:name="_Toc403041694"/>Script table widget<text:bookmark-end text:name="__RefHeading__6042_596565095"/><text:bookmark-end text:name="_Toc403041694"/></text:h>
      <text:p text:style-name="P38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4" text:outline-level="4"><text:bookmark-start text:name="__RefHeading__6700_596565095"/>String getText(Number row, Number column)<text:bookmark-end text:name="__RefHeading__6700_596565095"/></text:h>
      <text:p text:style-name="P2">Returns the text of one cell.</text:p>
      <text:h text:style-name="P694"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30845230497924" text:continue-numbering="true" text:style-name="L39">
        <text:list-item>
          <text:p text:style-name="P1122">row: The row of the cell</text:p>
        </text:list-item>
        <text:list-item>
          <text:p text:style-name="P1122">column: The column of the cell</text:p>
        </text:list-item>
        <text:list-item>
          <text:p text:style-name="P1122">text: The new text</text:p>
          <text:p text:style-name="P1122"/>
        </text:list-item>
      </text:list>
      <text:h text:style-name="P694"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30845099480749" text:continue-numbering="true" text:style-name="L39">
        <text:list-item>
          <text:p text:style-name="P1122">row: The row of the header</text:p>
        </text:list-item>
        <text:list-item>
          <text:p text:style-name="P1122">text: The new text</text:p>
          <text:p text:style-name="P1122"/>
        </text:list-item>
      </text:list>
      <text:h text:style-name="P694"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30843284321120" text:continue-numbering="true" text:style-name="L39">
        <text:list-item>
          <text:p text:style-name="P1122">column: the column of the header</text:p>
        </text:list-item>
        <text:list-item>
          <text:p text:style-name="P1122">text: The new text</text:p>
          <text:p text:style-name="P1122"/>
        </text:list-item>
      </text:list>
      <text:h text:style-name="P694"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30844018405704" text:continue-numbering="true" text:style-name="L39">
        <text:list-item>
          <text:p text:style-name="P1122">row: The row of the cell</text:p>
        </text:list-item>
        <text:list-item>
          <text:p text:style-name="P1122">column: The column of the cell</text:p>
        </text:list-item>
        <text:list-item>
          <text:p text:style-name="P1122">editable: True=editable, false=not editable</text:p>
          <text:p text:style-name="P1122"/>
        </text:list-item>
      </text:list>
      <text:h text:style-name="P694" text:outline-level="4"><text:bookmark-start text:name="__RefHeading__6710_596565095"/>void setRowCount(Number rows)<text:bookmark-end text:name="__RefHeading__6710_596565095"/></text:h>
      <text:p text:style-name="P49">Sets the row count.</text:p>
      <text:p text:style-name="P49">Arguments:</text:p>
      <text:list xml:id="list130843745712964" text:continue-numbering="true" text:style-name="L39">
        <text:list-item>
          <text:p text:style-name="P942">rows: The new number of rows</text:p>
        </text:list-item>
      </text:list>
      <text:h text:style-name="P694" text:outline-level="4"><text:bookmark-start text:name="__RefHeading__6712_596565095"/><text:soft-page-break/>void rowCount (void)<text:bookmark-end text:name="__RefHeading__6712_596565095"/></text:h>
      <text:p text:style-name="P2">Return the row count.</text:p>
      <text:h text:style-name="P694" text:outline-level="4"><text:bookmark-start text:name="__RefHeading__6714_596565095"/>void setColumnCount(Number columns)<text:bookmark-end text:name="__RefHeading__6714_596565095"/></text:h>
      <text:p text:style-name="P49">Sets the column count. </text:p>
      <text:p text:style-name="P49">Arguments:</text:p>
      <text:list xml:id="list130843857645846" text:continue-numbering="true" text:style-name="L39">
        <text:list-item>
          <text:p text:style-name="P942">columns: The new number of columns</text:p>
        </text:list-item>
      </text:list>
      <text:h text:style-name="P694" text:outline-level="4"><text:bookmark-start text:name="__RefHeading__6716_596565095"/>Number columnCount(void)<text:bookmark-end text:name="__RefHeading__6716_596565095"/></text:h>
      <text:p text:style-name="P2">Return the column count.</text:p>
      <text:h text:style-name="P694" text:outline-level="4"><text:bookmark-start text:name="__RefHeading__6718_596565095"/>void insertRow(Number row)<text:bookmark-end text:name="__RefHeading__6718_596565095"/></text:h>
      <text:p text:style-name="P2">Inserts one row at row.</text:p>
      <text:h text:style-name="P803"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30843280269716" text:continue-numbering="true" text:style-name="L39">
        <text:list-item>
          <text:p text:style-name="P1123">row: The row </text:p>
        </text:list-item>
        <text:list-item>
          <text:p text:style-name="P1137">texts: The texts of the cells</text:p>
        </text:list-item>
        <text:list-item>
          <text:p text:style-name="P1137">backgroundColors: The background colors of the cells</text:p>
        </text:list-item>
        <text:list-item>
          <text:p text:style-name="P1137">foregroundColors: The foreground colors of the cells</text:p>
        </text:list-item>
      </text:list>
      <text:p text:style-name="P220">Example:</text:p>
      <text:p text:style-name="P602"><text:span text:style-name="Absatz-Standardschriftart"><text:span text:style-name="T48">UI_testSendTableWidget.insertRowWithContent(1, Array("text1", "text2"), Array("red", "green"), Array("white", "black"));</text:span></text:span></text:p>
      <text:p text:style-name="P602"><text:span text:style-name="Absatz-Standardschriftart"/></text:p>
      <text:h text:style-name="P694" text:outline-level="4"><text:bookmark-start text:name="__RefHeading__6720_596565095"/>void insertColumn(Number column)<text:bookmark-end text:name="__RefHeading__6720_596565095"/></text:h>
      <text:p text:style-name="P2">Inserts one column at column.</text:p>
      <text:h text:style-name="P694" text:outline-level="4"><text:bookmark-start text:name="__RefHeading__6722_596565095"/>void removeRow(Number row)<text:bookmark-end text:name="__RefHeading__6722_596565095"/></text:h>
      <text:p text:style-name="P2">Removes the row at row.</text:p>
      <text:h text:style-name="P694" text:outline-level="4"><text:bookmark-start text:name="__RefHeading__6724_596565095"/>void removeColumn(Number column)<text:bookmark-end text:name="__RefHeading__6724_596565095"/></text:h>
      <text:p text:style-name="P2">Removes the column at column.</text:p>
      <text:h text:style-name="P694" text:outline-level="4"><text:bookmark-start text:name="__RefHeading__6726_596565095"/>void clear(void)<text:bookmark-end text:name="__RefHeading__6726_596565095"/></text:h>
      <text:p text:style-name="P2">Clears the table (removes all cells).</text:p>
      <text:h text:style-name="P804" text:outline-level="4">void <text:span text:style-name="T503">selectCell(Number row, Number column, bool scrollToCell=true)</text:span></text:h>
      <text:p text:style-name="P221">Selects a cell in a table widget.</text:p>
      <text:p text:style-name="P83">Arguments:</text:p>
      <text:list xml:id="list130844571079089" text:continue-numbering="true" text:style-name="L39">
        <text:list-item>
          <text:p text:style-name="P1124">row: The row of the cell</text:p>
        </text:list-item>
        <text:list-item>
          <text:p text:style-name="P1124">column: The column of the cell</text:p>
        </text:list-item>
        <text:list-item>
          <text:p text:style-name="P1138">scrollToCell: True if the table widget shall scroll to the selected cell</text:p>
        </text:list-item>
      </text:list>
      <text:p text:style-name="P83"/>
      <text:h text:style-name="P694"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30844330016343" text:continue-numbering="true" text:style-name="L39">
        <text:list-item>
          <text:p text:style-name="P1122">color: The color, possible values are: black, white, gray, red, green, blue, cyan, magenta and yellow</text:p>
        </text:list-item>
        <text:list-item>
          <text:p text:style-name="P1122">row: The row of the cell</text:p>
        </text:list-item>
        <text:list-item>
          <text:p text:style-name="P1122">column: The column of the cell</text:p>
        </text:list-item>
      </text:list>
      <text:p text:style-name="P49">Example:</text:p>
      <text:p text:style-name="P581"><text:span text:style-name="Absatz-Standardschriftart"><text:span text:style-name="T5">UI_testSetTextLineEdit.setBackgroundColor("red", 0, 0);</text:span></text:span></text:p>
      <text:p text:style-name="P581"><text:span text:style-name="Absatz-Standardschriftart"/></text:p>
      <text:h text:style-name="P805"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30844845869167" text:continue-numbering="true" text:style-name="L39">
        <text:list-item>
          <text:p text:style-name="P1125">row: The row of the cell</text:p>
        </text:list-item>
        <text:list-item>
          <text:p text:style-name="P1125">column: The column of the cell</text:p>
        </text:list-item>
        <text:list-item>
          <text:p text:style-name="P1139">r: Red</text:p>
        </text:list-item>
        <text:list-item>
          <text:p text:style-name="P1139">g: Green</text:p>
        </text:list-item>
        <text:list-item>
          <text:p text:style-name="P1139">b: Blue</text:p>
        </text:list-item>
        <text:list-item>
          <text:p text:style-name="P1125"><text:span text:style-name="T501">alpha: The alpha channel (</text:span><text:span text:style-name="T182">transparency</text:span><text:span text:style-name="T183">)</text:span><text:span text:style-name="T501"> value</text:span></text:p>
        </text:list-item>
      </text:list>
      <text:p text:style-name="P84">Example:</text:p>
      <text:p text:style-name="P647"><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1"><text:span text:style-name="Absatz-Standardschriftart"/></text:p>
      <text:h text:style-name="P694" text:outline-level="4">void setCellForegroundColor(String color, Number row, Number column)</text:h>
      <text:p text:style-name="P49">Sets the foreground color of a single cell.</text:p>
      <text:p text:style-name="P49">Arguments:</text:p>
      <text:list xml:id="list130844290784851" text:continue-numbering="true" text:style-name="L39">
        <text:list-item>
          <text:p text:style-name="P1122">color: The color, possible values are: black, white, gray, red, green, blue, cyan, magenta and yellow</text:p>
        </text:list-item>
        <text:list-item>
          <text:p text:style-name="P1122">row: The row of the cell</text:p>
        </text:list-item>
        <text:list-item>
          <text:p text:style-name="P1122">column: The column of the cell</text:p>
        </text:list-item>
      </text:list>
      <text:p text:style-name="P49">Example:</text:p>
      <text:p text:style-name="P581"><text:span text:style-name="Absatz-Standardschriftart"><text:span text:style-name="T5">UI_testSetTextLineEdit.setBackgroundColor("red", 0, 0);</text:span></text:span></text:p>
      <text:p text:style-name="P581"><text:span text:style-name="Absatz-Standardschriftart"/></text:p>
      <text:h text:style-name="P806"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30843252523310" text:continue-numbering="true" text:style-name="L39">
        <text:list-item>
          <text:p text:style-name="P1126">row: The row of the cell</text:p>
        </text:list-item>
        <text:list-item>
          <text:p text:style-name="P1126">column: The column of the cell</text:p>
        </text:list-item>
        <text:list-item>
          <text:p text:style-name="P1140">r: Red</text:p>
        </text:list-item>
        <text:list-item>
          <text:p text:style-name="P1140">g: Green</text:p>
        </text:list-item>
        <text:list-item>
          <text:p text:style-name="P1140">b: Blue</text:p>
        </text:list-item>
        <text:list-item>
          <text:p text:style-name="P1126"><text:span text:style-name="T501">alpha: The alpha channel (</text:span><text:span text:style-name="T182">transparency</text:span><text:span text:style-name="T183">)</text:span><text:span text:style-name="T501"> value</text:span></text:p>
        </text:list-item>
      </text:list>
      <text:p text:style-name="P85"><text:soft-page-break/>Example:</text:p>
      <text:p text:style-name="P648"><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1"><text:span text:style-name="Absatz-Standardschriftart"/></text:p>
      <text:h text:style-name="P694"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30844854561928" text:continue-numbering="true" text:style-name="L39">
        <text:list-item>
          <text:p text:style-name="P1122">column: The column</text:p>
        </text:list-item>
        <text:list-item>
          <text:p text:style-name="P1122">ascendingOrder: <text:s/>true=AscendingOrder, false=DescendingOrder</text:p>
        </text:list-item>
      </text:list>
      <text:p text:style-name="P49"/>
      <text:h text:style-name="P694" text:outline-level="4">void resizeColumnToContents(Number column)</text:h>
      <text:p text:style-name="P49">Resizes the column given to the size of its contents.</text:p>
      <text:p text:style-name="P49">Arguments:</text:p>
      <text:list xml:id="list130844232500438" text:continue-numbering="true" text:style-name="L39">
        <text:list-item>
          <text:p text:style-name="P1122">column: The column</text:p>
        </text:list-item>
      </text:list>
      <text:p text:style-name="P49"/>
      <text:h text:style-name="P694" text:outline-level="4">void resizeRowToContents(Number row)</text:h>
      <text:p text:style-name="P49">Resizes the row given to the size of its contents.</text:p>
      <text:p text:style-name="P49">Arguments:</text:p>
      <text:list xml:id="list130843479598980" text:continue-numbering="true" text:style-name="L39">
        <text:list-item>
          <text:p text:style-name="P1122">row: The row</text:p>
          <text:p text:style-name="P1122"/>
        </text:list-item>
      </text:list>
      <text:h text:style-name="P694" text:outline-level="4">void setRowHeight(Number row, Number height)</text:h>
      <text:p text:style-name="P49">Sets the height of the given row to be height.</text:p>
      <text:p text:style-name="P49">Arguments:</text:p>
      <text:list xml:id="list130844471725299" text:continue-numbering="true" text:style-name="L39">
        <text:list-item>
          <text:p text:style-name="P1122">row: The row</text:p>
        </text:list-item>
        <text:list-item>
          <text:p text:style-name="P1122">height: The height</text:p>
        </text:list-item>
      </text:list>
      <text:p text:style-name="P49"/>
      <text:h text:style-name="P694" text:outline-level="4">Number rowHeight(Number row)</text:h>
      <text:p text:style-name="P49">Returns the height of the given row.</text:p>
      <text:p text:style-name="P49"/>
      <text:h text:style-name="P694" text:outline-level="4">void setColumnWidth(Number column, Number width)</text:h>
      <text:p text:style-name="P49">Sets the width of the given column to be width.</text:p>
      <text:p text:style-name="P49">Arguments:</text:p>
      <text:list xml:id="list130843642323675" text:continue-numbering="true" text:style-name="L39">
        <text:list-item>
          <text:p text:style-name="P1122">column: The column</text:p>
        </text:list-item>
        <text:list-item>
          <text:p text:style-name="P1122">width: The width</text:p>
        </text:list-item>
      </text:list>
      <text:p text:style-name="P49"/>
      <text:h text:style-name="P694" text:outline-level="4">Number columnWidth(Number column)</text:h>
      <text:p text:style-name="P49">Returns the width of the given column.</text:p>
      <text:p text:style-name="P49"/>
      <text:h text:style-name="P694" text:outline-level="4">Number frameWidth(void)</text:h>
      <text:p text:style-name="P49">Returns the width of the frame that is drawn.</text:p>
      <text:p text:style-name="P49"/>
      <text:h text:style-name="P694" text:outline-level="4"><text:soft-page-break/>Number verticalHeaderWidth(void)</text:h>
      <text:p text:style-name="P49">Returns the width of the vertical header.</text:p>
      <text:p text:style-name="P49"/>
      <text:h text:style-name="P694" text:outline-level="4">Number verticalScrollBarWidth(void)</text:h>
      <text:p text:style-name="P49">Returns the width of the vertical scroll bar.</text:p>
      <text:p text:style-name="P49"/>
      <text:h text:style-name="P694" text:outline-level="4">bool isVerticalScrollBarVisible(void)</text:h>
      <text:p text:style-name="P49">Returns true if the vertical scroll bar is visible.</text:p>
      <text:p text:style-name="P49"/>
      <text:h text:style-name="P694"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30845295771085" text:continue-numbering="true" text:style-name="L39">
        <text:list-item>
          <text:p text:style-name="P1122">row: The row of the cell</text:p>
        </text:list-item>
        <text:list-item>
          <text:p text:style-name="P1122">column: The column of the cell</text:p>
        </text:list-item>
        <text:list-item>
          <text:p text:style-name="P1122">type: The type of the created widget. Possible type values are:</text:p>
          <text:list>
            <text:list-item>
              <text:p text:style-name="P1122">LineEdit</text:p>
            </text:list-item>
            <text:list-item>
              <text:p text:style-name="P1122">ComboBox</text:p>
            </text:list-item>
            <text:list-item>
              <text:p text:style-name="P1122">Button</text:p>
            </text:list-item>
            <text:list-item>
              <text:p text:style-name="P1122">CheckBox</text:p>
            </text:list-item>
            <text:list-item>
              <text:p text:style-name="P1122">SpinBox</text:p>
            </text:list-item>
            <text:list-item>
              <text:p text:style-name="P1122">DoubleSpinBox</text:p>
            </text:list-item>
            <text:list-item>
              <text:p text:style-name="P1122">VerticalSlider</text:p>
            </text:list-item>
            <text:list-item>
              <text:p text:style-name="P1122">HorizontalSlider</text:p>
            </text:list-item>
            <text:list-item>
              <text:p text:style-name="P1122">TimeEdit</text:p>
            </text:list-item>
            <text:list-item>
              <text:p text:style-name="P1122">DateEdit</text:p>
            </text:list-item>
            <text:list-item>
              <text:p text:style-name="P1122">DateTimeEdit</text:p>
            </text:list-item>
            <text:list-item>
              <text:p text:style-name="P1122">CalendarWidget</text:p>
            </text:list-item>
            <text:list-item>
              <text:p text:style-name="P1122">TextEdit</text:p>
            </text:list-item>
            <text:list-item>
              <text:p text:style-name="P1122">Dial</text:p>
            </text:list-item>
          </text:list>
        </text:list-item>
      </text:list>
      <text:p text:style-name="P49">Return: True on success</text:p>
      <text:p text:style-name="P49">Example:</text:p>
      <text:p text:style-name="P581"><text:span text:style-name="Absatz-Standardschriftart"><text:span text:style-name="T5">function TableCheckBoxClicked(checked)</text:span></text:span></text:p>
      <text:p text:style-name="P581"><text:span text:style-name="Absatz-Standardschriftart"><text:span text:style-name="T5">{</text:span></text:span></text:p>
      <text:p text:style-name="P581"><text:span text:style-name="Absatz-Standardschriftart"><text:span text:style-name="T5"><text:tab/>UI_testTextEdit.append("TableCheckBoxClicked: " + checked);</text:span></text:span></text:p>
      <text:p text:style-name="P581"><text:span text:style-name="Absatz-Standardschriftart"><text:span text:style-name="T5">}</text:span></text:span></text:p>
      <text:p text:style-name="P581"><text:span text:style-name="Absatz-Standardschriftart"><text:span text:style-name="T5">UI_testSendTableWidget.insertWidget(3, 1, "CheckBox");</text:span></text:span></text:p>
      <text:p text:style-name="P581"><text:span text:style-name="Absatz-Standardschriftart"><text:span text:style-name="T5">var UI_tableCheckBox1 = UI_testSendTableWidget.getWidget(3, 1);</text:span></text:span></text:p>
      <text:p text:style-name="P581"><text:span text:style-name="Absatz-Standardschriftart"><text:span text:style-name="T5">if(typeof UI_tableCheckBox1 != 'undefined')</text:span></text:span></text:p>
      <text:p text:style-name="P581"><text:span text:style-name="Absatz-Standardschriftart"><text:span text:style-name="T5">{</text:span></text:span></text:p>
      <text:p text:style-name="P581"><text:span text:style-name="Absatz-Standardschriftart"><text:span text:style-name="T5"><text:tab/>UI_tableComboBox1.addItem("val1");</text:span></text:span></text:p>
      <text:p text:style-name="P581"><text:span text:style-name="Absatz-Standardschriftart"><text:span text:style-name="T5"><text:tab/>UI_tableCheckBox1.clickedSignal.connect(TableCheckBoxClicked)</text:span></text:span></text:p>
      <text:p text:style-name="P581"><text:span text:style-name="Absatz-Standardschriftart"><text:span text:style-name="T5">}</text:span></text:span></text:p>
      <text:p text:style-name="P581"><text:span text:style-name="Absatz-Standardschriftart"/></text:p>
      <text:h text:style-name="P694"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4" text:outline-level="4">void setCellIcon(Number row, Number column, String iconFileName)</text:h>
      <text:p text:style-name="P49">Sets the icon of a single cell.</text:p>
      <text:p text:style-name="P49">Arguments:</text:p>
      <text:list xml:id="list130844276553003" text:continue-numbering="true" text:style-name="L39">
        <text:list-item>
          <text:p text:style-name="P892">row: The row of the cell</text:p>
        </text:list-item>
        <text:list-item>
          <text:p text:style-name="P892">column: The column of the cell</text:p>
        </text:list-item>
        <text:list-item>
          <text:p text:style-name="P892">iconFileName: The path to the item icon</text:p>
        </text:list-item>
      </text:list>
      <text:p text:style-name="P50"/>
      <text:h text:style-name="P694"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30844604346687" text:continue-numbering="true" text:style-name="L39">
        <text:list-item>
          <text:p text:style-name="P892">canBeMoved: True for moving selected rows</text:p>
        </text:list-item>
      </text:list>
      <text:p text:style-name="P50"/>
      <text:h text:style-name="P694"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3"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1"><text:span text:style-name="Absatz-Standardschriftart"><text:span text:style-name="T5">function ReceiveTableSelectionChanged()</text:span></text:span></text:p>
      <text:p text:style-name="P581"><text:span text:style-name="Absatz-Standardschriftart"><text:span text:style-name="T5">{<text:tab/></text:span></text:span></text:p>
      <text:p text:style-name="P581"><text:span text:style-name="Absatz-Standardschriftart"><text:span text:style-name="T5"><text:tab/>var cells = UI_testReceiveTableWidget.getAllSelectedCells();</text:span></text:span></text:p>
      <text:p text:style-name="P581"><text:span text:style-name="Absatz-Standardschriftart"><text:span text:style-name="T5"><text:tab/>for(var i = 0; i &lt; cells.length; i++)</text:span></text:span></text:p>
      <text:p text:style-name="P581"><text:span text:style-name="Absatz-Standardschriftart"><text:span text:style-name="T5"><text:tab/>{</text:span></text:span></text:p>
      <text:p text:style-name="P581"><text:span text:style-name="Absatz-Standardschriftart"><text:span text:style-name="T5"><text:tab/><text:tab/>UI_testTextEdit.append('column: ' + cells[i].column + ' <text:s/>row: ' <text:tab/><text:tab/><text:tab/><text:tab/><text:tab/><text:tab/><text:tab/><text:tab/> + cells[i].row);</text:span></text:span></text:p>
      <text:p text:style-name="P581"><text:span text:style-name="Absatz-Standardschriftart"><text:span text:style-name="T5"><text:tab/>}</text:span></text:span></text:p>
      <text:p text:style-name="P581"><text:span text:style-name="Absatz-Standardschriftart"><text:span text:style-name="T5"><text:tab/></text:span></text:span></text:p>
      <text:p text:style-name="P581"><text:span text:style-name="Absatz-Standardschriftart"><text:span text:style-name="T5">}</text:span></text:span></text:p>
      <text:p text:style-name="P581"><text:span text:style-name="Absatz-Standardschriftart"><text:span text:style-name="T5">UI_testSendTableWidget.cellSelectionChangedSignal.connect(SendTableSelectionChanged)</text:span></text:span></text:p>
      <text:p text:style-name="P287"/>
      <text:h text:style-name="P694" text:outline-level="4">void cellPressedSignal(Number row, Number column)</text:h>
      <text:p text:style-name="P49">This signal is emitted if the user has pressed a cell.</text:p>
      <text:p text:style-name="P49">Arguments:</text:p>
      <text:list xml:id="list130843987922614"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30844358209311"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30844616187904"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30844201955724" text:continue-numbering="true" text:style-name="L39">
        <text:list-item>
          <text:p text:style-name="P1122">row: The row of the cell</text:p>
        </text:list-item>
        <text:list-item>
          <text:p text:style-name="P1122">column: The column of the cell</text:p>
        </text:list-item>
      </text:list>
      <text:p text:style-name="P49"/>
      <text:h text:style-name="P694" text:outline-level="4">void scrollToRow(<text:span text:style-name="T220">Number</text:span> row)</text:h>
      <text:p text:style-name="P49">Scrolls to a row.</text:p>
      <text:p text:style-name="P49">Arguments:</text:p>
      <text:list xml:id="list130844319987941" text:continue-numbering="true" text:style-name="L39">
        <text:list-item>
          <text:p text:style-name="P1122"><text:span text:style-name="T523">row</text:span>: The <text:span text:style-name="T523">row</text:span></text:p>
        </text:list-item>
      </text:list>
      <text:p text:style-name="P49"/>
      <text:h text:style-name="P694"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1"><text:span text:style-name="Absatz-Standardschriftart"><text:span text:style-name="T5">function tableWidgetCellChanged (row, column)</text:span></text:span></text:p>
      <text:p text:style-name="P581"><text:span text:style-name="Absatz-Standardschriftart"><text:span text:style-name="T5">{</text:span></text:span></text:p>
      <text:p text:style-name="P581"><text:span text:style-name="Absatz-Standardschriftart"><text:span text:style-name="T5"><text:tab/>UI_testTextEdit.append("tableWidgetCellChanged: " + </text:span></text:span></text:p>
      <text:p text:style-name="P581"><text:span text:style-name="Absatz-Standardschriftart"><text:span text:style-name="T5"><text:tab/><text:tab/><text:tab/><text:tab/><text:tab/>UI_tableWidget.getText(row, column));</text:span></text:span></text:p>
      <text:p text:style-name="P581"><text:span text:style-name="Absatz-Standardschriftart"><text:span text:style-name="T5">}</text:span></text:span></text:p>
      <text:p text:style-name="P581"><text:span text:style-name="Absatz-Standardschriftart"><text:span text:style-name="T5">UI_tableWidget.setRowCount(2);</text:span></text:span></text:p>
      <text:p text:style-name="P581"><text:span text:style-name="Absatz-Standardschriftart"><text:span text:style-name="T5">UI_tableWidget.setColumnCount(2);</text:span></text:span></text:p>
      <text:p text:style-name="P581"><text:span text:style-name="Absatz-Standardschriftart"><text:span text:style-name="T5">UI_tableWidget.setVerticalHeaderLabel(0, "ver1");</text:span></text:span></text:p>
      <text:p text:style-name="P581"><text:span text:style-name="Absatz-Standardschriftart"><text:span text:style-name="T5">UI_tableWidget.setVerticalHeaderLabel(1, "ver2");</text:span></text:span></text:p>
      <text:p text:style-name="P581"><text:span text:style-name="Absatz-Standardschriftart"><text:span text:style-name="T5">UI_tableWidget.setHorizontalHeaderLabel(0, "hor1");</text:span></text:span></text:p>
      <text:p text:style-name="P581"><text:span text:style-name="Absatz-Standardschriftart"><text:span text:style-name="T5">UI_tableWidget.setHorizontalHeaderLabel(1, "hor2");</text:span></text:span></text:p>
      <text:p text:style-name="P581"><text:span text:style-name="Absatz-Standardschriftart"><text:span text:style-name="T5">UI_tableWidget.setCellEditable(0,0, false);</text:span></text:span></text:p>
      <text:p text:style-name="P581"><text:span text:style-name="Absatz-Standardschriftart"><text:span text:style-name="T5">UI_tableWidget.setCellEditable(1,0, false);</text:span></text:span></text:p>
      <text:p text:style-name="P581"><text:span text:style-name="Absatz-Standardschriftart"><text:span text:style-name="T5">UI_tableWidget.insertRow(UI_testSendTableWidget.rowCount() )</text:span></text:span></text:p>
      <text:p text:style-name="P581"><text:span text:style-name="Absatz-Standardschriftart"><text:span text:style-name="T5">UI_tableWidget.setHorizontalHeaderLabel(2, "hor3");</text:span></text:span></text:p>
      <text:p text:style-name="P581"><text:span text:style-name="Absatz-Standardschriftart"><text:span text:style-name="T5">UI_tableWidget.setText(0, 0, "test1");</text:span></text:span></text:p>
      <text:p text:style-name="P581"><text:span text:style-name="Absatz-Standardschriftart"><text:span text:style-name="T5">UI_tableWidget.setText(1, 0, "test2");</text:span></text:span></text:p>
      <text:p text:style-name="P581"><text:span text:style-name="Absatz-Standardschriftart"><text:span text:style-name="T5">UI_tableWidget.setText(2, 0, "test3")</text:span></text:span></text:p>
      <text:p text:style-name="P581"><text:span text:style-name="Absatz-Standardschriftart"><text:span text:style-name="T5">UI_tableWidget.cellChangedSignal.connect(UI_tableWidgetCellChanged);</text:span></text:span></text:p>
      <text:p text:style-name="P581"><text:span text:style-name="Absatz-Standardschriftart"/></text:p>
      <text:h text:style-name="P694"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81"><text:span text:style-name="Absatz-Standardschriftart"><text:span text:style-name="T5">//Adjust the width of the right column, so that all columns fit in the complete table.</text:span></text:span></text:p>
      <text:p text:style-name="P581"><text:span text:style-name="Absatz-Standardschriftart"><text:span text:style-name="T5">function adjustTableColmnWidth()</text:span></text:span></text:p>
      <text:p text:style-name="P581"><text:soft-page-break/><text:span text:style-name="Absatz-Standardschriftart"><text:span text:style-name="T5">{</text:span></text:span></text:p>
      <text:p text:style-name="P581"><text:span text:style-name="Absatz-Standardschriftart"><text:span text:style-name="T5"><text:tab/>var verticalScrollBarWidth = 0;</text:span></text:span></text:p>
      <text:p text:style-name="P581"><text:span text:style-name="Absatz-Standardschriftart"><text:span text:style-name="T5"><text:tab/>if(UI_TableWidget.isVerticalScrollBarVisible())</text:span></text:span></text:p>
      <text:p text:style-name="P581"><text:span text:style-name="Absatz-Standardschriftart"><text:span text:style-name="T5"><text:tab/>{</text:span></text:span></text:p>
      <text:p text:style-name="P581"><text:span text:style-name="Absatz-Standardschriftart"><text:span text:style-name="T5"><text:tab/>verticalScrollBarWidth = UI_TableWidget.verticalScrollBarWidth();</text:span></text:span></text:p>
      <text:p text:style-name="P581"><text:span text:style-name="Absatz-Standardschriftart"><text:span text:style-name="T5"><text:tab/>}</text:span></text:span></text:p>
      <text:p text:style-name="P581"><text:span text:style-name="Absatz-Standardschriftart"><text:span text:style-name="T5"><text:tab/>UI_TableWidget.setColumnWidth(1, UI_TableWidget.width() -</text:span></text:span></text:p>
      <text:p text:style-name="P581"><text:span text:style-name="Absatz-Standardschriftart"><text:span text:style-name="T5"><text:s text:c="27"/><text:tab/>(UI_TableWidget.columnWidth(0)</text:span></text:span></text:p>
      <text:p text:style-name="P581"><text:span text:style-name="Absatz-Standardschriftart"><text:span text:style-name="T5"><text:tab/><text:tab/><text:tab/><text:tab/><text:tab/>+ 2 * UI_TableWidget.frameWidth()</text:span></text:span></text:p>
      <text:p text:style-name="P581"><text:span text:style-name="Absatz-Standardschriftart"><text:span text:style-name="T5"><text:s text:c="27"/><text:tab/>+ UI_TableWidget.verticalHeaderWidth() </text:span></text:span></text:p>
      <text:p text:style-name="P581"><text:span text:style-name="Absatz-Standardschriftart"><text:span text:style-name="T5"><text:s text:c="33"/>+ verticalScrollBarWidth));</text:span></text:span></text:p>
      <text:p text:style-name="P581"><text:span text:style-name="Absatz-Standardschriftart"><text:span text:style-name="T5">}</text:span></text:span></text:p>
      <text:p text:style-name="P581"><text:span text:style-name="Absatz-Standardschriftart"/></text:p>
      <text:p text:style-name="P581"><text:span text:style-name="Absatz-Standardschriftart"><text:span text:style-name="T5">//The width of a header has been changed.</text:span></text:span></text:p>
      <text:p text:style-name="P581"><text:span text:style-name="Absatz-Standardschriftart"><text:span text:style-name="T5">function UI_tableHorizontalHeaderSectionResizedSignal(logicalIndex, oldSize, newSize)</text:span></text:span></text:p>
      <text:p text:style-name="P581"><text:span text:style-name="Absatz-Standardschriftart"><text:span text:style-name="T5">{</text:span></text:span></text:p>
      <text:p text:style-name="P581"><text:span text:style-name="Absatz-Standardschriftart"><text:span text:style-name="T5"><text:tab/>adjustSendTableColmnWidth();</text:span></text:span></text:p>
      <text:p text:style-name="P581"><text:span text:style-name="Absatz-Standardschriftart"><text:span text:style-name="T5">}</text:span></text:span></text:p>
      <text:p text:style-name="P581"><text:span text:style-name="Absatz-Standardschriftart"><text:span text:style-name="T5">//Start a timer which periodically calls adjustTableColmnWidth(if the dialog/table </text:span></text:span></text:p>
      <text:p text:style-name="P581"><text:span text:style-name="Absatz-Standardschriftart"><text:span text:style-name="T5">//size has been changed the columns have to be adjusted)</text:span></text:span></text:p>
      <text:p text:style-name="P581"><text:span text:style-name="Absatz-Standardschriftart"><text:span text:style-name="T5">var tableAdjustWidthTimer = scriptThread.createTimer()</text:span></text:span></text:p>
      <text:p text:style-name="P581"><text:span text:style-name="Absatz-Standardschriftart"><text:span text:style-name="T5">tableAdjustWidthTimer.timeout.connect(adjustTableColmnWidth)</text:span></text:span></text:p>
      <text:p text:style-name="P581"><text:span text:style-name="Absatz-Standardschriftart"><text:span text:style-name="T5">tableAdjustWidthTimer.start(200);</text:span></text:span></text:p>
      <text:p text:style-name="P581"><text:span text:style-name="Absatz-Standardschriftart"/></text:p>
      <text:p text:style-name="P581"><text:span text:style-name="Absatz-Standardschriftart"><text:span text:style-name="T5">UI_testSendTableWidget.horizontalHeaderSectionResizedSignal.connect(UI_tableHorizontalHeaderSectionResizedSignal);</text:span></text:span></text:p>
      <text:p text:style-name="P581"><text:span text:style-name="Absatz-Standardschriftart"/></text:p>
      <text:h text:style-name="P686" text:outline-level="3"><text:bookmark-start text:name="__RefHeading__7821_763700208"/><text:bookmark-start text:name="_Toc4030416941"/>Script list widget<text:bookmark-end text:name="__RefHeading__7821_763700208"/><text:bookmark-end text:name="_Toc4030416941"/></text:h>
      <text:p text:style-name="P38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4"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30844293794512" text:continue-numbering="true" text:style-name="L39">
        <text:list-item>
          <text:p text:style-name="P1122">row: The row of the new item</text:p>
        </text:list-item>
        <text:list-item>
          <text:p text:style-name="P1122">itemText: The text of the new item</text:p>
        </text:list-item>
        <text:list-item>
          <text:p text:style-name="P1122">iconFileName: The path to the item icon (if empty then no icon will be added)</text:p>
          <text:p text:style-name="P892"/>
        </text:list-item>
      </text:list>
      <text:h text:style-name="P694" text:outline-level="4"><text:bookmark-start text:name="__RefHeading__6702_5965650951"/>Number rowCount(void)<text:bookmark-end text:name="__RefHeading__6702_5965650951"/></text:h>
      <text:p text:style-name="P49">Returns the number of rows in the list widget.</text:p>
      <text:p text:style-name="P49"/>
      <text:h text:style-name="P694" text:outline-level="4">void removeItem(Number row)</text:h>
      <text:p text:style-name="P49">Removes a<text:span text:style-name="T451">n</text:span> item from the list widget.</text:p>
      <text:p text:style-name="P49">Arguments:</text:p>
      <text:list xml:id="list130844319645119" text:continue-numbering="true" text:style-name="L39">
        <text:list-item>
          <text:p text:style-name="P1122">row: The row of the item</text:p>
          <text:p text:style-name="P893"><text:soft-page-break/></text:p>
        </text:list-item>
      </text:list>
      <text:h text:style-name="P694" text:outline-level="4">Number currentSelectedRow(void)</text:h>
      <text:p text:style-name="P287">Returns the current selected row.</text:p>
      <text:p text:style-name="P287"/>
      <text:h text:style-name="P694" text:outline-level="4">void setCurrentRow(Number row)</text:h>
      <text:p text:style-name="P49">Sets the current selected row.</text:p>
      <text:p text:style-name="P49">Arguments:</text:p>
      <text:list xml:id="list130843877513658" text:continue-numbering="true" text:style-name="L39">
        <text:list-item>
          <text:p text:style-name="P1122">row: The row of the item</text:p>
          <text:p text:style-name="P893"/>
        </text:list-item>
      </text:list>
      <text:h text:style-name="P694" text:outline-level="4">void clear(void)</text:h>
      <text:p text:style-name="P287">Clears the list widget.</text:p>
      <text:p text:style-name="P287"/>
      <text:h text:style-name="P694" text:outline-level="4">void setItemBackgroundColor(Number row, String color)</text:h>
      <text:p text:style-name="P49">Sets the background color of an item.</text:p>
      <text:p text:style-name="P49">Arguments:</text:p>
      <text:list xml:id="list130844506296549" text:continue-numbering="true" text:style-name="L39">
        <text:list-item>
          <text:p text:style-name="P892">row: The row of the item</text:p>
        </text:list-item>
        <text:list-item>
          <text:p text:style-name="P892">color: The color, possible values are: black, white, gray, red, green, blue, cyan, magenta and yellow</text:p>
        </text:list-item>
      </text:list>
      <text:p text:style-name="P50"/>
      <text:h text:style-name="P694" text:outline-level="4">void setItemForegroundColor(Number row, String color)</text:h>
      <text:p text:style-name="P49">Sets the foreground color of an item.</text:p>
      <text:p text:style-name="P49">Arguments:</text:p>
      <text:list xml:id="list130843692611432" text:continue-numbering="true" text:style-name="L39">
        <text:list-item>
          <text:p text:style-name="P892">row: The row of the item</text:p>
        </text:list-item>
        <text:list-item>
          <text:p text:style-name="P892">color: The color, possible values are: black, white, gray, red, green, blue, cyan, magenta and yellow</text:p>
        </text:list-item>
      </text:list>
      <text:p text:style-name="P288"/>
      <text:h text:style-name="P694" text:outline-level="4">String getItemText(Number row)</text:h>
      <text:p text:style-name="P287">Returns the item text.</text:p>
      <text:p text:style-name="P288">Arguments:</text:p>
      <text:list xml:id="list130845043628890" text:continue-numbering="true" text:style-name="L39">
        <text:list-item>
          <text:p text:style-name="P892">row: The row of the item</text:p>
        </text:list-item>
      </text:list>
      <text:p text:style-name="P287"/>
      <text:h text:style-name="P694" text:outline-level="4">void setItemText(Number row, String text)</text:h>
      <text:p text:style-name="P49">Sets the item text.</text:p>
      <text:p text:style-name="P49">Arguments:</text:p>
      <text:list xml:id="list130843265898120" text:continue-numbering="true" text:style-name="L39">
        <text:list-item>
          <text:p text:style-name="P892">row: The row of the item</text:p>
        </text:list-item>
        <text:list-item>
          <text:p text:style-name="P892">text: The new text</text:p>
        </text:list-item>
      </text:list>
      <text:h text:style-name="P694" text:outline-level="4">void setItemIcon(Number row, String iconFileName)</text:h>
      <text:p text:style-name="P49">Sets the item icon.</text:p>
      <text:p text:style-name="P49">Arguments:</text:p>
      <text:list xml:id="list130844982851398" text:continue-numbering="true" text:style-name="L39">
        <text:list-item>
          <text:p text:style-name="P892">row: The row of the item</text:p>
        </text:list-item>
        <text:list-item>
          <text:p text:style-name="P892">iconFileName: The path to the item icon</text:p>
        </text:list-item>
      </text:list>
      <text:p text:style-name="P50"><text:soft-page-break/></text:p>
      <text:h text:style-name="P694" text:outline-level="4">void sortItems(bool ascendingOrder=true)</text:h>
      <text:p text:style-name="P49">Sorts the items in the widget in the specified order(true=AscendingOrder, false=DescendingOrder).</text:p>
      <text:p text:style-name="P50"/>
      <text:h text:style-name="P694" text:outline-level="4">void currentRowChangedSignal(Number currentRow)</text:h>
      <text:p text:style-name="P49">This signal is emitted if the current row selection has been changed.</text:p>
      <text:p text:style-name="P287">Arguments:</text:p>
      <text:list xml:id="list130845188250291" text:continue-numbering="true" text:style-name="L39">
        <text:list-item>
          <text:p text:style-name="P892">currentRow: The index of the current selected item</text:p>
        </text:list-item>
      </text:list>
      <text:p text:style-name="P288"/>
      <text:h text:style-name="P694" text:outline-level="4">void itemClickedSignal(Number row)</text:h>
      <text:p text:style-name="P49">This signal is emitted if a row has been clicked.</text:p>
      <text:p text:style-name="P287">Arguments:</text:p>
      <text:list xml:id="list130843753135369" text:continue-numbering="true" text:style-name="L39">
        <text:list-item>
          <text:p text:style-name="P892">row: The row of the item</text:p>
        </text:list-item>
      </text:list>
      <text:p text:style-name="P288"/>
      <text:h text:style-name="P694" text:outline-level="4">void itemDoubleClickedSignal(Number row)</text:h>
      <text:p text:style-name="P49">This signal is emitted if a row has been double clicked.</text:p>
      <text:p text:style-name="P287">Arguments:</text:p>
      <text:list xml:id="list130844140075042" text:continue-numbering="true" text:style-name="L39">
        <text:list-item>
          <text:p text:style-name="P892">row: The row of the item</text:p>
        </text:list-item>
      </text:list>
      <text:p text:style-name="P50"/>
      <text:h text:style-name="P694" text:outline-level="4">Script list widget example</text:h>
      <text:p text:style-name="P325">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6" text:outline-level="3"><text:bookmark-start text:name="_Toc4030416942"/><text:bookmark-start text:name="__RefHeading__9855_1845819620"/>Script tree widget<text:bookmark-end text:name="_Toc4030416942"/><text:bookmark-end text:name="__RefHeading__9855_1845819620"/></text:h>
      <text:p text:style-name="P38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694"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4"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4" text:outline-level="4">void setColumnWidth(Number column, Number size)</text:h>
      <text:p text:style-name="P49">Sets the width of a column.</text:p>
      <text:p text:style-name="P49"/>
      <text:h text:style-name="P694" text:outline-level="4">Number getColumnWidth(Number column)</text:h>
      <text:p text:style-name="P49">Returns the width of a column.</text:p>
      <text:p text:style-name="P49"/>
      <text:h text:style-name="P694" text:outline-level="4">void addTopLevelItem (ScriptTreeWidgetItem* item)</text:h>
      <text:p text:style-name="P49">Appends the item as a top-level item in the widget.</text:p>
      <text:p text:style-name="P49"/>
      <text:h text:style-name="P694"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4" text:outline-level="4">Number topLevelItemCount(void)</text:h>
      <text:p text:style-name="P49">Returns the number of top level items.</text:p>
      <text:p text:style-name="P49"/>
      <text:h text:style-name="P694"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4" text:outline-level="4">ScriptTreeWidgetItem* itemAbove(ScriptTreeWidgetItem* item)</text:h>
      <text:p text:style-name="P49">Returns the item above the given item. If to item is above then it returns null.</text:p>
      <text:p text:style-name="P49"/>
      <text:h text:style-name="P694" text:outline-level="4"><text:soft-page-break/>ScriptTreeWidgetItem* itemBelow(ScriptTreeWidgetItem* item)</text:h>
      <text:p text:style-name="P49">Returns the item below the given item. If to item is above then it returns null.</text:p>
      <text:p text:style-name="P49"/>
      <text:h text:style-name="P694"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4" text:outline-level="4">ScriptTreeWidgetItem* topLevelItem(Number index)</text:h>
      <text:p text:style-name="P49">Returns the top level item at the given index, or null if the item does not exist.</text:p>
      <text:p text:style-name="P49"/>
      <text:h text:style-name="P694" text:outline-level="4">void resizeColumnToContents(Number column)</text:h>
      <text:p text:style-name="P49">Resizes the column given to the size of its contents.</text:p>
      <text:p text:style-name="P49"/>
      <text:h text:style-name="P694" text:outline-level="4">Number columnCount(void)</text:h>
      <text:p text:style-name="P49">Returns the number of columns displayed in the tree widget.</text:p>
      <text:p text:style-name="P49"/>
      <text:h text:style-name="P694" text:outline-level="4">void setColumnCount(Number columns)</text:h>
      <text:p text:style-name="P49">Sets the number of columns displayed in the tree widget.</text:p>
      <text:p text:style-name="P49"/>
      <text:h text:style-name="P694" text:outline-level="4">void expandItem(ScriptTreeWidgetItem* item)</text:h>
      <text:p text:style-name="P49">Expands the item. This causes the tree containing the item's children to be expanded.</text:p>
      <text:p text:style-name="P49"/>
      <text:h text:style-name="P694" text:outline-level="4">void expandAll(void)</text:h>
      <text:p text:style-name="P49">Expands all expandable items.</text:p>
      <text:p text:style-name="P49"/>
      <text:h text:style-name="P694" text:outline-level="4">void setCurrentItem (ScriptTreeWidgetItem* item)</text:h>
      <text:p text:style-name="P49">Sets the current item in the tree widget.</text:p>
      <text:p text:style-name="P49"/>
      <text:h text:style-name="P694" text:outline-level="4">ScriptTreeWidgetItem* currentItem(void)</text:h>
      <text:p text:style-name="P49">Returns current item in the tree widget.</text:p>
      <text:p text:style-name="P49"/>
      <text:h text:style-name="P694" text:outline-level="4">void sortItems(Number column, bool ascendingOrder=true)</text:h>
      <text:p text:style-name="P49">Sorts the items in the widget in the specified order(true=AscendingOrder, false=DescendingOrder) by the values in the given column.</text:p>
      <text:p text:style-name="P49"/>
      <text:h text:style-name="P694" text:outline-level="4">void itemClickedSignal(ScriptTreeWidgetItem *item, Number column)</text:h>
      <text:p text:style-name="P49">This signal is emitted if an item has been clicked.</text:p>
      <text:p text:style-name="P49"/>
      <text:h text:style-name="P694" text:outline-level="4">void itemDoubleClickedSignal(ScriptTreeWidgetItem *item, Number column)</text:h>
      <text:p text:style-name="P49">This signal is emitted if an item has been double clicked.</text:p>
      <text:p text:style-name="P49"/>
      <text:h text:style-name="P694"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4" text:outline-level="4"><text:bookmark-start text:name="__RefHeading__9660_1845819620"/>Script tree widget example<text:bookmark-end text:name="__RefHeading__9660_1845819620"/></text:h>
      <text:p text:style-name="P326">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6"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4" text:outline-level="4"><text:soft-page-break/>void setText(Number column, String text)</text:h>
      <text:p text:style-name="P49">Sets the text to be displayed in the given column to the given text.</text:p>
      <text:p text:style-name="P49"/>
      <text:h text:style-name="P694" text:outline-level="4">String text(Number column)</text:h>
      <text:p text:style-name="P49">Returns the text in the specified column.</text:p>
      <text:p text:style-name="P49"/>
      <text:h text:style-name="P694" text:outline-level="4">void setItemIcon(Number column, String iconFileName)</text:h>
      <text:p text:style-name="P49">Sets the item icon.</text:p>
      <text:p text:style-name="P49"/>
      <text:h text:style-name="P694" text:outline-level="4">void addChild(ScriptTreeWidgetItem* child)</text:h>
      <text:p text:style-name="P49">Appends the child item to the list of children.</text:p>
      <text:p text:style-name="P49"/>
      <text:h text:style-name="P694" text:outline-level="4">Number childCount(void)</text:h>
      <text:p text:style-name="P49">Returns the number of child items.</text:p>
      <text:p text:style-name="P49"/>
      <text:h text:style-name="P694"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4"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4" text:outline-level="4">void deleteItem(void)</text:h>
      <text:p text:style-name="P49">Deletes the current item.</text:p>
      <text:p text:style-name="P49"/>
      <text:h text:style-name="P694" text:outline-level="4">Number indexOfChild(ScriptTreeWidgetItem* child)</text:h>
      <text:p text:style-name="P49">Returns the index of the given child in the item's list of children.</text:p>
      <text:p text:style-name="P49"/>
      <text:h text:style-name="P694"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4" text:outline-level="4">ScriptTreeWidgetItem* parent (void)</text:h>
      <text:p text:style-name="P49">Returns the item's parent.</text:p>
      <text:p text:style-name="P49"/>
      <text:h text:style-name="P694" text:outline-level="4">Number columnCount(void)</text:h>
      <text:p text:style-name="P49">Returns the number of columns in the item.</text:p>
      <text:p text:style-name="P49"/>
      <text:h text:style-name="P694"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4"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4" text:outline-level="4">bool isExpanded(void)</text:h>
      <text:p text:style-name="P49">Returns true if the item is expanded, otherwise returns false.</text:p>
      <text:p text:style-name="P49"/>
      <text:h text:style-name="P694" text:outline-level="4">void setExpanded(bool expand)</text:h>
      <text:p text:style-name="P49">Expands the item if expand is true, otherwise collapses the item.</text:p>
      <text:p text:style-name="P49"/>
      <text:h text:style-name="P694"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4"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4" text:outline-level="4">void setDisabled(bool disabled)</text:h>
      <text:p text:style-name="P49">Disables the item if disabled is true; otherwise enables the item.</text:p>
      <text:p text:style-name="P49"/>
      <text:h text:style-name="P694" text:outline-level="4">bool isDisabled(void)</text:h>
      <text:p text:style-name="P49">Returns true if the item is disabled; otherwise returns false.</text:p>
      <text:p text:style-name="P49"/>
      <text:h text:style-name="P756" text:outline-level="4">Script tree widget item example</text:h>
      <text:p text:style-name="P37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6"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40_596565095"/>Number verticalScrollBarValue(void)<text:bookmark-end text:name="__RefHeading__6740_596565095"/></text:h>
      <text:p text:style-name="P2">Returns the vertical scroll bar value.</text:p>
      <text:h text:style-name="P694"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30844505700313" text:continue-numbering="true" text:style-name="L39">
        <text:list-item>
          <text:p text:style-name="P942">value: The new value</text:p>
        </text:list-item>
      </text:list>
      <text:h text:style-name="P694" text:outline-level="4"><text:bookmark-start text:name="__RefHeading__6744_596565095"/>String toPlainText(void)<text:bookmark-end text:name="__RefHeading__6744_596565095"/></text:h>
      <text:p text:style-name="P2">Returns the content of the text edit as plain text.</text:p>
      <text:h text:style-name="P694" text:outline-level="4"><text:bookmark-start text:name="__RefHeading__6746_596565095"/>String toHtml(void)<text:bookmark-end text:name="__RefHeading__6746_596565095"/></text:h>
      <text:p text:style-name="P2">Returns the content of the text edit as html.</text:p>
      <text:h text:style-name="P694"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30844531447416" text:continue-numbering="true" text:style-name="L39">
        <text:list-item>
          <text:p text:style-name="P942">maxChars: The new value for max. characters</text:p>
        </text:list-item>
      </text:list>
      <text:h text:style-name="P807" text:outline-level="4">String replaceNonHtmlChars(String text, <text:span text:style-name="T470">bool replaceNewLine=true</text:span>)</text:h>
      <text:p text:style-name="P49">Replaces the characters '\n',' ', '&lt;' and '&gt;' to their html representation.</text:p>
      <text:p text:style-name="P49">Arguments:</text:p>
      <text:list xml:id="list130844471177296" text:continue-numbering="true" text:style-name="L39">
        <text:list-item>
          <text:p text:style-name="P1122">text: The old text.</text:p>
        </text:list-item>
        <text:list-item>
          <text:p text:style-name="P1141">replaceNewLine: True if new line characters ('\n') shall be replaced.</text:p>
        </text:list-item>
      </text:list>
      <text:p text:style-name="P49">Return: The converted text</text:p>
      <text:p text:style-name="P49"/>
      <text:h text:style-name="P694" text:outline-level="4"><text:bookmark-start text:name="__RefHeading__6752_596565095"/>void moveTextPositionToEnd(void)<text:bookmark-end text:name="__RefHeading__6752_596565095"/></text:h>
      <text:p text:style-name="P2">Moves the curser to the end of the text edit.</text:p>
      <text:h text:style-name="P694" text:outline-level="4"><text:bookmark-start text:name="__RefHeading__6754_596565095"/>void setFontPointSize(Number fontSize)<text:bookmark-end text:name="__RefHeading__6754_596565095"/></text:h>
      <text:p text:style-name="P49">Sets the font size.</text:p>
      <text:p text:style-name="P49">Arguments:</text:p>
      <text:list xml:id="list130844411922106" text:continue-numbering="true" text:style-name="L39">
        <text:list-item>
          <text:p text:style-name="P942">fontSize: The new font size</text:p>
        </text:list-item>
      </text:list>
      <text:h text:style-name="P694" text:outline-level="4"><text:bookmark-start text:name="__RefHeading__6756_596565095"/>void setFontFamily (Number fontFamily)<text:bookmark-end text:name="__RefHeading__6756_596565095"/></text:h>
      <text:p text:style-name="P49">Sets the font family.</text:p>
      <text:p text:style-name="P49">Arguments:</text:p>
      <text:list xml:id="list130844992527752" text:continue-numbering="true" text:style-name="L39">
        <text:list-item>
          <text:p text:style-name="P942">fontFamily: The new font family</text:p>
        </text:list-item>
      </text:list>
      <text:h text:style-name="P694" text:outline-level="4"><text:bookmark-start text:name="__RefHeading__6758_596565095"/>void clear(void)<text:bookmark-end text:name="__RefHeading__6758_596565095"/></text:h>
      <text:p text:style-name="P2">Clears the text edit.</text:p>
      <text:h text:style-name="P808" text:outline-level="4">void insertPlainText(String text<text:span text:style-name="T304">, bool atTheEnd=true</text:span>)</text:h>
      <text:p text:style-name="P49">Inserts plain text into the text edit.</text:p>
      <text:p text:style-name="P49">Arguments:</text:p>
      <text:list xml:id="list130844472295931" text:continue-list="list130844992527752" text:style-name="L51">
        <text:list-item>
          <text:p text:style-name="P1043">text: The text</text:p>
        </text:list-item>
        <text:list-item>
          <text:p text:style-name="P1044">atTheEnd: If true then the text is inserted at the end if false then the text is inserted at the cursor position</text:p>
          <text:p text:style-name="P1044"/>
        </text:list-item>
      </text:list>
      <text:h text:style-name="P808"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30844817237879" text:continue-numbering="true" text:style-name="L51">
        <text:list-item>
          <text:p text:style-name="P1043">htmlString: The <text:span text:style-name="T305">HTML</text:span> string</text:p>
        </text:list-item>
        <text:list-item>
          <text:p text:style-name="P1044">atTheEnd: If true then the text is inserted at the end if false then the text is inserted at the cursor position</text:p>
          <text:p text:style-name="P1044"/>
        </text:list-item>
      </text:list>
      <text:h text:style-name="P694"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30843993342222" text:continue-list="list130844817237879" text:style-name="L39">
        <text:list-item>
          <text:p text:style-name="P942">text: The text</text:p>
        </text:list-item>
      </text:list>
      <text:h text:style-name="P694"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30845208998838" text:continue-numbering="true" text:style-name="L39">
        <text:list-item>
          <text:p text:style-name="P942">text: The text</text:p>
        </text:list-item>
      </text:list>
      <text:h text:style-name="P694" text:outline-level="4"><text:bookmark-start text:name="__RefHeading__6768_596565095"/>void setText(String text)<text:bookmark-end text:name="__RefHeading__6768_596565095"/></text:h>
      <text:p text:style-name="P49">Sets the text of the text edit.</text:p>
      <text:p text:style-name="P49">Arguments:</text:p>
      <text:list xml:id="list130844256981459" text:continue-numbering="true" text:style-name="L39">
        <text:list-item>
          <text:p text:style-name="P942">text: The text</text:p>
        </text:list-item>
      </text:list>
      <text:h text:style-name="P809" text:outline-level="4">void <text:span text:style-name="T304">lockScrolling(bool lock)</text:span></text:h>
      <text:p text:style-name="P224">Locks or unlocks the scrolling of the vertical scroll bar.</text:p>
      <text:p text:style-name="P225">Arguments:</text:p>
      <text:list xml:id="list130844293888221" text:continue-numbering="true" text:style-name="L39">
        <text:list-item>
          <text:p text:style-name="P943"><text:span text:style-name="T304">lock</text:span>: <text:span text:style-name="T304">true for locking and false for unlocking</text:span></text:p>
        </text:list-item>
      </text:list>
      <text:p text:style-name="P226"/>
      <text:h text:style-name="P810" text:outline-level="4">void <text:span text:style-name="T362">setUpdateRate(Number updateRate)</text:span></text:h>
      <text:p text:style-name="P227">Sets the update rate of the script text edit.</text:p>
      <text:p text:style-name="P228">Arguments:</text:p>
      <text:list xml:id="list130843884859423" text:continue-numbering="true" text:style-name="L39">
        <text:list-item>
          <text:p text:style-name="P945"><text:span text:style-name="T362">updateRate</text:span>: <text:span text:style-name="T362">The new update rate</text:span></text:p>
          <text:p text:style-name="P944"/>
        </text:list-item>
      </text:list>
      <text:h text:style-name="P694" text:outline-level="4"><text:bookmark-start text:name="__RefHeading__6770_596565095"/>void textChangedSignal (void)<text:bookmark-end text:name="__RefHeading__6770_596565095"/></text:h>
      <text:p text:style-name="P2">This signal is emitted if the text of the text edit has been changed.</text:p>
      <text:h text:style-name="P686"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2">S</text:span>cript<text:span text:style-name="T302">P</text:span>rogress<text:span text:style-name="T302">B</text:span>a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4"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30844393558407" text:continue-numbering="true" text:style-name="L39">
        <text:list-item>
          <text:p text:style-name="P892">minimum: The minimum</text:p>
        </text:list-item>
        <text:list-item>
          <text:p text:style-name="P892">maximum: The maximum</text:p>
          <text:p text:style-name="P892"/>
        </text:list-item>
      </text:list>
      <text:h text:style-name="P694" text:outline-level="4"><text:bookmark-start text:name="__RefHeading__6776_596565095"/>void setMinimum(Number minimum)<text:bookmark-end text:name="__RefHeading__6776_596565095"/></text:h>
      <text:p text:style-name="P49">Sets the progress bar's minimum value.</text:p>
      <text:p text:style-name="P49">Arguments:</text:p>
      <text:list xml:id="list130844197566084" text:continue-numbering="true" text:style-name="L39">
        <text:list-item>
          <text:p text:style-name="P892">minimum: The minimum</text:p>
          <text:p text:style-name="P892"/>
        </text:list-item>
      </text:list>
      <text:h text:style-name="P694" text:outline-level="4"><text:bookmark-start text:name="__RefHeading__6778_596565095"/>void setMaximum(Number maximum)<text:bookmark-end text:name="__RefHeading__6778_596565095"/></text:h>
      <text:p text:style-name="P49">Sets the progress bar's maximum value.</text:p>
      <text:p text:style-name="P49">Arguments:</text:p>
      <text:list xml:id="list130844339120522" text:continue-numbering="true" text:style-name="L39">
        <text:list-item>
          <text:p text:style-name="P892">maximum: The maximum</text:p>
          <text:p text:style-name="P892"/>
        </text:list-item>
      </text:list>
      <text:h text:style-name="P694" text:outline-level="4"><text:bookmark-start text:name="__RefHeading__6780_596565095"/>void setValue(Number value)<text:bookmark-end text:name="__RefHeading__6780_596565095"/></text:h>
      <text:p text:style-name="P49">Sets the progress bar's current value.</text:p>
      <text:p text:style-name="P49">Arguments:</text:p>
      <text:list xml:id="list130843837976313" text:continue-numbering="true" text:style-name="L39">
        <text:list-item>
          <text:p text:style-name="P892">value: The current value</text:p>
          <text:p text:style-name="P893"/>
        </text:list-item>
      </text:list>
      <text:h text:style-name="P694"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1"><text:span text:style-name="Absatz-Standardschriftart"><text:span text:style-name="T5">UI_progressBar.setMinimum(0);</text:span></text:span></text:p>
      <text:p text:style-name="P581"><text:span text:style-name="Absatz-Standardschriftart"><text:span text:style-name="T5">UI_progressBar.setMaximum(100);</text:span></text:span></text:p>
      <text:p text:style-name="P581"><text:span text:style-name="Absatz-Standardschriftart"><text:span text:style-name="T5">UI_progressBar.setValue(10);</text:span></text:span></text:p>
      <text:p text:style-name="P581"><text:span text:style-name="Absatz-Standardschriftart"/></text:p>
      <text:h text:style-name="P686" text:outline-level="3"><text:bookmark-start text:name="__RefHeading__6048_596565095"/><text:bookmark-start text:name="_Toc4030416961"/>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30844549401799" text:continue-numbering="true" text:style-name="L39">
        <text:list-item>
          <text:p text:style-name="P1122">min: The minimum</text:p>
        </text:list-item>
        <text:list-item>
          <text:p text:style-name="P1122"><text:soft-page-break/>max: The maximum</text:p>
          <text:p text:style-name="P1122"/>
        </text:list-item>
      </text:list>
      <text:h text:style-name="P694" text:outline-level="4"><text:bookmark-start text:name="__RefHeading__6786_596565095"/>void setValue(Number value)<text:bookmark-end text:name="__RefHeading__6786_596565095"/></text:h>
      <text:p text:style-name="P49">Sets the slider's current value.</text:p>
      <text:p text:style-name="P49">Arguments:</text:p>
      <text:list xml:id="list130843950124569" text:continue-numbering="true" text:style-name="L39">
        <text:list-item>
          <text:p text:style-name="P892">value: The current value</text:p>
        </text:list-item>
      </text:list>
      <text:p text:style-name="P288"/>
      <text:h text:style-name="P694" text:outline-level="4">Number value(void)</text:h>
      <text:p text:style-name="P287">Returns <text:s/>the slider's current value.</text:p>
      <text:p text:style-name="P287"/>
      <text:h text:style-name="P694"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4"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1"><text:span text:style-name="Absatz-Standardschriftart"><text:span text:style-name="T5">function UI_horizontalSliderValueChanged(value)</text:span></text:span></text:p>
      <text:p text:style-name="P581"><text:span text:style-name="Absatz-Standardschriftart"><text:span text:style-name="T5">{</text:span></text:span></text:p>
      <text:p text:style-name="P581"><text:span text:style-name="Absatz-Standardschriftart"><text:span text:style-name="T5"><text:tab/>UI_testTextEdit.append("UI_horizontalSliderValueChanged");</text:span></text:span></text:p>
      <text:p text:style-name="P581"><text:span text:style-name="Absatz-Standardschriftart"><text:span text:style-name="T5">}</text:span></text:span></text:p>
      <text:p text:style-name="P581"><text:span text:style-name="Absatz-Standardschriftart"><text:span text:style-name="T5">UI_horizontalSlider.valueChangedSignal.connect(UI_horizontalSliderValueChanged);</text:span></text:span></text:p>
      <text:p text:style-name="P581"><text:span text:style-name="Absatz-Standardschriftart"><text:span text:style-name="T5">UI_horizontalSlider.setRange(0,100);</text:span></text:span></text:p>
      <text:p text:style-name="P581"><text:span text:style-name="Absatz-Standardschriftart"><text:span text:style-name="T5">UI_horizontalSlider.setValue(0);</text:span></text:span></text:p>
      <text:h text:style-name="P686"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30845230095886" text:continue-numbering="true"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1"/>void setValue(Number value)<text:bookmark-end text:name="__RefHeading__6786_5965650951"/></text:h>
      <text:p text:style-name="P49">Sets the spin box's current value.</text:p>
      <text:p text:style-name="P49">Arguments:</text:p>
      <text:list xml:id="list130844578926289" text:continue-numbering="true" text:style-name="L39">
        <text:list-item>
          <text:p text:style-name="P892">value: The current value</text:p>
        </text:list-item>
      </text:list>
      <text:p text:style-name="P50"/>
      <text:h text:style-name="P694" text:outline-level="4">Number value(void)</text:h>
      <text:p text:style-name="P49">Returns the spin box's current value.</text:p>
      <text:p text:style-name="P49"/>
      <text:h text:style-name="P694"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30844712958471" text:continue-numbering="true" text:style-name="L39">
        <text:list-item>
          <text:p text:style-name="P892">value: The new value</text:p>
        </text:list-item>
      </text:list>
      <text:p text:style-name="P288"/>
      <text:h text:style-name="P694" text:outline-level="4">Number singleStep(void)</text:h>
      <text:p text:style-name="P287">Returns the single step value.</text:p>
      <text:p text:style-name="P49"/>
      <text:h text:style-name="P694"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4"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1"><text:span text:style-name="Absatz-Standardschriftart"><text:span text:style-name="T5">function UI_spinBoxValueChanged(value)</text:span></text:span></text:p>
      <text:p text:style-name="P581"><text:span text:style-name="Absatz-Standardschriftart"><text:span text:style-name="T5">{</text:span></text:span></text:p>
      <text:p text:style-name="P581"><text:span text:style-name="Absatz-Standardschriftart"><text:span text:style-name="T5"><text:tab/>UI_testTextEdit.append("UI_spinBoxValueChanged: " + value);</text:span></text:span></text:p>
      <text:p text:style-name="P581"><text:span text:style-name="Absatz-Standardschriftart"><text:span text:style-name="T5">}</text:span></text:span></text:p>
      <text:p text:style-name="P581"><text:span text:style-name="Absatz-Standardschriftart"><text:span text:style-name="T5">UI_spinBox.valueChangedSignal.connect(UI_spinBoxValueChanged);</text:span></text:span></text:p>
      <text:p text:style-name="P581"><text:span text:style-name="Absatz-Standardschriftart"><text:span text:style-name="T5">UI_spinBox.setRange(0,100);</text:span></text:span></text:p>
      <text:p text:style-name="P581"><text:span text:style-name="Absatz-Standardschriftart"><text:span text:style-name="T5">UI_spinBox.setValue(0);</text:span></text:span></text:p>
      <text:p text:style-name="P581"><text:span text:style-name="Absatz-Standardschriftart"/></text:p>
      <text:h text:style-name="P686"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30844384143074" text:continue-numbering="true"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12"/>void setValue(Number value)<text:bookmark-end text:name="__RefHeading__6786_59656509512"/></text:h>
      <text:p text:style-name="P49">Sets the spin box's current value.</text:p>
      <text:p text:style-name="P49">Arguments:</text:p>
      <text:list xml:id="list130845196759038" text:continue-numbering="true" text:style-name="L39">
        <text:list-item>
          <text:p text:style-name="P892">value: The current value</text:p>
        </text:list-item>
      </text:list>
      <text:p text:style-name="P50"/>
      <text:h text:style-name="P694" text:outline-level="4">Number value(void)</text:h>
      <text:p text:style-name="P49">Returns the spin box's current value.</text:p>
      <text:p text:style-name="P49"/>
      <text:h text:style-name="P694"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30844599855840" text:continue-numbering="true" text:style-name="L39">
        <text:list-item>
          <text:p text:style-name="P892">value: The new value</text:p>
          <text:p text:style-name="P893"/>
        </text:list-item>
      </text:list>
      <text:h text:style-name="P694" text:outline-level="4">Number singleStep(void)</text:h>
      <text:p text:style-name="P287">Returns the single step value.</text:p>
      <text:p text:style-name="P287"/>
      <text:h text:style-name="P694" text:outline-level="4">void setDecimals(Number value)</text:h>
      <text:p text:style-name="P49">Sets the precision of the spin box, in decimals.</text:p>
      <text:p text:style-name="P49">Arguments:</text:p>
      <text:list xml:id="list130845106936217" text:continue-numbering="true" text:style-name="L39">
        <text:list-item>
          <text:p text:style-name="P892">value: The new value</text:p>
        </text:list-item>
      </text:list>
      <text:p text:style-name="P50"/>
      <text:h text:style-name="P694" text:outline-level="4">Number decimals(void)</text:h>
      <text:p text:style-name="P287">Returns the precision of the spin box, in decimals.</text:p>
      <text:p text:style-name="P49"/>
      <text:h text:style-name="P694"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4"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1"><text:span text:style-name="Absatz-Standardschriftart"><text:span text:style-name="T5">function UI_doubleSpinBoxValueChanged(value)</text:span></text:span></text:p>
      <text:p text:style-name="P581"><text:span text:style-name="Absatz-Standardschriftart"><text:span text:style-name="T5">{</text:span></text:span></text:p>
      <text:p text:style-name="P581"><text:span text:style-name="Absatz-Standardschriftart"><text:span text:style-name="T5"><text:tab/>UI_testTextEdit.append("UI_doubleSpinBoxValueChanged: " + value);</text:span></text:span></text:p>
      <text:p text:style-name="P581"><text:span text:style-name="Absatz-Standardschriftart"><text:span text:style-name="T5">}</text:span></text:span></text:p>
      <text:p text:style-name="P581"><text:span text:style-name="Absatz-Standardschriftart"><text:span text:style-name="T5">UI_doubleSpinBox.valueChangedSignal.connect(UI_doubleSpinBoxValueChanged);</text:span></text:span></text:p>
      <text:p text:style-name="P581"><text:span text:style-name="Absatz-Standardschriftart"><text:span text:style-name="T5">UI_doubleSpinBox.setRange(0,100);</text:span></text:span></text:p>
      <text:p text:style-name="P581"><text:span text:style-name="Absatz-Standardschriftart"><text:span text:style-name="T5">UI_doubleSpinBox.setDecimals(2);</text:span></text:span></text:p>
      <text:p text:style-name="P581"><text:span text:style-name="Absatz-Standardschriftart"><text:span text:style-name="T5">UI_doubleSpinBox.setValue(0);</text:span></text:span></text:p>
      <text:p text:style-name="P581"><text:span text:style-name="Absatz-Standardschriftart"/></text:p>
      <text:h text:style-name="P686"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4" text:outline-level="4"><text:bookmark-start text:name="__RefHeading__6784_59656509511"/>void setTime(String time)<text:bookmark-end text:name="__RefHeading__6784_59656509511"/></text:h>
      <text:p text:style-name="P49">Sets the time.</text:p>
      <text:p text:style-name="P49">Arguments:</text:p>
      <text:list xml:id="list130843732441889" text:continue-numbering="true" text:style-name="L39">
        <text:list-item>
          <text:p text:style-name="P892">time: The time (must satisfy the display format)</text:p>
          <text:p text:style-name="P892"/>
        </text:list-item>
      </text:list>
      <text:h text:style-name="P694" text:outline-level="4"><text:bookmark-start text:name="__RefHeading__6786_59656509511"/><text:soft-page-break/>String getTime(void)<text:bookmark-end text:name="__RefHeading__6786_59656509511"/></text:h>
      <text:p text:style-name="P49">Returns the time.</text:p>
      <text:p text:style-name="P49"/>
      <text:h text:style-name="P694" text:outline-level="4">void setDisplayFormat(String format)</text:h>
      <text:p text:style-name="P49">Sets the display format.</text:p>
      <text:p text:style-name="P49">Arguments:</text:p>
      <text:list xml:id="list130845154796514"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2"/>
        </text:list-item>
      </text:list>
      <text:h text:style-name="P694" text:outline-level="4">String getDisplayFormat(void)</text:h>
      <text:p text:style-name="P287">Returns the display format.</text:p>
      <text:p text:style-name="P287"/>
      <text:h text:style-name="P694"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4"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1"><text:span text:style-name="Absatz-Standardschriftart"><text:span text:style-name="T5">//time is 12:01.00</text:span></text:span></text:p>
      <text:p text:style-name="P581"><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81"><text:span text:style-name="Absatz-Standardschriftart"><text:span text:style-name="T5">//invalid</text:span></text:span></text:p>
      <text:p text:style-name="P581"><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81"><text:span text:style-name="Absatz-Standardschriftart"><text:span text:style-name="T181">//time is 00:01:30.000</text:span></text:span></text:p>
      <text:p text:style-name="P581"><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4"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1"><text:span text:style-name="Absatz-Standardschriftart"><text:span text:style-name="T5">function UI_timeEditTimeChanged(time)</text:span></text:span></text:p>
      <text:p text:style-name="P581"><text:span text:style-name="Absatz-Standardschriftart"><text:span text:style-name="T5">{</text:span></text:span></text:p>
      <text:p text:style-name="P581"><text:span text:style-name="Absatz-Standardschriftart"><text:span text:style-name="T5"><text:tab/>UI_testTextEdit.append("UI_timeEditTimeChanged: " + time);</text:span></text:span></text:p>
      <text:p text:style-name="P581"><text:span text:style-name="Absatz-Standardschriftart"><text:span text:style-name="T5">}</text:span></text:span></text:p>
      <text:p text:style-name="P581"><text:span text:style-name="Absatz-Standardschriftart"><text:span text:style-name="T5">UI_timeEdit.setDisplayFormat("hh:mm:ss");</text:span></text:span></text:p>
      <text:p text:style-name="P581"><text:span text:style-name="Absatz-Standardschriftart"><text:span text:style-name="T5">UI_timeEdit.setTime("10:09:08");</text:span></text:span></text:p>
      <text:p text:style-name="P581"><text:span text:style-name="Absatz-Standardschriftart"><text:span text:style-name="T5">UI_timeEdit.timeChangedSignal.connect(UI_timeEditTimeChanged);</text:span></text:span></text:p>
      <text:p text:style-name="P581"><text:span text:style-name="Absatz-Standardschriftart"/></text:p>
      <text:h text:style-name="P686"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void setDate(String date)<text:bookmark-end text:name="__RefHeading__6784_596565095111"/></text:h>
      <text:p text:style-name="P49">Sets the date.</text:p>
      <text:p text:style-name="P49">Arguments:</text:p>
      <text:list xml:id="list130845247318961" text:continue-numbering="true" text:style-name="L39">
        <text:list-item>
          <text:p text:style-name="P892">date: The date (must satisfy the display format)</text:p>
          <text:p text:style-name="P892"/>
        </text:list-item>
      </text:list>
      <text:h text:style-name="P694" text:outline-level="4"><text:bookmark-start text:name="__RefHeading__6786_596565095111"/>String getDate(void)<text:bookmark-end text:name="__RefHeading__6786_596565095111"/></text:h>
      <text:p text:style-name="P49">Returns the date.</text:p>
      <text:p text:style-name="P49"/>
      <text:h text:style-name="P694" text:outline-level="4">void setDisplayFormat(String format)</text:h>
      <text:p text:style-name="P49">Sets the display format.</text:p>
      <text:p text:style-name="P49">Arguments:</text:p>
      <text:list xml:id="list130843967591357"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2"/>
        </text:list-item>
      </text:list>
      <text:h text:style-name="P694" text:outline-level="4">String getDisplayFormat(void)</text:h>
      <text:p text:style-name="P287">Returns the display format.</text:p>
      <text:p text:style-name="P287"/>
      <text:h text:style-name="P694"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4"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1"><text:span text:style-name="Absatz-Standardschriftart"><text:span text:style-name="T5">//date is 1 December 2003</text:span></text:span></text:p>
      <text:p text:style-name="P581"><text:span text:style-name="Absatz-Standardschriftart"><text:span text:style-name="T5">UI_dateEdit.setDisplayFormat("d'MM'MMcaryyyy");</text:span></text:span></text:p>
      <text:p text:style-name="P581"><text:span text:style-name="Absatz-Standardschriftart"><text:span text:style-name="T5">UI_dateEdit.setDate("1MM12car2003");</text:span></text:span></text:p>
      <text:p text:style-name="P581"><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1"><text:span text:style-name="Absatz-Standardschriftart"><text:span text:style-name="T5">//invalid</text:span></text:span></text:p>
      <text:p text:style-name="P581"><text:span text:style-name="Absatz-Standardschriftart"><text:span text:style-name="T5">UI_dateEdit.setDisplayFormat("Md");</text:span></text:span></text:p>
      <text:p text:style-name="P581"><text:span text:style-name="Absatz-Standardschriftart"><text:span text:style-name="T5">UI_dateEdit.setDate("130");</text:span></text:span></text:p>
      <text:p text:style-name="P581"><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1"><text:span text:style-name="Absatz-Standardschriftart"><text:span text:style-name="T5">//</text:span></text:span><text:span text:style-name="Absatz-Standardschriftart"><text:span text:style-name="T180">January 30 1900</text:span></text:span></text:p>
      <text:p text:style-name="P581"><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1"><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1"><text:span text:style-name="Absatz-Standardschriftart"/></text:p>
      <text:p text:style-name="P581"><text:span text:style-name="Absatz-Standardschriftart"><text:span text:style-name="T5">//</text:span></text:span><text:span text:style-name="Absatz-Standardschriftart"><text:span text:style-name="T180">January 10, 2000</text:span></text:span></text:p>
      <text:p text:style-name="P581"><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1"><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1"><text:span text:style-name="Absatz-Standardschriftart"/></text:p>
      <text:p text:style-name="P581"><text:span text:style-name="Absatz-Standardschriftart"><text:span text:style-name="T5">//</text:span></text:span><text:span text:style-name="Absatz-Standardschriftart"><text:span text:style-name="T180">January 10, 2000</text:span></text:span></text:p>
      <text:p text:style-name="P581"><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1"><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4"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1"><text:span text:style-name="Absatz-Standardschriftart"><text:span text:style-name="T5">function UI_dateEditDateChanged(date)</text:span></text:span></text:p>
      <text:p text:style-name="P581"><text:span text:style-name="Absatz-Standardschriftart"><text:span text:style-name="T5">{</text:span></text:span></text:p>
      <text:p text:style-name="P581"><text:span text:style-name="Absatz-Standardschriftart"><text:span text:style-name="T5"><text:tab/>UI_testTextEdit.append("UI_dateEditDateChanged: " + date);</text:span></text:span></text:p>
      <text:p text:style-name="P581"><text:span text:style-name="Absatz-Standardschriftart"><text:span text:style-name="T5">}</text:span></text:span></text:p>
      <text:p text:style-name="P581"><text:span text:style-name="Absatz-Standardschriftart"><text:span text:style-name="T5">UI_dateEdit.setDisplayFormat("dd.MM.yyyy");</text:span></text:span></text:p>
      <text:p text:style-name="P581"><text:span text:style-name="Absatz-Standardschriftart"><text:span text:style-name="T5">UI_dateEdit.setDate("01.02.2014");</text:span></text:span></text:p>
      <text:p text:style-name="P581"><text:span text:style-name="Absatz-Standardschriftart"><text:span text:style-name="T5">UI_dateEdit.dateChangedSignal.connect(UI_dateEditDateChanged);</text:span></text:span></text:p>
      <text:h text:style-name="P686"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30844114500185" text:continue-numbering="true" text:style-name="L39">
        <text:list-item>
          <text:p text:style-name="P892">date: The date and time (must satisfy the display format)</text:p>
          <text:p text:style-name="P892"/>
        </text:list-item>
      </text:list>
      <text:h text:style-name="P694" text:outline-level="4"><text:bookmark-start text:name="__RefHeading__6786_5965650951112"/>String getDateTime(void)<text:bookmark-end text:name="__RefHeading__6786_5965650951112"/></text:h>
      <text:p text:style-name="P49">Returns the date and time.</text:p>
      <text:p text:style-name="P49"/>
      <text:h text:style-name="P694" text:outline-level="4">void setDisplayFormat(String format)</text:h>
      <text:p text:style-name="P49">Sets the display format.</text:p>
      <text:p text:style-name="P49">Arguments:</text:p>
      <text:list xml:id="list130845310740225"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6">Example:</text:p>
        </text:list-item>
      </text:list>
      <text:p text:style-name="P661"><text:span text:style-name="Absatz-Standardschriftart"><text:span text:style-name="T5">UI_dateTimeEdit.setDisplayFormat("dd.MM.yyyy hh:mm:ss");</text:span></text:span></text:p>
      <text:list xml:id="list130844950034011" text:continue-numbering="true" text:style-name="L39">
        <text:list-header>
          <text:p text:style-name="P892"/>
        </text:list-header>
      </text:list>
      <text:h text:style-name="P694" text:outline-level="4">String getDisplayFormat(void)</text:h>
      <text:p text:style-name="P287">Returns the display format.</text:p>
      <text:p text:style-name="P287"/>
      <text:h text:style-name="P694"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4"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1"><text:span text:style-name="Absatz-Standardschriftart"><text:span text:style-name="T5">//the user has changed the date and/or the time</text:span></text:span></text:p>
      <text:p text:style-name="P581"><text:span text:style-name="Absatz-Standardschriftart"><text:span text:style-name="T5">function UI_dateTimeEditTimeChanged(dateTime)</text:span></text:span></text:p>
      <text:p text:style-name="P581"><text:span text:style-name="Absatz-Standardschriftart"><text:span text:style-name="T5">{</text:span></text:span></text:p>
      <text:p text:style-name="P581"><text:span text:style-name="Absatz-Standardschriftart"><text:span text:style-name="T5"><text:tab/>UI_testTextEdit.append("UI_dateTimeEditTimeChanged: " + dateTime);<text:tab/><text:tab/></text:span></text:span></text:p>
      <text:p text:style-name="P581"><text:span text:style-name="Absatz-Standardschriftart"><text:span text:style-name="T5">}</text:span></text:span></text:p>
      <text:p text:style-name="P581"><text:span text:style-name="Absatz-Standardschriftart"><text:span text:style-name="T5">UI_dateTimeEdit.setDisplayFormat("dd.MM.yyyy hh:mm:ss");</text:span></text:span></text:p>
      <text:p text:style-name="P581"><text:soft-page-break/><text:span text:style-name="Absatz-Standardschriftart"><text:span text:style-name="T5">UI_dateTimeEdit.setDateTime("01.01.2016 10:09:08");</text:span></text:span></text:p>
      <text:p text:style-name="P581"><text:span text:style-name="Absatz-Standardschriftart"><text:span text:style-name="T5">UI_dateTimeEdit.dateTimeChangedSignal.connect(UI_dateTimeEditTimeChanged);</text:span></text:span></text:p>
      <text:p text:style-name="P49"/>
      <text:h text:style-name="P686"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30844705647984" text:continue-numbering="true" text:style-name="L39">
        <text:list-item>
          <text:p text:style-name="P892">date: The date (must satisfy the date format)</text:p>
          <text:p text:style-name="P892"/>
        </text:list-item>
      </text:list>
      <text:h text:style-name="P694" text:outline-level="4"><text:bookmark-start text:name="__RefHeading__6786_5965650951111"/>String getSelectedDate(void)<text:bookmark-end text:name="__RefHeading__6786_5965650951111"/></text:h>
      <text:p text:style-name="P49">Returns the selected date.</text:p>
      <text:p text:style-name="P49"/>
      <text:h text:style-name="P694" text:outline-level="4">void setDateFormat(String format)</text:h>
      <text:p text:style-name="P49">Sets the date format.</text:p>
      <text:p text:style-name="P49">Arguments:</text:p>
      <text:list xml:id="list130844133715682" text:continue-numbering="true" text:style-name="L39">
        <text:list-item>
          <text:p text:style-name="P1365"><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2"/>
        </text:list-item>
      </text:list>
      <text:h text:style-name="P694" text:outline-level="4">String getDateFormat(void)</text:h>
      <text:p text:style-name="P287">Returns the date format.</text:p>
      <text:p text:style-name="P287"/>
      <text:h text:style-name="P694" text:outline-level="4">void setDateRange(String min, String max)</text:h>
      <text:p text:style-name="P287">Sets the minimum and the maximum date.</text:p>
      <text:p text:style-name="P287">Arguments:</text:p>
      <text:list text:style-name="L52">
        <text:list-item>
          <text:p text:style-name="P1142">min: the min. date (must satisfy the date format)</text:p>
        </text:list-item>
        <text:list-item>
          <text:p text:style-name="P1142">max: the max. date (must satisfy the date format)</text:p>
          <text:p text:style-name="P1142"/>
        </text:list-item>
      </text:list>
      <text:h text:style-name="P694"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4"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1"><text:span text:style-name="Absatz-Standardschriftart"><text:span text:style-name="T5">//the user has changed the date</text:span></text:span></text:p>
      <text:p text:style-name="P581"><text:span text:style-name="Absatz-Standardschriftart"><text:span text:style-name="T5">function UI_calendarSelectionChangedSignal(date)</text:span></text:span></text:p>
      <text:p text:style-name="P581"><text:span text:style-name="Absatz-Standardschriftart"><text:span text:style-name="T5">{</text:span></text:span></text:p>
      <text:p text:style-name="P581"><text:span text:style-name="Absatz-Standardschriftart"><text:span text:style-name="T5"><text:tab/>UI_testTextEdit.append("UI_calendarSelectionChangedSignal: " + date);</text:span></text:span></text:p>
      <text:p text:style-name="P581"><text:span text:style-name="Absatz-Standardschriftart"><text:span text:style-name="T5">}</text:span></text:span></text:p>
      <text:p text:style-name="P581"><text:span text:style-name="Absatz-Standardschriftart"><text:span text:style-name="T5">UI_calendar.setDateFormat("dd.MM.yyyy");</text:span></text:span></text:p>
      <text:p text:style-name="P581"><text:span text:style-name="Absatz-Standardschriftart"><text:span text:style-name="T5">UI_calendar.setDateRange("01.01.2014", "01.01.2016");</text:span></text:span></text:p>
      <text:p text:style-name="P581"><text:span text:style-name="Absatz-Standardschriftart"><text:span text:style-name="T5">UI_calendar.setSelectedDate("01.02.2015");</text:span></text:span></text:p>
      <text:p text:style-name="P581"><text:span text:style-name="Absatz-Standardschriftart"><text:span text:style-name="T5">UI_calendar.selectionChangedSignal.connect(UI_calendarSelectionChangedSignal);</text:span></text:span></text:p>
      <text:p text:style-name="P49"><text:soft-page-break/></text:p>
      <text:h text:style-name="P686"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30845294880967" text:continue-list="list130844133715682" text:style-name="L39">
        <text:list-header>
          <text:p text:style-name="P892"/>
        </text:list-header>
      </text:list>
      <text:h text:style-name="P694"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4" text:outline-level="4"><text:bookmark-start text:name="__RefHeading__6790_596565095112"/>Script splitter example<text:bookmark-end text:name="__RefHeading__6790_596565095112"/></text:h>
      <text:p text:style-name="P2">The following Code shows the typically use of the script splitter class:</text:p>
      <text:p text:style-name="P581"><text:span text:style-name="Absatz-Standardschriftart"><text:span text:style-name="T5">var sizeList = UI_SecondDialogSplitter.sizes();<text:tab/><text:tab/><text:tab/></text:span></text:span></text:p>
      <text:p text:style-name="P581"><text:span text:style-name="Absatz-Standardschriftart"><text:span text:style-name="T5">//Change the sizes.</text:span></text:span></text:p>
      <text:p text:style-name="P581"><text:span text:style-name="Absatz-Standardschriftart"><text:span text:style-name="T5">sizeList[0] -= 50;</text:span></text:span></text:p>
      <text:p text:style-name="P581"><text:span text:style-name="Absatz-Standardschriftart"><text:span text:style-name="T5">sizeList[1] += 50;</text:span></text:span></text:p>
      <text:p text:style-name="P581"><text:span text:style-name="Absatz-Standardschriftart"><text:span text:style-name="T5">UI_SecondDialogSplitter.setSizes(sizeList);</text:span></text:span></text:p>
      <text:p text:style-name="P581"><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5"><text:span text:style-name="Absatz-Standardschriftart"><text:span text:style-name="T77">select several items</text:span></text:span></text:p>
        </text:list-item>
        <text:list-item>
          <text:p text:style-name="P1375"><text:span text:style-name="Absatz-Standardschriftart"><text:span text:style-name="T77">press the right mouse button</text:span></text:span></text:p>
        </text:list-item>
        <text:list-item>
          <text:p text:style-name="P1375"><text:span text:style-name="Absatz-Standardschriftart"><text:span text:style-name="T77">go to the 'lay out' menu</text:span></text:span></text:p>
        </text:list-item>
        <text:list-item>
          <text:p text:style-name="P1375"><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6"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30844111498037" text:continue-list="list130845294880967"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2"/>void setValue(Number value)<text:bookmark-end text:name="__RefHeading__6786_5965650952"/></text:h>
      <text:p text:style-name="P49">Sets the dial's current value.</text:p>
      <text:p text:style-name="P49">Arguments:</text:p>
      <text:list xml:id="list130844842310684" text:continue-numbering="true" text:style-name="L39">
        <text:list-item>
          <text:p text:style-name="P892">value: The current value</text:p>
        </text:list-item>
      </text:list>
      <text:p text:style-name="P288"/>
      <text:h text:style-name="P694" text:outline-level="4">Number value(void)</text:h>
      <text:p text:style-name="P287">Returns <text:s/>the dial's current value.</text:p>
      <text:p text:style-name="P287"/>
      <text:h text:style-name="P694"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4"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581"><text:span text:style-name="Absatz-Standardschriftart"><text:span text:style-name="T5">function UI_dialValueChanged(value)</text:span></text:span></text:p>
      <text:p text:style-name="P581"><text:span text:style-name="Absatz-Standardschriftart"><text:span text:style-name="T5">{</text:span></text:span></text:p>
      <text:p text:style-name="P581"><text:span text:style-name="Absatz-Standardschriftart"><text:span text:style-name="T5"><text:tab/>UI_testTextEdit.append("UI_dialValueChanged");</text:span></text:span></text:p>
      <text:p text:style-name="P581"><text:span text:style-name="Absatz-Standardschriftart"><text:span text:style-name="T5">}</text:span></text:span></text:p>
      <text:p text:style-name="P581"><text:span text:style-name="Absatz-Standardschriftart"><text:span text:style-name="T5">UI_dial.valueChangedSignal.connect(UI_dialValueChanged);</text:span></text:span></text:p>
      <text:p text:style-name="P581"><text:span text:style-name="Absatz-Standardschriftart"><text:span text:style-name="T5">UI_dial.setRange(0,100);</text:span></text:span></text:p>
      <text:p text:style-name="P581"><text:span text:style-name="Absatz-Standardschriftart"><text:span text:style-name="T5">UI_dial.setValue(0);</text:span></text:span></text:p>
      <text:p text:style-name="P49"/>
      <text:h text:style-name="P686"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138160162" text:style-name="L54">
        <text:list-item>
          <text:p text:style-name="P1143">add a group box to the script GUI (QtDesigner)</text:p>
        </text:list-item>
        <text:list-item>
          <text:p text:style-name="P1376"><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xml:id="list130843324778867" text:continue-numbering="true" text:style-name="L54">
        <text:list-header>
          <text:p text:style-name="P1143"/>
        </text:list-header>
      </text:list>
      <text:h text:style-name="P811" text:outline-level="4">Number addGraph(String color, String penStyle, String name, bool useYAxis2 = false)</text:h>
      <text:p text:style-name="P49">This function adds a graph to the diagram.</text:p>
      <text:p text:style-name="P49">Arguments:</text:p>
      <text:list xml:id="list130843513817060" text:continue-list="list130844842310684" text:style-name="L39">
        <text:list-item>
          <text:p text:style-name="P926">color: The color of the graph <text:span text:style-name="T476">(svg color keyword, e.g. </text:span>"blue", "red", "yellow", "green", "black", …<text:span text:style-name="T476">).</text:span></text:p>
        </text:list-item>
        <text:list-item>
          <text:p text:style-name="P892">penStyle: The pen style of the graph. Allowed values are: "dash", "dot" and "solid"</text:p>
        </text:list-item>
        <text:list-item>
          <text:p text:style-name="P892">name: The name of the graph</text:p>
        </text:list-item>
        <text:list-item>
          <text:p text:style-name="P1016">useYAxis2: True if the graph shall use the y axis 2</text:p>
        </text:list-item>
      </text:list>
      <text:p text:style-name="P49"><text:soft-page-break/>Return: The index of the added graph</text:p>
      <text:p text:style-name="P49"/>
      <text:h text:style-name="P812"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30843850814155" text:continue-numbering="true" text:style-name="L39">
        <text:list-item>
          <text:p text:style-name="P892">xRange: The range of the x axis (the x axis starts always with 0)</text:p>
        </text:list-item>
        <text:list-item>
          <text:p text:style-name="P892">yMinValue: The min. values of the y axis</text:p>
        </text:list-item>
        <text:list-item>
          <text:p text:style-name="P892">yMaxValue: The max. value of the y axis</text:p>
        </text:list-item>
        <text:list-item>
          <text:p text:style-name="P1017">addSpaceAfterBiggestValues: True if a space shall be added after the biggest value of a graph</text:p>
        </text:list-item>
        <text:list-item>
          <text:p text:style-name="P947">y<text:span text:style-name="T514">2</text:span>MinValue: The min. values of the y axis <text:span text:style-name="T514">2</text:span></text:p>
        </text:list-item>
        <text:list-item>
          <text:p text:style-name="P1019">y<text:span text:style-name="T514">2</text:span>MaxValue: The max. value of the y axis <text:span text:style-name="T514">2</text:span></text:p>
          <text:p text:style-name="P892"/>
        </text:list-item>
      </text:list>
      <text:h text:style-name="P694"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30844328636298" text:continue-numbering="true" text:style-name="L39">
        <text:list-item>
          <text:p text:style-name="P892">graphIndex: The graph index</text:p>
        </text:list-item>
        <text:list-item>
          <text:p text:style-name="P892">x: The x value of the point</text:p>
        </text:list-item>
        <text:list-item>
          <text:p text:style-name="P892">y: The y value of the point</text:p>
        </text:list-item>
        <text:list-item>
          <text:p text:style-name="P1020">force: If true then the data is added even if auto update is disabled (setAutoUpdateEnabled)</text:p>
          <text:p text:style-name="P892"/>
        </text:list-item>
      </text:list>
      <text:h text:style-name="P813"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30844546186816" text:continue-numbering="true" text:style-name="L39">
        <text:list-item>
          <text:p text:style-name="P892">xAxisLabel: The label of the x axis</text:p>
        </text:list-item>
        <text:list-item>
          <text:p text:style-name="P892">yAxisLabel: The label of the y axis</text:p>
        </text:list-item>
        <text:list-item>
          <text:p text:style-name="P948">yAxis<text:span text:style-name="T515">2</text:span>Label: The label of the y axis <text:span text:style-name="T515">2</text:span></text:p>
          <text:p text:style-name="P892"/>
        </text:list-item>
      </text:list>
      <text:h text:style-name="P694"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30843798154874" text:continue-numbering="true" text:style-name="L39">
        <text:list-item>
          <text:p text:style-name="P892">show: True=show, false=hide</text:p>
          <text:p text:style-name="P892"/>
        </text:list-item>
      </text:list>
      <text:h text:style-name="P694" text:outline-level="4"><text:bookmark-start text:name="_Toc4030416861"/>void clearGraphs(void)<text:bookmark-end text:name="_Toc4030416861"/></text:h>
      <text:p text:style-name="P287">This function clears the data of all graphs.</text:p>
      <text:p text:style-name="P288"/>
      <text:h text:style-name="P694" text:outline-level="4"><text:bookmark-start text:name="_Toc40304168611"/>void removeAllGraphs(void)<text:bookmark-end text:name="_Toc40304168611"/></text:h>
      <text:p text:style-name="P287">This function removes all graphs.</text:p>
      <text:p text:style-name="P287"><text:soft-page-break/></text:p>
      <text:h text:style-name="P694"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30844573797208" text:continue-numbering="true" text:style-name="L39">
        <text:list-item>
          <text:p text:style-name="P892">showXRange: True if the x range input field shall be visible</text:p>
        </text:list-item>
        <text:list-item>
          <text:p text:style-name="P892">showYRange: True if the y range input fields shall be visible</text:p>
        </text:list-item>
        <text:list-item>
          <text:p text:style-name="P892">showUpdate: True if the x update check box shall be visible</text:p>
        </text:list-item>
        <text:list-item>
          <text:p text:style-name="P892">showSave: True if the save button shall be visible</text:p>
        </text:list-item>
        <text:list-item>
          <text:p text:style-name="P892">showLoad: True if the load button shall be visible</text:p>
        </text:list-item>
        <text:list-item>
          <text:p text:style-name="P892">showClear: True if the clear button shall be visible</text:p>
        </text:list-item>
        <text:list-item>
          <text:p text:style-name="P892">showGraphVisibility: True if the show group box</text:p>
        </text:list-item>
        <text:list-item>
          <text:p text:style-name="P892">graphVisibilityMaxSize: The max. width of the show group box</text:p>
        </text:list-item>
        <text:list-item>
          <text:p text:style-name="P892">showLegend: True if the show legend check box shall be visible</text:p>
        </text:list-item>
      </text:list>
      <text:p text:style-name="P287"/>
      <text:h text:style-name="P694" text:outline-level="4">void setMaxDataPointsPerGraph(Number maxDataPointsPerGraph)</text:h>
      <text:p text:style-name="P287">Sets the max. number of data points per graph (the default is 10.000.000.).</text:p>
      <text:p text:style-name="P287"/>
      <text:h text:style-name="P694" text:outline-level="4">void setUpdateInterval(Number updateInterval)</text:h>
      <text:p text:style-name="P49">Sets the update-interval.</text:p>
      <text:p text:style-name="P49">Arguments:</text:p>
      <text:list xml:id="list130845155439035" text:continue-numbering="true" text:style-name="L39">
        <text:list-item>
          <text:p text:style-name="P892">updateInterval: The new interval</text:p>
        </text:list-item>
      </text:list>
      <text:p text:style-name="P288"/>
      <text:h text:style-name="P780"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6">Arguments:</text:p>
      <text:list xml:id="list130844598579820"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No scatter symbols are drawn.</text:p>
            </text:list-item>
            <text:list-item>
              <text:p text:style-name="P1021">Dot: A single pixel.</text:p>
            </text:list-item>
            <text:list-item>
              <text:p text:style-name="P1021">Cross: A cross.</text:p>
            </text:list-item>
            <text:list-item>
              <text:p text:style-name="P1021">Plus: A plus.</text:p>
            </text:list-item>
            <text:list-item>
              <text:p text:style-name="P1021">Circle: A circle.</text:p>
            </text:list-item>
            <text:list-item>
              <text:p text:style-name="P1021">Disc: A circle which is filled with the pen's color.</text:p>
            </text:list-item>
            <text:list-item>
              <text:p text:style-name="P1021">Square: A square.</text:p>
            </text:list-item>
            <text:list-item>
              <text:p text:style-name="P1021">Diamond: A diamond.</text:p>
            </text:list-item>
            <text:list-item>
              <text:p text:style-name="P1021">Star: A star with eight arms, i.e. a combination of cross and plus.</text:p>
            </text:list-item>
            <text:list-item>
              <text:p text:style-name="P1021">Triangle: An equilateral triangle, standing on baseline.</text:p>
            </text:list-item>
            <text:list-item>
              <text:p text:style-name="P1021">TriangleInverted: An equilateral triangle, standing on corner.</text:p>
            </text:list-item>
            <text:list-item>
              <text:p text:style-name="P1021">CrossSquare: A square with a cross inside.</text:p>
            </text:list-item>
            <text:list-item>
              <text:p text:style-name="P1021"><text:soft-page-break/>PlusSquare: A square with a plus inside.</text:p>
            </text:list-item>
            <text:list-item>
              <text:p text:style-name="P1021">CrossCircle: A circle with a cross inside.</text:p>
            </text:list-item>
            <text:list-item>
              <text:p text:style-name="P1021">PlusCircle: A circle with a plus inside.</text:p>
            </text:list-item>
            <text:list-item>
              <text:p text:style-name="P1021">Peace: A circle, with one vertical and two downward diagonal lines.</text:p>
            </text:list-item>
          </text:list>
        </text:list-item>
        <text:list-item>
          <text:p text:style-name="P929"><text:span text:style-name="T462">size</text:span>: <text:span text:style-name="T462">The size of the single data points.</text:span></text:p>
        </text:list-item>
      </text:list>
      <text:p text:style-name="P317"/>
      <text:h text:style-name="P780"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6">Arguments:</text:p>
      <text:list xml:id="list130844399355262"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Data points are not connected with any lines (e.g. data only represented with symbols according to the scatter style (is set with setScatterStyle)).</text:p>
            </text:list-item>
            <text:list-item>
              <text:p text:style-name="P1021">Line: Data points are connected by a straight line.</text:p>
            </text:list-item>
            <text:list-item>
              <text:p text:style-name="P1021">StepLeft: Line is drawn as steps where the step height is the value of the left data point.</text:p>
            </text:list-item>
            <text:list-item>
              <text:p text:style-name="P1021">StepRight: Line is drawn as steps where the step height is the value of the right data point.</text:p>
            </text:list-item>
            <text:list-item>
              <text:p text:style-name="P1021">StepCenter: Line is drawn as steps where the step is in between two data points.</text:p>
            </text:list-item>
            <text:list-item>
              <text:p text:style-name="P1021">Impulse: Each data point is represented by a line parallel to the value axis, which reaches from the data point to the zero-value-line.</text:p>
            </text:list-item>
          </text:list>
        </text:list-item>
      </text:list>
      <text:p text:style-name="P180"/>
      <text:h text:style-name="P814"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7">Arguments:</text:p>
      <text:list xml:id="list130843943060575" text:continue-numbering="true" text:style-name="L39">
        <text:list-item>
          <text:p text:style-name="P949"><text:span text:style-name="T462">graphIndex</text:span>: <text:span text:style-name="T462">The graph index.</text:span></text:p>
        </text:list-item>
        <text:list-item>
          <text:p text:style-name="P1028">xFrom: The start position.</text:p>
        </text:list-item>
        <text:list-item>
          <text:p text:style-name="P1028">xTo: The end position.</text:p>
        </text:list-item>
        <text:list-item>
          <text:p text:style-name="P1020">force: If true then the data is removed even if auto update is disabled (setAutoUpdateEnabled)</text:p>
        </text:list-item>
      </text:list>
      <text:p text:style-name="P180"/>
      <text:h text:style-name="P815"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8">Arguments:</text:p>
      <text:list xml:id="list130845093891769" text:continue-numbering="true" text:style-name="L39">
        <text:list-item>
          <text:p text:style-name="P950"><text:span text:style-name="T478">xMinValue</text:span>: <text:span text:style-name="T479">The min. values of the x axis.</text:span></text:p>
        </text:list-item>
        <text:list-item>
          <text:p text:style-name="P1029"><text:span text:style-name="T478">xMaxValue</text:span>: <text:span text:style-name="T479">The max. value of the x axis.</text:span></text:p>
        </text:list-item>
        <text:list-item>
          <text:p text:style-name="P1029"><text:soft-page-break/><text:span text:style-name="T478">yMinValue</text:span>: <text:span text:style-name="T479">The min. values of the y axis.</text:span></text:p>
        </text:list-item>
        <text:list-item>
          <text:p text:style-name="P1004"><text:span text:style-name="T517">yM</text:span>axValue: The max. value of the y axis.</text:p>
        </text:list-item>
        <text:list-item>
          <text:p text:style-name="P1029"><text:span text:style-name="T478">y2MinValue</text:span>: <text:span text:style-name="T479">The min. values of the y axis 2.</text:span></text:p>
        </text:list-item>
        <text:list-item>
          <text:p text:style-name="P997">y2MaxValue: The max. value of the y axis 2.</text:p>
        </text:list-item>
      </text:list>
      <text:p text:style-name="P191"/>
      <text:h text:style-name="P816" text:outline-level="4"><text:span text:style-name="T216">P</text:span><text:span text:style-name="T217">lotAxisRanges</text:span><text:span text:style-name="T520"> getCurrentAxisRanges(bool enabled)</text:span></text:h>
      <text:p text:style-name="P651"><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1"><text:span text:style-name="Absatz-Standardschriftart"><text:span text:style-name="T77">Example:</text:span></text:span></text:p>
      <text:p text:style-name="P419"><text:span text:style-name="Absatz-Standardschriftart"><text:span text:style-name="T564">var ranges = plotWindow.getCurrentAxisRanges();</text:span></text:span></text:p>
      <text:p text:style-name="P419"><text:span text:style-name="Absatz-Standardschriftart"><text:span text:style-name="T564">if(ranges.xMinValue == 100)</text:span></text:span></text:p>
      <text:p text:style-name="P419"><text:span text:style-name="Absatz-Standardschriftart"><text:span text:style-name="T564">{</text:span></text:span></text:p>
      <text:p text:style-name="P419"><text:span text:style-name="Absatz-Standardschriftart"><text:span text:style-name="T524"><text:tab/>//</text:span></text:span><text:span text:style-name="Absatz-Standardschriftart"><text:span text:style-name="T564">Do something.</text:span></text:span></text:p>
      <text:p text:style-name="P419"><text:span text:style-name="Absatz-Standardschriftart"><text:span text:style-name="T564">}</text:span></text:span></text:p>
      <text:p text:style-name="P197"/>
      <text:h text:style-name="P846"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130843704353255" text:continue-list="list130844534937556" text:style-name="L43">
        <text:list-item>
          <text:p text:style-name="P1035"><text:span text:style-name="T478">xMinValue</text:span>: <text:span text:style-name="T479">The min. values of the x axis.</text:span></text:p>
        </text:list-item>
        <text:list-item>
          <text:p text:style-name="P1033"><text:span text:style-name="T478">xMaxValue</text:span>: <text:span text:style-name="T479">The max. value of the x axis.</text:span></text:p>
        </text:list-item>
        <text:list-item>
          <text:p text:style-name="P1033"><text:span text:style-name="T478">yMinValue</text:span>: <text:span text:style-name="T479">The min. values of the y axis.</text:span></text:p>
        </text:list-item>
        <text:list-item>
          <text:p text:style-name="P1001"><text:span text:style-name="T517">y</text:span>maxValue: The max. value of the y axis.</text:p>
        </text:list-item>
        <text:list-item>
          <text:p text:style-name="P1033"><text:span text:style-name="T478">y2MinValue</text:span>: <text:span text:style-name="T479">The min. values of the y axis 2.</text:span></text:p>
        </text:list-item>
        <text:list-item>
          <text:p text:style-name="P1001"><text:span text:style-name="T517">y2</text:span>maxValue: The max. value of the y axis <text:span text:style-name="T517">2</text:span>.</text:p>
        </text:list-item>
      </text:list>
      <text:p text:style-name="P186"/>
      <text:h text:style-name="P785" text:outline-level="4">void setAutoUpdateEnabled(bool enabled)</text:h>
      <text:p text:style-name="P195">Sets the automatic update enabled state.</text:p>
      <text:p text:style-name="P195"/>
      <text:h text:style-name="P785" text:outline-level="4">bool isAutoUpdateEnabled(void)</text:h>
      <text:p text:style-name="P195">Returns the automatic update enabled state.</text:p>
      <text:p text:style-name="P195"/>
      <text:h text:style-name="P785" text:outline-level="4">void updatePlot(void)</text:h>
      <text:p text:style-name="P195">Repaints the plot widget.</text:p>
      <text:p text:style-name="P195"/>
      <text:h text:style-name="P785" text:outline-level="4">void setLineWidth(Number graphIndex, Number width)</text:h>
      <text:p text:style-name="P194">This function sets the line width in pixel of a graph.</text:p>
      <text:p text:style-name="P329">Arguments:</text:p>
      <text:list xml:id="list130844109421062" text:continue-list="list130845093891769" text:style-name="L39">
        <text:list-item>
          <text:p text:style-name="P951"><text:span text:style-name="T479">graphIndex</text:span>: <text:span text:style-name="T479">The graph index.</text:span></text:p>
        </text:list-item>
        <text:list-item>
          <text:p text:style-name="P1030"><text:span text:style-name="T479">width</text:span>: <text:span text:style-name="T479">The line width (pixel).</text:span></text:p>
        </text:list-item>
      </text:list>
      <text:p text:style-name="P186"/>
      <text:h text:style-name="P787" text:outline-level="4">Array&lt;ScriptPlotDataPoint&gt; getDataFromGraph(Number graphIndex, Number xStart, Number count)</text:h>
      <text:p text:style-name="P200">This function returns several data points from a graph. </text:p>
      <text:p text:style-name="P329">Arguments:</text:p>
      <text:list xml:id="list130843671963958" text:continue-numbering="true" text:style-name="L39">
        <text:list-item>
          <text:p text:style-name="P951"><text:span text:style-name="T479">graphIndex</text:span>: <text:span text:style-name="T479">The graph index.</text:span></text:p>
        </text:list-item>
        <text:list-item>
          <text:p text:style-name="P1030"><text:span text:style-name="T480">xStart</text:span>: <text:span text:style-name="T480">The x coordinate of the first data point.</text:span></text:p>
        </text:list-item>
        <text:list-item>
          <text:p text:style-name="P1030"><text:soft-page-break/><text:span text:style-name="T480">count</text:span>: <text:span text:style-name="T480">Number of points to grab. If negative then this function grabs backwards.</text:span></text:p>
          <text:p text:style-name="P1038">Return: Array with the data points (ScriptPlotDataPoint).</text:p>
          <text:p text:style-name="P1038"/>
          <text:p text:style-name="P1038">Note: The properties of ScriptPlotDataPoint are x and y.</text:p>
        </text:list-item>
      </text:list>
      <text:p text:style-name="P201"/>
      <text:h text:style-name="P790" text:outline-level="4">void setLocale(Number language, Number country)</text:h>
      <text:p text:style-name="P203">Sets the locale of the script plot <text:span text:style-name="T507">widget</text:span>.</text:p>
      <text:p text:style-name="P330">Arguments:</text:p>
      <text:list xml:id="list130843841769362" text:continue-numbering="true" text:style-name="L39">
        <text:list-item>
          <text:p text:style-name="P952"><text:span text:style-name="T505">language</text:span>: <text:span text:style-name="T479">The language (QLocale::Language).</text:span></text:p>
        </text:list-item>
        <text:list-item>
          <text:p text:style-name="P1031"><text:span text:style-name="T505">country</text:span>: <text:span text:style-name="T480">The date time format (see QDateTime::toString for more details).</text:span></text:p>
        </text:list-item>
      </text:list>
      <text:p text:style-name="P187"/>
      <text:h text:style-name="P790"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0">Arguments:</text:p>
      <text:list xml:id="list130845193671928" text:continue-numbering="true" text:style-name="L39">
        <text:list-item>
          <text:p text:style-name="P1045">format: The date time format (see QDateTime::toString for more details).</text:p>
        </text:list-item>
      </text:list>
      <text:p text:style-name="P288"/>
      <text:h text:style-name="P694" text:outline-level="4"><text:bookmark-start text:name="_Toc4030416862"/>void clearButtonPressedSignal (void)<text:bookmark-end text:name="_Toc4030416862"/></text:h>
      <text:p text:style-name="P2">Is emitted if the user clicks the clear button.</text:p>
      <text:h text:style-name="P694"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30845147920051" text:continue-numbering="true" text:style-name="L39">
        <text:list-item>
          <text:p text:style-name="P892">xValue: The x-position of the click</text:p>
        </text:list-item>
        <text:list-item>
          <text:p text:style-name="P892">yValue: The y-position of the click</text:p>
        </text:list-item>
        <text:list-item>
          <text:p text:style-name="P892">mouseButton: The used mouse button (enumeration Qt::MouseButton)</text:p>
        </text:list-item>
      </text:list>
      <text:p text:style-name="P50"/>
      <text:h text:style-name="P792"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3" text:outline-level="4">bool saveAllGraphs(QString fileName)</text:h>
      <text:p text:style-name="P206">This function saves all displayed graphs to a file.</text:p>
      <text:p text:style-name="P324">Arguments:</text:p>
      <text:list xml:id="list130844282478164" text:continue-numbering="true" text:style-name="L39">
        <text:list-item>
          <text:p text:style-name="P936"><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30844512521499" text:continue-numbering="true" text:style-name="L39">
        <text:list-header>
          <text:p text:style-name="P1037">Return: <text:span text:style-name="T489">True on success.</text:span></text:p>
          <text:p text:style-name="P892"/>
        </text:list-header>
      </text:list>
      <text:h text:style-name="P694" text:outline-level="4"><text:soft-page-break/>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4" text:outline-level="4">Script plot widget example</text:h>
      <text:p text:style-name="P45">The following Code shows the typically use of the <text:span text:style-name="T303">S</text:span>cript<text:span text:style-name="T303">P</text:span>lot<text:span text:style-name="T303">W</text:span>idget class:</text:p>
      <text:p text:style-name="P581"><text:span text:style-name="Absatz-Standardschriftart"><text:span text:style-name="T5">//Is called if the user clicks the button.</text:span></text:span></text:p>
      <text:p text:style-name="P581"><text:span text:style-name="Absatz-Standardschriftart"><text:span text:style-name="T5">function clearButtonPressed()</text:span></text:span></text:p>
      <text:p text:style-name="P581"><text:span text:style-name="Absatz-Standardschriftart"><text:span text:style-name="T5">{</text:span></text:span></text:p>
      <text:p text:style-name="P581"><text:span text:style-name="Absatz-Standardschriftart"><text:span text:style-name="T5"><text:tab/>plotXCounter = 0;</text:span></text:span></text:p>
      <text:p text:style-name="P581"><text:span text:style-name="Absatz-Standardschriftart"><text:span text:style-name="T5"><text:tab/>plotWindow.clearGraphs();</text:span></text:span></text:p>
      <text:p text:style-name="P581"><text:span text:style-name="Absatz-Standardschriftart"><text:span text:style-name="T5"><text:tab/>plotWidget.clearGraphs();</text:span></text:span></text:p>
      <text:p text:style-name="P581"><text:span text:style-name="Absatz-Standardschriftart"><text:span text:style-name="T5">}</text:span></text:span></text:p>
      <text:p text:style-name="P581"><text:span text:style-name="Absatz-Standardschriftart"/></text:p>
      <text:p text:style-name="P581"><text:span text:style-name="Absatz-Standardschriftart"><text:span text:style-name="T5">var plotWidget = UI_PlotGroupBox.addPlotWidget();</text:span></text:span></text:p>
      <text:p text:style-name="P581"><text:span text:style-name="Absatz-Standardschriftart"><text:span text:style-name="T5">plotWidget.setAxisLabels("x axis plot 1", "y axis plot 1");</text:span></text:span></text:p>
      <text:p text:style-name="P581"><text:span text:style-name="Absatz-Standardschriftart"><text:span text:style-name="T5">plotWidget.showLegend(true);</text:span></text:span></text:p>
      <text:p text:style-name="P581"><text:span text:style-name="Absatz-Standardschriftart"><text:span text:style-name="T5">plotWidget.setInitialAxisRanges(100, 0, 15);</text:span></text:span></text:p>
      <text:p text:style-name="P581"><text:span text:style-name="Absatz-Standardschriftart"><text:span text:style-name="T5">var plotWidgetGraph1Index = plotWidget.addGraph("blue", "solid", "value 5");</text:span></text:span></text:p>
      <text:p text:style-name="P581"><text:span text:style-name="Absatz-Standardschriftart"><text:span text:style-name="T5">var plotWidgetGraph2Index = plotWidget.addGraph("red", "solid", "value 5 + offset");</text:span></text:span></text:p>
      <text:p text:style-name="P581"><text:span text:style-name="Absatz-Standardschriftart"><text:span text:style-name="T5">plotWidget.showHelperElements(true, true, true, true, true, true);</text:span></text:span></text:p>
      <text:p text:style-name="P581"><text:span text:style-name="Absatz-Standardschriftart"><text:span text:style-name="T5">plotWidget.clearButtonPressedSignal.connect(clearButtonPressed);</text:span></text:span></text:p>
      <text:p text:style-name="P581"><text:span text:style-name="Absatz-Standardschriftart"/></text:p>
      <text:p text:style-name="P581"><text:span text:style-name="Absatz-Standardschriftart"><text:span text:style-name="T5">var x = 0;</text:span></text:span></text:p>
      <text:p text:style-name="P581"><text:span text:style-name="Absatz-Standardschriftart"><text:span text:style-name="T5">var y = 0;</text:span></text:span></text:p>
      <text:p text:style-name="P581"><text:span text:style-name="Absatz-Standardschriftart"><text:span text:style-name="T5">for(var i = 0; i &lt; 100; i++)</text:span></text:span></text:p>
      <text:p text:style-name="P581"><text:span text:style-name="Absatz-Standardschriftart"><text:span text:style-name="T5">{</text:span></text:span></text:p>
      <text:p text:style-name="P581"><text:span text:style-name="Absatz-Standardschriftart"><text:span text:style-name="T5"><text:tab/>x++;</text:span></text:span></text:p>
      <text:p text:style-name="P581"><text:span text:style-name="Absatz-Standardschriftart"><text:span text:style-name="T5"><text:tab/>y++;</text:span></text:span></text:p>
      <text:p text:style-name="P581"><text:span text:style-name="Absatz-Standardschriftart"><text:span text:style-name="T5"><text:tab/>plotWidget.addDataToGraph(plotWidgetGraph1Index, <text:s/>x, <text:s/>y);</text:span></text:span></text:p>
      <text:p text:style-name="P581"><text:span text:style-name="Absatz-Standardschriftart"><text:span text:style-name="T5"><text:tab/>plotWidget.addDataToGraph(plotWidgetGraph2Index, <text:s/>x + 10, <text:s/>y);</text:span></text:span></text:p>
      <text:p text:style-name="P581"><text:span text:style-name="Absatz-Standardschriftart"><text:span text:style-name="T5"><text:tab/>if(y &gt; 10)</text:span></text:span></text:p>
      <text:p text:style-name="P581"><text:span text:style-name="Absatz-Standardschriftart"><text:span text:style-name="T5"><text:tab/>{</text:span></text:span></text:p>
      <text:p text:style-name="P581"><text:span text:style-name="Absatz-Standardschriftart"><text:span text:style-name="T5"><text:tab/><text:tab/>y = 0;</text:span></text:span></text:p>
      <text:p text:style-name="P581"><text:span text:style-name="Absatz-Standardschriftart"><text:span text:style-name="T5"><text:tab/>}</text:span></text:span></text:p>
      <text:p text:style-name="P581"><text:span text:style-name="Absatz-Standardschriftart"><text:span text:style-name="T5">}</text:span></text:span></text:p>
      <text:h text:style-name="P691"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7"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4" text:outline-level="4"><text:bookmark-start text:name="__RefHeading__6794_596565095"/>void update(void)<text:bookmark-end text:name="__RefHeading__6794_596565095"/></text:h>
      <text:p text:style-name="P49">Updates the widget.</text:p>
      <text:p text:style-name="P49"/>
      <text:h text:style-name="P694" text:outline-level="4"><text:bookmark-start text:name="__RefHeading__6796_596565095"/>void repaint (void)<text:bookmark-end text:name="__RefHeading__6796_596565095"/></text:h>
      <text:p text:style-name="P49">Repaints the widget.</text:p>
      <text:p text:style-name="P49"/>
      <text:h text:style-name="P694" text:outline-level="4"><text:bookmark-start text:name="__RefHeading__6798_596565095"/>void show (void)<text:bookmark-end text:name="__RefHeading__6798_596565095"/></text:h>
      <text:p text:style-name="P49">Shows the widget.</text:p>
      <text:p text:style-name="P49"><text:soft-page-break/></text:p>
      <text:h text:style-name="P694" text:outline-level="4"><text:bookmark-start text:name="__RefHeading__6800_596565095"/>void close (void)<text:bookmark-end text:name="__RefHeading__6800_596565095"/></text:h>
      <text:p text:style-name="P49">Closes the widget.</text:p>
      <text:p text:style-name="P49"/>
      <text:h text:style-name="P694" text:outline-level="4"><text:bookmark-start text:name="__RefHeading__6802_596565095"/>void hide (void)<text:bookmark-end text:name="__RefHeading__6802_596565095"/></text:h>
      <text:p text:style-name="P49">Hides the widget.</text:p>
      <text:p text:style-name="P49"/>
      <text:h text:style-name="P694" text:outline-level="4"><text:bookmark-start text:name="__RefHeading__6804_596565095"/>void setWindowTitle(String title)<text:bookmark-end text:name="__RefHeading__6804_596565095"/></text:h>
      <text:p text:style-name="P49">Sets the window title.</text:p>
      <text:p text:style-name="P49">Arguments:</text:p>
      <text:list xml:id="list130843938413053" text:continue-numbering="true" text:style-name="L39">
        <text:list-item>
          <text:p text:style-name="P942">title: The new title</text:p>
        </text:list-item>
      </text:list>
      <text:h text:style-name="P694"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4"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30843592364688" text:continue-numbering="true" text:style-name="L39">
        <text:list-item>
          <text:p text:style-name="P942">positionAndSize: The position and size string</text:p>
        </text:list-item>
      </text:list>
      <text:p text:style-name="P49">Example:</text:p>
      <text:p text:style-name="P581"><text:span text:style-name="Absatz-Standardschriftart"><text:span text:style-name="T5">Ui_Dialog.setWindowPositionAndSize("100,100,500,500");</text:span></text:span></text:p>
      <text:p text:style-name="P581"><text:span text:style-name="Absatz-Standardschriftart"/></text:p>
      <text:h text:style-name="P694"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30844929517305"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1"><text:span text:style-name="Absatz-Standardschriftart"><text:span text:style-name="T5">UI_testSetTextLineEdit.setBackgroundColor("red");</text:span></text:span></text:p>
      <text:p text:style-name="P581"><text:span text:style-name="Absatz-Standardschriftart"/></text:p>
      <text:p text:style-name="P642"><text:span text:style-name="Absatz-Standardschriftart"><text:span text:style-name="T100">Note:</text:span></text:span></text:p>
      <text:p text:style-name="P642"><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1"><text:span text:style-name="Absatz-Standardschriftart"/></text:p>
      <text:h text:style-name="P694"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30843429492753" text:continue-numbering="true" text:style-name="L39">
        <text:list-item>
          <text:p text:style-name="P953"><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1"><text:span text:style-name="Absatz-Standardschriftart"><text:span text:style-name="T5">UI_testReceiveCheckBox.setWindowTextColor("red");</text:span></text:span></text:p>
      <text:p text:style-name="P581"><text:span text:style-name="Absatz-Standardschriftart"/></text:p>
      <text:h text:style-name="P694" text:outline-level="4">void setTextColor(String color)</text:h>
      <text:p text:style-name="P49">Sets the text color of a script gui element.</text:p>
      <text:p text:style-name="P49">Arguments:</text:p>
      <text:list xml:id="list130843478886784"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1"><text:span text:style-name="Absatz-Standardschriftart"><text:span text:style-name="T5">UI_testReceiveCheckBox.setTextColor("red");</text:span></text:span></text:p>
      <text:p text:style-name="P581"><text:span text:style-name="Absatz-Standardschriftart"/></text:p>
      <text:h text:style-name="P694" text:outline-level="4">void setPaletteColor(String palette, String color)</text:h>
      <text:p text:style-name="P49">Sets a palette color of a script gui element.</text:p>
      <text:p text:style-name="P49">Arguments:</text:p>
      <text:list xml:id="list130844247081863" text:continue-numbering="true" text:style-name="L39">
        <text:list-item>
          <text:p text:style-name="P954">palette: <text:s/>The palette element, possible values are: Base, <text:span text:style-name="T465">Button</text:span>, WindowText, Window, Text <text:span text:style-name="T289">and ButtonText</text:span>.</text:p>
        </text:list-item>
        <text:list-item>
          <text:p text:style-name="P954">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1"><text:span text:style-name="Absatz-Standardschriftart"><text:span text:style-name="T5">UI_testReceiveCheckBox.setPaletteColor("Text", "red");</text:span></text:span></text:p>
      <text:p text:style-name="P581"><text:span text:style-name="Absatz-Standardschriftart"/></text:p>
      <text:h text:style-name="P818" text:outline-level="4">void <text:span text:style-name="T290">setPaletteColorRgb(Number red, Number green, Number blue, String palette)</text:span></text:h>
      <text:p text:style-name="P232">Sets a palette color of a script gui element.</text:p>
      <text:p text:style-name="P232">Arguments:</text:p>
      <text:list xml:id="list130845116209277" text:continue-numbering="true" text:style-name="L39">
        <text:list-item>
          <text:p text:style-name="P1046">red: the red value</text:p>
        </text:list-item>
        <text:list-item>
          <text:p text:style-name="P1046">green: the green value</text:p>
        </text:list-item>
        <text:list-item>
          <text:p text:style-name="P1046">blue: the blue value</text:p>
        </text:list-item>
        <text:list-item>
          <text:p text:style-name="P955">palette: <text:s/>The palette element, possible values are: Base, WindowText, Window, Text <text:span text:style-name="T289">and ButtonText</text:span>.</text:p>
        </text:list-item>
      </text:list>
      <text:p text:style-name="P232">Example:</text:p>
      <text:p text:style-name="P590"><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1"><text:span text:style-name="Absatz-Standardschriftart"/></text:p>
      <text:h text:style-name="P694"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30844203030675" text:continue-numbering="true" text:style-name="L39">
        <text:list-item>
          <text:p text:style-name="P1122">text: The tool tip text</text:p>
        </text:list-item>
        <text:list-item>
          <text:p text:style-name="P1122"><text:soft-page-break/>duration: The tool tip duration</text:p>
        </text:list-item>
      </text:list>
      <text:p text:style-name="P49">Example:</text:p>
      <text:p text:style-name="P581"><text:span text:style-name="Absatz-Standardschriftart"><text:span text:style-name="T5">UI_testGetTextLineEdit.setToolTip("tool tip text", -1);</text:span></text:span></text:p>
      <text:p text:style-name="P581"><text:span text:style-name="Absatz-Standardschriftart"/></text:p>
      <text:h text:style-name="P694" text:outline-level="4">void raise(void)</text:h>
      <text:p text:style-name="P49">Raises this widget to the top of the parent widget's stack.</text:p>
      <text:p text:style-name="P49"/>
      <text:h text:style-name="P694" text:outline-level="4">void lower(void)</text:h>
      <text:p text:style-name="P49">Lowers the widget to the bottom of the parent widget's stack.</text:p>
      <text:p text:style-name="P49"/>
      <text:h text:style-name="P694"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30844925294743" text:continue-numbering="true" text:style-name="L39">
        <text:list-item>
          <text:p text:style-name="P942">flags: The new additional window flags</text:p>
          <text:p text:style-name="P894">The flag argument is a Qt enumeration. It is defined as:</text:p>
          <text:p text:style-name="P1366"><text:span text:style-name="Absatz-Standardschriftart"><text:span text:style-name="T5">enum WindowType </text:span></text:span></text:p>
          <text:p text:style-name="P1366"><text:span text:style-name="Absatz-Standardschriftart"><text:span text:style-name="T5">{</text:span></text:span></text:p>
        </text:list-item>
      </text:list>
      <text:p text:style-name="P581"><text:span text:style-name="Absatz-Standardschriftart"><text:span text:style-name="T5"><text:s text:c="8"/>Widget = 0x00000000,</text:span></text:span></text:p>
      <text:p text:style-name="P581"><text:span text:style-name="Absatz-Standardschriftart"><text:span text:style-name="T5"><text:s text:c="8"/>Window = 0x00000001,</text:span></text:span></text:p>
      <text:p text:style-name="P581"><text:span text:style-name="Absatz-Standardschriftart"><text:span text:style-name="T5"><text:s text:c="8"/>Dialog = 0x00000002 | Window,</text:span></text:span></text:p>
      <text:p text:style-name="P581"><text:span text:style-name="Absatz-Standardschriftart"><text:span text:style-name="T5"><text:s text:c="8"/>Sheet = 0x00000004 | Window,</text:span></text:span></text:p>
      <text:p text:style-name="P581"><text:span text:style-name="Absatz-Standardschriftart"><text:span text:style-name="T5"><text:s text:c="8"/>Drawer = Sheet | Dialog,</text:span></text:span></text:p>
      <text:p text:style-name="P581"><text:span text:style-name="Absatz-Standardschriftart"><text:span text:style-name="T5"><text:s text:c="8"/>Popup = 0x00000008 | Window,</text:span></text:span></text:p>
      <text:p text:style-name="P581"><text:span text:style-name="Absatz-Standardschriftart"><text:span text:style-name="T5"><text:s text:c="8"/>Tool = Popup | Dialog,</text:span></text:span></text:p>
      <text:p text:style-name="P581"><text:span text:style-name="Absatz-Standardschriftart"><text:span text:style-name="T5"><text:s text:c="8"/>ToolTip = Popup | Sheet,</text:span></text:span></text:p>
      <text:p text:style-name="P581"><text:span text:style-name="Absatz-Standardschriftart"><text:span text:style-name="T5"><text:s text:c="8"/>SplashScreen = ToolTip | Dialog,</text:span></text:span></text:p>
      <text:p text:style-name="P581"><text:span text:style-name="Absatz-Standardschriftart"><text:span text:style-name="T5"><text:s text:c="8"/>Desktop = 0x00000010 | Window,</text:span></text:span></text:p>
      <text:p text:style-name="P581"><text:span text:style-name="Absatz-Standardschriftart"><text:span text:style-name="T5"><text:s text:c="8"/>SubWindow = 0x00000012,</text:span></text:span></text:p>
      <text:p text:style-name="P581"><text:span text:style-name="Absatz-Standardschriftart"><text:span text:style-name="T5"><text:s text:c="8"/>ForeignWindow = 0x00000020 | Window,</text:span></text:span></text:p>
      <text:p text:style-name="P581"><text:span text:style-name="Absatz-Standardschriftart"><text:span text:style-name="T5"><text:s text:c="8"/>CoverWindow = 0x00000040 | Window,</text:span></text:span></text:p>
      <text:p text:style-name="P581"><text:span text:style-name="Absatz-Standardschriftart"/></text:p>
      <text:p text:style-name="P581"><text:span text:style-name="Absatz-Standardschriftart"><text:span text:style-name="T5"><text:s text:c="8"/>WindowType_Mask = 0x000000ff,</text:span></text:span></text:p>
      <text:p text:style-name="P581"><text:span text:style-name="Absatz-Standardschriftart"><text:span text:style-name="T5"><text:s text:c="8"/>MSWindowsFixedSizeDialogHint = 0x00000100,</text:span></text:span></text:p>
      <text:p text:style-name="P581"><text:span text:style-name="Absatz-Standardschriftart"><text:span text:style-name="T5"><text:s text:c="8"/>MSWindowsOwnDC = 0x00000200,</text:span></text:span></text:p>
      <text:p text:style-name="P581"><text:span text:style-name="Absatz-Standardschriftart"><text:span text:style-name="T5"><text:s text:c="8"/>BypassWindowManagerHint = 0x00000400,</text:span></text:span></text:p>
      <text:p text:style-name="P581"><text:span text:style-name="Absatz-Standardschriftart"><text:span text:style-name="T5"><text:s text:c="8"/>X11BypassWindowManagerHint = BypassWindowManagerHint,</text:span></text:span></text:p>
      <text:p text:style-name="P581"><text:span text:style-name="Absatz-Standardschriftart"><text:span text:style-name="T5"><text:s text:c="8"/>FramelessWindowHint = 0x00000800,</text:span></text:span></text:p>
      <text:p text:style-name="P581"><text:span text:style-name="Absatz-Standardschriftart"><text:span text:style-name="T5"><text:s text:c="8"/>WindowTitleHint = 0x00001000,</text:span></text:span></text:p>
      <text:p text:style-name="P581"><text:span text:style-name="Absatz-Standardschriftart"><text:span text:style-name="T5"><text:s text:c="8"/>WindowSystemMenuHint = 0x00002000,</text:span></text:span></text:p>
      <text:p text:style-name="P581"><text:span text:style-name="Absatz-Standardschriftart"><text:span text:style-name="T5"><text:s text:c="8"/>WindowMinimizeButtonHint = 0x00004000,</text:span></text:span></text:p>
      <text:p text:style-name="P581"><text:span text:style-name="Absatz-Standardschriftart"><text:span text:style-name="T5"><text:s text:c="8"/>WindowMaximizeButtonHint = 0x00008000,</text:span></text:span></text:p>
      <text:p text:style-name="P581"><text:span text:style-name="Absatz-Standardschriftart"><text:span text:style-name="T5"><text:s text:c="8"/>WindowMinMaxButtonsHint = WindowMinimizeButtonHint | <text:tab/><text:tab/><text:tab/><text:tab/><text:tab/><text:tab/><text:tab/><text:tab/><text:tab/>WindowMaximizeButtonHint,</text:span></text:span></text:p>
      <text:p text:style-name="P581"><text:span text:style-name="Absatz-Standardschriftart"><text:span text:style-name="T5"><text:s text:c="8"/>WindowContextHelpButtonHint = 0x00010000,</text:span></text:span></text:p>
      <text:p text:style-name="P581"><text:span text:style-name="Absatz-Standardschriftart"><text:span text:style-name="T5"><text:s text:c="8"/>WindowShadeButtonHint = 0x00020000,</text:span></text:span></text:p>
      <text:p text:style-name="P581"><text:soft-page-break/><text:span text:style-name="Absatz-Standardschriftart"><text:span text:style-name="T5"><text:s text:c="8"/>WindowStaysOnTopHint = 0x00040000,</text:span></text:span></text:p>
      <text:p text:style-name="P581"><text:span text:style-name="Absatz-Standardschriftart"><text:span text:style-name="T5"><text:s text:c="8"/>WindowTransparentForInput = 0x00080000,</text:span></text:span></text:p>
      <text:p text:style-name="P581"><text:span text:style-name="Absatz-Standardschriftart"><text:span text:style-name="T5"><text:s text:c="8"/>WindowOverridesSystemGestures = 0x00100000,</text:span></text:span></text:p>
      <text:p text:style-name="P581"><text:span text:style-name="Absatz-Standardschriftart"><text:span text:style-name="T5"><text:s text:c="8"/>WindowDoesNotAcceptFocus = 0x00200000,</text:span></text:span></text:p>
      <text:p text:style-name="P581"><text:span text:style-name="Absatz-Standardschriftart"/></text:p>
      <text:p text:style-name="P581"><text:span text:style-name="Absatz-Standardschriftart"><text:span text:style-name="T5"><text:s text:c="8"/>CustomizeWindowHint = 0x02000000,</text:span></text:span></text:p>
      <text:p text:style-name="P581"><text:span text:style-name="Absatz-Standardschriftart"><text:span text:style-name="T5"><text:s text:c="8"/>WindowStaysOnBottomHint = 0x04000000,</text:span></text:span></text:p>
      <text:p text:style-name="P581"><text:span text:style-name="Absatz-Standardschriftart"><text:span text:style-name="T5"><text:s text:c="8"/>WindowCloseButtonHint = 0x08000000,</text:span></text:span></text:p>
      <text:p text:style-name="P581"><text:span text:style-name="Absatz-Standardschriftart"><text:span text:style-name="T5"><text:s text:c="8"/>MacWindowToolBarButtonHint = 0x10000000,</text:span></text:span></text:p>
      <text:p text:style-name="P581"><text:span text:style-name="Absatz-Standardschriftart"><text:span text:style-name="T5"><text:s text:c="8"/>BypassGraphicsProxyWidget = 0x20000000,</text:span></text:span></text:p>
      <text:p text:style-name="P581"><text:span text:style-name="Absatz-Standardschriftart"><text:span text:style-name="T5"><text:s text:c="8"/>WindowOkButtonHint = 0x00080000,</text:span></text:span></text:p>
      <text:p text:style-name="P581"><text:span text:style-name="Absatz-Standardschriftart"><text:span text:style-name="T5"><text:s text:c="8"/>WindowCancelButtonHint = 0x00100000,</text:span></text:span></text:p>
      <text:p text:style-name="P581"><text:span text:style-name="Absatz-Standardschriftart"><text:span text:style-name="T5"><text:s text:c="8"/>NoDropShadowWindowHint = 0x40000000,</text:span></text:span></text:p>
      <text:p text:style-name="P581"><text:span text:style-name="Absatz-Standardschriftart"><text:span text:style-name="T5"><text:s text:c="8"/>WindowFullscreenButtonHint = 0x80000000</text:span></text:span></text:p>
      <text:p text:style-name="P581"><text:span text:style-name="Absatz-Standardschriftart"><text:span text:style-name="T5"><text:s text:c="4"/>};</text:span></text:span></text:p>
      <text:p text:style-name="P49">Example:</text:p>
      <text:p text:style-name="P581"><text:span text:style-name="Absatz-Standardschriftart"><text:span text:style-name="T5">UI_ReceiveFileDialog.setWindowFlags(0x00040000);</text:span></text:span></text:p>
      <text:p text:style-name="P581"><text:span text:style-name="Absatz-Standardschriftart"><text:span text:style-name="T5">//show must be called after setWindowFlags</text:span></text:span></text:p>
      <text:p text:style-name="P581"><text:span text:style-name="Absatz-Standardschriftart"><text:span text:style-name="T5">UI_ReceiveFileDialog.show();</text:span></text:span></text:p>
      <text:p text:style-name="P49"/>
      <text:h text:style-name="P694" text:outline-level="4">Number windowFlags(void)</text:h>
      <text:p text:style-name="P49">Returns the window flags.</text:p>
      <text:p text:style-name="P49"/>
      <text:h text:style-name="P756" text:outline-level="4">void clearWindowFlags(Number flags)</text:h>
      <text:p text:style-name="P49">Clears the given window flags.</text:p>
      <text:p text:style-name="P49">Note: ScriptWidget::show must be called after a clearWindowFlags call.</text:p>
      <text:p text:style-name="P49">Arguments:</text:p>
      <text:list xml:id="list130845045211802" text:continue-numbering="true" text:style-name="L39">
        <text:list-item>
          <text:p text:style-name="P1365"><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1"><text:span text:style-name="Absatz-Standardschriftart"><text:span text:style-name="T5">UI_ReceiveFileDialog.clearWindowFlags(0x00040000);</text:span></text:span></text:p>
      <text:p text:style-name="P581"><text:span text:style-name="Absatz-Standardschriftart"><text:span text:style-name="T5">//show must be called after setWindowFlags</text:span></text:span></text:p>
      <text:p text:style-name="P581"><text:span text:style-name="Absatz-Standardschriftart"><text:span text:style-name="T5">UI_ReceiveFileDialog.show();</text:span></text:span></text:p>
      <text:p text:style-name="P581"><text:span text:style-name="Absatz-Standardschriftart"/></text:p>
      <text:h text:style-name="P694" text:outline-level="4">void setFocus(void)</text:h>
      <text:p text:style-name="P49">Gives the keyboard input focus to this widget.</text:p>
      <text:p text:style-name="P49"/>
      <text:h text:style-name="P694" text:outline-level="4">void width(void)</text:h>
      <text:p text:style-name="P49">Returns the width of the widget excluding any window frame.</text:p>
      <text:p text:style-name="P49"/>
      <text:h text:style-name="P819" text:outline-level="4">void <text:span text:style-name="T211">height</text:span>(void)</text:h>
      <text:p text:style-name="P674"><text:span text:style-name="T524">Returns the </text:span><text:span text:style-name="T583">height</text:span><text:span text:style-name="T524"> of the widget excluding any window frame.</text:span></text:p>
      <text:p text:style-name="P287"/>
      <text:h text:style-name="P694" text:outline-level="4">void setAdditionalData(Number key, String data)</text:h>
      <text:p text:style-name="P49">Sets/stores an additional data entry (internally stored in a QMap&lt;int, String&gt; map).</text:p>
      <text:p text:style-name="P49">Arguments:</text:p>
      <text:list xml:id="list130845052041209" text:continue-numbering="true" text:style-name="L39">
        <text:list-item>
          <text:p text:style-name="P1122">key: The data key</text:p>
        </text:list-item>
        <text:list-item>
          <text:p text:style-name="P1122">data: The data string</text:p>
        </text:list-item>
      </text:list>
      <text:p text:style-name="P49"/>
      <text:h text:style-name="P694" text:outline-level="4">String getAdditionalData(Number key)</text:h>
      <text:p text:style-name="P49">Returns an additional data entry (internally stored in a QMap&lt;int, String&gt; map).</text:p>
      <text:p text:style-name="P49"><text:soft-page-break/>Arguments:</text:p>
      <text:list xml:id="list130845241338778" text:continue-numbering="true" text:style-name="L39">
        <text:list-item>
          <text:p text:style-name="P1122">key: The data key</text:p>
        </text:list-item>
      </text:list>
      <text:p text:style-name="P49"/>
      <text:h text:style-name="P694" text:outline-level="4"><text:bookmark-start text:name="__RefHeading__20327_1541510536"/>String getClassName(void)<text:bookmark-end text:name="__RefHeading__20327_1541510536"/></text:h>
      <text:p text:style-name="P49">Returns the class name of this object.</text:p>
      <text:p text:style-name="P581"><text:span text:style-name="Absatz-Standardschriftart"/></text:p>
      <text:h text:style-name="P694"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0"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7"><text:span text:style-name="Absatz-Standardschriftart"><text:span text:style-name="T53">function sendSequence()</text:span></text:span></text:p>
      <text:p text:style-name="P607"><text:span text:style-name="Absatz-Standardschriftart"><text:span text:style-name="T53">{</text:span></text:span></text:p>
      <text:p text:style-name="P607"><text:span text:style-name="Absatz-Standardschriftart"><text:span text:style-name="T53"><text:s text:c="4"/>var sender = this;</text:span></text:span></text:p>
      <text:p text:style-name="P607"><text:span text:style-name="Absatz-Standardschriftart"><text:span text:style-name="T53"><text:s text:c="4"/>if(sender.getObjectName() == "UI_SendButton1")</text:span></text:span></text:p>
      <text:p text:style-name="P607"><text:span text:style-name="Absatz-Standardschriftart"><text:span text:style-name="T53"><text:s text:c="4"/>{</text:span></text:span></text:p>
      <text:p text:style-name="P607"><text:span text:style-name="Absatz-Standardschriftart"><text:span text:style-name="T53"><text:s text:c="4"/>}</text:span></text:span></text:p>
      <text:p text:style-name="P607"><text:span text:style-name="Absatz-Standardschriftart"><text:span text:style-name="T53"><text:s text:c="4"/>else</text:span></text:span></text:p>
      <text:p text:style-name="P607"><text:span text:style-name="Absatz-Standardschriftart"><text:span text:style-name="T53"><text:s text:c="4"/>{//UI_SendButton2</text:span></text:span></text:p>
      <text:p text:style-name="P607"><text:span text:style-name="Absatz-Standardschriftart"><text:span text:style-name="T53"><text:s text:c="4"/>} <text:s text:c="2"/></text:span></text:span></text:p>
      <text:p text:style-name="P607"><text:span text:style-name="Absatz-Standardschriftart"><text:span text:style-name="T53">}</text:span></text:span></text:p>
      <text:p text:style-name="P607"><text:span text:style-name="Absatz-Standardschriftart"><text:span text:style-name="T53">UI_SendButton1.clickedSignal.connect(UI_SendButton1, sendSequence);</text:span></text:span></text:p>
      <text:p text:style-name="P607"><text:span text:style-name="Absatz-Standardschriftart"><text:span text:style-name="T53">UI_SendButton2.clickedSignal.connect(UI_SendButton2, sendSequence);</text:span></text:span></text:p>
      <text:p text:style-name="P236"/>
      <text:h text:style-name="P821"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2"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3" text:outline-level="4">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30845292272112" text:continue-numbering="true" text:style-name="L39">
        <text:list-item>
          <text:p text:style-name="P1084"><text:span text:style-name="Absatz-Standardschriftart"><text:span text:style-name="T111">iconFile: The file name of the icon</text:span></text:span></text:p>
        </text:list-item>
        <text:list-item>
          <text:p text:style-name="P988">isRelativePath: True if the file path is relative to the current script (which executes this function)</text:p>
          <text:p text:style-name="P989"><text:soft-page-break/>Note: An example can be found under: <text:s/>exampleScripts\WorkerScripts\SendUserInput</text:p>
        </text:list-item>
      </text:list>
      <text:p text:style-name="P23"/>
      <text:h text:style-name="P824"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xml:id="list130844336609734" text:continue-numbering="true" text:style-name="L39">
        <text:list-item>
          <text:p text:style-name="P1085"><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990"><text:span text:style-name="T399">scriptFunction</text:span>: T<text:span text:style-name="T399">he script function which shall be called if the user enters the shortcuts.</text:span></text:p>
        </text:list-item>
      </text:list>
      <text:p text:style-name="P243">Example: <text:s/></text:p>
      <text:p text:style-name="P608"><text:span text:style-name="Absatz-Standardschriftart"><text:span text:style-name="T54">function testShortcut1(){scriptThread.appendTextToConsole("testShortcut1");}</text:span></text:span></text:p>
      <text:p text:style-name="P608"><text:span text:style-name="Absatz-Standardschriftart"><text:span text:style-name="T54">function testShortcut2(){scriptThread.appendTextToConsole("testShortcut2");}</text:span></text:span></text:p>
      <text:p text:style-name="P608"><text:span text:style-name="Absatz-Standardschriftart"><text:span text:style-name="T54">function testShortcut3(){scriptThread.appendTextToConsole("testShortcut3");}</text:span></text:span></text:p>
      <text:p text:style-name="P608"><text:span text:style-name="Absatz-Standardschriftart"/></text:p>
      <text:p text:style-name="P608"><text:span text:style-name="Absatz-Standardschriftart"><text:span text:style-name="T54">//Test shortcut 1.</text:span></text:span></text:p>
      <text:p text:style-name="P608"><text:span text:style-name="Absatz-Standardschriftart"><text:span text:style-name="T54">UI_Dialog.createShortCut("Alt+V", testShortcut1);</text:span></text:span></text:p>
      <text:p text:style-name="P608"><text:span text:style-name="Absatz-Standardschriftart"/></text:p>
      <text:p text:style-name="P608"><text:span text:style-name="Absatz-Standardschriftart"><text:span text:style-name="T54">//Test shortcut 2.</text:span></text:span></text:p>
      <text:p text:style-name="P608"><text:span text:style-name="Absatz-Standardschriftart"><text:span text:style-name="T54">UI_Dialog.createShortCut("F1", testShortcut2);</text:span></text:span></text:p>
      <text:p text:style-name="P608"><text:span text:style-name="Absatz-Standardschriftart"/></text:p>
      <text:p text:style-name="P608"><text:span text:style-name="Absatz-Standardschriftart"><text:span text:style-name="T54">//To activate test shortcut 3:</text:span></text:span></text:p>
      <text:p text:style-name="P608"><text:span text:style-name="Absatz-Standardschriftart"><text:span text:style-name="T54">//- enter Alt+Ctrl+X, release Alt+Ctrl+X</text:span></text:span></text:p>
      <text:p text:style-name="P608"><text:span text:style-name="Absatz-Standardschriftart"><text:span text:style-name="T54">//- enter Ctrl+S, release Ctrl+S</text:span></text:span></text:p>
      <text:p text:style-name="P608"><text:span text:style-name="Absatz-Standardschriftart"><text:span text:style-name="T54">//- enter Q</text:span></text:span></text:p>
      <text:p text:style-name="P608"><text:span text:style-name="Absatz-Standardschriftart"><text:span text:style-name="T54">UI_Dialog.createShortCut("Alt+Ctrl+X,Ctrl+S,Q", testShortcut3);</text:span></text:span></text:p>
      <text:p text:style-name="P19"/>
      <text:list xml:id="list130845064396602" text:continue-numbering="true" text:style-name="L39">
        <text:list-header>
          <text:p text:style-name="P991">Note: An example can be found under: <text:s/>exampleScripts\WorkerScripts\SendUserInput</text:p>
        </text:list-header>
      </text:list>
      <text:p text:style-name="P20"/>
      <text:h text:style-name="P825" text:outline-level="4">void <text:span text:style-name="T510">setStyleSheet(String styleSheet)</text:span></text:h>
      <text:p text:style-name="P244">Sets the style sheet (see QT style sheet syntax for more details) of a script widget.</text:p>
      <text:p text:style-name="P245">Arguments:</text:p>
      <text:list xml:id="list130843281907238" text:continue-numbering="true" text:style-name="L39">
        <text:list-item>
          <text:p text:style-name="P1086"><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9"><text:span text:style-name="Absatz-Standardschriftart"><text:span text:style-name="T55">var styleSheet = "background-color: qlineargradient(spread:pad, x1:0, y1:0, x2:1, y2:0, stop:0 rgba(131, 16, 0, 255), stop:1 rgba(227, 6, 19, 255));\n"</text:span></text:span></text:p>
      <text:p text:style-name="P609"><text:span text:style-name="Absatz-Standardschriftart"><text:span text:style-name="T55">styleSheet += "image: url(" + scriptFile.getScriptFolder() + "/lock.ico);"</text:span></text:span></text:p>
      <text:p text:style-name="P609"><text:span text:style-name="Absatz-Standardschriftart"><text:span text:style-name="T55">styleSheet += "image-position: right center;"</text:span></text:span></text:p>
      <text:p text:style-name="P609"><text:span text:style-name="Absatz-Standardschriftart"><text:span text:style-name="T55">styleSheet += "background-repeat: no-repeat"</text:span></text:span><text:span text:style-name="Absatz-Standardschriftart"><text:span text:style-name="T54">;</text:span></text:span></text:p>
      <text:p text:style-name="P609"><text:span text:style-name="Absatz-Standardschriftart"/></text:p>
      <text:p text:style-name="P609"><text:span text:style-name="Absatz-Standardschriftart"><text:span text:style-name="T55">UI_Label.setStyleSheet(styleSheet);</text:span></text:span></text:p>
      <text:p text:style-name="P22"/>
      <text:list xml:id="list130844195463428" text:continue-numbering="true" text:style-name="L39">
        <text:list-header>
          <text:p text:style-name="P992">Note: An example can be found under: <text:s/>exampleScripts\WorkerScripts\<text:span text:style-name="T511">SetStyleSheet</text:span></text:p>
        </text:list-header>
      </text:list>
      <text:h text:style-name="P692"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44">create a Qt widget (<text:span text:style-name="T231">see the Qt documentation)</text:span></text:p>
        </text:list-item>
        <text:list-item>
          <text:p text:style-name="P1145">create a QtDesigner plug-in (<text:span text:style-name="T231">see the Qt documentation)</text:span></text:p>
        </text:list-item>
        <text:list-item>
          <text:p text:style-name="P1145"><text:soft-page-break/>export the functions GetScriptCommunicatorWidgetName and CreateScriptCommunicatorWidget</text:p>
        </text:list-item>
        <text:list-item>
          <text:p text:style-name="P1145">create a wrapper class through which worker scripts can access the custom widget (the custom widget resides (like a GUI elements) in the main thread and worker threads resides in their own thread)</text:p>
        </text:list-item>
        <text:list-item>
          <text:p text:style-name="P1146">put the <text:span text:style-name="T230">QtDesigner plug-in </text:span>library into the plugins\designer folder</text:p>
          <text:p text:style-name="P1146"/>
        </text:list-item>
      </text:list>
      <text:p text:style-name="P47">Note: All functions a<text:span text:style-name="T240">nd</text:span> classes must reside in the QtDesigner plug-in library.</text:p>
      <text:p text:style-name="P47"/>
      <text:h text:style-name="P826"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7"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30843633392378" text:continue-list="list130844195463428" text:style-name="L39">
        <text:list-item>
          <text:p text:style-name="P1147"><text:span text:style-name="T236">scriptThread</text:span>: <text:span text:style-name="T236">Pointer to the script thread.</text:span></text:p>
        </text:list-item>
        <text:list-item>
          <text:p text:style-name="P1148"><text:span text:style-name="T238">c</text:span>ustomWidget: The custom widget.</text:p>
        </text:list-item>
        <text:list-item>
          <text:p text:style-name="P1149"><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1"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7">functionality</text:span> by loading a dynamic link library. This library must export following function:</text:p>
      <text:p text:style-name="P581"><text:span text:style-name="Absatz-Standardschriftart"><text:span text:style-name="T5">extern "C" Q_DECL_EXPORT void init(QScriptEngine* engine);</text:span></text:span></text:p>
      <text:p text:style-name="P581"><text:span text:style-name="Absatz-Standardschriftart"/></text:p>
      <text:p text:style-name="P2">In this function all objects and functions which are accessible by script must be registered. </text:p>
      <text:p text:style-name="P49">C++ Example:</text:p>
      <text:p text:style-name="P581"><text:span text:style-name="Absatz-Standardschriftart"><text:span text:style-name="T5">void init(QScriptEngine* engine)</text:span></text:span></text:p>
      <text:p text:style-name="P581"><text:span text:style-name="Absatz-Standardschriftart"><text:span text:style-name="T5">{</text:span></text:span></text:p>
      <text:p text:style-name="P581"><text:span text:style-name="Absatz-Standardschriftart"><text:span text:style-name="T5"><text:s text:c="4"/>qRegisterMetaType&lt;QScriptEngine*&gt;("TestDll*");</text:span></text:span></text:p>
      <text:p text:style-name="P581"><text:span text:style-name="Absatz-Standardschriftart"><text:span text:style-name="T5"><text:s text:c="4"/>engine-&gt;globalObject().setProperty("TestDll", engine-&gt;newQObject(&amp;testDll));</text:span></text:span></text:p>
      <text:p text:style-name="P581"><text:span text:style-name="Absatz-Standardschriftart"/></text:p>
      <text:p text:style-name="P581"><text:span text:style-name="Absatz-Standardschriftart"><text:span text:style-name="T5"><text:s text:c="4"/>QScriptValue sendDataArrayFunction = engine-&gt;evaluate("sendDataArray");</text:span></text:span></text:p>
      <text:p text:style-name="P581"><text:span text:style-name="Absatz-Standardschriftart"><text:span text:style-name="T5"><text:s text:c="4"/>testDll.setSendDataArrayFunction(sendDataArrayFunction);</text:span></text:span></text:p>
      <text:p text:style-name="P581"><text:soft-page-break/><text:span text:style-name="Absatz-Standardschriftart"><text:span text:style-name="T5"><text:s text:c="4"/>testDll.setScriptEngine(engine);</text:span></text:span></text:p>
      <text:p text:style-name="P581"><text:span text:style-name="Absatz-Standardschriftart"><text:span text:style-name="T5">}</text:span></text:span></text:p>
      <text:p text:style-name="P581"><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1"><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9"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7"><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694" text:outline-level="4">Array&lt;Number&gt; data sendData(Array&lt;Number&gt; data)</text:h>
      <text:p text:style-name="P49">This function is called if a sequence shall be sent (every sequence script must contain this function).</text:p>
      <text:p text:style-name="P49">Arguments:</text:p>
      <text:list xml:id="list130844482505391" text:continue-numbering="true" text:style-name="L39">
        <text:list-item>
          <text:p text:style-name="P1122">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4"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30843988164962" text:continue-list="list130844946641934"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
      <text:p text:style-name="P49">Return: The text in the input section after closing the dialog (empty if the ok button was not pressed).</text:p>
      <text:p text:style-name="P49">Example: <text:s/></text:p>
      <text:p text:style-name="P581"><text:span text:style-name="Absatz-Standardschriftart"><text:span text:style-name="T5">var input = seq.showTextInputDialog("Title", "label", "initial text");</text:span></text:span></text:p>
      <text:p text:style-name="P581"><text:span text:style-name="Absatz-Standardschriftart"><text:span text:style-name="T5">if(input != "")</text:span></text:span></text:p>
      <text:p text:style-name="P581"><text:span text:style-name="Absatz-Standardschriftart"><text:span text:style-name="T5">{//OK button pressed.</text:span></text:span></text:p>
      <text:p text:style-name="P581"><text:span text:style-name="Absatz-Standardschriftart"><text:span text:style-name="T5"><text:tab/>//Process the string in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OK button not pressed or empty input.</text:span></text:span></text:p>
      <text:p text:style-name="P581"><draw:frame draw:style-name="fr3" draw:name="Grafik20" text:anchor-type="paragraph" svg:x="0cm" svg:y="0.55cm" svg:width="4.159cm" style:rel-width="26%" svg:height="2.4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4"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30843424002345" text:continue-numbering="true" text:style-name="L33">
        <text:list-item>
          <text:p text:style-name="P876">title: The title of the dialog</text:p>
        </text:list-item>
        <text:list-item>
          <text:p text:style-name="P876">label: The label over the input area</text:p>
        </text:list-item>
        <text:list-item>
          <text:p text:style-name="P876"><text:soft-page-break/>displayedText: The initial displayed text in the input area</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1"><text:span text:style-name="Absatz-Standardschriftart"><text:span text:style-name="T5">var input = seq.showMultiLineTextInputDialog("Enter name", "item name", "newItem");</text:span></text:span></text:p>
      <text:p text:style-name="P581"><text:span text:style-name="Absatz-Standardschriftart"><text:span text:style-name="T5">if(input != "")</text:span></text:span></text:p>
      <text:p text:style-name="P581"><text:span text:style-name="Absatz-Standardschriftart"><text:span text:style-name="T5">{//OK button pressed.</text:span></text:span></text:p>
      <text:p text:style-name="P581"><text:span text:style-name="Absatz-Standardschriftart"><text:span text:style-name="T5"><text:tab/>//Process the string in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OK button not pressed or empty input.</text:span></text:span></text:p>
      <text:p text:style-name="P581"><draw:frame draw:style-name="fr2" draw:name="Grafik22" text:anchor-type="paragraph" svg:y="0.529cm" svg:width="3.519cm" style:rel-width="22%" svg:height="2.4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30845436929797"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1"><text:span text:style-name="Absatz-Standardschriftart"><text:span text:style-name="T5">var input = seq.showGetItemDialog("Enter name", "item name", Array("item1", "item2"), 1, true);</text:span></text:span></text:p>
      <text:p text:style-name="P581"><text:span text:style-name="Absatz-Standardschriftart"><text:span text:style-name="T5">if(input != "")</text:span></text:span></text:p>
      <text:p text:style-name="P581"><text:span text:style-name="Absatz-Standardschriftart"><text:span text:style-name="T5">{//OK button pressed.</text:span></text:span></text:p>
      <text:p text:style-name="P581"><text:span text:style-name="Absatz-Standardschriftart"><text:span text:style-name="T5"><text:tab/>//Process the string in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OK button not pressed or empty input.</text:span></text:span></text:p>
      <text:p text:style-name="P581"><draw:frame draw:style-name="fr3" draw:name="Grafik23" text:anchor-type="paragraph" svg:x="0.079cm" svg:y="0.469cm" svg:width="4.159cm" style:rel-width="26%" svg:height="2.4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30844681279933"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30844226012615"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49">Example: <text:s/></text:p>
      <text:p text:style-name="P581"><text:span text:style-name="Absatz-Standardschriftart"><text:span text:style-name="T5">var resultArray = seq.showGetIntDialog("Enter value", "value item name", 10, 0, 20, 2);</text:span></text:span></text:p>
      <text:p text:style-name="P581"><text:span text:style-name="Absatz-Standardschriftart"><text:span text:style-name="T5">if(resultArray[0] == 1)</text:span></text:span></text:p>
      <text:p text:style-name="P581"><text:span text:style-name="Absatz-Standardschriftart"><text:span text:style-name="T5">{//OK button pressed.</text:span></text:span></text:p>
      <text:p text:style-name="P581"><text:span text:style-name="Absatz-Standardschriftart"><text:span text:style-name="T5"><text:tab/>//Process the string in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OK button not pressed or empty input.</text:span></text:span></text:p>
      <text:p text:style-name="P581"><text:span text:style-name="Absatz-Standardschriftart"><text:span text:style-name="T5">}</text:span></text:span></text:p>
      <text:h text:style-name="P694" text:outline-level="4"><draw:frame draw:style-name="fr2" draw:name="Grafik24" text:anchor-type="paragraph" svg:y="0.3cm" svg:width="4.159cm" style:rel-width="26%" svg:height="2.4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30845394431850"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30845404640939" text:continue-numbering="true" text:style-name="L33">
        <text:list-item>
          <text:p text:style-name="P876"><text:soft-page-break/>array item 0: 1.0 if the ok button has been pressed, 0 otherwise</text:p>
        </text:list-item>
        <text:list-item>
          <text:p text:style-name="P876">array item 1: The value of the spinbox after closing the dialog</text:p>
        </text:list-item>
      </text:list>
      <text:p text:style-name="P49">Example: <text:s/></text:p>
      <text:p text:style-name="P581"><text:span text:style-name="Absatz-Standardschriftart"><text:span text:style-name="T5">var resultArray = seq.showGetDoubleDialog("Enter value", "value", 10, 0, 20, 2);</text:span></text:span></text:p>
      <text:p text:style-name="P581"><text:span text:style-name="Absatz-Standardschriftart"><text:span text:style-name="T5">if(resultArray[0] &gt;= 1.0)</text:span></text:span></text:p>
      <text:p text:style-name="P581"><text:span text:style-name="Absatz-Standardschriftart"><text:span text:style-name="T5">{//OK button pressed.</text:span></text:span></text:p>
      <text:p text:style-name="P581"><text:span text:style-name="Absatz-Standardschriftart"><text:span text:style-name="T5"><text:tab/>//Process the string in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OK button not pressed or empty input.</text:span></text:span></text:p>
      <text:p text:style-name="P581"><text:span text:style-name="Absatz-Standardschriftart"><text:span text:style-name="T5">}</text:span></text:span></text:p>
      <text:p text:style-name="P581"><text:span text:style-name="Absatz-Standardschriftart"/></text:p>
      <text:h text:style-name="P694" text:outline-level="4"><draw:frame draw:style-name="fr2" draw:name="Grafik25" text:anchor-type="paragraph" svg:y="0.011cm" svg:width="4.159cm" style:rel-width="26%" svg:height="2.42cm" style:rel-height="10%" draw:z-index="20"><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3907003292" text:style-name="L56">
        <text:list-item>
          <text:p text:style-name="P1047">icon: The icon of the message box. Possible values are: "Information"," Warning", "Critical" and "Question"</text:p>
        </text:list-item>
        <text:list-item>
          <text:p text:style-name="P1047">title: The title of the message box</text:p>
        </text:list-item>
        <text:list-item>
          <text:p text:style-name="P1047">text: The text of the message box</text:p>
        </text:list-item>
        <text:list-item>
          <text:p text:style-name="P1092"><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81"><text:span text:style-name="Absatz-Standardschriftart"><text:span text:style-name="T5">seq.messageBox("Information", "Title", "test text");</text:span></text:span></text:p>
      <text:p text:style-name="P581"><text:span text:style-name="Absatz-Standardschriftart"/></text:p>
      <text:h text:style-name="P694" text:outline-level="4"><draw:frame draw:style-name="fr2" draw:name="Grafik15" text:anchor-type="paragraph" svg:y="0.079cm" svg:width="2.559cm" style:rel-width="16%" svg:height="2.42cm" style:rel-height="10%" draw:z-index="16"><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130844495379966" text:continue-numbering="true" text:style-name="L56">
        <text:list-item>
          <text:p text:style-name="P1047">icon: The icon of the dialog. Possible values are: "Information"," Warning", "Critical" and "Question"</text:p>
        </text:list-item>
        <text:list-item>
          <text:p text:style-name="P1047">title: The title of the dialog</text:p>
        </text:list-item>
        <text:list-item>
          <text:p text:style-name="P1047">text: The text of the dialog</text:p>
        </text:list-item>
        <text:list-item>
          <text:p text:style-name="P1092"><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48">Return: True if the user has pressed the yes button</text:p>
        </text:list-item>
      </text:list>
      <text:p text:style-name="P49">Example: <text:s/></text:p>
      <text:p text:style-name="P581"><text:span text:style-name="Absatz-Standardschriftart"><text:span text:style-name="T5">if(seq.showYesNoDialog("Information", "Title", "yes or no?"))</text:span></text:span></text:p>
      <text:p text:style-name="P581"><text:span text:style-name="Absatz-Standardschriftart"><text:span text:style-name="T5">{//Yes clicked.</text:span></text:span></text:p>
      <text:p text:style-name="P581"><text:span text:style-name="Absatz-Standardschriftart"><text:span text:style-name="T5"><text:tab/>//Do something.</text:span></text:span></text:p>
      <text:p text:style-name="P581"><text:span text:style-name="Absatz-Standardschriftart"><text:span text:style-name="T5">}</text:span></text:span></text:p>
      <text:p text:style-name="P287"><draw:frame draw:style-name="fr2" draw:name="Grafik27" text:anchor-type="paragraph" svg:y="0.22cm" svg:width="3.679cm" style:rel-width="23%" svg:height="2.42cm" style:rel-height="10%" draw:z-index="21"><draw:image xlink:href="Pictures/10000000000000C200000083373FA3032C4A8E75.png" xlink:type="simple" xlink:show="embed" xlink:actuate="onLoad" draw:mime-type="image/png"/></draw:frame><text:soft-page-break/></text:p>
      <text:h text:style-name="P694"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30844128971285" text:continue-list="list130843721705750" text:style-name="L34">
        <text:list-item>
          <text:p text:style-name="P879">initialRed: The initial value for red</text:p>
        </text:list-item>
        <text:list-item>
          <text:p text:style-name="P879">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p text:style-name="P880">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49">Example: <text:s/></text:p>
      <text:p text:style-name="P581"><text:span text:style-name="Absatz-Standardschriftart"><text:span text:style-name="T5">var resultArray = seq.showColorDialog(1,2,3,4,true);</text:span></text:span></text:p>
      <text:p text:style-name="P581"><text:span text:style-name="Absatz-Standardschriftart"><text:span text:style-name="T5">var data = Array();</text:span></text:span></text:p>
      <text:p text:style-name="P581"><text:span text:style-name="Absatz-Standardschriftart"><text:span text:style-name="T5">if(resultArray[0])</text:span></text:span></text:p>
      <text:p text:style-name="P581"><text:span text:style-name="Absatz-Standardschriftart"><text:span text:style-name="T5">{//OK clicked.</text:span></text:span></text:p>
      <text:p text:style-name="P581"><text:span text:style-name="Absatz-Standardschriftart"><text:span text:style-name="T5"><text:tab/>data.push(resultArray[1]);<text:tab/>//Red</text:span></text:span></text:p>
      <text:p text:style-name="P581"><text:span text:style-name="Absatz-Standardschriftart"><text:span text:style-name="T5"><text:tab/>data.push(resultArray[2]);<text:tab/>//Green</text:span></text:span></text:p>
      <text:p text:style-name="P581"><text:span text:style-name="Absatz-Standardschriftart"><text:span text:style-name="T5"><text:tab/>data.push(resultArray[3]);<text:tab/>//Blue</text:span></text:span></text:p>
      <text:p text:style-name="P581"><text:span text:style-name="Absatz-Standardschriftart"><text:span text:style-name="T5"><text:tab/>data.push(resultArray[4]);<text:tab/>//Alpha</text:span></text:span></text:p>
      <text:p text:style-name="P581"><draw:frame draw:style-name="fr1" draw:name="Grafik28" text:anchor-type="paragraph" svg:y="0.51cm" svg:width="7.519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8"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1">Arguments:</text:p>
      <text:list xml:id="list130844303823517" text:continue-list="list130844482505391"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item>
          <text:p text:style-name="P1150">finalXorValue: The value for the final XOR operation</text:p>
        </text:list-item>
      </text:list>
      <text:p text:style-name="P407">Return: The CRC</text:p>
      <text:p text:style-name="P80">Example: <text:s/></text:p>
      <text:p text:style-name="P596"><text:span text:style-name="Absatz-Standardschriftart"><text:span text:style-name="T5">var dataArray = Array(0, 1, 2, 3, 4, 5, 6, 7)</text:span></text:span></text:p>
      <text:p text:style-name="P59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6"><text:span text:style-name="Absatz-Standardschriftart"/></text:p>
      <text:p text:style-name="P596"><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29"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2">Arguments:</text:p>
      <text:list xml:id="list130844262199724" text:continue-numbering="true"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
      <text:p text:style-name="P416">Return: The CRC</text:p>
      <text:p text:style-name="P282">Example: <text:s/></text:p>
      <text:p text:style-name="P659"><text:span text:style-name="Absatz-Standardschriftart"><text:span text:style-name="T5">var dataArray = Array(0, 1, 2, 3, 4, 5, 6, 7)</text:span></text:span></text:p>
      <text:p text:style-name="P659"><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9"><text:span text:style-name="Absatz-Standardschriftart"/></text:p>
      <text:p text:style-name="P659"><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9"><text:span text:style-name="Absatz-Standardschriftart"/></text:p>
      <text:h text:style-name="P830"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2">Arguments:</text:p>
      <text:list xml:id="list130845452492583" text:continue-numbering="true"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item>
          <text:p text:style-name="P1150">finalXorValue: The value for the final XOR operation</text:p>
        </text:list-item>
      </text:list>
      <text:p text:style-name="P416">Return: The CRC</text:p>
      <text:p text:style-name="P282">Example: <text:s/></text:p>
      <text:p text:style-name="P659"><text:span text:style-name="Absatz-Standardschriftart"><text:span text:style-name="T5">var dataArray = Array(0, 1, 2, 3, 4, 5, 6, 7)</text:span></text:span></text:p>
      <text:p text:style-name="P659"><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9"><text:span text:style-name="Absatz-Standardschriftart"/></text:p>
      <text:p text:style-name="P659"><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4"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4"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4" text:outline-level="4">Array&lt;String&gt; getAllObjectPropertiesAndFunctions(QScriptValue object)</text:h>
      <text:p text:style-name="P114">Returns all functions and properties of an object.</text:p>
      <text:p text:style-name="P252">Arguments:</text:p>
      <text:list xml:id="list130843619611298" text:continue-numbering="true" text:style-name="L39">
        <text:list-item>
          <text:p text:style-name="P958"><text:span text:style-name="T327">object</text:span>: The <text:span text:style-name="T311">object</text:span></text:p>
        </text:list-item>
      </text:list>
      <text:p text:style-name="P594"><text:span text:style-name="Absatz-Standardschriftart"><text:span text:style-name="T81">Return: </text:span></text:span><text:span text:style-name="Absatz-Standardschriftart"><text:span text:style-name="T82">All functions and properties of the object.</text:span></text:span></text:p>
      <text:p text:style-name="P594"><text:span text:style-name="Absatz-Standardschriftart"/></text:p>
      <text:h text:style-name="P831"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xml:id="list130843829887697" text:continue-list="list130843740152170" text:style-name="L40">
        <text:list-item>
          <text:p text:style-name="P969">text: The text which has to be appended to the console</text:p>
        </text:list-item>
        <text:list-item>
          <text:p text:style-name="P969">newLine: If true then the text will be appended in a new line </text:p>
        </text:list-item>
        <text:list-item>
          <text:p text:style-name="P971">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2" text:outline-level="4">Converter function<text:span text:style-name="T358">s</text:span></text:h>
      <text:p text:style-name="P600"><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7"/>
      <text:h text:style-name="P694"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2" text:outline-level="5">void setGlobalString(String name, String string)</text:h>
      <text:p text:style-name="P49">Sets a string in the global string map.</text:p>
      <text:p text:style-name="P49">Arguments:</text:p>
      <text:list xml:id="list103501779" text:style-name="L57">
        <text:list-item>
          <text:p text:style-name="P1049"><text:soft-page-break/>name: Name of the string variable</text:p>
        </text:list-item>
        <text:list-item>
          <text:p text:style-name="P1049">string: The string</text:p>
        </text:list-item>
      </text:list>
      <text:h text:style-name="P852" text:outline-level="5">String getGlobalString(String name, bool removeValue=false)</text:h>
      <text:p text:style-name="P49">Returns a string from the global string map.</text:p>
      <text:p text:style-name="P49">Arguments:</text:p>
      <text:list xml:id="list130844799337040" text:continue-numbering="true" text:style-name="L57">
        <text:list-item>
          <text:p text:style-name="P1049">name: Name of the variable</text:p>
        </text:list-item>
        <text:list-item>
          <text:p text:style-name="P1049">removeValue: True if the variable shall be removed from the string map</text:p>
        </text:list-item>
      </text:list>
      <text:p text:style-name="P288">Return: The read string. Returns an empty string if name is not in the string map.</text:p>
      <text:h text:style-name="P852" text:outline-level="5">void setGlobalDataArray(String name, Array&lt;Number&gt; data)</text:h>
      <text:p text:style-name="P49">Sets a data <text:span text:style-name="T418">(byte) </text:span>array in the global data array map.</text:p>
      <text:p text:style-name="P49">Arguments:</text:p>
      <text:list xml:id="list130845350004291" text:continue-numbering="true" text:style-name="L57">
        <text:list-item>
          <text:p text:style-name="P1049">name: Name of the variable</text:p>
        </text:list-item>
        <text:list-item>
          <text:p text:style-name="P1049">data: The data <text:span text:style-name="T418">(byte) </text:span>array</text:p>
        </text:list-item>
      </text:list>
      <text:h text:style-name="P852" text:outline-level="5">Array&lt;Number&gt; getGlobalDataArray(String name, bool removeValue=false)</text:h>
      <text:p text:style-name="P49">Returns a data <text:span text:style-name="T418">(byte) </text:span>array from the global data array map.</text:p>
      <text:p text:style-name="P49">Arguments:</text:p>
      <text:list xml:id="list130844864006042" text:continue-numbering="true" text:style-name="L57">
        <text:list-item>
          <text:p text:style-name="P1049">name: Name of the variable</text:p>
        </text:list-item>
        <text:list-item>
          <text:p text:style-name="P1049">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2" text:outline-level="5">void setGlobalUnsignedNumber(String name, Number number)</text:h>
      <text:p text:style-name="P49">Sets a<text:span text:style-name="T248">n</text:span> unsigned number in the global unsigned number map.</text:p>
      <text:p text:style-name="P49">Arguments:</text:p>
      <text:list xml:id="list130844019740049" text:continue-numbering="true" text:style-name="L57">
        <text:list-item>
          <text:p text:style-name="P1049">name: Name of the variable</text:p>
        </text:list-item>
        <text:list-item>
          <text:p text:style-name="P1049">number: The number</text:p>
        </text:list-item>
      </text:list>
      <text:h text:style-name="P852"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30844214328178" text:continue-numbering="true" text:style-name="L57">
        <text:list-item>
          <text:p text:style-name="P1049">name: Name of the variable</text:p>
        </text:list-item>
        <text:list-item>
          <text:p text:style-name="P1049">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2" text:outline-level="5"><text:soft-page-break/>void setGlobalSignedNumber(String name, Number number)</text:h>
      <text:p text:style-name="P49">Sets a signed number in the global signed number map.</text:p>
      <text:p text:style-name="P49">Arguments:</text:p>
      <text:list xml:id="list130844483612068" text:continue-numbering="true" text:style-name="L57">
        <text:list-item>
          <text:p text:style-name="P1049">name: Name of the variable</text:p>
        </text:list-item>
        <text:list-item>
          <text:p text:style-name="P1049">number: The number</text:p>
        </text:list-item>
      </text:list>
      <text:h text:style-name="P852" text:outline-level="5">Array&lt;Number&gt; getGlobalSignedNumber(String name,bool removeValue=false)</text:h>
      <text:p text:style-name="P49">Returns a signed number from the global signed number map.</text:p>
      <text:p text:style-name="P49">Arguments:</text:p>
      <text:list xml:id="list130844410062651" text:continue-numbering="true" text:style-name="L57">
        <text:list-item>
          <text:p text:style-name="P1049">name: Name of the variable</text:p>
        </text:list-item>
        <text:list-item>
          <text:p text:style-name="P1049">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0"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67"><text:span text:style-name="Absatz-Standardschriftart"/></text:p>
      <text:p text:style-name="P599"><text:span text:style-name="Absatz-Standardschriftart"><text:span text:style-name="T550">The script converter class provides several converter functions. These functions can be accessed with the conv object. Example:</text:span></text:span></text:p>
      <text:p text:style-name="P599"><text:span text:style-name="Absatz-Standardschriftart"><text:span text:style-name="T58">var array = conv.addUint16ToArray(array, 61234, true);</text:span></text:span></text:p>
      <text:p text:style-name="P599"><text:span text:style-name="Absatz-Standardschriftart"/></text:p>
      <text:p text:style-name="P598"><text:span text:style-name="Absatz-Standardschriftart"><text:span text:style-name="T524">The functions which can be used are described in the following chapters.</text:span></text:span></text:p>
      <text:p text:style-name="P598"><text:span text:style-name="Absatz-Standardschriftart"/></text:p>
      <text:h text:style-name="P694"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3"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4"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598"><text:span text:style-name="Absatz-Standardschriftart"/></text:p>
      <text:h text:style-name="P835"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6"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8"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30843467941487" text:continue-list="list130844128971285"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9"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30844754113874"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30844776545895"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39"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9"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30844317611139"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30844083437578"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30845259555081"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0" text:outline-level="4">Number byteArrayToFloat32(<text:span text:style-name="T361">Array</text:span>&lt;Number&gt; data, bool littleEndian)</text:h>
      <text:p text:style-name="P265">Converts the first Bytes of a byte array to a float32.</text:p>
      <text:p text:style-name="P264">Arguments:</text:p>
      <text:list xml:id="list130844476834821"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0" text:outline-level="4">Number byteArrayToFloat64(<text:span text:style-name="T361">Array</text:span>&lt;Number&gt; data, bool littleEndian)</text:h>
      <text:p text:style-name="P263">Converts the first Bytes of a byte array to a double.</text:p>
      <text:p text:style-name="P264">Arguments:</text:p>
      <text:list xml:id="list130844852532847"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7"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1" text:outline-level="4">Array&lt;Number&gt; addUint16ToArray(Array&lt;Number&gt; array, <text:span text:style-name="T473">Number </text:span>value, bool littleEndian)</text:h>
      <text:p text:style-name="P266">Adds an uint16 to a byte array.</text:p>
      <text:p text:style-name="P264">Arguments:</text:p>
      <text:list xml:id="list130845175438145" text:continue-numbering="true" text:style-name="L34">
        <text:list-item>
          <text:p text:style-name="P1064"><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577">value: The value</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41" text:outline-level="4">Array&lt;Number&gt; addUint32ToArray(Array&lt;Number&gt; array, <text:span text:style-name="T473">Number </text:span>value, bool littleEndian)</text:h>
      <text:p text:style-name="P266">Adds an uint32 to a byte array.</text:p>
      <text:p text:style-name="P264">Arguments:</text:p>
      <text:list xml:id="list130844233031981" text:continue-numbering="true" text:style-name="L34">
        <text:list-item>
          <text:p text:style-name="P1064"><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577">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Uint64ToArray(Array&lt;Number&gt; array, <text:span text:style-name="T473">Number</text:span> value, bool littleEndian)</text:h>
      <text:p text:style-name="P266">Adds an uint64 to a byte array.</text:p>
      <text:p text:style-name="P264">Arguments:</text:p>
      <text:list xml:id="list130844915050840" text:continue-numbering="true" text:style-name="L34">
        <text:list-item>
          <text:p text:style-name="P1064"><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577">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30843398874629"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9"><text:span text:style-name="Absatz-Standardschriftart"/></text:p>
      <text:h text:style-name="P841"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30844114054783"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2"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30845350662126"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3" text:outline-level="4">Array&lt;Number&gt; addFloat32ToArray(Array&lt;Number&gt; array, Number value, bool littleEndian)</text:h>
      <text:p text:style-name="P268">Adds a float32 to a byte array.</text:p>
      <text:p text:style-name="P270">Arguments:</text:p>
      <text:list xml:id="list130843882528577"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3" text:outline-level="4">Array&lt;Number&gt; addFloat64ToArray(Array&lt;Number&gt; array, Number value, bool littleEndian)</text:h>
      <text:p text:style-name="P268">Adds a float64 to a byte array.</text:p>
      <text:p text:style-name="P270">Arguments:</text:p>
      <text:list xml:id="list130844482944961"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oft-page-break/><text:span text:style-name="Absatz-Standardschriftart"><text:span text:style-name="T102">littleEndian: True if the byte order is little endian (least significant byte first)</text:span></text:span></text:p>
        </text:list-item>
      </text:list>
      <text:h text:style-name="P679"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7-04T13:08:42.353000000</dc:date>
    <meta:print-date>2014-11-04T09:54:00Z</meta:print-date>
    <meta:editing-cycles>3049</meta:editing-cycles>
    <meta:editing-duration>P5DT22H1M37S</meta:editing-duration>
    <meta:document-statistic meta:table-count="5" meta:image-count="33" meta:object-count="0" meta:page-count="187" meta:paragraph-count="6630" meta:word-count="41825" meta:character-count="300424" meta:non-whitespace-character-count="264562"/>
    <meta:template xlink:type="simple" xlink:actuate="onRequest" xlink:title="" xlink:href="Normal.dotm"/>
  </office:meta>
</office:document-meta>
</file>